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1.1717in"/>
    </style:style>
    <style:style style:name="co10" style:family="table-column">
      <style:table-column-properties fo:break-before="auto" style:column-width="1.5898in"/>
    </style:style>
    <style:style style:name="co11" style:family="table-column">
      <style:table-column-properties fo:break-before="auto" style:column-width="1.1075in"/>
    </style:style>
    <style:style style:name="co12" style:family="table-column">
      <style:table-column-properties fo:break-before="auto" style:column-width="1.4508in"/>
    </style:style>
    <style:style style:name="co13" style:family="table-column">
      <style:table-column-properties fo:break-before="auto" style:column-width="0.9252in"/>
    </style:style>
    <style:style style:name="co14" style:family="table-column">
      <style:table-column-properties fo:break-before="auto" style:column-width="1.0965in"/>
    </style:style>
    <style:style style:name="co15" style:family="table-column">
      <style:table-column-properties fo:break-before="auto" style:column-width="1.0862in"/>
    </style:style>
    <style:style style:name="co16" style:family="table-column">
      <style:table-column-properties fo:break-before="auto" style:column-width="0.5819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Video #11</text:p>
          </table:table-cell>
          <table:table-cell table:number-columns-repeated="18"/>
        </table:table-row>
        <table:table-row table:style-name="ro1">
          <table:table-cell office:value-type="string">
            <text:p>runTime =50</text:p>
          </table:table-cell>
          <table:table-cell office:value-type="string">
            <text:p><text:s/>sigma =0.1</text:p>
          </table:table-cell>
          <table:table-cell office:value-type="string">
            <text:p><text:s/>tau =0.2</text:p>
          </table:table-cell>
          <table:table-cell office:value-type="string">
            <text:p><text:s/>mu =0.1</text:p>
          </table:table-cell>
          <table:table-cell office:value-type="string">
            <text:p><text:s/>gamma =0.12</text:p>
          </table:table-cell>
          <table:table-cell office:value-type="string">
            <text:p><text:s/>timeToDelete =4</text:p>
          </table:table-cell>
          <table:table-cell office:value-type="string">
            <text:p><text:s/>k1 =1</text:p>
          </table:table-cell>
          <table:table-cell office:value-type="string">
            <text:p><text:s/>k2 =1</text:p>
          </table:table-cell>
          <table:table-cell office:value-type="string">
            <text:p><text:s/>k3 =1</text:p>
          </table:table-cell>
          <table:table-cell office:value-type="string">
            <text:p><text:s/>Origin =0, -0.5,0</text:p>
          </table:table-cell>
          <table:table-cell office:value-type="string">
            <text:p><text:s/>space-time average =1</text:p>
          </table:table-cell>
          <table:table-cell office:value-type="string">
            <text:p><text:s/>first step =0.15</text:p>
          </table:table-cell>
          <table:table-cell office:value-type="string">
            <text:p><text:s/>first step speed =0.2</text:p>
          </table:table-cell>
          <table:table-cell office:value-type="string">
            <text:p><text:s/>precision =6</text:p>
          </table:table-cell>
          <table:table-cell office:value-type="string">
            <text:p><text:s/>runspeed =fast</text:p>
          </table:table-cell>
          <table:table-cell office:value-type="string">
            <text:p><text:s/>shape =square</text:p>
          </table:table-cell>
          <table:table-cell office:value-type="string">
            <text:p><text:s/>radius =0.5</text:p>
          </table:table-cell>
          <table:table-cell table:number-columns-repeated="2"/>
        </table:table-row>
        <table:table-row table:style-name="ro1">
          <table:table-cell office:value-type="string">
            <text:p>Robot 1</text:p>
          </table:table-cell>
          <table:table-cell table:number-columns-repeated="9"/>
          <table:table-cell office:value-type="string">
            <text:p>Robot 2</text:p>
          </table:table-cell>
          <table:table-cell table:number-columns-repeated="8"/>
        </table:table-row>
        <table:table-row table:style-name="ro2"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vx</text:p>
          </table:table-cell>
          <table:table-cell office:value-type="string">
            <text:p>vz</text:p>
          </table:table-cell>
          <table:table-cell office:value-type="string">
            <text:p>theta</text:p>
          </table:table-cell>
          <table:table-cell office:value-type="string">
            <text:p>theta_dot</text:p>
          </table:table-cell>
          <table:table-cell office:value-type="string">
            <text:p>information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vx</text:p>
          </table:table-cell>
          <table:table-cell office:value-type="string">
            <text:p>vz</text:p>
          </table:table-cell>
          <table:table-cell office:value-type="string">
            <text:p>theta</text:p>
          </table:table-cell>
          <table:table-cell office:value-type="string">
            <text:p>theta_dot</text:p>
          </table:table-cell>
          <table:table-cell office:value-type="string">
            <text:p>inform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28921">
            <text:p>0.00028921</text:p>
          </table:table-cell>
          <table:table-cell office:value-type="float" office:value="-0.25262">
            <text:p>-0.25262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754">
            <text:p>-0.18754</text:p>
          </table:table-cell>
          <table:table-cell office:value-type="float" office:value="0">
            <text:p>0</text:p>
          </table:table-cell>
          <table:table-cell office:value-type="float" office:value="0.026542">
            <text:p>0.026542</text:p>
          </table:table-cell>
          <table:table-cell/>
          <table:table-cell office:value-type="float" office:value="0">
            <text:p>0</text:p>
          </table:table-cell>
          <table:table-cell office:value-type="float" office:value="0.00080853">
            <text:p>0.00080853</text:p>
          </table:table-cell>
          <table:table-cell office:value-type="float" office:value="-0.74855">
            <text:p>-0.74855</text:p>
          </table:table-cell>
          <table:table-cell table:number-columns-repeated="3" office:value-type="float" office:value="0">
            <text:p>0</text:p>
          </table:table-cell>
          <table:table-cell office:value-type="float" office:value="2.8954">
            <text:p>2.8954</text:p>
          </table:table-cell>
          <table:table-cell office:value-type="float" office:value="0">
            <text:p>0</text:p>
          </table:table-cell>
          <table:table-cell office:value-type="float" office:value="0.026542">
            <text:p>0.026542</text:p>
          </table:table-cell>
        </table:table-row>
        <table:table-row table:style-name="ro1">
          <table:table-cell office:value-type="float" office:value="0.13363">
            <text:p>0.13363</text:p>
          </table:table-cell>
          <table:table-cell office:value-type="float" office:value="0.0002077">
            <text:p>0.0002077</text:p>
          </table:table-cell>
          <table:table-cell office:value-type="float" office:value="-0.25275">
            <text:p>-0.2527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9821">
            <text:p>-0.19821</text:p>
          </table:table-cell>
          <table:table-cell office:value-type="float" office:value="0">
            <text:p>0</text:p>
          </table:table-cell>
          <table:table-cell office:value-type="float" office:value="0.026614">
            <text:p>0.026614</text:p>
          </table:table-cell>
          <table:table-cell/>
          <table:table-cell office:value-type="float" office:value="0.13363">
            <text:p>0.13363</text:p>
          </table:table-cell>
          <table:table-cell office:value-type="float" office:value="0.00056846">
            <text:p>0.00056846</text:p>
          </table:table-cell>
          <table:table-cell office:value-type="float" office:value="-0.74843">
            <text:p>-0.74843</text:p>
          </table:table-cell>
          <table:table-cell table:number-columns-repeated="3" office:value-type="float" office:value="0">
            <text:p>0</text:p>
          </table:table-cell>
          <table:table-cell office:value-type="float" office:value="2.8918">
            <text:p>2.8918</text:p>
          </table:table-cell>
          <table:table-cell office:value-type="float" office:value="0">
            <text:p>0</text:p>
          </table:table-cell>
          <table:table-cell office:value-type="float" office:value="0.026614">
            <text:p>0.026614</text:p>
          </table:table-cell>
        </table:table-row>
        <table:table-row table:style-name="ro1">
          <table:table-cell office:value-type="float" office:value="0.26726">
            <text:p>0.26726</text:p>
          </table:table-cell>
          <table:table-cell office:value-type="float" office:value="0.0087464">
            <text:p>0.0087464</text:p>
          </table:table-cell>
          <table:table-cell office:value-type="float" office:value="-0.25454">
            <text:p>-0.2545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20352">
            <text:p>-0.20352</text:p>
          </table:table-cell>
          <table:table-cell office:value-type="float" office:value="0">
            <text:p>0</text:p>
          </table:table-cell>
          <table:table-cell office:value-type="float" office:value="0.026381">
            <text:p>0.026381</text:p>
          </table:table-cell>
          <table:table-cell/>
          <table:table-cell office:value-type="float" office:value="0.26726">
            <text:p>0.26726</text:p>
          </table:table-cell>
          <table:table-cell office:value-type="float" office:value="-0.0079185">
            <text:p>-0.0079185</text:p>
          </table:table-cell>
          <table:table-cell office:value-type="float" office:value="-0.74624">
            <text:p>-0.7462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878">
            <text:p>2.8878</text:p>
          </table:table-cell>
          <table:table-cell office:value-type="float" office:value="0">
            <text:p>0</text:p>
          </table:table-cell>
          <table:table-cell office:value-type="float" office:value="0.026381">
            <text:p>0.026381</text:p>
          </table:table-cell>
        </table:table-row>
        <table:table-row table:style-name="ro1">
          <table:table-cell office:value-type="float" office:value="0.40088">
            <text:p>0.40088</text:p>
          </table:table-cell>
          <table:table-cell office:value-type="float" office:value="0.014177">
            <text:p>0.014177</text:p>
          </table:table-cell>
          <table:table-cell office:value-type="float" office:value="-0.25577">
            <text:p>-0.2557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21789">
            <text:p>-0.21789</text:p>
          </table:table-cell>
          <table:table-cell office:value-type="float" office:value="0">
            <text:p>0</text:p>
          </table:table-cell>
          <table:table-cell office:value-type="float" office:value="0.026096">
            <text:p>0.026096</text:p>
          </table:table-cell>
          <table:table-cell/>
          <table:table-cell office:value-type="float" office:value="0.40088">
            <text:p>0.40088</text:p>
          </table:table-cell>
          <table:table-cell office:value-type="float" office:value="-0.011352">
            <text:p>-0.011352</text:p>
          </table:table-cell>
          <table:table-cell office:value-type="float" office:value="-0.74499">
            <text:p>-0.7449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658">
            <text:p>2.8658</text:p>
          </table:table-cell>
          <table:table-cell office:value-type="float" office:value="0">
            <text:p>0</text:p>
          </table:table-cell>
          <table:table-cell office:value-type="float" office:value="0.026096">
            <text:p>0.026096</text:p>
          </table:table-cell>
        </table:table-row>
        <table:table-row table:style-name="ro1">
          <table:table-cell office:value-type="float" office:value="0.53451">
            <text:p>0.53451</text:p>
          </table:table-cell>
          <table:table-cell office:value-type="float" office:value="0.036691">
            <text:p>0.036691</text:p>
          </table:table-cell>
          <table:table-cell office:value-type="float" office:value="-0.25943">
            <text:p>-0.2594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3022">
            <text:p>-0.13022</text:p>
          </table:table-cell>
          <table:table-cell office:value-type="float" office:value="0">
            <text:p>0</text:p>
          </table:table-cell>
          <table:table-cell office:value-type="float" office:value="0.026447">
            <text:p>0.026447</text:p>
          </table:table-cell>
          <table:table-cell/>
          <table:table-cell office:value-type="float" office:value="0.53451">
            <text:p>0.53451</text:p>
          </table:table-cell>
          <table:table-cell office:value-type="float" office:value="-0.028732">
            <text:p>-0.028732</text:p>
          </table:table-cell>
          <table:table-cell office:value-type="float" office:value="-0.73581">
            <text:p>-0.7358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9">
            <text:p>2.79</text:p>
          </table:table-cell>
          <table:table-cell office:value-type="float" office:value="0">
            <text:p>0</text:p>
          </table:table-cell>
          <table:table-cell office:value-type="float" office:value="0.026447">
            <text:p>0.026447</text:p>
          </table:table-cell>
        </table:table-row>
        <table:table-row table:style-name="ro1">
          <table:table-cell office:value-type="float" office:value="0.66801">
            <text:p>0.66801</text:p>
          </table:table-cell>
          <table:table-cell office:value-type="float" office:value="0.06541">
            <text:p>0.06541</text:p>
          </table:table-cell>
          <table:table-cell office:value-type="float" office:value="-0.27036">
            <text:p>-0.2703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424">
            <text:p>-0.1424</text:p>
          </table:table-cell>
          <table:table-cell office:value-type="float" office:value="0">
            <text:p>0</text:p>
          </table:table-cell>
          <table:table-cell office:value-type="float" office:value="0.026846">
            <text:p>0.026846</text:p>
          </table:table-cell>
          <table:table-cell/>
          <table:table-cell office:value-type="float" office:value="0.66801">
            <text:p>0.66801</text:p>
          </table:table-cell>
          <table:table-cell office:value-type="float" office:value="-0.055152">
            <text:p>-0.055152</text:p>
          </table:table-cell>
          <table:table-cell office:value-type="float" office:value="-0.72349">
            <text:p>-0.7234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7527">
            <text:p>2.7527</text:p>
          </table:table-cell>
          <table:table-cell office:value-type="float" office:value="0">
            <text:p>0</text:p>
          </table:table-cell>
          <table:table-cell office:value-type="float" office:value="0.026846">
            <text:p>0.026846</text:p>
          </table:table-cell>
        </table:table-row>
        <table:table-row table:style-name="ro1">
          <table:table-cell office:value-type="float" office:value="0.80164">
            <text:p>0.80164</text:p>
          </table:table-cell>
          <table:table-cell office:value-type="float" office:value="0.086858">
            <text:p>0.086858</text:p>
          </table:table-cell>
          <table:table-cell office:value-type="float" office:value="-0.27755">
            <text:p>-0.27755</text:p>
          </table:table-cell>
          <table:table-cell office:value-type="float" office:value="0">
            <text:p>0</text:p>
          </table:table-cell>
          <table:table-cell office:value-type="float" office:value="0.12084">
            <text:p>0.12084</text:p>
          </table:table-cell>
          <table:table-cell office:value-type="float" office:value="0">
            <text:p>0</text:p>
          </table:table-cell>
          <table:table-cell office:value-type="float" office:value="-0.15896">
            <text:p>-0.15896</text:p>
          </table:table-cell>
          <table:table-cell office:value-type="float" office:value="0.045419">
            <text:p>0.045419</text:p>
          </table:table-cell>
          <table:table-cell office:value-type="float" office:value="0.026649">
            <text:p>0.026649</text:p>
          </table:table-cell>
          <table:table-cell/>
          <table:table-cell office:value-type="float" office:value="0.80164">
            <text:p>0.80164</text:p>
          </table:table-cell>
          <table:table-cell office:value-type="float" office:value="-0.075928">
            <text:p>-0.075928</text:p>
          </table:table-cell>
          <table:table-cell office:value-type="float" office:value="-0.71304">
            <text:p>-0.71304</text:p>
          </table:table-cell>
          <table:table-cell office:value-type="float" office:value="0">
            <text:p>0</text:p>
          </table:table-cell>
          <table:table-cell office:value-type="float" office:value="0.12084">
            <text:p>0.12084</text:p>
          </table:table-cell>
          <table:table-cell office:value-type="float" office:value="0">
            <text:p>0</text:p>
          </table:table-cell>
          <table:table-cell office:value-type="float" office:value="2.7289">
            <text:p>2.7289</text:p>
          </table:table-cell>
          <table:table-cell office:value-type="float" office:value="0.045419">
            <text:p>0.045419</text:p>
          </table:table-cell>
          <table:table-cell office:value-type="float" office:value="0.026649">
            <text:p>0.026649</text:p>
          </table:table-cell>
        </table:table-row>
        <table:table-row table:style-name="ro1">
          <table:table-cell office:value-type="float" office:value="0.93527">
            <text:p>0.93527</text:p>
          </table:table-cell>
          <table:table-cell office:value-type="float" office:value="0.11034">
            <text:p>0.11034</text:p>
          </table:table-cell>
          <table:table-cell office:value-type="float" office:value="-0.28545">
            <text:p>-0.2854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7416">
            <text:p>-0.17416</text:p>
          </table:table-cell>
          <table:table-cell office:value-type="float" office:value="0">
            <text:p>0</text:p>
          </table:table-cell>
          <table:table-cell office:value-type="float" office:value="0.027174">
            <text:p>0.027174</text:p>
          </table:table-cell>
          <table:table-cell/>
          <table:table-cell office:value-type="float" office:value="0.93527">
            <text:p>0.93527</text:p>
          </table:table-cell>
          <table:table-cell office:value-type="float" office:value="-0.098292">
            <text:p>-0.098292</text:p>
          </table:table-cell>
          <table:table-cell office:value-type="float" office:value="-0.7024">
            <text:p>-0.702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7309">
            <text:p>2.7309</text:p>
          </table:table-cell>
          <table:table-cell office:value-type="float" office:value="0">
            <text:p>0</text:p>
          </table:table-cell>
          <table:table-cell office:value-type="float" office:value="0.027174">
            <text:p>0.027174</text:p>
          </table:table-cell>
        </table:table-row>
        <table:table-row table:style-name="ro1">
          <table:table-cell office:value-type="float" office:value="1.0689">
            <text:p>1.0689</text:p>
          </table:table-cell>
          <table:table-cell office:value-type="float" office:value="0.13203">
            <text:p>0.13203</text:p>
          </table:table-cell>
          <table:table-cell office:value-type="float" office:value="-0.29474">
            <text:p>-0.29474</text:p>
          </table:table-cell>
          <table:table-cell office:value-type="float" office:value="0">
            <text:p>0</text:p>
          </table:table-cell>
          <table:table-cell office:value-type="float" office:value="0.1229">
            <text:p>0.1229</text:p>
          </table:table-cell>
          <table:table-cell office:value-type="float" office:value="0">
            <text:p>0</text:p>
          </table:table-cell>
          <table:table-cell office:value-type="float" office:value="-0.22844">
            <text:p>-0.22844</text:p>
          </table:table-cell>
          <table:table-cell office:value-type="float" office:value="0.26342">
            <text:p>0.26342</text:p>
          </table:table-cell>
          <table:table-cell office:value-type="float" office:value="0.026791">
            <text:p>0.026791</text:p>
          </table:table-cell>
          <table:table-cell/>
          <table:table-cell office:value-type="float" office:value="1.0689">
            <text:p>1.0689</text:p>
          </table:table-cell>
          <table:table-cell office:value-type="float" office:value="-0.11843">
            <text:p>-0.11843</text:p>
          </table:table-cell>
          <table:table-cell office:value-type="float" office:value="-0.69296">
            <text:p>-0.69296</text:p>
          </table:table-cell>
          <table:table-cell office:value-type="float" office:value="0">
            <text:p>0</text:p>
          </table:table-cell>
          <table:table-cell office:value-type="float" office:value="0.1229">
            <text:p>0.1229</text:p>
          </table:table-cell>
          <table:table-cell office:value-type="float" office:value="0">
            <text:p>0</text:p>
          </table:table-cell>
          <table:table-cell office:value-type="float" office:value="2.723">
            <text:p>2.723</text:p>
          </table:table-cell>
          <table:table-cell office:value-type="float" office:value="0.26342">
            <text:p>0.26342</text:p>
          </table:table-cell>
          <table:table-cell office:value-type="float" office:value="0.026791">
            <text:p>0.026791</text:p>
          </table:table-cell>
        </table:table-row>
        <table:table-row table:style-name="ro1">
          <table:table-cell office:value-type="float" office:value="1.2025">
            <text:p>1.2025</text:p>
          </table:table-cell>
          <table:table-cell office:value-type="float" office:value="0.14386">
            <text:p>0.14386</text:p>
          </table:table-cell>
          <table:table-cell office:value-type="float" office:value="-0.29916">
            <text:p>-0.2991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829">
            <text:p>-0.2829</text:p>
          </table:table-cell>
          <table:table-cell table:style-name="ce1" office:value-type="string">
            <text:p>-4.4409e-16</text:p>
          </table:table-cell>
          <table:table-cell office:value-type="float" office:value="0.026578">
            <text:p>0.026578</text:p>
          </table:table-cell>
          <table:table-cell/>
          <table:table-cell office:value-type="float" office:value="1.2025">
            <text:p>1.2025</text:p>
          </table:table-cell>
          <table:table-cell office:value-type="float" office:value="-0.12974">
            <text:p>-0.12974</text:p>
          </table:table-cell>
          <table:table-cell office:value-type="float" office:value="-0.68782">
            <text:p>-0.6878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7324">
            <text:p>2.7324</text:p>
          </table:table-cell>
          <table:table-cell table:style-name="ce1" office:value-type="string">
            <text:p>-4.1613e-16</text:p>
          </table:table-cell>
          <table:table-cell office:value-type="float" office:value="0.026578">
            <text:p>0.026578</text:p>
          </table:table-cell>
        </table:table-row>
        <table:table-row table:style-name="ro1">
          <table:table-cell office:value-type="float" office:value="1.3362">
            <text:p>1.3362</text:p>
          </table:table-cell>
          <table:table-cell office:value-type="float" office:value="0.1587">
            <text:p>0.1587</text:p>
          </table:table-cell>
          <table:table-cell office:value-type="float" office:value="-0.30442">
            <text:p>-0.30442</text:p>
          </table:table-cell>
          <table:table-cell office:value-type="float" office:value="0">
            <text:p>0</text:p>
          </table:table-cell>
          <table:table-cell office:value-type="float" office:value="0.12239">
            <text:p>0.12239</text:p>
          </table:table-cell>
          <table:table-cell office:value-type="float" office:value="0">
            <text:p>0</text:p>
          </table:table-cell>
          <table:table-cell office:value-type="float" office:value="-0.30878">
            <text:p>-0.30878</text:p>
          </table:table-cell>
          <table:table-cell office:value-type="float" office:value="0.33237">
            <text:p>0.33237</text:p>
          </table:table-cell>
          <table:table-cell office:value-type="float" office:value="0.026561">
            <text:p>0.026561</text:p>
          </table:table-cell>
          <table:table-cell/>
          <table:table-cell office:value-type="float" office:value="1.3362">
            <text:p>1.3362</text:p>
          </table:table-cell>
          <table:table-cell office:value-type="float" office:value="-0.1451">
            <text:p>-0.1451</text:p>
          </table:table-cell>
          <table:table-cell office:value-type="float" office:value="-0.68104">
            <text:p>-0.68104</text:p>
          </table:table-cell>
          <table:table-cell office:value-type="float" office:value="0">
            <text:p>0</text:p>
          </table:table-cell>
          <table:table-cell office:value-type="float" office:value="0.12239">
            <text:p>0.12239</text:p>
          </table:table-cell>
          <table:table-cell office:value-type="float" office:value="0">
            <text:p>0</text:p>
          </table:table-cell>
          <table:table-cell office:value-type="float" office:value="2.7611">
            <text:p>2.7611</text:p>
          </table:table-cell>
          <table:table-cell office:value-type="float" office:value="0.33237">
            <text:p>0.33237</text:p>
          </table:table-cell>
          <table:table-cell office:value-type="float" office:value="0.026561">
            <text:p>0.026561</text:p>
          </table:table-cell>
        </table:table-row>
        <table:table-row table:style-name="ro1">
          <table:table-cell office:value-type="float" office:value="1.4698">
            <text:p>1.4698</text:p>
          </table:table-cell>
          <table:table-cell office:value-type="float" office:value="0.17477">
            <text:p>0.17477</text:p>
          </table:table-cell>
          <table:table-cell office:value-type="float" office:value="-0.30924">
            <text:p>-0.3092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1951">
            <text:p>-0.31951</text:p>
          </table:table-cell>
          <table:table-cell table:style-name="ce1" office:value-type="string">
            <text:p>4.4409e-16</text:p>
          </table:table-cell>
          <table:table-cell office:value-type="float" office:value="0.026334">
            <text:p>0.026334</text:p>
          </table:table-cell>
          <table:table-cell/>
          <table:table-cell office:value-type="float" office:value="1.4698">
            <text:p>1.4698</text:p>
          </table:table-cell>
          <table:table-cell office:value-type="float" office:value="-0.16049">
            <text:p>-0.16049</text:p>
          </table:table-cell>
          <table:table-cell office:value-type="float" office:value="-0.67467">
            <text:p>-0.6746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7743">
            <text:p>2.7743</text:p>
          </table:table-cell>
          <table:table-cell table:style-name="ce1" office:value-type="string">
            <text:p>4.1613e-16</text:p>
          </table:table-cell>
          <table:table-cell office:value-type="float" office:value="0.026334">
            <text:p>0.026334</text:p>
          </table:table-cell>
        </table:table-row>
        <table:table-row table:style-name="ro1">
          <table:table-cell office:value-type="float" office:value="1.6034">
            <text:p>1.6034</text:p>
          </table:table-cell>
          <table:table-cell office:value-type="float" office:value="0.18894">
            <text:p>0.18894</text:p>
          </table:table-cell>
          <table:table-cell office:value-type="float" office:value="-0.31479">
            <text:p>-0.31479</text:p>
          </table:table-cell>
          <table:table-cell office:value-type="float" office:value="0">
            <text:p>0</text:p>
          </table:table-cell>
          <table:table-cell office:value-type="float" office:value="0.12527">
            <text:p>0.12527</text:p>
          </table:table-cell>
          <table:table-cell office:value-type="float" office:value="0">
            <text:p>0</text:p>
          </table:table-cell>
          <table:table-cell office:value-type="float" office:value="-0.34395">
            <text:p>-0.34395</text:p>
          </table:table-cell>
          <table:table-cell office:value-type="float" office:value="0.30031">
            <text:p>0.30031</text:p>
          </table:table-cell>
          <table:table-cell office:value-type="float" office:value="0.026286">
            <text:p>0.026286</text:p>
          </table:table-cell>
          <table:table-cell/>
          <table:table-cell office:value-type="float" office:value="1.6034">
            <text:p>1.6034</text:p>
          </table:table-cell>
          <table:table-cell office:value-type="float" office:value="-0.17533">
            <text:p>-0.17533</text:p>
          </table:table-cell>
          <table:table-cell office:value-type="float" office:value="-0.66891">
            <text:p>-0.66891</text:p>
          </table:table-cell>
          <table:table-cell office:value-type="float" office:value="0">
            <text:p>0</text:p>
          </table:table-cell>
          <table:table-cell office:value-type="float" office:value="0.12527">
            <text:p>0.12527</text:p>
          </table:table-cell>
          <table:table-cell office:value-type="float" office:value="0">
            <text:p>0</text:p>
          </table:table-cell>
          <table:table-cell office:value-type="float" office:value="2.8017">
            <text:p>2.8017</text:p>
          </table:table-cell>
          <table:table-cell office:value-type="float" office:value="0.30031">
            <text:p>0.30031</text:p>
          </table:table-cell>
          <table:table-cell office:value-type="float" office:value="0.026286">
            <text:p>0.026286</text:p>
          </table:table-cell>
        </table:table-row>
        <table:table-row table:style-name="ro1">
          <table:table-cell office:value-type="float" office:value="1.737">
            <text:p>1.737</text:p>
          </table:table-cell>
          <table:table-cell office:value-type="float" office:value="0.20262">
            <text:p>0.20262</text:p>
          </table:table-cell>
          <table:table-cell office:value-type="float" office:value="-0.32019">
            <text:p>-0.3201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7009">
            <text:p>-0.37009</text:p>
          </table:table-cell>
          <table:table-cell table:style-name="ce1" office:value-type="string">
            <text:p>-8.3225e-16</text:p>
          </table:table-cell>
          <table:table-cell office:value-type="float" office:value="0.026385">
            <text:p>0.026385</text:p>
          </table:table-cell>
          <table:table-cell/>
          <table:table-cell office:value-type="float" office:value="1.737">
            <text:p>1.737</text:p>
          </table:table-cell>
          <table:table-cell office:value-type="float" office:value="-0.19081">
            <text:p>-0.19081</text:p>
          </table:table-cell>
          <table:table-cell office:value-type="float" office:value="-0.66331">
            <text:p>-0.6633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21">
            <text:p>2.821</text:p>
          </table:table-cell>
          <table:table-cell table:style-name="ce1" office:value-type="string">
            <text:p>-8.3225e-16</text:p>
          </table:table-cell>
          <table:table-cell office:value-type="float" office:value="0.026385">
            <text:p>0.026385</text:p>
          </table:table-cell>
        </table:table-row>
        <table:table-row table:style-name="ro1">
          <table:table-cell office:value-type="float" office:value="1.8707">
            <text:p>1.8707</text:p>
          </table:table-cell>
          <table:table-cell office:value-type="float" office:value="0.21704">
            <text:p>0.21704</text:p>
          </table:table-cell>
          <table:table-cell office:value-type="float" office:value="-0.32669">
            <text:p>-0.32669</text:p>
          </table:table-cell>
          <table:table-cell office:value-type="float" office:value="0">
            <text:p>0</text:p>
          </table:table-cell>
          <table:table-cell office:value-type="float" office:value="0.12692">
            <text:p>0.12692</text:p>
          </table:table-cell>
          <table:table-cell office:value-type="float" office:value="0">
            <text:p>0</text:p>
          </table:table-cell>
          <table:table-cell office:value-type="float" office:value="-0.38612">
            <text:p>-0.38612</text:p>
          </table:table-cell>
          <table:table-cell office:value-type="float" office:value="0.20916">
            <text:p>0.20916</text:p>
          </table:table-cell>
          <table:table-cell office:value-type="float" office:value="0.026438">
            <text:p>0.026438</text:p>
          </table:table-cell>
          <table:table-cell/>
          <table:table-cell office:value-type="float" office:value="1.8707">
            <text:p>1.8707</text:p>
          </table:table-cell>
          <table:table-cell office:value-type="float" office:value="-0.20669">
            <text:p>-0.20669</text:p>
          </table:table-cell>
          <table:table-cell office:value-type="float" office:value="-0.65785">
            <text:p>-0.65785</text:p>
          </table:table-cell>
          <table:table-cell office:value-type="float" office:value="0">
            <text:p>0</text:p>
          </table:table-cell>
          <table:table-cell office:value-type="float" office:value="0.12692">
            <text:p>0.12692</text:p>
          </table:table-cell>
          <table:table-cell office:value-type="float" office:value="0">
            <text:p>0</text:p>
          </table:table-cell>
          <table:table-cell office:value-type="float" office:value="2.8449">
            <text:p>2.8449</text:p>
          </table:table-cell>
          <table:table-cell office:value-type="float" office:value="0.20916">
            <text:p>0.20916</text:p>
          </table:table-cell>
          <table:table-cell office:value-type="float" office:value="0.026438">
            <text:p>0.026438</text:p>
          </table:table-cell>
        </table:table-row>
        <table:table-row table:style-name="ro1">
          <table:table-cell office:value-type="float" office:value="2.0043">
            <text:p>2.0043</text:p>
          </table:table-cell>
          <table:table-cell office:value-type="float" office:value="0.23088">
            <text:p>0.23088</text:p>
          </table:table-cell>
          <table:table-cell office:value-type="float" office:value="-0.33306">
            <text:p>-0.3330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244">
            <text:p>-0.4244</text:p>
          </table:table-cell>
          <table:table-cell table:style-name="ce1" office:value-type="string">
            <text:p>-8.3225e-16</text:p>
          </table:table-cell>
          <table:table-cell office:value-type="float" office:value="0.026271">
            <text:p>0.026271</text:p>
          </table:table-cell>
          <table:table-cell/>
          <table:table-cell office:value-type="float" office:value="2.0043">
            <text:p>2.0043</text:p>
          </table:table-cell>
          <table:table-cell office:value-type="float" office:value="-0.22216">
            <text:p>-0.22216</text:p>
          </table:table-cell>
          <table:table-cell office:value-type="float" office:value="-0.65305">
            <text:p>-0.6530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518">
            <text:p>2.8518</text:p>
          </table:table-cell>
          <table:table-cell table:style-name="ce1" office:value-type="string">
            <text:p>-8.3225e-16</text:p>
          </table:table-cell>
          <table:table-cell office:value-type="float" office:value="0.026271">
            <text:p>0.026271</text:p>
          </table:table-cell>
        </table:table-row>
        <table:table-row table:style-name="ro1">
          <table:table-cell office:value-type="float" office:value="2.1379">
            <text:p>2.1379</text:p>
          </table:table-cell>
          <table:table-cell office:value-type="float" office:value="0.24648">
            <text:p>0.24648</text:p>
          </table:table-cell>
          <table:table-cell office:value-type="float" office:value="-0.33974">
            <text:p>-0.33974</text:p>
          </table:table-cell>
          <table:table-cell office:value-type="float" office:value="0">
            <text:p>0</text:p>
          </table:table-cell>
          <table:table-cell office:value-type="float" office:value="0.1274">
            <text:p>0.1274</text:p>
          </table:table-cell>
          <table:table-cell office:value-type="float" office:value="0">
            <text:p>0</text:p>
          </table:table-cell>
          <table:table-cell office:value-type="float" office:value="-0.41534">
            <text:p>-0.41534</text:p>
          </table:table-cell>
          <table:table-cell office:value-type="float" office:value="0.15066">
            <text:p>0.15066</text:p>
          </table:table-cell>
          <table:table-cell office:value-type="float" office:value="0.026643">
            <text:p>0.026643</text:p>
          </table:table-cell>
          <table:table-cell/>
          <table:table-cell office:value-type="float" office:value="2.1379">
            <text:p>2.1379</text:p>
          </table:table-cell>
          <table:table-cell office:value-type="float" office:value="-0.23896">
            <text:p>-0.23896</text:p>
          </table:table-cell>
          <table:table-cell office:value-type="float" office:value="-0.64813">
            <text:p>-0.64813</text:p>
          </table:table-cell>
          <table:table-cell office:value-type="float" office:value="0">
            <text:p>0</text:p>
          </table:table-cell>
          <table:table-cell office:value-type="float" office:value="0.1274">
            <text:p>0.1274</text:p>
          </table:table-cell>
          <table:table-cell office:value-type="float" office:value="0">
            <text:p>0</text:p>
          </table:table-cell>
          <table:table-cell office:value-type="float" office:value="2.8837">
            <text:p>2.8837</text:p>
          </table:table-cell>
          <table:table-cell office:value-type="float" office:value="0.15066">
            <text:p>0.15066</text:p>
          </table:table-cell>
          <table:table-cell office:value-type="float" office:value="0.026643">
            <text:p>0.026643</text:p>
          </table:table-cell>
        </table:table-row>
        <table:table-row table:style-name="ro1">
          <table:table-cell office:value-type="float" office:value="2.2714">
            <text:p>2.2714</text:p>
          </table:table-cell>
          <table:table-cell office:value-type="float" office:value="0.26063">
            <text:p>0.26063</text:p>
          </table:table-cell>
          <table:table-cell office:value-type="float" office:value="-0.34711">
            <text:p>-0.3471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4077">
            <text:p>-0.44077</text:p>
          </table:table-cell>
          <table:table-cell table:style-name="ce1" office:value-type="string">
            <text:p>8.3225e-16</text:p>
          </table:table-cell>
          <table:table-cell office:value-type="float" office:value="0.026665">
            <text:p>0.026665</text:p>
          </table:table-cell>
          <table:table-cell/>
          <table:table-cell office:value-type="float" office:value="2.2714">
            <text:p>2.2714</text:p>
          </table:table-cell>
          <table:table-cell office:value-type="float" office:value="-0.25459">
            <text:p>-0.25459</text:p>
          </table:table-cell>
          <table:table-cell office:value-type="float" office:value="-0.64333">
            <text:p>-0.6433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811">
            <text:p>2.8811</text:p>
          </table:table-cell>
          <table:table-cell table:style-name="ce1" office:value-type="string">
            <text:p>8.3225e-16</text:p>
          </table:table-cell>
          <table:table-cell office:value-type="float" office:value="0.026665">
            <text:p>0.026665</text:p>
          </table:table-cell>
        </table:table-row>
        <table:table-row table:style-name="ro1">
          <table:table-cell office:value-type="float" office:value="2.405">
            <text:p>2.405</text:p>
          </table:table-cell>
          <table:table-cell office:value-type="float" office:value="0.27482">
            <text:p>0.27482</text:p>
          </table:table-cell>
          <table:table-cell office:value-type="float" office:value="-0.35457">
            <text:p>-0.35457</text:p>
          </table:table-cell>
          <table:table-cell office:value-type="float" office:value="0">
            <text:p>0</text:p>
          </table:table-cell>
          <table:table-cell office:value-type="float" office:value="0.12489">
            <text:p>0.12489</text:p>
          </table:table-cell>
          <table:table-cell office:value-type="float" office:value="0">
            <text:p>0</text:p>
          </table:table-cell>
          <table:table-cell office:value-type="float" office:value="-0.44996">
            <text:p>-0.44996</text:p>
          </table:table-cell>
          <table:table-cell office:value-type="float" office:value="0.056711">
            <text:p>0.056711</text:p>
          </table:table-cell>
          <table:table-cell office:value-type="float" office:value="0.026245">
            <text:p>0.026245</text:p>
          </table:table-cell>
          <table:table-cell/>
          <table:table-cell office:value-type="float" office:value="2.405">
            <text:p>2.405</text:p>
          </table:table-cell>
          <table:table-cell office:value-type="float" office:value="-0.27042">
            <text:p>-0.27042</text:p>
          </table:table-cell>
          <table:table-cell office:value-type="float" office:value="-0.63894">
            <text:p>-0.63894</text:p>
          </table:table-cell>
          <table:table-cell office:value-type="float" office:value="0">
            <text:p>0</text:p>
          </table:table-cell>
          <table:table-cell office:value-type="float" office:value="0.12489">
            <text:p>0.12489</text:p>
          </table:table-cell>
          <table:table-cell office:value-type="float" office:value="0">
            <text:p>0</text:p>
          </table:table-cell>
          <table:table-cell office:value-type="float" office:value="2.8925">
            <text:p>2.8925</text:p>
          </table:table-cell>
          <table:table-cell office:value-type="float" office:value="0.056711">
            <text:p>0.056711</text:p>
          </table:table-cell>
          <table:table-cell office:value-type="float" office:value="0.026245">
            <text:p>0.026245</text:p>
          </table:table-cell>
        </table:table-row>
        <table:table-row table:style-name="ro1">
          <table:table-cell office:value-type="float" office:value="2.5387">
            <text:p>2.5387</text:p>
          </table:table-cell>
          <table:table-cell office:value-type="float" office:value="0.2891">
            <text:p>0.2891</text:p>
          </table:table-cell>
          <table:table-cell office:value-type="float" office:value="-0.36182">
            <text:p>-0.3618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5558">
            <text:p>-0.45558</text:p>
          </table:table-cell>
          <table:table-cell table:style-name="ce1" office:value-type="string">
            <text:p>-4.1613e-16</text:p>
          </table:table-cell>
          <table:table-cell office:value-type="float" office:value="0.02624">
            <text:p>0.02624</text:p>
          </table:table-cell>
          <table:table-cell/>
          <table:table-cell office:value-type="float" office:value="2.5387">
            <text:p>2.5387</text:p>
          </table:table-cell>
          <table:table-cell office:value-type="float" office:value="-0.28616">
            <text:p>-0.28616</text:p>
          </table:table-cell>
          <table:table-cell office:value-type="float" office:value="-0.63466">
            <text:p>-0.6346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942">
            <text:p>2.8942</text:p>
          </table:table-cell>
          <table:table-cell table:style-name="ce1" office:value-type="string">
            <text:p>-4.1613e-16</text:p>
          </table:table-cell>
          <table:table-cell office:value-type="float" office:value="0.02624">
            <text:p>0.02624</text:p>
          </table:table-cell>
        </table:table-row>
        <table:table-row table:style-name="ro1">
          <table:table-cell office:value-type="float" office:value="2.6723">
            <text:p>2.6723</text:p>
          </table:table-cell>
          <table:table-cell office:value-type="float" office:value="0.30359">
            <text:p>0.30359</text:p>
          </table:table-cell>
          <table:table-cell office:value-type="float" office:value="-0.36911">
            <text:p>-0.36911</text:p>
          </table:table-cell>
          <table:table-cell office:value-type="float" office:value="0">
            <text:p>0</text:p>
          </table:table-cell>
          <table:table-cell office:value-type="float" office:value="0.12269">
            <text:p>0.12269</text:p>
          </table:table-cell>
          <table:table-cell office:value-type="float" office:value="0">
            <text:p>0</text:p>
          </table:table-cell>
          <table:table-cell office:value-type="float" office:value="-0.45883">
            <text:p>-0.45883</text:p>
          </table:table-cell>
          <table:table-cell office:value-type="float" office:value="-0.042129">
            <text:p>-0.042129</text:p>
          </table:table-cell>
          <table:table-cell office:value-type="float" office:value="0.026171">
            <text:p>0.026171</text:p>
          </table:table-cell>
          <table:table-cell/>
          <table:table-cell office:value-type="float" office:value="2.6723">
            <text:p>2.6723</text:p>
          </table:table-cell>
          <table:table-cell office:value-type="float" office:value="-0.30275">
            <text:p>-0.30275</text:p>
          </table:table-cell>
          <table:table-cell office:value-type="float" office:value="-0.63015">
            <text:p>-0.63015</text:p>
          </table:table-cell>
          <table:table-cell office:value-type="float" office:value="0">
            <text:p>0</text:p>
          </table:table-cell>
          <table:table-cell office:value-type="float" office:value="0.12269">
            <text:p>0.12269</text:p>
          </table:table-cell>
          <table:table-cell office:value-type="float" office:value="0">
            <text:p>0</text:p>
          </table:table-cell>
          <table:table-cell office:value-type="float" office:value="2.8959">
            <text:p>2.8959</text:p>
          </table:table-cell>
          <table:table-cell office:value-type="float" office:value="-0.042129">
            <text:p>-0.042129</text:p>
          </table:table-cell>
          <table:table-cell office:value-type="float" office:value="0.026171">
            <text:p>0.026171</text:p>
          </table:table-cell>
        </table:table-row>
        <table:table-row table:style-name="ro1">
          <table:table-cell office:value-type="float" office:value="2.8059">
            <text:p>2.8059</text:p>
          </table:table-cell>
          <table:table-cell office:value-type="float" office:value="0.3175">
            <text:p>0.3175</text:p>
          </table:table-cell>
          <table:table-cell office:value-type="float" office:value="-0.37606">
            <text:p>-0.3760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5275">
            <text:p>-0.45275</text:p>
          </table:table-cell>
          <table:table-cell table:style-name="ce1" office:value-type="string">
            <text:p>-4.1613e-16</text:p>
          </table:table-cell>
          <table:table-cell office:value-type="float" office:value="0.025884">
            <text:p>0.025884</text:p>
          </table:table-cell>
          <table:table-cell/>
          <table:table-cell office:value-type="float" office:value="2.8059">
            <text:p>2.8059</text:p>
          </table:table-cell>
          <table:table-cell office:value-type="float" office:value="-0.31799">
            <text:p>-0.31799</text:p>
          </table:table-cell>
          <table:table-cell office:value-type="float" office:value="-0.62574">
            <text:p>-0.6257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942">
            <text:p>2.8942</text:p>
          </table:table-cell>
          <table:table-cell table:style-name="ce1" office:value-type="string">
            <text:p>-4.1613e-16</text:p>
          </table:table-cell>
          <table:table-cell office:value-type="float" office:value="0.025884">
            <text:p>0.025884</text:p>
          </table:table-cell>
        </table:table-row>
        <table:table-row table:style-name="ro1">
          <table:table-cell office:value-type="float" office:value="2.9396">
            <text:p>2.9396</text:p>
          </table:table-cell>
          <table:table-cell office:value-type="float" office:value="0.33294">
            <text:p>0.33294</text:p>
          </table:table-cell>
          <table:table-cell office:value-type="float" office:value="-0.38325">
            <text:p>-0.38325</text:p>
          </table:table-cell>
          <table:table-cell office:value-type="float" office:value="0">
            <text:p>0</text:p>
          </table:table-cell>
          <table:table-cell office:value-type="float" office:value="0.12025">
            <text:p>0.12025</text:p>
          </table:table-cell>
          <table:table-cell office:value-type="float" office:value="0">
            <text:p>0</text:p>
          </table:table-cell>
          <table:table-cell office:value-type="float" office:value="-0.43822">
            <text:p>-0.43822</text:p>
          </table:table-cell>
          <table:table-cell office:value-type="float" office:value="-0.13656">
            <text:p>-0.13656</text:p>
          </table:table-cell>
          <table:table-cell office:value-type="float" office:value="0.025818">
            <text:p>0.025818</text:p>
          </table:table-cell>
          <table:table-cell/>
          <table:table-cell office:value-type="float" office:value="2.9396">
            <text:p>2.9396</text:p>
          </table:table-cell>
          <table:table-cell office:value-type="float" office:value="-0.33371">
            <text:p>-0.33371</text:p>
          </table:table-cell>
          <table:table-cell office:value-type="float" office:value="-0.6214">
            <text:p>-0.6214</text:p>
          </table:table-cell>
          <table:table-cell office:value-type="float" office:value="0">
            <text:p>0</text:p>
          </table:table-cell>
          <table:table-cell office:value-type="float" office:value="0.12025">
            <text:p>0.12025</text:p>
          </table:table-cell>
          <table:table-cell office:value-type="float" office:value="0">
            <text:p>0</text:p>
          </table:table-cell>
          <table:table-cell office:value-type="float" office:value="2.8827">
            <text:p>2.8827</text:p>
          </table:table-cell>
          <table:table-cell office:value-type="float" office:value="-0.13656">
            <text:p>-0.13656</text:p>
          </table:table-cell>
          <table:table-cell office:value-type="float" office:value="0.025818">
            <text:p>0.025818</text:p>
          </table:table-cell>
        </table:table-row>
        <table:table-row table:style-name="ro1">
          <table:table-cell office:value-type="float" office:value="3.0732">
            <text:p>3.0732</text:p>
          </table:table-cell>
          <table:table-cell office:value-type="float" office:value="0.34705">
            <text:p>0.34705</text:p>
          </table:table-cell>
          <table:table-cell office:value-type="float" office:value="-0.39075">
            <text:p>-0.3907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3284">
            <text:p>-0.43284</text:p>
          </table:table-cell>
          <table:table-cell office:value-type="float" office:value="0">
            <text:p>0</text:p>
          </table:table-cell>
          <table:table-cell office:value-type="float" office:value="0.025968">
            <text:p>0.025968</text:p>
          </table:table-cell>
          <table:table-cell/>
          <table:table-cell office:value-type="float" office:value="3.0732">
            <text:p>3.0732</text:p>
          </table:table-cell>
          <table:table-cell office:value-type="float" office:value="-0.34955">
            <text:p>-0.34955</text:p>
          </table:table-cell>
          <table:table-cell office:value-type="float" office:value="-0.61706">
            <text:p>-0.61706</text:p>
          </table:table-cell>
          <table:table-cell office:value-type="float" office:value="0">
            <text:p>0</text:p>
          </table:table-cell>
          <table:table-cell office:value-type="float" office:value="0.11791">
            <text:p>0.11791</text:p>
          </table:table-cell>
          <table:table-cell office:value-type="float" office:value="0">
            <text:p>0</text:p>
          </table:table-cell>
          <table:table-cell office:value-type="float" office:value="2.8842">
            <text:p>2.8842</text:p>
          </table:table-cell>
          <table:table-cell office:value-type="float" office:value="-0.20313">
            <text:p>-0.20313</text:p>
          </table:table-cell>
          <table:table-cell office:value-type="float" office:value="0.025968">
            <text:p>0.025968</text:p>
          </table:table-cell>
        </table:table-row>
        <table:table-row table:style-name="ro1">
          <table:table-cell office:value-type="float" office:value="3.2068">
            <text:p>3.2068</text:p>
          </table:table-cell>
          <table:table-cell office:value-type="float" office:value="0.36128">
            <text:p>0.36128</text:p>
          </table:table-cell>
          <table:table-cell office:value-type="float" office:value="-0.3976">
            <text:p>-0.3976</text:p>
          </table:table-cell>
          <table:table-cell office:value-type="float" office:value="0">
            <text:p>0</text:p>
          </table:table-cell>
          <table:table-cell office:value-type="float" office:value="0.11791">
            <text:p>0.11791</text:p>
          </table:table-cell>
          <table:table-cell office:value-type="float" office:value="0">
            <text:p>0</text:p>
          </table:table-cell>
          <table:table-cell office:value-type="float" office:value="-0.43495">
            <text:p>-0.43495</text:p>
          </table:table-cell>
          <table:table-cell office:value-type="float" office:value="-0.20313">
            <text:p>-0.20313</text:p>
          </table:table-cell>
          <table:table-cell office:value-type="float" office:value="0.025673">
            <text:p>0.025673</text:p>
          </table:table-cell>
          <table:table-cell/>
          <table:table-cell office:value-type="float" office:value="3.2068">
            <text:p>3.2068</text:p>
          </table:table-cell>
          <table:table-cell office:value-type="float" office:value="-0.36463">
            <text:p>-0.36463</text:p>
          </table:table-cell>
          <table:table-cell office:value-type="float" office:value="-0.61318">
            <text:p>-0.6131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668">
            <text:p>2.8668</text:p>
          </table:table-cell>
          <table:table-cell table:style-name="ce1" office:value-type="string">
            <text:p>8.3225e-16</text:p>
          </table:table-cell>
          <table:table-cell office:value-type="float" office:value="0.025673">
            <text:p>0.025673</text:p>
          </table:table-cell>
        </table:table-row>
        <table:table-row table:style-name="ro1">
          <table:table-cell office:value-type="float" office:value="3.3404">
            <text:p>3.3404</text:p>
          </table:table-cell>
          <table:table-cell office:value-type="float" office:value="0.37605">
            <text:p>0.37605</text:p>
          </table:table-cell>
          <table:table-cell office:value-type="float" office:value="-0.4038">
            <text:p>-0.4038</text:p>
          </table:table-cell>
          <table:table-cell office:value-type="float" office:value="0">
            <text:p>0</text:p>
          </table:table-cell>
          <table:table-cell office:value-type="float" office:value="0.11852">
            <text:p>0.11852</text:p>
          </table:table-cell>
          <table:table-cell office:value-type="float" office:value="0">
            <text:p>0</text:p>
          </table:table-cell>
          <table:table-cell office:value-type="float" office:value="-0.39218">
            <text:p>-0.39218</text:p>
          </table:table-cell>
          <table:table-cell office:value-type="float" office:value="-0.21504">
            <text:p>-0.21504</text:p>
          </table:table-cell>
          <table:table-cell office:value-type="float" office:value="0.025273">
            <text:p>0.025273</text:p>
          </table:table-cell>
          <table:table-cell/>
          <table:table-cell office:value-type="float" office:value="3.3404">
            <text:p>3.3404</text:p>
          </table:table-cell>
          <table:table-cell office:value-type="float" office:value="-0.38044">
            <text:p>-0.38044</text:p>
          </table:table-cell>
          <table:table-cell office:value-type="float" office:value="-0.60864">
            <text:p>-0.60864</text:p>
          </table:table-cell>
          <table:table-cell office:value-type="float" office:value="0">
            <text:p>0</text:p>
          </table:table-cell>
          <table:table-cell office:value-type="float" office:value="0.11852">
            <text:p>0.11852</text:p>
          </table:table-cell>
          <table:table-cell office:value-type="float" office:value="0">
            <text:p>0</text:p>
          </table:table-cell>
          <table:table-cell office:value-type="float" office:value="2.8564">
            <text:p>2.8564</text:p>
          </table:table-cell>
          <table:table-cell office:value-type="float" office:value="-0.21504">
            <text:p>-0.21504</text:p>
          </table:table-cell>
          <table:table-cell office:value-type="float" office:value="0.025273">
            <text:p>0.025273</text:p>
          </table:table-cell>
        </table:table-row>
        <table:table-row table:style-name="ro1">
          <table:table-cell office:value-type="float" office:value="3.4741">
            <text:p>3.4741</text:p>
          </table:table-cell>
          <table:table-cell office:value-type="float" office:value="0.39081">
            <text:p>0.39081</text:p>
          </table:table-cell>
          <table:table-cell office:value-type="float" office:value="-0.4105">
            <text:p>-0.410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9175">
            <text:p>-0.39175</text:p>
          </table:table-cell>
          <table:table-cell table:style-name="ce1" office:value-type="string">
            <text:p>-8.8818e-16</text:p>
          </table:table-cell>
          <table:table-cell office:value-type="float" office:value="0.02531">
            <text:p>0.02531</text:p>
          </table:table-cell>
          <table:table-cell/>
          <table:table-cell office:value-type="float" office:value="3.4741">
            <text:p>3.4741</text:p>
          </table:table-cell>
          <table:table-cell office:value-type="float" office:value="-0.39591">
            <text:p>-0.39591</text:p>
          </table:table-cell>
          <table:table-cell office:value-type="float" office:value="-0.60349">
            <text:p>-0.6034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505">
            <text:p>2.8505</text:p>
          </table:table-cell>
          <table:table-cell table:style-name="ce1" office:value-type="string">
            <text:p>-8.3225e-16</text:p>
          </table:table-cell>
          <table:table-cell office:value-type="float" office:value="0.02531">
            <text:p>0.02531</text:p>
          </table:table-cell>
        </table:table-row>
        <table:table-row table:style-name="ro1">
          <table:table-cell office:value-type="float" office:value="3.6077">
            <text:p>3.6077</text:p>
          </table:table-cell>
          <table:table-cell office:value-type="float" office:value="0.40603">
            <text:p>0.40603</text:p>
          </table:table-cell>
          <table:table-cell office:value-type="float" office:value="-0.41678">
            <text:p>-0.41678</text:p>
          </table:table-cell>
          <table:table-cell office:value-type="float" office:value="0">
            <text:p>0</text:p>
          </table:table-cell>
          <table:table-cell office:value-type="float" office:value="0.11816">
            <text:p>0.11816</text:p>
          </table:table-cell>
          <table:table-cell office:value-type="float" office:value="0">
            <text:p>0</text:p>
          </table:table-cell>
          <table:table-cell office:value-type="float" office:value="-0.3589">
            <text:p>-0.3589</text:p>
          </table:table-cell>
          <table:table-cell office:value-type="float" office:value="-0.24936">
            <text:p>-0.24936</text:p>
          </table:table-cell>
          <table:table-cell office:value-type="float" office:value="0.024661">
            <text:p>0.024661</text:p>
          </table:table-cell>
          <table:table-cell/>
          <table:table-cell office:value-type="float" office:value="3.6077">
            <text:p>3.6077</text:p>
          </table:table-cell>
          <table:table-cell office:value-type="float" office:value="-0.41089">
            <text:p>-0.41089</text:p>
          </table:table-cell>
          <table:table-cell office:value-type="float" office:value="-0.59835">
            <text:p>-0.59835</text:p>
          </table:table-cell>
          <table:table-cell office:value-type="float" office:value="0">
            <text:p>0</text:p>
          </table:table-cell>
          <table:table-cell office:value-type="float" office:value="0.11816">
            <text:p>0.11816</text:p>
          </table:table-cell>
          <table:table-cell office:value-type="float" office:value="0">
            <text:p>0</text:p>
          </table:table-cell>
          <table:table-cell office:value-type="float" office:value="2.8294">
            <text:p>2.8294</text:p>
          </table:table-cell>
          <table:table-cell office:value-type="float" office:value="-0.24936">
            <text:p>-0.24936</text:p>
          </table:table-cell>
          <table:table-cell office:value-type="float" office:value="0.024661">
            <text:p>0.024661</text:p>
          </table:table-cell>
        </table:table-row>
        <table:table-row table:style-name="ro1">
          <table:table-cell office:value-type="float" office:value="3.7413">
            <text:p>3.7413</text:p>
          </table:table-cell>
          <table:table-cell office:value-type="float" office:value="0.42099">
            <text:p>0.42099</text:p>
          </table:table-cell>
          <table:table-cell office:value-type="float" office:value="-0.42322">
            <text:p>-0.4232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463">
            <text:p>-0.3463</text:p>
          </table:table-cell>
          <table:table-cell table:style-name="ce1" office:value-type="string">
            <text:p>-4.4409e-16</text:p>
          </table:table-cell>
          <table:table-cell office:value-type="float" office:value="0.023803">
            <text:p>0.023803</text:p>
          </table:table-cell>
          <table:table-cell/>
          <table:table-cell office:value-type="float" office:value="3.7413">
            <text:p>3.7413</text:p>
          </table:table-cell>
          <table:table-cell office:value-type="float" office:value="-0.42565">
            <text:p>-0.42565</text:p>
          </table:table-cell>
          <table:table-cell office:value-type="float" office:value="-0.59309">
            <text:p>-0.5930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156">
            <text:p>2.8156</text:p>
          </table:table-cell>
          <table:table-cell table:style-name="ce1" office:value-type="string">
            <text:p>-4.1613e-16</text:p>
          </table:table-cell>
          <table:table-cell office:value-type="float" office:value="0.023803">
            <text:p>0.023803</text:p>
          </table:table-cell>
        </table:table-row>
        <table:table-row table:style-name="ro1">
          <table:table-cell office:value-type="float" office:value="3.8749">
            <text:p>3.8749</text:p>
          </table:table-cell>
          <table:table-cell office:value-type="float" office:value="0.42924">
            <text:p>0.42924</text:p>
          </table:table-cell>
          <table:table-cell office:value-type="float" office:value="-0.4264">
            <text:p>-0.4264</text:p>
          </table:table-cell>
          <table:table-cell office:value-type="float" office:value="0">
            <text:p>0</text:p>
          </table:table-cell>
          <table:table-cell office:value-type="float" office:value="-0.12026">
            <text:p>-0.12026</text:p>
          </table:table-cell>
          <table:table-cell office:value-type="float" office:value="0">
            <text:p>0</text:p>
          </table:table-cell>
          <table:table-cell office:value-type="float" office:value="-0.33016">
            <text:p>-0.33016</text:p>
          </table:table-cell>
          <table:table-cell office:value-type="float" office:value="0.023328">
            <text:p>0.023328</text:p>
          </table:table-cell>
          <table:table-cell office:value-type="float" office:value="0.023194">
            <text:p>0.023194</text:p>
          </table:table-cell>
          <table:table-cell/>
          <table:table-cell office:value-type="float" office:value="3.8749">
            <text:p>3.8749</text:p>
          </table:table-cell>
          <table:table-cell office:value-type="float" office:value="-0.43381">
            <text:p>-0.43381</text:p>
          </table:table-cell>
          <table:table-cell office:value-type="float" office:value="-0.59009">
            <text:p>-0.59009</text:p>
          </table:table-cell>
          <table:table-cell office:value-type="float" office:value="0">
            <text:p>0</text:p>
          </table:table-cell>
          <table:table-cell office:value-type="float" office:value="-0.12026">
            <text:p>-0.12026</text:p>
          </table:table-cell>
          <table:table-cell office:value-type="float" office:value="0">
            <text:p>0</text:p>
          </table:table-cell>
          <table:table-cell office:value-type="float" office:value="2.8101">
            <text:p>2.8101</text:p>
          </table:table-cell>
          <table:table-cell office:value-type="float" office:value="0.023328">
            <text:p>0.023328</text:p>
          </table:table-cell>
          <table:table-cell office:value-type="float" office:value="0.023194">
            <text:p>0.023194</text:p>
          </table:table-cell>
        </table:table-row>
        <table:table-row table:style-name="ro1">
          <table:table-cell office:value-type="float" office:value="4.0085">
            <text:p>4.0085</text:p>
          </table:table-cell>
          <table:table-cell office:value-type="float" office:value="0.43991">
            <text:p>0.43991</text:p>
          </table:table-cell>
          <table:table-cell office:value-type="float" office:value="-0.43063">
            <text:p>-0.4306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33127">
            <text:p>-0.33127</text:p>
          </table:table-cell>
          <table:table-cell table:style-name="ce1" office:value-type="string">
            <text:p>-1.8988e-15</text:p>
          </table:table-cell>
          <table:table-cell office:value-type="float" office:value="0.022746">
            <text:p>0.022746</text:p>
          </table:table-cell>
          <table:table-cell/>
          <table:table-cell office:value-type="float" office:value="4.0085">
            <text:p>4.0085</text:p>
          </table:table-cell>
          <table:table-cell office:value-type="float" office:value="-0.44498">
            <text:p>-0.44498</text:p>
          </table:table-cell>
          <table:table-cell office:value-type="float" office:value="-0.58581">
            <text:p>-0.5858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2.8083">
            <text:p>2.8083</text:p>
          </table:table-cell>
          <table:table-cell table:style-name="ce1" office:value-type="string">
            <text:p>-2.0806e-15</text:p>
          </table:table-cell>
          <table:table-cell office:value-type="float" office:value="0.022746">
            <text:p>0.022746</text:p>
          </table:table-cell>
        </table:table-row>
        <table:table-row table:style-name="ro1">
          <table:table-cell office:value-type="float" office:value="4.1421">
            <text:p>4.1421</text:p>
          </table:table-cell>
          <table:table-cell office:value-type="float" office:value="0.44742">
            <text:p>0.44742</text:p>
          </table:table-cell>
          <table:table-cell office:value-type="float" office:value="-0.43393">
            <text:p>-0.43393</text:p>
          </table:table-cell>
          <table:table-cell office:value-type="float" office:value="0">
            <text:p>0</text:p>
          </table:table-cell>
          <table:table-cell office:value-type="float" office:value="-0.061289">
            <text:p>-0.061289</text:p>
          </table:table-cell>
          <table:table-cell office:value-type="float" office:value="0">
            <text:p>0</text:p>
          </table:table-cell>
          <table:table-cell office:value-type="float" office:value="-0.28365">
            <text:p>-0.28365</text:p>
          </table:table-cell>
          <table:table-cell office:value-type="float" office:value="0.88999">
            <text:p>0.88999</text:p>
          </table:table-cell>
          <table:table-cell office:value-type="float" office:value="0.022105">
            <text:p>0.022105</text:p>
          </table:table-cell>
          <table:table-cell/>
          <table:table-cell office:value-type="float" office:value="4.1421">
            <text:p>4.1421</text:p>
          </table:table-cell>
          <table:table-cell office:value-type="float" office:value="-0.45634">
            <text:p>-0.45634</text:p>
          </table:table-cell>
          <table:table-cell office:value-type="float" office:value="-0.58124">
            <text:p>-0.58124</text:p>
          </table:table-cell>
          <table:table-cell office:value-type="float" office:value="0">
            <text:p>0</text:p>
          </table:table-cell>
          <table:table-cell office:value-type="float" office:value="-0.061289">
            <text:p>-0.061289</text:p>
          </table:table-cell>
          <table:table-cell office:value-type="float" office:value="0">
            <text:p>0</text:p>
          </table:table-cell>
          <table:table-cell office:value-type="float" office:value="2.8521">
            <text:p>2.8521</text:p>
          </table:table-cell>
          <table:table-cell office:value-type="float" office:value="0.88999">
            <text:p>0.88999</text:p>
          </table:table-cell>
          <table:table-cell office:value-type="float" office:value="0.022105">
            <text:p>0.022105</text:p>
          </table:table-cell>
        </table:table-row>
        <table:table-row table:style-name="ro1">
          <table:table-cell office:value-type="float" office:value="4.2757">
            <text:p>4.2757</text:p>
          </table:table-cell>
          <table:table-cell office:value-type="float" office:value="0.43361">
            <text:p>0.43361</text:p>
          </table:table-cell>
          <table:table-cell office:value-type="float" office:value="-0.42922">
            <text:p>-0.4292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17496">
            <text:p>-0.17496</text:p>
          </table:table-cell>
          <table:table-cell office:value-type="float" office:value="0.86603">
            <text:p>0.86603</text:p>
          </table:table-cell>
          <table:table-cell office:value-type="float" office:value="0.022774">
            <text:p>0.022774</text:p>
          </table:table-cell>
          <table:table-cell/>
          <table:table-cell office:value-type="float" office:value="4.2757">
            <text:p>4.2757</text:p>
          </table:table-cell>
          <table:table-cell office:value-type="float" office:value="-0.44503">
            <text:p>-0.44503</text:p>
          </table:table-cell>
          <table:table-cell office:value-type="float" office:value="-0.58464">
            <text:p>-0.5846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925">
            <text:p>2.925</text:p>
          </table:table-cell>
          <table:table-cell office:value-type="float" office:value="0.86603">
            <text:p>0.86603</text:p>
          </table:table-cell>
          <table:table-cell office:value-type="float" office:value="0.022774">
            <text:p>0.022774</text:p>
          </table:table-cell>
        </table:table-row>
        <table:table-row table:style-name="ro1">
          <table:table-cell office:value-type="float" office:value="4.4093">
            <text:p>4.4093</text:p>
          </table:table-cell>
          <table:table-cell office:value-type="float" office:value="0.42359">
            <text:p>0.42359</text:p>
          </table:table-cell>
          <table:table-cell office:value-type="float" office:value="-0.42708">
            <text:p>-0.42708</text:p>
          </table:table-cell>
          <table:table-cell office:value-type="float" office:value="0">
            <text:p>0</text:p>
          </table:table-cell>
          <table:table-cell office:value-type="float" office:value="-0.059206">
            <text:p>-0.059206</text:p>
          </table:table-cell>
          <table:table-cell office:value-type="float" office:value="0">
            <text:p>0</text:p>
          </table:table-cell>
          <table:table-cell office:value-type="float" office:value="-0.13424">
            <text:p>-0.13424</text:p>
          </table:table-cell>
          <table:table-cell office:value-type="float" office:value="0.89859">
            <text:p>0.89859</text:p>
          </table:table-cell>
          <table:table-cell office:value-type="float" office:value="0.023288">
            <text:p>0.023288</text:p>
          </table:table-cell>
          <table:table-cell/>
          <table:table-cell office:value-type="float" office:value="4.4093">
            <text:p>4.4093</text:p>
          </table:table-cell>
          <table:table-cell office:value-type="float" office:value="-0.43245">
            <text:p>-0.43245</text:p>
          </table:table-cell>
          <table:table-cell office:value-type="float" office:value="-0.58866">
            <text:p>-0.58866</text:p>
          </table:table-cell>
          <table:table-cell office:value-type="float" office:value="0">
            <text:p>0</text:p>
          </table:table-cell>
          <table:table-cell office:value-type="float" office:value="-0.059206">
            <text:p>-0.059206</text:p>
          </table:table-cell>
          <table:table-cell office:value-type="float" office:value="0">
            <text:p>0</text:p>
          </table:table-cell>
          <table:table-cell office:value-type="float" office:value="2.9994">
            <text:p>2.9994</text:p>
          </table:table-cell>
          <table:table-cell office:value-type="float" office:value="0.89859">
            <text:p>0.89859</text:p>
          </table:table-cell>
          <table:table-cell office:value-type="float" office:value="0.023288">
            <text:p>0.023288</text:p>
          </table:table-cell>
        </table:table-row>
        <table:table-row table:style-name="ro1">
          <table:table-cell office:value-type="float" office:value="4.543">
            <text:p>4.543</text:p>
          </table:table-cell>
          <table:table-cell office:value-type="float" office:value="0.41692">
            <text:p>0.41692</text:p>
          </table:table-cell>
          <table:table-cell office:value-type="float" office:value="-0.42574">
            <text:p>-0.4257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054528">
            <text:p>-0.054528</text:p>
          </table:table-cell>
          <table:table-cell office:value-type="float" office:value="0.86603">
            <text:p>0.86603</text:p>
          </table:table-cell>
          <table:table-cell office:value-type="float" office:value="0.023457">
            <text:p>0.023457</text:p>
          </table:table-cell>
          <table:table-cell/>
          <table:table-cell office:value-type="float" office:value="4.543">
            <text:p>4.543</text:p>
          </table:table-cell>
          <table:table-cell office:value-type="float" office:value="-0.42645">
            <text:p>-0.42645</text:p>
          </table:table-cell>
          <table:table-cell office:value-type="float" office:value="-0.58953">
            <text:p>-0.5895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3.0881">
            <text:p>3.0881</text:p>
          </table:table-cell>
          <table:table-cell office:value-type="float" office:value="0.86603">
            <text:p>0.86603</text:p>
          </table:table-cell>
          <table:table-cell office:value-type="float" office:value="0.023457">
            <text:p>0.023457</text:p>
          </table:table-cell>
        </table:table-row>
        <table:table-row table:style-name="ro1">
          <table:table-cell office:value-type="float" office:value="4.6766">
            <text:p>4.6766</text:p>
          </table:table-cell>
          <table:table-cell office:value-type="float" office:value="0.4078">
            <text:p>0.4078</text:p>
          </table:table-cell>
          <table:table-cell office:value-type="float" office:value="-0.42538">
            <text:p>-0.42538</text:p>
          </table:table-cell>
          <table:table-cell office:value-type="float" office:value="0">
            <text:p>0</text:p>
          </table:table-cell>
          <table:table-cell office:value-type="float" office:value="-0.12806">
            <text:p>-0.12806</text:p>
          </table:table-cell>
          <table:table-cell office:value-type="float" office:value="0">
            <text:p>0</text:p>
          </table:table-cell>
          <table:table-cell office:value-type="float" office:value="0.0010551">
            <text:p>0.0010551</text:p>
          </table:table-cell>
          <table:table-cell office:value-type="float" office:value="0.16171">
            <text:p>0.16171</text:p>
          </table:table-cell>
          <table:table-cell office:value-type="float" office:value="0.023882">
            <text:p>0.023882</text:p>
          </table:table-cell>
          <table:table-cell/>
          <table:table-cell office:value-type="float" office:value="4.6766">
            <text:p>4.6766</text:p>
          </table:table-cell>
          <table:table-cell office:value-type="float" office:value="-0.41859">
            <text:p>-0.41859</text:p>
          </table:table-cell>
          <table:table-cell office:value-type="float" office:value="-0.58927">
            <text:p>-0.58927</text:p>
          </table:table-cell>
          <table:table-cell office:value-type="float" office:value="0">
            <text:p>0</text:p>
          </table:table-cell>
          <table:table-cell office:value-type="float" office:value="-0.12806">
            <text:p>-0.12806</text:p>
          </table:table-cell>
          <table:table-cell office:value-type="float" office:value="0">
            <text:p>0</text:p>
          </table:table-cell>
          <table:table-cell office:value-type="float" office:value="-3.1136">
            <text:p>-3.1136</text:p>
          </table:table-cell>
          <table:table-cell office:value-type="float" office:value="0.16171">
            <text:p>0.16171</text:p>
          </table:table-cell>
          <table:table-cell office:value-type="float" office:value="0.023882">
            <text:p>0.023882</text:p>
          </table:table-cell>
        </table:table-row>
        <table:table-row table:style-name="ro1">
          <table:table-cell office:value-type="float" office:value="4.8102">
            <text:p>4.8102</text:p>
          </table:table-cell>
          <table:table-cell office:value-type="float" office:value="0.39856">
            <text:p>0.39856</text:p>
          </table:table-cell>
          <table:table-cell office:value-type="float" office:value="-0.42619">
            <text:p>-0.4261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16933">
            <text:p>0.016933</text:p>
          </table:table-cell>
          <table:table-cell table:style-name="ce1" office:value-type="string">
            <text:p>5.6655e-16</text:p>
          </table:table-cell>
          <table:table-cell office:value-type="float" office:value="0.024392">
            <text:p>0.024392</text:p>
          </table:table-cell>
          <table:table-cell/>
          <table:table-cell office:value-type="float" office:value="4.8102">
            <text:p>4.8102</text:p>
          </table:table-cell>
          <table:table-cell office:value-type="float" office:value="-0.4077">
            <text:p>-0.4077</text:p>
          </table:table-cell>
          <table:table-cell office:value-type="float" office:value="-0.5881">
            <text:p>-0.588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015">
            <text:p>-3.1015</text:p>
          </table:table-cell>
          <table:table-cell table:style-name="ce1" office:value-type="string">
            <text:p>4.1613e-16</text:p>
          </table:table-cell>
          <table:table-cell office:value-type="float" office:value="0.024392">
            <text:p>0.024392</text:p>
          </table:table-cell>
        </table:table-row>
        <table:table-row table:style-name="ro1">
          <table:table-cell office:value-type="float" office:value="4.9438">
            <text:p>4.9438</text:p>
          </table:table-cell>
          <table:table-cell office:value-type="float" office:value="0.38325">
            <text:p>0.38325</text:p>
          </table:table-cell>
          <table:table-cell office:value-type="float" office:value="-0.42812">
            <text:p>-0.42812</text:p>
          </table:table-cell>
          <table:table-cell office:value-type="float" office:value="0">
            <text:p>0</text:p>
          </table:table-cell>
          <table:table-cell office:value-type="float" office:value="-0.1287">
            <text:p>-0.1287</text:p>
          </table:table-cell>
          <table:table-cell office:value-type="float" office:value="0">
            <text:p>0</text:p>
          </table:table-cell>
          <table:table-cell office:value-type="float" office:value="0.053636">
            <text:p>0.053636</text:p>
          </table:table-cell>
          <table:table-cell office:value-type="float" office:value="0.12061">
            <text:p>0.12061</text:p>
          </table:table-cell>
          <table:table-cell office:value-type="float" office:value="0.02488">
            <text:p>0.02488</text:p>
          </table:table-cell>
          <table:table-cell/>
          <table:table-cell office:value-type="float" office:value="4.9438">
            <text:p>4.9438</text:p>
          </table:table-cell>
          <table:table-cell office:value-type="float" office:value="-0.3937">
            <text:p>-0.3937</text:p>
          </table:table-cell>
          <table:table-cell office:value-type="float" office:value="-0.58674">
            <text:p>-0.58674</text:p>
          </table:table-cell>
          <table:table-cell office:value-type="float" office:value="0">
            <text:p>0</text:p>
          </table:table-cell>
          <table:table-cell office:value-type="float" office:value="-0.1287">
            <text:p>-0.1287</text:p>
          </table:table-cell>
          <table:table-cell office:value-type="float" office:value="0">
            <text:p>0</text:p>
          </table:table-cell>
          <table:table-cell office:value-type="float" office:value="-3.0544">
            <text:p>-3.0544</text:p>
          </table:table-cell>
          <table:table-cell office:value-type="float" office:value="0.12061">
            <text:p>0.12061</text:p>
          </table:table-cell>
          <table:table-cell office:value-type="float" office:value="0.02488">
            <text:p>0.02488</text:p>
          </table:table-cell>
        </table:table-row>
        <table:table-row table:style-name="ro1">
          <table:table-cell office:value-type="float" office:value="5.0775">
            <text:p>5.0775</text:p>
          </table:table-cell>
          <table:table-cell office:value-type="float" office:value="0.36715">
            <text:p>0.36715</text:p>
          </table:table-cell>
          <table:table-cell office:value-type="float" office:value="-0.42984">
            <text:p>-0.4298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84804">
            <text:p>0.084804</text:p>
          </table:table-cell>
          <table:table-cell table:style-name="ce1" office:value-type="string">
            <text:p>-1.2246e-16</text:p>
          </table:table-cell>
          <table:table-cell office:value-type="float" office:value="0.025221">
            <text:p>0.025221</text:p>
          </table:table-cell>
          <table:table-cell/>
          <table:table-cell office:value-type="float" office:value="5.0775">
            <text:p>5.0775</text:p>
          </table:table-cell>
          <table:table-cell office:value-type="float" office:value="-0.37639">
            <text:p>-0.37639</text:p>
          </table:table-cell>
          <table:table-cell office:value-type="float" office:value="-0.58405">
            <text:p>-0.5840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029">
            <text:p>-3.029</text:p>
          </table:table-cell>
          <table:table-cell office:value-type="float" office:value="0">
            <text:p>0</text:p>
          </table:table-cell>
          <table:table-cell office:value-type="float" office:value="0.025221">
            <text:p>0.025221</text:p>
          </table:table-cell>
        </table:table-row>
        <table:table-row table:style-name="ro1">
          <table:table-cell office:value-type="float" office:value="5.2111">
            <text:p>5.2111</text:p>
          </table:table-cell>
          <table:table-cell office:value-type="float" office:value="0.3517">
            <text:p>0.3517</text:p>
          </table:table-cell>
          <table:table-cell office:value-type="float" office:value="-0.43246">
            <text:p>-0.43246</text:p>
          </table:table-cell>
          <table:table-cell office:value-type="float" office:value="0">
            <text:p>0</text:p>
          </table:table-cell>
          <table:table-cell office:value-type="float" office:value="-0.12967">
            <text:p>-0.12967</text:p>
          </table:table-cell>
          <table:table-cell office:value-type="float" office:value="0">
            <text:p>0</text:p>
          </table:table-cell>
          <table:table-cell office:value-type="float" office:value="0.069841">
            <text:p>0.069841</text:p>
          </table:table-cell>
          <table:table-cell office:value-type="float" office:value="0.085552">
            <text:p>0.085552</text:p>
          </table:table-cell>
          <table:table-cell office:value-type="float" office:value="0.025639">
            <text:p>0.025639</text:p>
          </table:table-cell>
          <table:table-cell/>
          <table:table-cell office:value-type="float" office:value="5.2111">
            <text:p>5.2111</text:p>
          </table:table-cell>
          <table:table-cell office:value-type="float" office:value="-0.35964">
            <text:p>-0.35964</text:p>
          </table:table-cell>
          <table:table-cell office:value-type="float" office:value="-0.58167">
            <text:p>-0.58167</text:p>
          </table:table-cell>
          <table:table-cell office:value-type="float" office:value="0">
            <text:p>0</text:p>
          </table:table-cell>
          <table:table-cell office:value-type="float" office:value="-0.12967">
            <text:p>-0.12967</text:p>
          </table:table-cell>
          <table:table-cell office:value-type="float" office:value="0">
            <text:p>0</text:p>
          </table:table-cell>
          <table:table-cell office:value-type="float" office:value="-3.0168">
            <text:p>-3.0168</text:p>
          </table:table-cell>
          <table:table-cell office:value-type="float" office:value="0.085552">
            <text:p>0.085552</text:p>
          </table:table-cell>
          <table:table-cell office:value-type="float" office:value="0.025639">
            <text:p>0.025639</text:p>
          </table:table-cell>
        </table:table-row>
        <table:table-row table:style-name="ro1">
          <table:table-cell office:value-type="float" office:value="5.3447">
            <text:p>5.3447</text:p>
          </table:table-cell>
          <table:table-cell office:value-type="float" office:value="0.33669">
            <text:p>0.33669</text:p>
          </table:table-cell>
          <table:table-cell office:value-type="float" office:value="-0.43362">
            <text:p>-0.4336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64101">
            <text:p>0.064101</text:p>
          </table:table-cell>
          <table:table-cell office:value-type="float" office:value="0">
            <text:p>0</text:p>
          </table:table-cell>
          <table:table-cell office:value-type="float" office:value="0.025784">
            <text:p>0.025784</text:p>
          </table:table-cell>
          <table:table-cell/>
          <table:table-cell office:value-type="float" office:value="5.3447">
            <text:p>5.3447</text:p>
          </table:table-cell>
          <table:table-cell office:value-type="float" office:value="-0.34266">
            <text:p>-0.34266</text:p>
          </table:table-cell>
          <table:table-cell office:value-type="float" office:value="-0.57944">
            <text:p>-0.5794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0057">
            <text:p>-3.0057</text:p>
          </table:table-cell>
          <table:table-cell office:value-type="float" office:value="0">
            <text:p>0</text:p>
          </table:table-cell>
          <table:table-cell office:value-type="float" office:value="0.025784">
            <text:p>0.025784</text:p>
          </table:table-cell>
        </table:table-row>
        <table:table-row table:style-name="ro1">
          <table:table-cell office:value-type="float" office:value="5.4784">
            <text:p>5.4784</text:p>
          </table:table-cell>
          <table:table-cell office:value-type="float" office:value="0.32029">
            <text:p>0.32029</text:p>
          </table:table-cell>
          <table:table-cell office:value-type="float" office:value="-0.43507">
            <text:p>-0.43507</text:p>
          </table:table-cell>
          <table:table-cell office:value-type="float" office:value="0">
            <text:p>0</text:p>
          </table:table-cell>
          <table:table-cell office:value-type="float" office:value="-0.13069">
            <text:p>-0.13069</text:p>
          </table:table-cell>
          <table:table-cell office:value-type="float" office:value="0">
            <text:p>0</text:p>
          </table:table-cell>
          <table:table-cell office:value-type="float" office:value="0.079039">
            <text:p>0.079039</text:p>
          </table:table-cell>
          <table:table-cell office:value-type="float" office:value="0.072001">
            <text:p>0.072001</text:p>
          </table:table-cell>
          <table:table-cell office:value-type="float" office:value="0.025862">
            <text:p>0.025862</text:p>
          </table:table-cell>
          <table:table-cell/>
          <table:table-cell office:value-type="float" office:value="5.4784">
            <text:p>5.4784</text:p>
          </table:table-cell>
          <table:table-cell office:value-type="float" office:value="-0.32581">
            <text:p>-0.32581</text:p>
          </table:table-cell>
          <table:table-cell office:value-type="float" office:value="-0.57673">
            <text:p>-0.57673</text:p>
          </table:table-cell>
          <table:table-cell office:value-type="float" office:value="0">
            <text:p>0</text:p>
          </table:table-cell>
          <table:table-cell office:value-type="float" office:value="-0.13069">
            <text:p>-0.13069</text:p>
          </table:table-cell>
          <table:table-cell office:value-type="float" office:value="0">
            <text:p>0</text:p>
          </table:table-cell>
          <table:table-cell office:value-type="float" office:value="-2.9926">
            <text:p>-2.9926</text:p>
          </table:table-cell>
          <table:table-cell office:value-type="float" office:value="0.072001">
            <text:p>0.072001</text:p>
          </table:table-cell>
          <table:table-cell office:value-type="float" office:value="0.025862">
            <text:p>0.025862</text:p>
          </table:table-cell>
        </table:table-row>
        <table:table-row table:style-name="ro1">
          <table:table-cell office:value-type="float" office:value="5.6119">
            <text:p>5.6119</text:p>
          </table:table-cell>
          <table:table-cell office:value-type="float" office:value="0.30573">
            <text:p>0.30573</text:p>
          </table:table-cell>
          <table:table-cell office:value-type="float" office:value="-0.43685">
            <text:p>-0.4368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68536">
            <text:p>0.068536</text:p>
          </table:table-cell>
          <table:table-cell office:value-type="float" office:value="0">
            <text:p>0</text:p>
          </table:table-cell>
          <table:table-cell office:value-type="float" office:value="0.026072">
            <text:p>0.026072</text:p>
          </table:table-cell>
          <table:table-cell/>
          <table:table-cell office:value-type="float" office:value="5.6119">
            <text:p>5.6119</text:p>
          </table:table-cell>
          <table:table-cell office:value-type="float" office:value="-0.31111">
            <text:p>-0.31111</text:p>
          </table:table-cell>
          <table:table-cell office:value-type="float" office:value="-0.57464">
            <text:p>-0.5746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788">
            <text:p>-2.9788</text:p>
          </table:table-cell>
          <table:table-cell office:value-type="float" office:value="0">
            <text:p>0</text:p>
          </table:table-cell>
          <table:table-cell office:value-type="float" office:value="0.026072">
            <text:p>0.026072</text:p>
          </table:table-cell>
        </table:table-row>
        <table:table-row table:style-name="ro1">
          <table:table-cell office:value-type="float" office:value="5.7455">
            <text:p>5.7455</text:p>
          </table:table-cell>
          <table:table-cell office:value-type="float" office:value="0.2894">
            <text:p>0.2894</text:p>
          </table:table-cell>
          <table:table-cell office:value-type="float" office:value="-0.43767">
            <text:p>-0.43767</text:p>
          </table:table-cell>
          <table:table-cell office:value-type="float" office:value="0">
            <text:p>0</text:p>
          </table:table-cell>
          <table:table-cell office:value-type="float" office:value="-0.12737">
            <text:p>-0.12737</text:p>
          </table:table-cell>
          <table:table-cell office:value-type="float" office:value="0">
            <text:p>0</text:p>
          </table:table-cell>
          <table:table-cell office:value-type="float" office:value="0.076749">
            <text:p>0.076749</text:p>
          </table:table-cell>
          <table:table-cell office:value-type="float" office:value="0.027652">
            <text:p>0.027652</text:p>
          </table:table-cell>
          <table:table-cell office:value-type="float" office:value="0.026218">
            <text:p>0.026218</text:p>
          </table:table-cell>
          <table:table-cell/>
          <table:table-cell office:value-type="float" office:value="5.7455">
            <text:p>5.7455</text:p>
          </table:table-cell>
          <table:table-cell office:value-type="float" office:value="-0.29395">
            <text:p>-0.29395</text:p>
          </table:table-cell>
          <table:table-cell office:value-type="float" office:value="-0.57148">
            <text:p>-0.57148</text:p>
          </table:table-cell>
          <table:table-cell office:value-type="float" office:value="0">
            <text:p>0</text:p>
          </table:table-cell>
          <table:table-cell office:value-type="float" office:value="-0.12737">
            <text:p>-0.12737</text:p>
          </table:table-cell>
          <table:table-cell office:value-type="float" office:value="0">
            <text:p>0</text:p>
          </table:table-cell>
          <table:table-cell office:value-type="float" office:value="-2.9937">
            <text:p>-2.9937</text:p>
          </table:table-cell>
          <table:table-cell office:value-type="float" office:value="0.027652">
            <text:p>0.027652</text:p>
          </table:table-cell>
          <table:table-cell office:value-type="float" office:value="0.026218">
            <text:p>0.026218</text:p>
          </table:table-cell>
        </table:table-row>
        <table:table-row table:style-name="ro1">
          <table:table-cell office:value-type="float" office:value="5.8791">
            <text:p>5.8791</text:p>
          </table:table-cell>
          <table:table-cell office:value-type="float" office:value="0.27454">
            <text:p>0.27454</text:p>
          </table:table-cell>
          <table:table-cell office:value-type="float" office:value="-0.43925">
            <text:p>-0.4392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58368">
            <text:p>0.058368</text:p>
          </table:table-cell>
          <table:table-cell office:value-type="float" office:value="0">
            <text:p>0</text:p>
          </table:table-cell>
          <table:table-cell office:value-type="float" office:value="0.026128">
            <text:p>0.026128</text:p>
          </table:table-cell>
          <table:table-cell/>
          <table:table-cell office:value-type="float" office:value="5.8791">
            <text:p>5.8791</text:p>
          </table:table-cell>
          <table:table-cell office:value-type="float" office:value="-0.2768">
            <text:p>-0.2768</text:p>
          </table:table-cell>
          <table:table-cell office:value-type="float" office:value="-0.56929">
            <text:p>-0.5692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961">
            <text:p>-2.9961</text:p>
          </table:table-cell>
          <table:table-cell office:value-type="float" office:value="0">
            <text:p>0</text:p>
          </table:table-cell>
          <table:table-cell office:value-type="float" office:value="0.026128">
            <text:p>0.026128</text:p>
          </table:table-cell>
        </table:table-row>
        <table:table-row table:style-name="ro1">
          <table:table-cell office:value-type="float" office:value="6.0127">
            <text:p>6.0127</text:p>
          </table:table-cell>
          <table:table-cell office:value-type="float" office:value="0.25816">
            <text:p>0.25816</text:p>
          </table:table-cell>
          <table:table-cell office:value-type="float" office:value="-0.4406">
            <text:p>-0.4406</text:p>
          </table:table-cell>
          <table:table-cell office:value-type="float" office:value="0">
            <text:p>0</text:p>
          </table:table-cell>
          <table:table-cell office:value-type="float" office:value="-0.12664">
            <text:p>-0.12664</text:p>
          </table:table-cell>
          <table:table-cell office:value-type="float" office:value="0">
            <text:p>0</text:p>
          </table:table-cell>
          <table:table-cell office:value-type="float" office:value="0.034861">
            <text:p>0.034861</text:p>
          </table:table-cell>
          <table:table-cell office:value-type="float" office:value="-0.0066182">
            <text:p>-0.0066182</text:p>
          </table:table-cell>
          <table:table-cell office:value-type="float" office:value="0.026435">
            <text:p>0.026435</text:p>
          </table:table-cell>
          <table:table-cell/>
          <table:table-cell office:value-type="float" office:value="6.0127">
            <text:p>6.0127</text:p>
          </table:table-cell>
          <table:table-cell office:value-type="float" office:value="-0.25929">
            <text:p>-0.25929</text:p>
          </table:table-cell>
          <table:table-cell office:value-type="float" office:value="-0.56684">
            <text:p>-0.5668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0052">
            <text:p>-3.0052</text:p>
          </table:table-cell>
          <table:table-cell table:style-name="ce1" office:value-type="string">
            <text:p>-4.1613e-16</text:p>
          </table:table-cell>
          <table:table-cell office:value-type="float" office:value="0.026435">
            <text:p>0.026435</text:p>
          </table:table-cell>
        </table:table-row>
        <table:table-row table:style-name="ro1">
          <table:table-cell office:value-type="float" office:value="6.1464">
            <text:p>6.1464</text:p>
          </table:table-cell>
          <table:table-cell office:value-type="float" office:value="0.24226">
            <text:p>0.24226</text:p>
          </table:table-cell>
          <table:table-cell office:value-type="float" office:value="-0.44147">
            <text:p>-0.4414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646">
            <text:p>0.03646</text:p>
          </table:table-cell>
          <table:table-cell table:style-name="ce1" office:value-type="string">
            <text:p>-4.1613e-16</text:p>
          </table:table-cell>
          <table:table-cell office:value-type="float" office:value="0.026493">
            <text:p>0.026493</text:p>
          </table:table-cell>
          <table:table-cell/>
          <table:table-cell office:value-type="float" office:value="6.1464">
            <text:p>6.1464</text:p>
          </table:table-cell>
          <table:table-cell office:value-type="float" office:value="-0.2441">
            <text:p>-0.2441</text:p>
          </table:table-cell>
          <table:table-cell office:value-type="float" office:value="-0.56457">
            <text:p>-0.5645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0081">
            <text:p>-3.0081</text:p>
          </table:table-cell>
          <table:table-cell table:style-name="ce1" office:value-type="string">
            <text:p>-4.1613e-16</text:p>
          </table:table-cell>
          <table:table-cell office:value-type="float" office:value="0.026493">
            <text:p>0.026493</text:p>
          </table:table-cell>
        </table:table-row>
        <table:table-row table:style-name="ro1">
          <table:table-cell office:value-type="float" office:value="6.28">
            <text:p>6.28</text:p>
          </table:table-cell>
          <table:table-cell office:value-type="float" office:value="0.22622">
            <text:p>0.22622</text:p>
          </table:table-cell>
          <table:table-cell office:value-type="float" office:value="-0.44241">
            <text:p>-0.44241</text:p>
          </table:table-cell>
          <table:table-cell office:value-type="float" office:value="0">
            <text:p>0</text:p>
          </table:table-cell>
          <table:table-cell office:value-type="float" office:value="-0.12303">
            <text:p>-0.12303</text:p>
          </table:table-cell>
          <table:table-cell office:value-type="float" office:value="0">
            <text:p>0</text:p>
          </table:table-cell>
          <table:table-cell office:value-type="float" office:value="0.037503">
            <text:p>0.037503</text:p>
          </table:table-cell>
          <table:table-cell office:value-type="float" office:value="-0.018811">
            <text:p>-0.018811</text:p>
          </table:table-cell>
          <table:table-cell office:value-type="float" office:value="0.026303">
            <text:p>0.026303</text:p>
          </table:table-cell>
          <table:table-cell/>
          <table:table-cell office:value-type="float" office:value="6.28">
            <text:p>6.28</text:p>
          </table:table-cell>
          <table:table-cell office:value-type="float" office:value="-0.22668">
            <text:p>-0.22668</text:p>
          </table:table-cell>
          <table:table-cell office:value-type="float" office:value="-0.5627">
            <text:p>-0.5627</text:p>
          </table:table-cell>
          <table:table-cell office:value-type="float" office:value="0">
            <text:p>0</text:p>
          </table:table-cell>
          <table:table-cell office:value-type="float" office:value="-0.12303">
            <text:p>-0.12303</text:p>
          </table:table-cell>
          <table:table-cell office:value-type="float" office:value="0">
            <text:p>0</text:p>
          </table:table-cell>
          <table:table-cell office:value-type="float" office:value="-3.0154">
            <text:p>-3.0154</text:p>
          </table:table-cell>
          <table:table-cell office:value-type="float" office:value="-0.018811">
            <text:p>-0.018811</text:p>
          </table:table-cell>
          <table:table-cell office:value-type="float" office:value="0.026303">
            <text:p>0.026303</text:p>
          </table:table-cell>
        </table:table-row>
        <table:table-row table:style-name="ro1">
          <table:table-cell office:value-type="float" office:value="6.4136">
            <text:p>6.4136</text:p>
          </table:table-cell>
          <table:table-cell office:value-type="float" office:value="0.20994">
            <text:p>0.20994</text:p>
          </table:table-cell>
          <table:table-cell office:value-type="float" office:value="-0.44377">
            <text:p>-0.4437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2599">
            <text:p>0.032599</text:p>
          </table:table-cell>
          <table:table-cell office:value-type="float" office:value="0">
            <text:p>0</text:p>
          </table:table-cell>
          <table:table-cell office:value-type="float" office:value="0.026571">
            <text:p>0.026571</text:p>
          </table:table-cell>
          <table:table-cell/>
          <table:table-cell office:value-type="float" office:value="6.4136">
            <text:p>6.4136</text:p>
          </table:table-cell>
          <table:table-cell office:value-type="float" office:value="-0.20988">
            <text:p>-0.20988</text:p>
          </table:table-cell>
          <table:table-cell office:value-type="float" office:value="-0.56078">
            <text:p>-0.5607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0162">
            <text:p>-3.0162</text:p>
          </table:table-cell>
          <table:table-cell office:value-type="float" office:value="0">
            <text:p>0</text:p>
          </table:table-cell>
          <table:table-cell office:value-type="float" office:value="0.026571">
            <text:p>0.026571</text:p>
          </table:table-cell>
        </table:table-row>
        <table:table-row table:style-name="ro1">
          <table:table-cell office:value-type="float" office:value="6.5472">
            <text:p>6.5472</text:p>
          </table:table-cell>
          <table:table-cell office:value-type="float" office:value="0.19343">
            <text:p>0.19343</text:p>
          </table:table-cell>
          <table:table-cell office:value-type="float" office:value="-0.44425">
            <text:p>-0.44425</text:p>
          </table:table-cell>
          <table:table-cell office:value-type="float" office:value="0">
            <text:p>0</text:p>
          </table:table-cell>
          <table:table-cell office:value-type="float" office:value="-0.12206">
            <text:p>-0.12206</text:p>
          </table:table-cell>
          <table:table-cell office:value-type="float" office:value="0">
            <text:p>0</text:p>
          </table:table-cell>
          <table:table-cell office:value-type="float" office:value="0.035854">
            <text:p>0.035854</text:p>
          </table:table-cell>
          <table:table-cell office:value-type="float" office:value="-0.048125">
            <text:p>-0.048125</text:p>
          </table:table-cell>
          <table:table-cell office:value-type="float" office:value="0.026702">
            <text:p>0.026702</text:p>
          </table:table-cell>
          <table:table-cell/>
          <table:table-cell office:value-type="float" office:value="6.5472">
            <text:p>6.5472</text:p>
          </table:table-cell>
          <table:table-cell office:value-type="float" office:value="-0.19318">
            <text:p>-0.19318</text:p>
          </table:table-cell>
          <table:table-cell office:value-type="float" office:value="-0.55894">
            <text:p>-0.55894</text:p>
          </table:table-cell>
          <table:table-cell office:value-type="float" office:value="0">
            <text:p>0</text:p>
          </table:table-cell>
          <table:table-cell office:value-type="float" office:value="-0.12206">
            <text:p>-0.12206</text:p>
          </table:table-cell>
          <table:table-cell office:value-type="float" office:value="0">
            <text:p>0</text:p>
          </table:table-cell>
          <table:table-cell office:value-type="float" office:value="-3.0266">
            <text:p>-3.0266</text:p>
          </table:table-cell>
          <table:table-cell office:value-type="float" office:value="-0.048125">
            <text:p>-0.048125</text:p>
          </table:table-cell>
          <table:table-cell office:value-type="float" office:value="0.026702">
            <text:p>0.026702</text:p>
          </table:table-cell>
        </table:table-row>
        <table:table-row table:style-name="ro1">
          <table:table-cell office:value-type="float" office:value="6.6809">
            <text:p>6.6809</text:p>
          </table:table-cell>
          <table:table-cell office:value-type="float" office:value="0.17745">
            <text:p>0.17745</text:p>
          </table:table-cell>
          <table:table-cell office:value-type="float" office:value="-0.44519">
            <text:p>-0.4451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41636">
            <text:p>0.041636</text:p>
          </table:table-cell>
          <table:table-cell table:style-name="ce1" office:value-type="string">
            <text:p>-4.1613e-16</text:p>
          </table:table-cell>
          <table:table-cell office:value-type="float" office:value="0.026328">
            <text:p>0.026328</text:p>
          </table:table-cell>
          <table:table-cell/>
          <table:table-cell office:value-type="float" office:value="6.6809">
            <text:p>6.6809</text:p>
          </table:table-cell>
          <table:table-cell office:value-type="float" office:value="-0.17645">
            <text:p>-0.17645</text:p>
          </table:table-cell>
          <table:table-cell office:value-type="float" office:value="-0.55711">
            <text:p>-0.55711</text:p>
          </table:table-cell>
          <table:table-cell office:value-type="float" office:value="0">
            <text:p>0</text:p>
          </table:table-cell>
          <table:table-cell office:value-type="float" office:value="-0.050617">
            <text:p>-0.050617</text:p>
          </table:table-cell>
          <table:table-cell office:value-type="float" office:value="0">
            <text:p>0</text:p>
          </table:table-cell>
          <table:table-cell office:value-type="float" office:value="-3.038">
            <text:p>-3.038</text:p>
          </table:table-cell>
          <table:table-cell office:value-type="float" office:value="-0.90001">
            <text:p>-0.90001</text:p>
          </table:table-cell>
          <table:table-cell office:value-type="float" office:value="0.026328">
            <text:p>0.026328</text:p>
          </table:table-cell>
        </table:table-row>
        <table:table-row table:style-name="ro1">
          <table:table-cell office:value-type="float" office:value="6.8145">
            <text:p>6.8145</text:p>
          </table:table-cell>
          <table:table-cell office:value-type="float" office:value="0.16379">
            <text:p>0.16379</text:p>
          </table:table-cell>
          <table:table-cell office:value-type="float" office:value="-0.44587">
            <text:p>-0.4458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038329">
            <text:p>-0.038329</text:p>
          </table:table-cell>
          <table:table-cell office:value-type="float" office:value="-0.86603">
            <text:p>-0.86603</text:p>
          </table:table-cell>
          <table:table-cell office:value-type="float" office:value="0.026337">
            <text:p>0.026337</text:p>
          </table:table-cell>
          <table:table-cell/>
          <table:table-cell office:value-type="float" office:value="6.8145">
            <text:p>6.8145</text:p>
          </table:table-cell>
          <table:table-cell office:value-type="float" office:value="-0.16374">
            <text:p>-0.16374</text:p>
          </table:table-cell>
          <table:table-cell office:value-type="float" office:value="-0.55579">
            <text:p>-0.5557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3.1269">
            <text:p>-3.1269</text:p>
          </table:table-cell>
          <table:table-cell office:value-type="float" office:value="-0.86603">
            <text:p>-0.86603</text:p>
          </table:table-cell>
          <table:table-cell office:value-type="float" office:value="0.026337">
            <text:p>0.026337</text:p>
          </table:table-cell>
        </table:table-row>
        <table:table-row table:style-name="ro1">
          <table:table-cell office:value-type="float" office:value="6.9481">
            <text:p>6.9481</text:p>
          </table:table-cell>
          <table:table-cell office:value-type="float" office:value="0.15091">
            <text:p>0.15091</text:p>
          </table:table-cell>
          <table:table-cell office:value-type="float" office:value="-0.44693">
            <text:p>-0.44693</text:p>
          </table:table-cell>
          <table:table-cell office:value-type="float" office:value="0">
            <text:p>0</text:p>
          </table:table-cell>
          <table:table-cell office:value-type="float" office:value="-0.052692">
            <text:p>-0.052692</text:p>
          </table:table-cell>
          <table:table-cell office:value-type="float" office:value="0">
            <text:p>0</text:p>
          </table:table-cell>
          <table:table-cell office:value-type="float" office:value="-0.093718">
            <text:p>-0.093718</text:p>
          </table:table-cell>
          <table:table-cell office:value-type="float" office:value="-0.89386">
            <text:p>-0.89386</text:p>
          </table:table-cell>
          <table:table-cell office:value-type="float" office:value="0.026749">
            <text:p>0.026749</text:p>
          </table:table-cell>
          <table:table-cell/>
          <table:table-cell office:value-type="float" office:value="6.9481">
            <text:p>6.9481</text:p>
          </table:table-cell>
          <table:table-cell office:value-type="float" office:value="-0.15125">
            <text:p>-0.15125</text:p>
          </table:table-cell>
          <table:table-cell office:value-type="float" office:value="-0.55502">
            <text:p>-0.55502</text:p>
          </table:table-cell>
          <table:table-cell office:value-type="float" office:value="0">
            <text:p>0</text:p>
          </table:table-cell>
          <table:table-cell office:value-type="float" office:value="-0.052692">
            <text:p>-0.052692</text:p>
          </table:table-cell>
          <table:table-cell office:value-type="float" office:value="0">
            <text:p>0</text:p>
          </table:table-cell>
          <table:table-cell office:value-type="float" office:value="3.1062">
            <text:p>3.1062</text:p>
          </table:table-cell>
          <table:table-cell office:value-type="float" office:value="-0.89386">
            <text:p>-0.89386</text:p>
          </table:table-cell>
          <table:table-cell office:value-type="float" office:value="0.026749">
            <text:p>0.026749</text:p>
          </table:table-cell>
        </table:table-row>
        <table:table-row table:style-name="ro1">
          <table:table-cell office:value-type="float" office:value="7.0818">
            <text:p>7.0818</text:p>
          </table:table-cell>
          <table:table-cell office:value-type="float" office:value="0.14245">
            <text:p>0.14245</text:p>
          </table:table-cell>
          <table:table-cell office:value-type="float" office:value="-0.44681">
            <text:p>-0.4468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15758">
            <text:p>-0.15758</text:p>
          </table:table-cell>
          <table:table-cell office:value-type="float" office:value="-0.86603">
            <text:p>-0.86603</text:p>
          </table:table-cell>
          <table:table-cell office:value-type="float" office:value="0.026341">
            <text:p>0.026341</text:p>
          </table:table-cell>
          <table:table-cell/>
          <table:table-cell office:value-type="float" office:value="7.0818">
            <text:p>7.0818</text:p>
          </table:table-cell>
          <table:table-cell office:value-type="float" office:value="-0.14582">
            <text:p>-0.14582</text:p>
          </table:table-cell>
          <table:table-cell office:value-type="float" office:value="-0.55571">
            <text:p>-0.5557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3.0367">
            <text:p>3.0367</text:p>
          </table:table-cell>
          <table:table-cell office:value-type="float" office:value="-0.86603">
            <text:p>-0.86603</text:p>
          </table:table-cell>
          <table:table-cell office:value-type="float" office:value="0.026341">
            <text:p>0.026341</text:p>
          </table:table-cell>
        </table:table-row>
        <table:table-row table:style-name="ro1">
          <table:table-cell office:value-type="float" office:value="7.2154">
            <text:p>7.2154</text:p>
          </table:table-cell>
          <table:table-cell office:value-type="float" office:value="0.13391">
            <text:p>0.13391</text:p>
          </table:table-cell>
          <table:table-cell office:value-type="float" office:value="-0.44541">
            <text:p>-0.44541</text:p>
          </table:table-cell>
          <table:table-cell office:value-type="float" office:value="0">
            <text:p>0</text:p>
          </table:table-cell>
          <table:table-cell office:value-type="float" office:value="-0.054119">
            <text:p>-0.054119</text:p>
          </table:table-cell>
          <table:table-cell office:value-type="float" office:value="0">
            <text:p>0</text:p>
          </table:table-cell>
          <table:table-cell office:value-type="float" office:value="-0.24296">
            <text:p>-0.24296</text:p>
          </table:table-cell>
          <table:table-cell office:value-type="float" office:value="-0.88938">
            <text:p>-0.88938</text:p>
          </table:table-cell>
          <table:table-cell office:value-type="float" office:value="0.025949">
            <text:p>0.025949</text:p>
          </table:table-cell>
          <table:table-cell/>
          <table:table-cell office:value-type="float" office:value="7.2154">
            <text:p>7.2154</text:p>
          </table:table-cell>
          <table:table-cell office:value-type="float" office:value="-0.13722">
            <text:p>-0.13722</text:p>
          </table:table-cell>
          <table:table-cell office:value-type="float" office:value="-0.55646">
            <text:p>-0.55646</text:p>
          </table:table-cell>
          <table:table-cell office:value-type="float" office:value="0">
            <text:p>0</text:p>
          </table:table-cell>
          <table:table-cell office:value-type="float" office:value="-0.054119">
            <text:p>-0.054119</text:p>
          </table:table-cell>
          <table:table-cell office:value-type="float" office:value="0">
            <text:p>0</text:p>
          </table:table-cell>
          <table:table-cell office:value-type="float" office:value="2.934">
            <text:p>2.934</text:p>
          </table:table-cell>
          <table:table-cell office:value-type="float" office:value="-0.88938">
            <text:p>-0.88938</text:p>
          </table:table-cell>
          <table:table-cell office:value-type="float" office:value="0.025949">
            <text:p>0.025949</text:p>
          </table:table-cell>
        </table:table-row>
        <table:table-row table:style-name="ro1">
          <table:table-cell office:value-type="float" office:value="7.3489">
            <text:p>7.3489</text:p>
          </table:table-cell>
          <table:table-cell office:value-type="float" office:value="0.12902">
            <text:p>0.12902</text:p>
          </table:table-cell>
          <table:table-cell office:value-type="float" office:value="-0.44463">
            <text:p>-0.4446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25028">
            <text:p>-0.25028</text:p>
          </table:table-cell>
          <table:table-cell office:value-type="float" office:value="0.86603">
            <text:p>0.86603</text:p>
          </table:table-cell>
          <table:table-cell office:value-type="float" office:value="0.025689">
            <text:p>0.025689</text:p>
          </table:table-cell>
          <table:table-cell/>
          <table:table-cell office:value-type="float" office:value="7.3489">
            <text:p>7.3489</text:p>
          </table:table-cell>
          <table:table-cell office:value-type="float" office:value="-0.13444">
            <text:p>-0.13444</text:p>
          </table:table-cell>
          <table:table-cell office:value-type="float" office:value="-0.55736">
            <text:p>-0.5573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.9106">
            <text:p>2.9106</text:p>
          </table:table-cell>
          <table:table-cell office:value-type="float" office:value="0.86603">
            <text:p>0.86603</text:p>
          </table:table-cell>
          <table:table-cell office:value-type="float" office:value="0.025689">
            <text:p>0.025689</text:p>
          </table:table-cell>
        </table:table-row>
        <table:table-row table:style-name="ro1">
          <table:table-cell office:value-type="float" office:value="7.4825">
            <text:p>7.4825</text:p>
          </table:table-cell>
          <table:table-cell office:value-type="float" office:value="0.12331">
            <text:p>0.12331</text:p>
          </table:table-cell>
          <table:table-cell office:value-type="float" office:value="-0.44233">
            <text:p>-0.44233</text:p>
          </table:table-cell>
          <table:table-cell office:value-type="float" office:value="0">
            <text:p>0</text:p>
          </table:table-cell>
          <table:table-cell office:value-type="float" office:value="0.060785">
            <text:p>0.060785</text:p>
          </table:table-cell>
          <table:table-cell office:value-type="float" office:value="0">
            <text:p>0</text:p>
          </table:table-cell>
          <table:table-cell office:value-type="float" office:value="-0.21673">
            <text:p>-0.21673</text:p>
          </table:table-cell>
          <table:table-cell office:value-type="float" office:value="0.85272">
            <text:p>0.85272</text:p>
          </table:table-cell>
          <table:table-cell office:value-type="float" office:value="0.025584">
            <text:p>0.025584</text:p>
          </table:table-cell>
          <table:table-cell/>
          <table:table-cell office:value-type="float" office:value="7.4825">
            <text:p>7.4825</text:p>
          </table:table-cell>
          <table:table-cell office:value-type="float" office:value="-0.12931">
            <text:p>-0.12931</text:p>
          </table:table-cell>
          <table:table-cell office:value-type="float" office:value="-0.55881">
            <text:p>-0.55881</text:p>
          </table:table-cell>
          <table:table-cell office:value-type="float" office:value="0">
            <text:p>0</text:p>
          </table:table-cell>
          <table:table-cell office:value-type="float" office:value="0.060785">
            <text:p>0.060785</text:p>
          </table:table-cell>
          <table:table-cell office:value-type="float" office:value="0">
            <text:p>0</text:p>
          </table:table-cell>
          <table:table-cell office:value-type="float" office:value="2.9295">
            <text:p>2.9295</text:p>
          </table:table-cell>
          <table:table-cell office:value-type="float" office:value="0.85272">
            <text:p>0.85272</text:p>
          </table:table-cell>
          <table:table-cell office:value-type="float" office:value="0.025584">
            <text:p>0.025584</text:p>
          </table:table-cell>
        </table:table-row>
        <table:table-row table:style-name="ro1">
          <table:table-cell office:value-type="float" office:value="7.6161">
            <text:p>7.6161</text:p>
          </table:table-cell>
          <table:table-cell office:value-type="float" office:value="0.12164">
            <text:p>0.12164</text:p>
          </table:table-cell>
          <table:table-cell office:value-type="float" office:value="-0.44158">
            <text:p>-0.4415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20993">
            <text:p>-0.20993</text:p>
          </table:table-cell>
          <table:table-cell office:value-type="float" office:value="0.86603">
            <text:p>0.86603</text:p>
          </table:table-cell>
          <table:table-cell office:value-type="float" office:value="0.025476">
            <text:p>0.025476</text:p>
          </table:table-cell>
          <table:table-cell/>
          <table:table-cell office:value-type="float" office:value="7.6161">
            <text:p>7.6161</text:p>
          </table:table-cell>
          <table:table-cell office:value-type="float" office:value="-0.12803">
            <text:p>-0.12803</text:p>
          </table:table-cell>
          <table:table-cell office:value-type="float" office:value="-0.55938">
            <text:p>-0.5593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.9473">
            <text:p>2.9473</text:p>
          </table:table-cell>
          <table:table-cell office:value-type="float" office:value="0.86603">
            <text:p>0.86603</text:p>
          </table:table-cell>
          <table:table-cell office:value-type="float" office:value="0.025476">
            <text:p>0.025476</text:p>
          </table:table-cell>
        </table:table-row>
        <table:table-row table:style-name="ro1">
          <table:table-cell office:value-type="float" office:value="7.7498">
            <text:p>7.7498</text:p>
          </table:table-cell>
          <table:table-cell office:value-type="float" office:value="0.12635">
            <text:p>0.12635</text:p>
          </table:table-cell>
          <table:table-cell office:value-type="float" office:value="-0.44357">
            <text:p>-0.44357</text:p>
          </table:table-cell>
          <table:table-cell office:value-type="float" office:value="0">
            <text:p>0</text:p>
          </table:table-cell>
          <table:table-cell office:value-type="float" office:value="0.054862">
            <text:p>0.054862</text:p>
          </table:table-cell>
          <table:table-cell office:value-type="float" office:value="0">
            <text:p>0</text:p>
          </table:table-cell>
          <table:table-cell office:value-type="float" office:value="-0.17284">
            <text:p>-0.17284</text:p>
          </table:table-cell>
          <table:table-cell office:value-type="float" office:value="0.87927">
            <text:p>0.87927</text:p>
          </table:table-cell>
          <table:table-cell office:value-type="float" office:value="0.025525">
            <text:p>0.025525</text:p>
          </table:table-cell>
          <table:table-cell/>
          <table:table-cell office:value-type="float" office:value="7.7498">
            <text:p>7.7498</text:p>
          </table:table-cell>
          <table:table-cell office:value-type="float" office:value="-0.12931">
            <text:p>-0.12931</text:p>
          </table:table-cell>
          <table:table-cell office:value-type="float" office:value="-0.55908">
            <text:p>-0.55908</text:p>
          </table:table-cell>
          <table:table-cell office:value-type="float" office:value="0">
            <text:p>0</text:p>
          </table:table-cell>
          <table:table-cell office:value-type="float" office:value="0.054862">
            <text:p>0.054862</text:p>
          </table:table-cell>
          <table:table-cell office:value-type="float" office:value="0">
            <text:p>0</text:p>
          </table:table-cell>
          <table:table-cell office:value-type="float" office:value="2.9648">
            <text:p>2.9648</text:p>
          </table:table-cell>
          <table:table-cell office:value-type="float" office:value="0.87927">
            <text:p>0.87927</text:p>
          </table:table-cell>
          <table:table-cell office:value-type="float" office:value="0.025525">
            <text:p>0.025525</text:p>
          </table:table-cell>
        </table:table-row>
        <table:table-row table:style-name="ro1">
          <table:table-cell office:value-type="float" office:value="7.8834">
            <text:p>7.8834</text:p>
          </table:table-cell>
          <table:table-cell office:value-type="float" office:value="0.13435">
            <text:p>0.13435</text:p>
          </table:table-cell>
          <table:table-cell office:value-type="float" office:value="-0.44568">
            <text:p>-0.4456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10221">
            <text:p>-0.10221</text:p>
          </table:table-cell>
          <table:table-cell office:value-type="float" office:value="0.86603">
            <text:p>0.86603</text:p>
          </table:table-cell>
          <table:table-cell office:value-type="float" office:value="0.025889">
            <text:p>0.025889</text:p>
          </table:table-cell>
          <table:table-cell/>
          <table:table-cell office:value-type="float" office:value="7.8834">
            <text:p>7.8834</text:p>
          </table:table-cell>
          <table:table-cell office:value-type="float" office:value="-0.13748">
            <text:p>-0.13748</text:p>
          </table:table-cell>
          <table:table-cell office:value-type="float" office:value="-0.55614">
            <text:p>-0.5561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3.0109">
            <text:p>3.0109</text:p>
          </table:table-cell>
          <table:table-cell office:value-type="float" office:value="0.86603">
            <text:p>0.86603</text:p>
          </table:table-cell>
          <table:table-cell office:value-type="float" office:value="0.025889">
            <text:p>0.025889</text:p>
          </table:table-cell>
        </table:table-row>
        <table:table-row table:style-name="ro1">
          <table:table-cell office:value-type="float" office:value="8.017">
            <text:p>8.017</text:p>
          </table:table-cell>
          <table:table-cell office:value-type="float" office:value="0.14423">
            <text:p>0.14423</text:p>
          </table:table-cell>
          <table:table-cell office:value-type="float" office:value="-0.4473">
            <text:p>-0.4473</text:p>
          </table:table-cell>
          <table:table-cell office:value-type="float" office:value="0">
            <text:p>0</text:p>
          </table:table-cell>
          <table:table-cell office:value-type="float" office:value="0.11754">
            <text:p>0.11754</text:p>
          </table:table-cell>
          <table:table-cell office:value-type="float" office:value="0">
            <text:p>0</text:p>
          </table:table-cell>
          <table:table-cell office:value-type="float" office:value="-0.062731">
            <text:p>-0.062731</text:p>
          </table:table-cell>
          <table:table-cell office:value-type="float" office:value="-0.022603">
            <text:p>-0.022603</text:p>
          </table:table-cell>
          <table:table-cell office:value-type="float" office:value="0.026441">
            <text:p>0.026441</text:p>
          </table:table-cell>
          <table:table-cell/>
          <table:table-cell office:value-type="float" office:value="8.017">
            <text:p>8.017</text:p>
          </table:table-cell>
          <table:table-cell office:value-type="float" office:value="-0.14666">
            <text:p>-0.14666</text:p>
          </table:table-cell>
          <table:table-cell office:value-type="float" office:value="-0.55422">
            <text:p>-0.55422</text:p>
          </table:table-cell>
          <table:table-cell office:value-type="float" office:value="0">
            <text:p>0</text:p>
          </table:table-cell>
          <table:table-cell office:value-type="float" office:value="0.11754">
            <text:p>0.11754</text:p>
          </table:table-cell>
          <table:table-cell office:value-type="float" office:value="0">
            <text:p>0</text:p>
          </table:table-cell>
          <table:table-cell office:value-type="float" office:value="3.0336">
            <text:p>3.0336</text:p>
          </table:table-cell>
          <table:table-cell office:value-type="float" office:value="-0.022603">
            <text:p>-0.022603</text:p>
          </table:table-cell>
          <table:table-cell office:value-type="float" office:value="0.026441">
            <text:p>0.026441</text:p>
          </table:table-cell>
        </table:table-row>
        <table:table-row table:style-name="ro1">
          <table:table-cell office:value-type="float" office:value="8.1507">
            <text:p>8.1507</text:p>
          </table:table-cell>
          <table:table-cell office:value-type="float" office:value="0.15449">
            <text:p>0.15449</text:p>
          </table:table-cell>
          <table:table-cell office:value-type="float" office:value="-0.44818">
            <text:p>-0.4481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37819">
            <text:p>-0.037819</text:p>
          </table:table-cell>
          <table:table-cell office:value-type="float" office:value="0">
            <text:p>0</text:p>
          </table:table-cell>
          <table:table-cell office:value-type="float" office:value="0.02654">
            <text:p>0.02654</text:p>
          </table:table-cell>
          <table:table-cell/>
          <table:table-cell office:value-type="float" office:value="8.1507">
            <text:p>8.1507</text:p>
          </table:table-cell>
          <table:table-cell office:value-type="float" office:value="-0.15506">
            <text:p>-0.15506</text:p>
          </table:table-cell>
          <table:table-cell office:value-type="float" office:value="-0.55336">
            <text:p>-0.5533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3.0785">
            <text:p>3.0785</text:p>
          </table:table-cell>
          <table:table-cell office:value-type="float" office:value="0">
            <text:p>0</text:p>
          </table:table-cell>
          <table:table-cell office:value-type="float" office:value="0.02654">
            <text:p>0.02654</text:p>
          </table:table-cell>
        </table:table-row>
        <table:table-row table:style-name="ro1">
          <table:table-cell office:value-type="float" office:value="8.2843">
            <text:p>8.2843</text:p>
          </table:table-cell>
          <table:table-cell office:value-type="float" office:value="0.16746">
            <text:p>0.16746</text:p>
          </table:table-cell>
          <table:table-cell office:value-type="float" office:value="-0.44784">
            <text:p>-0.44784</text:p>
          </table:table-cell>
          <table:table-cell office:value-type="float" office:value="0">
            <text:p>0</text:p>
          </table:table-cell>
          <table:table-cell office:value-type="float" office:value="0.11762">
            <text:p>0.11762</text:p>
          </table:table-cell>
          <table:table-cell office:value-type="float" office:value="0">
            <text:p>0</text:p>
          </table:table-cell>
          <table:table-cell office:value-type="float" office:value="-0.016417">
            <text:p>-0.016417</text:p>
          </table:table-cell>
          <table:table-cell office:value-type="float" office:value="0.030972">
            <text:p>0.030972</text:p>
          </table:table-cell>
          <table:table-cell office:value-type="float" office:value="0.02621">
            <text:p>0.02621</text:p>
          </table:table-cell>
          <table:table-cell/>
          <table:table-cell office:value-type="float" office:value="8.2843">
            <text:p>8.2843</text:p>
          </table:table-cell>
          <table:table-cell office:value-type="float" office:value="-0.16851">
            <text:p>-0.16851</text:p>
          </table:table-cell>
          <table:table-cell office:value-type="float" office:value="-0.55338">
            <text:p>-0.55338</text:p>
          </table:table-cell>
          <table:table-cell office:value-type="float" office:value="0">
            <text:p>0</text:p>
          </table:table-cell>
          <table:table-cell office:value-type="float" office:value="0.11762">
            <text:p>0.11762</text:p>
          </table:table-cell>
          <table:table-cell office:value-type="float" office:value="0">
            <text:p>0</text:p>
          </table:table-cell>
          <table:table-cell office:value-type="float" office:value="3.112">
            <text:p>3.112</text:p>
          </table:table-cell>
          <table:table-cell office:value-type="float" office:value="0.030972">
            <text:p>0.030972</text:p>
          </table:table-cell>
          <table:table-cell office:value-type="float" office:value="0.02621">
            <text:p>0.02621</text:p>
          </table:table-cell>
        </table:table-row>
        <table:table-row table:style-name="ro1">
          <table:table-cell office:value-type="float" office:value="8.4179">
            <text:p>8.4179</text:p>
          </table:table-cell>
          <table:table-cell office:value-type="float" office:value="0.18514">
            <text:p>0.18514</text:p>
          </table:table-cell>
          <table:table-cell office:value-type="float" office:value="-0.4472">
            <text:p>-0.447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10409">
            <text:p>-0.010409</text:p>
          </table:table-cell>
          <table:table-cell office:value-type="float" office:value="0">
            <text:p>0</text:p>
          </table:table-cell>
          <table:table-cell office:value-type="float" office:value="0.026478">
            <text:p>0.026478</text:p>
          </table:table-cell>
          <table:table-cell/>
          <table:table-cell office:value-type="float" office:value="8.4179">
            <text:p>8.4179</text:p>
          </table:table-cell>
          <table:table-cell office:value-type="float" office:value="-0.1853">
            <text:p>-0.1853</text:p>
          </table:table-cell>
          <table:table-cell office:value-type="float" office:value="-0.55352">
            <text:p>-0.5535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3.1252">
            <text:p>3.1252</text:p>
          </table:table-cell>
          <table:table-cell office:value-type="float" office:value="0">
            <text:p>0</text:p>
          </table:table-cell>
          <table:table-cell office:value-type="float" office:value="0.026478">
            <text:p>0.026478</text:p>
          </table:table-cell>
        </table:table-row>
        <table:table-row table:style-name="ro1">
          <table:table-cell office:value-type="float" office:value="8.5515">
            <text:p>8.5515</text:p>
          </table:table-cell>
          <table:table-cell office:value-type="float" office:value="0.20095">
            <text:p>0.20095</text:p>
          </table:table-cell>
          <table:table-cell office:value-type="float" office:value="-0.44616">
            <text:p>-0.44616</text:p>
          </table:table-cell>
          <table:table-cell office:value-type="float" office:value="0">
            <text:p>0</text:p>
          </table:table-cell>
          <table:table-cell office:value-type="float" office:value="0.11898">
            <text:p>0.11898</text:p>
          </table:table-cell>
          <table:table-cell office:value-type="float" office:value="0">
            <text:p>0</text:p>
          </table:table-cell>
          <table:table-cell office:value-type="float" office:value="-0.0066816">
            <text:p>-0.0066816</text:p>
          </table:table-cell>
          <table:table-cell office:value-type="float" office:value="0.0028813">
            <text:p>0.0028813</text:p>
          </table:table-cell>
          <table:table-cell office:value-type="float" office:value="0.027013">
            <text:p>0.027013</text:p>
          </table:table-cell>
          <table:table-cell/>
          <table:table-cell office:value-type="float" office:value="8.5515">
            <text:p>8.5515</text:p>
          </table:table-cell>
          <table:table-cell office:value-type="float" office:value="-0.20052">
            <text:p>-0.20052</text:p>
          </table:table-cell>
          <table:table-cell office:value-type="float" office:value="-0.55359">
            <text:p>-0.55359</text:p>
          </table:table-cell>
          <table:table-cell office:value-type="float" office:value="0">
            <text:p>0</text:p>
          </table:table-cell>
          <table:table-cell office:value-type="float" office:value="0.11898">
            <text:p>0.11898</text:p>
          </table:table-cell>
          <table:table-cell office:value-type="float" office:value="0">
            <text:p>0</text:p>
          </table:table-cell>
          <table:table-cell office:value-type="float" office:value="3.132">
            <text:p>3.132</text:p>
          </table:table-cell>
          <table:table-cell office:value-type="float" office:value="0.0028813">
            <text:p>0.0028813</text:p>
          </table:table-cell>
          <table:table-cell office:value-type="float" office:value="0.027013">
            <text:p>0.027013</text:p>
          </table:table-cell>
        </table:table-row>
        <table:table-row table:style-name="ro1">
          <table:table-cell office:value-type="float" office:value="8.6852">
            <text:p>8.6852</text:p>
          </table:table-cell>
          <table:table-cell office:value-type="float" office:value="0.21684">
            <text:p>0.21684</text:p>
          </table:table-cell>
          <table:table-cell office:value-type="float" office:value="-0.44535">
            <text:p>-0.4453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12425">
            <text:p>0.012425</text:p>
          </table:table-cell>
          <table:table-cell table:style-name="ce1" office:value-type="string">
            <text:p>-8.8818e-16</text:p>
          </table:table-cell>
          <table:table-cell office:value-type="float" office:value="0.026462">
            <text:p>0.026462</text:p>
          </table:table-cell>
          <table:table-cell/>
          <table:table-cell office:value-type="float" office:value="8.6852">
            <text:p>8.6852</text:p>
          </table:table-cell>
          <table:table-cell office:value-type="float" office:value="-0.21684">
            <text:p>-0.21684</text:p>
          </table:table-cell>
          <table:table-cell office:value-type="float" office:value="-0.55362">
            <text:p>-0.5536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3.136">
            <text:p>3.136</text:p>
          </table:table-cell>
          <table:table-cell table:style-name="ce1" office:value-type="string">
            <text:p>-8.3225e-16</text:p>
          </table:table-cell>
          <table:table-cell office:value-type="float" office:value="0.026462">
            <text:p>0.026462</text:p>
          </table:table-cell>
        </table:table-row>
        <table:table-row table:style-name="ro1">
          <table:table-cell office:value-type="float" office:value="8.8188">
            <text:p>8.8188</text:p>
          </table:table-cell>
          <table:table-cell office:value-type="float" office:value="0.23401">
            <text:p>0.23401</text:p>
          </table:table-cell>
          <table:table-cell office:value-type="float" office:value="-0.44437">
            <text:p>-0.44437</text:p>
          </table:table-cell>
          <table:table-cell office:value-type="float" office:value="0">
            <text:p>0</text:p>
          </table:table-cell>
          <table:table-cell office:value-type="float" office:value="0.12042">
            <text:p>0.12042</text:p>
          </table:table-cell>
          <table:table-cell office:value-type="float" office:value="0">
            <text:p>0</text:p>
          </table:table-cell>
          <table:table-cell office:value-type="float" office:value="0.013931">
            <text:p>0.013931</text:p>
          </table:table-cell>
          <table:table-cell office:value-type="float" office:value="0.005106">
            <text:p>0.005106</text:p>
          </table:table-cell>
          <table:table-cell office:value-type="float" office:value="0.026464">
            <text:p>0.026464</text:p>
          </table:table-cell>
          <table:table-cell/>
          <table:table-cell office:value-type="float" office:value="8.8188">
            <text:p>8.8188</text:p>
          </table:table-cell>
          <table:table-cell office:value-type="float" office:value="-0.23335">
            <text:p>-0.23335</text:p>
          </table:table-cell>
          <table:table-cell office:value-type="float" office:value="-0.55364">
            <text:p>-0.55364</text:p>
          </table:table-cell>
          <table:table-cell office:value-type="float" office:value="0">
            <text:p>0</text:p>
          </table:table-cell>
          <table:table-cell office:value-type="float" office:value="0.12042">
            <text:p>0.12042</text:p>
          </table:table-cell>
          <table:table-cell office:value-type="float" office:value="0">
            <text:p>0</text:p>
          </table:table-cell>
          <table:table-cell office:value-type="float" office:value="3.1385">
            <text:p>3.1385</text:p>
          </table:table-cell>
          <table:table-cell office:value-type="float" office:value="0.005106">
            <text:p>0.005106</text:p>
          </table:table-cell>
          <table:table-cell office:value-type="float" office:value="0.026464">
            <text:p>0.026464</text:p>
          </table:table-cell>
        </table:table-row>
        <table:table-row table:style-name="ro1">
          <table:table-cell office:value-type="float" office:value="8.9523">
            <text:p>8.9523</text:p>
          </table:table-cell>
          <table:table-cell office:value-type="float" office:value="0.25064">
            <text:p>0.25064</text:p>
          </table:table-cell>
          <table:table-cell office:value-type="float" office:value="-0.44332">
            <text:p>-0.4433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15373">
            <text:p>0.015373</text:p>
          </table:table-cell>
          <table:table-cell table:style-name="ce1" office:value-type="string">
            <text:p>4.4409e-16</text:p>
          </table:table-cell>
          <table:table-cell office:value-type="float" office:value="0.026923">
            <text:p>0.026923</text:p>
          </table:table-cell>
          <table:table-cell/>
          <table:table-cell office:value-type="float" office:value="8.9523">
            <text:p>8.9523</text:p>
          </table:table-cell>
          <table:table-cell office:value-type="float" office:value="-0.24897">
            <text:p>-0.24897</text:p>
          </table:table-cell>
          <table:table-cell office:value-type="float" office:value="-0.55366">
            <text:p>-0.5536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3.1399">
            <text:p>3.1399</text:p>
          </table:table-cell>
          <table:table-cell table:style-name="ce1" office:value-type="string">
            <text:p>4.1613e-16</text:p>
          </table:table-cell>
          <table:table-cell office:value-type="float" office:value="0.026923">
            <text:p>0.026923</text:p>
          </table:table-cell>
        </table:table-row>
        <table:table-row table:style-name="ro1">
          <table:table-cell office:value-type="float" office:value="9.0859">
            <text:p>9.0859</text:p>
          </table:table-cell>
          <table:table-cell office:value-type="float" office:value="0.2668">
            <text:p>0.2668</text:p>
          </table:table-cell>
          <table:table-cell office:value-type="float" office:value="-0.4426">
            <text:p>-0.4426</text:p>
          </table:table-cell>
          <table:table-cell office:value-type="float" office:value="0">
            <text:p>0</text:p>
          </table:table-cell>
          <table:table-cell office:value-type="float" office:value="0.12063">
            <text:p>0.12063</text:p>
          </table:table-cell>
          <table:table-cell office:value-type="float" office:value="0">
            <text:p>0</text:p>
          </table:table-cell>
          <table:table-cell office:value-type="float" office:value="0.014395">
            <text:p>0.014395</text:p>
          </table:table-cell>
          <table:table-cell office:value-type="float" office:value="0.033371">
            <text:p>0.033371</text:p>
          </table:table-cell>
          <table:table-cell office:value-type="float" office:value="0.026403">
            <text:p>0.026403</text:p>
          </table:table-cell>
          <table:table-cell/>
          <table:table-cell office:value-type="float" office:value="9.0859">
            <text:p>9.0859</text:p>
          </table:table-cell>
          <table:table-cell office:value-type="float" office:value="-0.26528">
            <text:p>-0.26528</text:p>
          </table:table-cell>
          <table:table-cell office:value-type="float" office:value="-0.55386">
            <text:p>-0.55386</text:p>
          </table:table-cell>
          <table:table-cell office:value-type="float" office:value="0">
            <text:p>0</text:p>
          </table:table-cell>
          <table:table-cell office:value-type="float" office:value="0.12063">
            <text:p>0.12063</text:p>
          </table:table-cell>
          <table:table-cell office:value-type="float" office:value="0">
            <text:p>0</text:p>
          </table:table-cell>
          <table:table-cell office:value-type="float" office:value="-3.1346">
            <text:p>-3.1346</text:p>
          </table:table-cell>
          <table:table-cell office:value-type="float" office:value="0.033371">
            <text:p>0.033371</text:p>
          </table:table-cell>
          <table:table-cell office:value-type="float" office:value="0.026403">
            <text:p>0.026403</text:p>
          </table:table-cell>
        </table:table-row>
        <table:table-row table:style-name="ro1">
          <table:table-cell office:value-type="float" office:value="9.2195">
            <text:p>9.2195</text:p>
          </table:table-cell>
          <table:table-cell office:value-type="float" office:value="0.28286">
            <text:p>0.28286</text:p>
          </table:table-cell>
          <table:table-cell office:value-type="float" office:value="-0.4414">
            <text:p>-0.441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21576">
            <text:p>0.021576</text:p>
          </table:table-cell>
          <table:table-cell table:style-name="ce1" office:value-type="string">
            <text:p>-8.8818e-16</text:p>
          </table:table-cell>
          <table:table-cell office:value-type="float" office:value="0.026283">
            <text:p>0.026283</text:p>
          </table:table-cell>
          <table:table-cell/>
          <table:table-cell office:value-type="float" office:value="9.2195">
            <text:p>9.2195</text:p>
          </table:table-cell>
          <table:table-cell office:value-type="float" office:value="-0.28158">
            <text:p>-0.28158</text:p>
          </table:table-cell>
          <table:table-cell office:value-type="float" office:value="-0.55421">
            <text:p>-0.5542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361">
            <text:p>-3.1361</text:p>
          </table:table-cell>
          <table:table-cell table:style-name="ce1" office:value-type="string">
            <text:p>-8.3225e-16</text:p>
          </table:table-cell>
          <table:table-cell office:value-type="float" office:value="0.026283">
            <text:p>0.026283</text:p>
          </table:table-cell>
        </table:table-row>
        <table:table-row table:style-name="ro1">
          <table:table-cell office:value-type="float" office:value="9.3532">
            <text:p>9.3532</text:p>
          </table:table-cell>
          <table:table-cell office:value-type="float" office:value="0.29984">
            <text:p>0.29984</text:p>
          </table:table-cell>
          <table:table-cell office:value-type="float" office:value="-0.44082">
            <text:p>-0.44082</text:p>
          </table:table-cell>
          <table:table-cell office:value-type="float" office:value="0">
            <text:p>0</text:p>
          </table:table-cell>
          <table:table-cell office:value-type="float" office:value="0.12155">
            <text:p>0.12155</text:p>
          </table:table-cell>
          <table:table-cell office:value-type="float" office:value="0">
            <text:p>0</text:p>
          </table:table-cell>
          <table:table-cell office:value-type="float" office:value="0.017457">
            <text:p>0.017457</text:p>
          </table:table-cell>
          <table:table-cell office:value-type="float" office:value="0.036329">
            <text:p>0.036329</text:p>
          </table:table-cell>
          <table:table-cell office:value-type="float" office:value="0.026668">
            <text:p>0.026668</text:p>
          </table:table-cell>
          <table:table-cell/>
          <table:table-cell office:value-type="float" office:value="9.3532">
            <text:p>9.3532</text:p>
          </table:table-cell>
          <table:table-cell office:value-type="float" office:value="-0.29753">
            <text:p>-0.29753</text:p>
          </table:table-cell>
          <table:table-cell office:value-type="float" office:value="-0.55434">
            <text:p>-0.55434</text:p>
          </table:table-cell>
          <table:table-cell office:value-type="float" office:value="0">
            <text:p>0</text:p>
          </table:table-cell>
          <table:table-cell office:value-type="float" office:value="0.12155">
            <text:p>0.12155</text:p>
          </table:table-cell>
          <table:table-cell office:value-type="float" office:value="0">
            <text:p>0</text:p>
          </table:table-cell>
          <table:table-cell office:value-type="float" office:value="-3.1217">
            <text:p>-3.1217</text:p>
          </table:table-cell>
          <table:table-cell office:value-type="float" office:value="0.036329">
            <text:p>0.036329</text:p>
          </table:table-cell>
          <table:table-cell office:value-type="float" office:value="0.026668">
            <text:p>0.026668</text:p>
          </table:table-cell>
        </table:table-row>
        <table:table-row table:style-name="ro1">
          <table:table-cell office:value-type="float" office:value="9.4868">
            <text:p>9.4868</text:p>
          </table:table-cell>
          <table:table-cell office:value-type="float" office:value="0.31579">
            <text:p>0.31579</text:p>
          </table:table-cell>
          <table:table-cell office:value-type="float" office:value="-0.4403">
            <text:p>-0.440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19379">
            <text:p>0.019379</text:p>
          </table:table-cell>
          <table:table-cell office:value-type="float" office:value="0">
            <text:p>0</text:p>
          </table:table-cell>
          <table:table-cell office:value-type="float" office:value="0.02619">
            <text:p>0.02619</text:p>
          </table:table-cell>
          <table:table-cell/>
          <table:table-cell office:value-type="float" office:value="9.4868">
            <text:p>9.4868</text:p>
          </table:table-cell>
          <table:table-cell office:value-type="float" office:value="-0.31385">
            <text:p>-0.31385</text:p>
          </table:table-cell>
          <table:table-cell office:value-type="float" office:value="-0.55454">
            <text:p>-0.5545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18">
            <text:p>-3.1218</text:p>
          </table:table-cell>
          <table:table-cell office:value-type="float" office:value="0">
            <text:p>0</text:p>
          </table:table-cell>
          <table:table-cell office:value-type="float" office:value="0.02619">
            <text:p>0.02619</text:p>
          </table:table-cell>
        </table:table-row>
        <table:table-row table:style-name="ro1">
          <table:table-cell office:value-type="float" office:value="9.6204">
            <text:p>9.6204</text:p>
          </table:table-cell>
          <table:table-cell office:value-type="float" office:value="0.33231">
            <text:p>0.33231</text:p>
          </table:table-cell>
          <table:table-cell office:value-type="float" office:value="-0.43942">
            <text:p>-0.43942</text:p>
          </table:table-cell>
          <table:table-cell office:value-type="float" office:value="0">
            <text:p>0</text:p>
          </table:table-cell>
          <table:table-cell office:value-type="float" office:value="0.12241">
            <text:p>0.12241</text:p>
          </table:table-cell>
          <table:table-cell office:value-type="float" office:value="0">
            <text:p>0</text:p>
          </table:table-cell>
          <table:table-cell office:value-type="float" office:value="0.0094664">
            <text:p>0.0094664</text:p>
          </table:table-cell>
          <table:table-cell office:value-type="float" office:value="0.036751">
            <text:p>0.036751</text:p>
          </table:table-cell>
          <table:table-cell office:value-type="float" office:value="0.025973">
            <text:p>0.025973</text:p>
          </table:table-cell>
          <table:table-cell/>
          <table:table-cell office:value-type="float" office:value="9.6204">
            <text:p>9.6204</text:p>
          </table:table-cell>
          <table:table-cell office:value-type="float" office:value="-0.33038">
            <text:p>-0.33038</text:p>
          </table:table-cell>
          <table:table-cell office:value-type="float" office:value="-0.55458">
            <text:p>-0.55458</text:p>
          </table:table-cell>
          <table:table-cell office:value-type="float" office:value="0">
            <text:p>0</text:p>
          </table:table-cell>
          <table:table-cell office:value-type="float" office:value="0.12241">
            <text:p>0.12241</text:p>
          </table:table-cell>
          <table:table-cell office:value-type="float" office:value="0">
            <text:p>0</text:p>
          </table:table-cell>
          <table:table-cell office:value-type="float" office:value="-3.1199">
            <text:p>-3.1199</text:p>
          </table:table-cell>
          <table:table-cell office:value-type="float" office:value="0.036751">
            <text:p>0.036751</text:p>
          </table:table-cell>
          <table:table-cell office:value-type="float" office:value="0.025973">
            <text:p>0.025973</text:p>
          </table:table-cell>
        </table:table-row>
        <table:table-row table:style-name="ro1">
          <table:table-cell office:value-type="float" office:value="9.7541">
            <text:p>9.7541</text:p>
          </table:table-cell>
          <table:table-cell office:value-type="float" office:value="0.34802">
            <text:p>0.34802</text:p>
          </table:table-cell>
          <table:table-cell office:value-type="float" office:value="-0.43803">
            <text:p>-0.4380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11867">
            <text:p>0.011867</text:p>
          </table:table-cell>
          <table:table-cell office:value-type="float" office:value="0">
            <text:p>0</text:p>
          </table:table-cell>
          <table:table-cell office:value-type="float" office:value="0.026173">
            <text:p>0.026173</text:p>
          </table:table-cell>
          <table:table-cell/>
          <table:table-cell office:value-type="float" office:value="9.7541">
            <text:p>9.7541</text:p>
          </table:table-cell>
          <table:table-cell office:value-type="float" office:value="-0.34641">
            <text:p>-0.34641</text:p>
          </table:table-cell>
          <table:table-cell office:value-type="float" office:value="-0.55461">
            <text:p>-0.5546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86">
            <text:p>-3.1286</text:p>
          </table:table-cell>
          <table:table-cell office:value-type="float" office:value="0">
            <text:p>0</text:p>
          </table:table-cell>
          <table:table-cell office:value-type="float" office:value="0.026173">
            <text:p>0.026173</text:p>
          </table:table-cell>
        </table:table-row>
        <table:table-row table:style-name="ro1">
          <table:table-cell office:value-type="float" office:value="9.8877">
            <text:p>9.8877</text:p>
          </table:table-cell>
          <table:table-cell office:value-type="float" office:value="0.36444">
            <text:p>0.36444</text:p>
          </table:table-cell>
          <table:table-cell office:value-type="float" office:value="-0.43743">
            <text:p>-0.43743</text:p>
          </table:table-cell>
          <table:table-cell office:value-type="float" office:value="0">
            <text:p>0</text:p>
          </table:table-cell>
          <table:table-cell office:value-type="float" office:value="0.12204">
            <text:p>0.12204</text:p>
          </table:table-cell>
          <table:table-cell office:value-type="float" office:value="0">
            <text:p>0</text:p>
          </table:table-cell>
          <table:table-cell office:value-type="float" office:value="0.011647">
            <text:p>0.011647</text:p>
          </table:table-cell>
          <table:table-cell office:value-type="float" office:value="0.036706">
            <text:p>0.036706</text:p>
          </table:table-cell>
          <table:table-cell office:value-type="float" office:value="0.025672">
            <text:p>0.025672</text:p>
          </table:table-cell>
          <table:table-cell/>
          <table:table-cell office:value-type="float" office:value="9.8877">
            <text:p>9.8877</text:p>
          </table:table-cell>
          <table:table-cell office:value-type="float" office:value="-0.36272">
            <text:p>-0.36272</text:p>
          </table:table-cell>
          <table:table-cell office:value-type="float" office:value="-0.55506">
            <text:p>-0.55506</text:p>
          </table:table-cell>
          <table:table-cell office:value-type="float" office:value="0">
            <text:p>0</text:p>
          </table:table-cell>
          <table:table-cell office:value-type="float" office:value="0.12204">
            <text:p>0.12204</text:p>
          </table:table-cell>
          <table:table-cell office:value-type="float" office:value="0">
            <text:p>0</text:p>
          </table:table-cell>
          <table:table-cell office:value-type="float" office:value="-3.1305">
            <text:p>-3.1305</text:p>
          </table:table-cell>
          <table:table-cell office:value-type="float" office:value="0.036706">
            <text:p>0.036706</text:p>
          </table:table-cell>
          <table:table-cell office:value-type="float" office:value="0.025672">
            <text:p>0.025672</text:p>
          </table:table-cell>
        </table:table-row>
        <table:table-row table:style-name="ro1">
          <table:table-cell office:value-type="float" office:value="10.021">
            <text:p>10.021</text:p>
          </table:table-cell>
          <table:table-cell office:value-type="float" office:value="0.38053">
            <text:p>0.38053</text:p>
          </table:table-cell>
          <table:table-cell office:value-type="float" office:value="-0.43729">
            <text:p>-0.4372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013846">
            <text:p>0.0013846</text:p>
          </table:table-cell>
          <table:table-cell table:style-name="ce1" office:value-type="string">
            <text:p>4.1613e-16</text:p>
          </table:table-cell>
          <table:table-cell office:value-type="float" office:value="0.025241">
            <text:p>0.025241</text:p>
          </table:table-cell>
          <table:table-cell/>
          <table:table-cell office:value-type="float" office:value="10.021">
            <text:p>10.021</text:p>
          </table:table-cell>
          <table:table-cell office:value-type="float" office:value="-0.37937">
            <text:p>-0.37937</text:p>
          </table:table-cell>
          <table:table-cell office:value-type="float" office:value="-0.5555">
            <text:p>-0.555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65">
            <text:p>-3.1265</text:p>
          </table:table-cell>
          <table:table-cell table:style-name="ce1" office:value-type="string">
            <text:p>4.1613e-16</text:p>
          </table:table-cell>
          <table:table-cell office:value-type="float" office:value="0.025241">
            <text:p>0.025241</text:p>
          </table:table-cell>
        </table:table-row>
        <table:table-row table:style-name="ro1">
          <table:table-cell office:value-type="float" office:value="10.155">
            <text:p>10.155</text:p>
          </table:table-cell>
          <table:table-cell office:value-type="float" office:value="0.39705">
            <text:p>0.39705</text:p>
          </table:table-cell>
          <table:table-cell office:value-type="float" office:value="-0.4366">
            <text:p>-0.4366</text:p>
          </table:table-cell>
          <table:table-cell office:value-type="float" office:value="0">
            <text:p>0</text:p>
          </table:table-cell>
          <table:table-cell office:value-type="float" office:value="0.1218">
            <text:p>0.1218</text:p>
          </table:table-cell>
          <table:table-cell office:value-type="float" office:value="0">
            <text:p>0</text:p>
          </table:table-cell>
          <table:table-cell office:value-type="float" office:value="0.00083692">
            <text:p>0.00083692</text:p>
          </table:table-cell>
          <table:table-cell office:value-type="float" office:value="0.061856">
            <text:p>0.061856</text:p>
          </table:table-cell>
          <table:table-cell office:value-type="float" office:value="0.025185">
            <text:p>0.025185</text:p>
          </table:table-cell>
          <table:table-cell/>
          <table:table-cell office:value-type="float" office:value="10.155">
            <text:p>10.155</text:p>
          </table:table-cell>
          <table:table-cell office:value-type="float" office:value="-0.39557">
            <text:p>-0.39557</text:p>
          </table:table-cell>
          <table:table-cell office:value-type="float" office:value="-0.55603">
            <text:p>-0.55603</text:p>
          </table:table-cell>
          <table:table-cell office:value-type="float" office:value="0">
            <text:p>0</text:p>
          </table:table-cell>
          <table:table-cell office:value-type="float" office:value="0.1218">
            <text:p>0.1218</text:p>
          </table:table-cell>
          <table:table-cell office:value-type="float" office:value="0">
            <text:p>0</text:p>
          </table:table-cell>
          <table:table-cell office:value-type="float" office:value="-3.1185">
            <text:p>-3.1185</text:p>
          </table:table-cell>
          <table:table-cell office:value-type="float" office:value="0.061856">
            <text:p>0.061856</text:p>
          </table:table-cell>
          <table:table-cell office:value-type="float" office:value="0.025185">
            <text:p>0.025185</text:p>
          </table:table-cell>
        </table:table-row>
        <table:table-row table:style-name="ro1">
          <table:table-cell office:value-type="float" office:value="10.289">
            <text:p>10.289</text:p>
          </table:table-cell>
          <table:table-cell office:value-type="float" office:value="0.41309">
            <text:p>0.41309</text:p>
          </table:table-cell>
          <table:table-cell office:value-type="float" office:value="-0.43558">
            <text:p>-0.4355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037691">
            <text:p>-0.0037691</text:p>
          </table:table-cell>
          <table:table-cell table:style-name="ce1" office:value-type="string">
            <text:p>-4.1613e-16</text:p>
          </table:table-cell>
          <table:table-cell office:value-type="float" office:value="0.02445">
            <text:p>0.02445</text:p>
          </table:table-cell>
          <table:table-cell/>
          <table:table-cell office:value-type="float" office:value="10.289">
            <text:p>10.289</text:p>
          </table:table-cell>
          <table:table-cell office:value-type="float" office:value="-0.41154">
            <text:p>-0.41154</text:p>
          </table:table-cell>
          <table:table-cell office:value-type="float" office:value="-0.55616">
            <text:p>-0.5561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31">
            <text:p>-3.1131</text:p>
          </table:table-cell>
          <table:table-cell table:style-name="ce1" office:value-type="string">
            <text:p>-4.1613e-16</text:p>
          </table:table-cell>
          <table:table-cell office:value-type="float" office:value="0.02445">
            <text:p>0.02445</text:p>
          </table:table-cell>
        </table:table-row>
        <table:table-row table:style-name="ro1">
          <table:table-cell office:value-type="float" office:value="10.422">
            <text:p>10.422</text:p>
          </table:table-cell>
          <table:table-cell office:value-type="float" office:value="0.41908">
            <text:p>0.41908</text:p>
          </table:table-cell>
          <table:table-cell office:value-type="float" office:value="-0.43488">
            <text:p>-0.43488</text:p>
          </table:table-cell>
          <table:table-cell office:value-type="float" office:value="0">
            <text:p>0</text:p>
          </table:table-cell>
          <table:table-cell office:value-type="float" office:value="-0.11832">
            <text:p>-0.11832</text:p>
          </table:table-cell>
          <table:table-cell office:value-type="float" office:value="0">
            <text:p>0</text:p>
          </table:table-cell>
          <table:table-cell office:value-type="float" office:value="-0.0022569">
            <text:p>-0.0022569</text:p>
          </table:table-cell>
          <table:table-cell office:value-type="float" office:value="-0.08418">
            <text:p>-0.08418</text:p>
          </table:table-cell>
          <table:table-cell office:value-type="float" office:value="0.023779">
            <text:p>0.023779</text:p>
          </table:table-cell>
          <table:table-cell/>
          <table:table-cell office:value-type="float" office:value="10.422">
            <text:p>10.422</text:p>
          </table:table-cell>
          <table:table-cell office:value-type="float" office:value="-0.41726">
            <text:p>-0.41726</text:p>
          </table:table-cell>
          <table:table-cell office:value-type="float" office:value="-0.55614">
            <text:p>-0.5561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323">
            <text:p>-3.1323</text:p>
          </table:table-cell>
          <table:table-cell office:value-type="float" office:value="0">
            <text:p>0</text:p>
          </table:table-cell>
          <table:table-cell office:value-type="float" office:value="0.023779">
            <text:p>0.023779</text:p>
          </table:table-cell>
        </table:table-row>
        <table:table-row table:style-name="ro1">
          <table:table-cell office:value-type="float" office:value="10.556">
            <text:p>10.556</text:p>
          </table:table-cell>
          <table:table-cell office:value-type="float" office:value="0.43224">
            <text:p>0.43224</text:p>
          </table:table-cell>
          <table:table-cell office:value-type="float" office:value="-0.4343">
            <text:p>-0.4343</text:p>
          </table:table-cell>
          <table:table-cell office:value-type="float" office:value="0">
            <text:p>0</text:p>
          </table:table-cell>
          <table:table-cell office:value-type="float" office:value="-0.11809">
            <text:p>-0.11809</text:p>
          </table:table-cell>
          <table:table-cell office:value-type="float" office:value="0">
            <text:p>0</text:p>
          </table:table-cell>
          <table:table-cell office:value-type="float" office:value="0.0077469">
            <text:p>0.0077469</text:p>
          </table:table-cell>
          <table:table-cell office:value-type="float" office:value="-0.087287">
            <text:p>-0.087287</text:p>
          </table:table-cell>
          <table:table-cell office:value-type="float" office:value="0.023311">
            <text:p>0.023311</text:p>
          </table:table-cell>
          <table:table-cell/>
          <table:table-cell office:value-type="float" office:value="10.556">
            <text:p>10.556</text:p>
          </table:table-cell>
          <table:table-cell office:value-type="float" office:value="-0.43097">
            <text:p>-0.43097</text:p>
          </table:table-cell>
          <table:table-cell office:value-type="float" office:value="-0.55629">
            <text:p>-0.55629</text:p>
          </table:table-cell>
          <table:table-cell office:value-type="float" office:value="0">
            <text:p>0</text:p>
          </table:table-cell>
          <table:table-cell office:value-type="float" office:value="-0.11809">
            <text:p>-0.11809</text:p>
          </table:table-cell>
          <table:table-cell office:value-type="float" office:value="0">
            <text:p>0</text:p>
          </table:table-cell>
          <table:table-cell office:value-type="float" office:value="-3.1329">
            <text:p>-3.1329</text:p>
          </table:table-cell>
          <table:table-cell office:value-type="float" office:value="-0.087287">
            <text:p>-0.087287</text:p>
          </table:table-cell>
          <table:table-cell office:value-type="float" office:value="0.023311">
            <text:p>0.023311</text:p>
          </table:table-cell>
        </table:table-row>
        <table:table-row table:style-name="ro1">
          <table:table-cell office:value-type="float" office:value="10.689">
            <text:p>10.689</text:p>
          </table:table-cell>
          <table:table-cell office:value-type="float" office:value="0.42875">
            <text:p>0.42875</text:p>
          </table:table-cell>
          <table:table-cell office:value-type="float" office:value="-0.43445">
            <text:p>-0.4344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086637">
            <text:p>0.0086637</text:p>
          </table:table-cell>
          <table:table-cell table:style-name="ce1" office:value-type="string">
            <text:p>-5.6655e-16</text:p>
          </table:table-cell>
          <table:table-cell office:value-type="float" office:value="0.023159">
            <text:p>0.023159</text:p>
          </table:table-cell>
          <table:table-cell/>
          <table:table-cell office:value-type="float" office:value="10.689">
            <text:p>10.689</text:p>
          </table:table-cell>
          <table:table-cell office:value-type="float" office:value="-0.42737">
            <text:p>-0.42737</text:p>
          </table:table-cell>
          <table:table-cell office:value-type="float" office:value="-0.55616">
            <text:p>-0.5561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235">
            <text:p>-3.1235</text:p>
          </table:table-cell>
          <table:table-cell table:style-name="ce1" office:value-type="string">
            <text:p>-4.1613e-16</text:p>
          </table:table-cell>
          <table:table-cell office:value-type="float" office:value="0.023159">
            <text:p>0.023159</text:p>
          </table:table-cell>
        </table:table-row>
        <table:table-row table:style-name="ro1">
          <table:table-cell office:value-type="float" office:value="10.823">
            <text:p>10.823</text:p>
          </table:table-cell>
          <table:table-cell office:value-type="float" office:value="0.41078">
            <text:p>0.41078</text:p>
          </table:table-cell>
          <table:table-cell office:value-type="float" office:value="-0.43557">
            <text:p>-0.43557</text:p>
          </table:table-cell>
          <table:table-cell office:value-type="float" office:value="0">
            <text:p>0</text:p>
          </table:table-cell>
          <table:table-cell office:value-type="float" office:value="-0.11844">
            <text:p>-0.11844</text:p>
          </table:table-cell>
          <table:table-cell office:value-type="float" office:value="0">
            <text:p>0</text:p>
          </table:table-cell>
          <table:table-cell office:value-type="float" office:value="0.016421">
            <text:p>0.016421</text:p>
          </table:table-cell>
          <table:table-cell office:value-type="float" office:value="-0.088273">
            <text:p>-0.088273</text:p>
          </table:table-cell>
          <table:table-cell office:value-type="float" office:value="0.02454">
            <text:p>0.02454</text:p>
          </table:table-cell>
          <table:table-cell/>
          <table:table-cell office:value-type="float" office:value="10.823">
            <text:p>10.823</text:p>
          </table:table-cell>
          <table:table-cell office:value-type="float" office:value="-0.40776">
            <text:p>-0.40776</text:p>
          </table:table-cell>
          <table:table-cell office:value-type="float" office:value="-0.55501">
            <text:p>-0.55501</text:p>
          </table:table-cell>
          <table:table-cell office:value-type="float" office:value="0">
            <text:p>0</text:p>
          </table:table-cell>
          <table:table-cell office:value-type="float" office:value="-0.11844">
            <text:p>-0.11844</text:p>
          </table:table-cell>
          <table:table-cell office:value-type="float" office:value="0">
            <text:p>0</text:p>
          </table:table-cell>
          <table:table-cell office:value-type="float" office:value="-3.1106">
            <text:p>-3.1106</text:p>
          </table:table-cell>
          <table:table-cell office:value-type="float" office:value="-0.088273">
            <text:p>-0.088273</text:p>
          </table:table-cell>
          <table:table-cell office:value-type="float" office:value="0.02454">
            <text:p>0.02454</text:p>
          </table:table-cell>
        </table:table-row>
        <table:table-row table:style-name="ro1">
          <table:table-cell office:value-type="float" office:value="10.957">
            <text:p>10.957</text:p>
          </table:table-cell>
          <table:table-cell office:value-type="float" office:value="0.39575">
            <text:p>0.39575</text:p>
          </table:table-cell>
          <table:table-cell office:value-type="float" office:value="-0.43621">
            <text:p>-0.4362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20956">
            <text:p>0.020956</text:p>
          </table:table-cell>
          <table:table-cell table:style-name="ce1" office:value-type="string">
            <text:p>-5.6655e-16</text:p>
          </table:table-cell>
          <table:table-cell office:value-type="float" office:value="0.02507">
            <text:p>0.02507</text:p>
          </table:table-cell>
          <table:table-cell/>
          <table:table-cell office:value-type="float" office:value="10.957">
            <text:p>10.957</text:p>
          </table:table-cell>
          <table:table-cell office:value-type="float" office:value="-0.39401">
            <text:p>-0.39401</text:p>
          </table:table-cell>
          <table:table-cell office:value-type="float" office:value="-0.55396">
            <text:p>-0.5539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0996">
            <text:p>-3.0996</text:p>
          </table:table-cell>
          <table:table-cell table:style-name="ce1" office:value-type="string">
            <text:p>-4.1613e-16</text:p>
          </table:table-cell>
          <table:table-cell office:value-type="float" office:value="0.02507">
            <text:p>0.02507</text:p>
          </table:table-cell>
        </table:table-row>
        <table:table-row table:style-name="ro1">
          <table:table-cell office:value-type="float" office:value="11.09">
            <text:p>11.09</text:p>
          </table:table-cell>
          <table:table-cell office:value-type="float" office:value="0.37837">
            <text:p>0.37837</text:p>
          </table:table-cell>
          <table:table-cell office:value-type="float" office:value="-0.43733">
            <text:p>-0.43733</text:p>
          </table:table-cell>
          <table:table-cell office:value-type="float" office:value="0">
            <text:p>0</text:p>
          </table:table-cell>
          <table:table-cell office:value-type="float" office:value="-0.11783">
            <text:p>-0.11783</text:p>
          </table:table-cell>
          <table:table-cell office:value-type="float" office:value="0">
            <text:p>0</text:p>
          </table:table-cell>
          <table:table-cell office:value-type="float" office:value="0.024531">
            <text:p>0.024531</text:p>
          </table:table-cell>
          <table:table-cell office:value-type="float" office:value="-0.10363">
            <text:p>-0.10363</text:p>
          </table:table-cell>
          <table:table-cell office:value-type="float" office:value="0.0252">
            <text:p>0.0252</text:p>
          </table:table-cell>
          <table:table-cell/>
          <table:table-cell office:value-type="float" office:value="11.09">
            <text:p>11.09</text:p>
          </table:table-cell>
          <table:table-cell office:value-type="float" office:value="-0.37815">
            <text:p>-0.37815</text:p>
          </table:table-cell>
          <table:table-cell office:value-type="float" office:value="-0.55276">
            <text:p>-0.55276</text:p>
          </table:table-cell>
          <table:table-cell office:value-type="float" office:value="0">
            <text:p>0</text:p>
          </table:table-cell>
          <table:table-cell office:value-type="float" office:value="-0.11783">
            <text:p>-0.11783</text:p>
          </table:table-cell>
          <table:table-cell office:value-type="float" office:value="0">
            <text:p>0</text:p>
          </table:table-cell>
          <table:table-cell office:value-type="float" office:value="-3.1135">
            <text:p>-3.1135</text:p>
          </table:table-cell>
          <table:table-cell office:value-type="float" office:value="-0.10363">
            <text:p>-0.10363</text:p>
          </table:table-cell>
          <table:table-cell office:value-type="float" office:value="0.0252">
            <text:p>0.0252</text:p>
          </table:table-cell>
        </table:table-row>
        <table:table-row table:style-name="ro1">
          <table:table-cell office:value-type="float" office:value="11.224">
            <text:p>11.224</text:p>
          </table:table-cell>
          <table:table-cell office:value-type="float" office:value="0.36213">
            <text:p>0.36213</text:p>
          </table:table-cell>
          <table:table-cell office:value-type="float" office:value="-0.43844">
            <text:p>-0.4384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25826">
            <text:p>0.025826</text:p>
          </table:table-cell>
          <table:table-cell table:style-name="ce1" office:value-type="string">
            <text:p>-5.6655e-16</text:p>
          </table:table-cell>
          <table:table-cell office:value-type="float" office:value="0.025726">
            <text:p>0.025726</text:p>
          </table:table-cell>
          <table:table-cell/>
          <table:table-cell office:value-type="float" office:value="11.224">
            <text:p>11.224</text:p>
          </table:table-cell>
          <table:table-cell office:value-type="float" office:value="-0.36115">
            <text:p>-0.36115</text:p>
          </table:table-cell>
          <table:table-cell office:value-type="float" office:value="-0.55245">
            <text:p>-0.5524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14">
            <text:p>-3.114</text:p>
          </table:table-cell>
          <table:table-cell table:style-name="ce1" office:value-type="string">
            <text:p>-4.1613e-16</text:p>
          </table:table-cell>
          <table:table-cell office:value-type="float" office:value="0.025726">
            <text:p>0.025726</text:p>
          </table:table-cell>
        </table:table-row>
        <table:table-row table:style-name="ro1">
          <table:table-cell office:value-type="float" office:value="11.357">
            <text:p>11.357</text:p>
          </table:table-cell>
          <table:table-cell office:value-type="float" office:value="0.34565">
            <text:p>0.34565</text:p>
          </table:table-cell>
          <table:table-cell office:value-type="float" office:value="-0.43916">
            <text:p>-0.43916</text:p>
          </table:table-cell>
          <table:table-cell office:value-type="float" office:value="0">
            <text:p>0</text:p>
          </table:table-cell>
          <table:table-cell office:value-type="float" office:value="-0.11877">
            <text:p>-0.11877</text:p>
          </table:table-cell>
          <table:table-cell office:value-type="float" office:value="0">
            <text:p>0</text:p>
          </table:table-cell>
          <table:table-cell office:value-type="float" office:value="0.027255">
            <text:p>0.027255</text:p>
          </table:table-cell>
          <table:table-cell office:value-type="float" office:value="-0.078013">
            <text:p>-0.078013</text:p>
          </table:table-cell>
          <table:table-cell office:value-type="float" office:value="0.026201">
            <text:p>0.026201</text:p>
          </table:table-cell>
          <table:table-cell/>
          <table:table-cell office:value-type="float" office:value="11.357">
            <text:p>11.357</text:p>
          </table:table-cell>
          <table:table-cell office:value-type="float" office:value="-0.34614">
            <text:p>-0.34614</text:p>
          </table:table-cell>
          <table:table-cell office:value-type="float" office:value="-0.55193">
            <text:p>-0.55193</text:p>
          </table:table-cell>
          <table:table-cell office:value-type="float" office:value="0">
            <text:p>0</text:p>
          </table:table-cell>
          <table:table-cell office:value-type="float" office:value="-0.11877">
            <text:p>-0.11877</text:p>
          </table:table-cell>
          <table:table-cell office:value-type="float" office:value="0">
            <text:p>0</text:p>
          </table:table-cell>
          <table:table-cell office:value-type="float" office:value="-3.1224">
            <text:p>-3.1224</text:p>
          </table:table-cell>
          <table:table-cell office:value-type="float" office:value="-0.078013">
            <text:p>-0.078013</text:p>
          </table:table-cell>
          <table:table-cell office:value-type="float" office:value="0.026201">
            <text:p>0.026201</text:p>
          </table:table-cell>
        </table:table-row>
        <table:table-row table:style-name="ro1">
          <table:table-cell office:value-type="float" office:value="11.491">
            <text:p>11.491</text:p>
          </table:table-cell>
          <table:table-cell office:value-type="float" office:value="0.32954">
            <text:p>0.32954</text:p>
          </table:table-cell>
          <table:table-cell office:value-type="float" office:value="-0.44067">
            <text:p>-0.4406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28123">
            <text:p>0.028123</text:p>
          </table:table-cell>
          <table:table-cell table:style-name="ce1" office:value-type="string">
            <text:p>-1.2246e-16</text:p>
          </table:table-cell>
          <table:table-cell office:value-type="float" office:value="0.025958">
            <text:p>0.025958</text:p>
          </table:table-cell>
          <table:table-cell/>
          <table:table-cell office:value-type="float" office:value="11.491">
            <text:p>11.491</text:p>
          </table:table-cell>
          <table:table-cell office:value-type="float" office:value="-0.32954">
            <text:p>-0.32954</text:p>
          </table:table-cell>
          <table:table-cell office:value-type="float" office:value="-0.55122">
            <text:p>-0.5512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332">
            <text:p>-3.1332</text:p>
          </table:table-cell>
          <table:table-cell office:value-type="float" office:value="0">
            <text:p>0</text:p>
          </table:table-cell>
          <table:table-cell office:value-type="float" office:value="0.025958">
            <text:p>0.025958</text:p>
          </table:table-cell>
        </table:table-row>
        <table:table-row table:style-name="ro1">
          <table:table-cell office:value-type="float" office:value="11.625">
            <text:p>11.625</text:p>
          </table:table-cell>
          <table:table-cell office:value-type="float" office:value="0.3131">
            <text:p>0.3131</text:p>
          </table:table-cell>
          <table:table-cell office:value-type="float" office:value="-0.4422">
            <text:p>-0.4422</text:p>
          </table:table-cell>
          <table:table-cell office:value-type="float" office:value="0">
            <text:p>0</text:p>
          </table:table-cell>
          <table:table-cell office:value-type="float" office:value="-0.1199">
            <text:p>-0.1199</text:p>
          </table:table-cell>
          <table:table-cell office:value-type="float" office:value="0">
            <text:p>0</text:p>
          </table:table-cell>
          <table:table-cell office:value-type="float" office:value="0.034883">
            <text:p>0.034883</text:p>
          </table:table-cell>
          <table:table-cell office:value-type="float" office:value="-0.047808">
            <text:p>-0.047808</text:p>
          </table:table-cell>
          <table:table-cell office:value-type="float" office:value="0.026216">
            <text:p>0.026216</text:p>
          </table:table-cell>
          <table:table-cell/>
          <table:table-cell office:value-type="float" office:value="11.625">
            <text:p>11.625</text:p>
          </table:table-cell>
          <table:table-cell office:value-type="float" office:value="-0.31394">
            <text:p>-0.31394</text:p>
          </table:table-cell>
          <table:table-cell office:value-type="float" office:value="-0.55096">
            <text:p>-0.55096</text:p>
          </table:table-cell>
          <table:table-cell office:value-type="float" office:value="0">
            <text:p>0</text:p>
          </table:table-cell>
          <table:table-cell office:value-type="float" office:value="-0.1199">
            <text:p>-0.1199</text:p>
          </table:table-cell>
          <table:table-cell office:value-type="float" office:value="0">
            <text:p>0</text:p>
          </table:table-cell>
          <table:table-cell office:value-type="float" office:value="-3.1303">
            <text:p>-3.1303</text:p>
          </table:table-cell>
          <table:table-cell office:value-type="float" office:value="-0.047808">
            <text:p>-0.047808</text:p>
          </table:table-cell>
          <table:table-cell office:value-type="float" office:value="0.026216">
            <text:p>0.026216</text:p>
          </table:table-cell>
        </table:table-row>
        <table:table-row table:style-name="ro1">
          <table:table-cell office:value-type="float" office:value="11.758">
            <text:p>11.758</text:p>
          </table:table-cell>
          <table:table-cell office:value-type="float" office:value="0.29692">
            <text:p>0.29692</text:p>
          </table:table-cell>
          <table:table-cell office:value-type="float" office:value="-0.44354">
            <text:p>-0.4435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29342">
            <text:p>0.029342</text:p>
          </table:table-cell>
          <table:table-cell table:style-name="ce1" office:value-type="string">
            <text:p>-5.6655e-16</text:p>
          </table:table-cell>
          <table:table-cell office:value-type="float" office:value="0.02679">
            <text:p>0.02679</text:p>
          </table:table-cell>
          <table:table-cell/>
          <table:table-cell office:value-type="float" office:value="11.758">
            <text:p>11.758</text:p>
          </table:table-cell>
          <table:table-cell office:value-type="float" office:value="-0.2977">
            <text:p>-0.2977</text:p>
          </table:table-cell>
          <table:table-cell office:value-type="float" office:value="-0.55066">
            <text:p>-0.5506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287">
            <text:p>-3.1287</text:p>
          </table:table-cell>
          <table:table-cell table:style-name="ce1" office:value-type="string">
            <text:p>-4.1613e-16</text:p>
          </table:table-cell>
          <table:table-cell office:value-type="float" office:value="0.02679">
            <text:p>0.02679</text:p>
          </table:table-cell>
        </table:table-row>
        <table:table-row table:style-name="ro1">
          <table:table-cell office:value-type="float" office:value="11.892">
            <text:p>11.892</text:p>
          </table:table-cell>
          <table:table-cell office:value-type="float" office:value="0.28055">
            <text:p>0.28055</text:p>
          </table:table-cell>
          <table:table-cell office:value-type="float" office:value="-0.44388">
            <text:p>-0.44388</text:p>
          </table:table-cell>
          <table:table-cell office:value-type="float" office:value="0">
            <text:p>0</text:p>
          </table:table-cell>
          <table:table-cell office:value-type="float" office:value="-0.12069">
            <text:p>-0.12069</text:p>
          </table:table-cell>
          <table:table-cell office:value-type="float" office:value="0">
            <text:p>0</text:p>
          </table:table-cell>
          <table:table-cell office:value-type="float" office:value="0.05698">
            <text:p>0.05698</text:p>
          </table:table-cell>
          <table:table-cell office:value-type="float" office:value="-0.03173">
            <text:p>-0.03173</text:p>
          </table:table-cell>
          <table:table-cell office:value-type="float" office:value="0.026312">
            <text:p>0.026312</text:p>
          </table:table-cell>
          <table:table-cell/>
          <table:table-cell office:value-type="float" office:value="11.892">
            <text:p>11.892</text:p>
          </table:table-cell>
          <table:table-cell office:value-type="float" office:value="-0.28095">
            <text:p>-0.28095</text:p>
          </table:table-cell>
          <table:table-cell office:value-type="float" office:value="-0.55144">
            <text:p>-0.55144</text:p>
          </table:table-cell>
          <table:table-cell office:value-type="float" office:value="0">
            <text:p>0</text:p>
          </table:table-cell>
          <table:table-cell office:value-type="float" office:value="-0.12069">
            <text:p>-0.12069</text:p>
          </table:table-cell>
          <table:table-cell office:value-type="float" office:value="0">
            <text:p>0</text:p>
          </table:table-cell>
          <table:table-cell office:value-type="float" office:value="-3.1355">
            <text:p>-3.1355</text:p>
          </table:table-cell>
          <table:table-cell office:value-type="float" office:value="-0.03173">
            <text:p>-0.03173</text:p>
          </table:table-cell>
          <table:table-cell office:value-type="float" office:value="0.026312">
            <text:p>0.026312</text:p>
          </table:table-cell>
        </table:table-row>
        <table:table-row table:style-name="ro1">
          <table:table-cell office:value-type="float" office:value="12.026">
            <text:p>12.026</text:p>
          </table:table-cell>
          <table:table-cell office:value-type="float" office:value="0.26385">
            <text:p>0.26385</text:p>
          </table:table-cell>
          <table:table-cell office:value-type="float" office:value="-0.44565">
            <text:p>-0.4456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58429">
            <text:p>0.058429</text:p>
          </table:table-cell>
          <table:table-cell table:style-name="ce1" office:value-type="string">
            <text:p>-1.2246e-16</text:p>
          </table:table-cell>
          <table:table-cell office:value-type="float" office:value="0.026349">
            <text:p>0.026349</text:p>
          </table:table-cell>
          <table:table-cell/>
          <table:table-cell office:value-type="float" office:value="12.026">
            <text:p>12.026</text:p>
          </table:table-cell>
          <table:table-cell office:value-type="float" office:value="-0.26833">
            <text:p>-0.26833</text:p>
          </table:table-cell>
          <table:table-cell office:value-type="float" office:value="-0.55097">
            <text:p>-0.5509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298">
            <text:p>-3.1298</text:p>
          </table:table-cell>
          <table:table-cell office:value-type="float" office:value="0">
            <text:p>0</text:p>
          </table:table-cell>
          <table:table-cell office:value-type="float" office:value="0.026349">
            <text:p>0.026349</text:p>
          </table:table-cell>
        </table:table-row>
        <table:table-row table:style-name="ro1">
          <table:table-cell office:value-type="float" office:value="12.159">
            <text:p>12.159</text:p>
          </table:table-cell>
          <table:table-cell office:value-type="float" office:value="0.24789">
            <text:p>0.24789</text:p>
          </table:table-cell>
          <table:table-cell office:value-type="float" office:value="-0.44743">
            <text:p>-0.44743</text:p>
          </table:table-cell>
          <table:table-cell office:value-type="float" office:value="0">
            <text:p>0</text:p>
          </table:table-cell>
          <table:table-cell office:value-type="float" office:value="-0.12431">
            <text:p>-0.12431</text:p>
          </table:table-cell>
          <table:table-cell office:value-type="float" office:value="0">
            <text:p>0</text:p>
          </table:table-cell>
          <table:table-cell office:value-type="float" office:value="0.051202">
            <text:p>0.051202</text:p>
          </table:table-cell>
          <table:table-cell office:value-type="float" office:value="0.017324">
            <text:p>0.017324</text:p>
          </table:table-cell>
          <table:table-cell office:value-type="float" office:value="0.027101">
            <text:p>0.027101</text:p>
          </table:table-cell>
          <table:table-cell/>
          <table:table-cell office:value-type="float" office:value="12.159">
            <text:p>12.159</text:p>
          </table:table-cell>
          <table:table-cell office:value-type="float" office:value="-0.25075">
            <text:p>-0.25075</text:p>
          </table:table-cell>
          <table:table-cell office:value-type="float" office:value="-0.55172">
            <text:p>-0.55172</text:p>
          </table:table-cell>
          <table:table-cell office:value-type="float" office:value="0">
            <text:p>0</text:p>
          </table:table-cell>
          <table:table-cell office:value-type="float" office:value="-0.12431">
            <text:p>-0.12431</text:p>
          </table:table-cell>
          <table:table-cell office:value-type="float" office:value="0">
            <text:p>0</text:p>
          </table:table-cell>
          <table:table-cell office:value-type="float" office:value="-3.1336">
            <text:p>-3.1336</text:p>
          </table:table-cell>
          <table:table-cell office:value-type="float" office:value="0.017324">
            <text:p>0.017324</text:p>
          </table:table-cell>
          <table:table-cell office:value-type="float" office:value="0.027101">
            <text:p>0.027101</text:p>
          </table:table-cell>
        </table:table-row>
        <table:table-row table:style-name="ro1">
          <table:table-cell office:value-type="float" office:value="12.293">
            <text:p>12.293</text:p>
          </table:table-cell>
          <table:table-cell office:value-type="float" office:value="0.23174">
            <text:p>0.23174</text:p>
          </table:table-cell>
          <table:table-cell office:value-type="float" office:value="-0.44835">
            <text:p>-0.4483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58968">
            <text:p>0.058968</text:p>
          </table:table-cell>
          <table:table-cell table:style-name="ce1" office:value-type="string">
            <text:p>-5.6655e-16</text:p>
          </table:table-cell>
          <table:table-cell office:value-type="float" office:value="0.026495">
            <text:p>0.026495</text:p>
          </table:table-cell>
          <table:table-cell/>
          <table:table-cell office:value-type="float" office:value="12.293">
            <text:p>12.293</text:p>
          </table:table-cell>
          <table:table-cell office:value-type="float" office:value="-0.23329">
            <text:p>-0.23329</text:p>
          </table:table-cell>
          <table:table-cell office:value-type="float" office:value="-0.55188">
            <text:p>-0.5518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362">
            <text:p>-3.1362</text:p>
          </table:table-cell>
          <table:table-cell table:style-name="ce1" office:value-type="string">
            <text:p>-4.1613e-16</text:p>
          </table:table-cell>
          <table:table-cell office:value-type="float" office:value="0.026495">
            <text:p>0.026495</text:p>
          </table:table-cell>
        </table:table-row>
        <table:table-row table:style-name="ro1">
          <table:table-cell office:value-type="float" office:value="12.426">
            <text:p>12.426</text:p>
          </table:table-cell>
          <table:table-cell office:value-type="float" office:value="0.21469">
            <text:p>0.21469</text:p>
          </table:table-cell>
          <table:table-cell office:value-type="float" office:value="-0.44999">
            <text:p>-0.44999</text:p>
          </table:table-cell>
          <table:table-cell office:value-type="float" office:value="0">
            <text:p>0</text:p>
          </table:table-cell>
          <table:table-cell office:value-type="float" office:value="-0.12138">
            <text:p>-0.12138</text:p>
          </table:table-cell>
          <table:table-cell office:value-type="float" office:value="0">
            <text:p>0</text:p>
          </table:table-cell>
          <table:table-cell office:value-type="float" office:value="0.050166">
            <text:p>0.050166</text:p>
          </table:table-cell>
          <table:table-cell office:value-type="float" office:value="0.054644">
            <text:p>0.054644</text:p>
          </table:table-cell>
          <table:table-cell office:value-type="float" office:value="0.026512">
            <text:p>0.026512</text:p>
          </table:table-cell>
          <table:table-cell/>
          <table:table-cell office:value-type="float" office:value="12.426">
            <text:p>12.426</text:p>
          </table:table-cell>
          <table:table-cell office:value-type="float" office:value="-0.21717">
            <text:p>-0.21717</text:p>
          </table:table-cell>
          <table:table-cell office:value-type="float" office:value="-0.55192">
            <text:p>-0.55192</text:p>
          </table:table-cell>
          <table:table-cell office:value-type="float" office:value="0">
            <text:p>0</text:p>
          </table:table-cell>
          <table:table-cell office:value-type="float" office:value="-0.12138">
            <text:p>-0.12138</text:p>
          </table:table-cell>
          <table:table-cell office:value-type="float" office:value="0">
            <text:p>0</text:p>
          </table:table-cell>
          <table:table-cell office:value-type="float" office:value="-3.1355">
            <text:p>-3.1355</text:p>
          </table:table-cell>
          <table:table-cell office:value-type="float" office:value="0.054644">
            <text:p>0.054644</text:p>
          </table:table-cell>
          <table:table-cell office:value-type="float" office:value="0.026512">
            <text:p>0.026512</text:p>
          </table:table-cell>
        </table:table-row>
        <table:table-row table:style-name="ro1">
          <table:table-cell office:value-type="float" office:value="12.56">
            <text:p>12.56</text:p>
          </table:table-cell>
          <table:table-cell office:value-type="float" office:value="0.20072">
            <text:p>0.20072</text:p>
          </table:table-cell>
          <table:table-cell office:value-type="float" office:value="-0.45086">
            <text:p>-0.4508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011265">
            <text:p>0.011265</text:p>
          </table:table-cell>
          <table:table-cell office:value-type="float" office:value="-0.86603">
            <text:p>-0.86603</text:p>
          </table:table-cell>
          <table:table-cell office:value-type="float" office:value="0.027122">
            <text:p>0.027122</text:p>
          </table:table-cell>
          <table:table-cell/>
          <table:table-cell office:value-type="float" office:value="12.56">
            <text:p>12.56</text:p>
          </table:table-cell>
          <table:table-cell office:value-type="float" office:value="-0.20209">
            <text:p>-0.20209</text:p>
          </table:table-cell>
          <table:table-cell office:value-type="float" office:value="-0.55195">
            <text:p>-0.55195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3.1027">
            <text:p>3.1027</text:p>
          </table:table-cell>
          <table:table-cell office:value-type="float" office:value="-0.86603">
            <text:p>-0.86603</text:p>
          </table:table-cell>
          <table:table-cell office:value-type="float" office:value="0.027122">
            <text:p>0.027122</text:p>
          </table:table-cell>
        </table:table-row>
        <table:table-row table:style-name="ro1">
          <table:table-cell office:value-type="float" office:value="12.694">
            <text:p>12.694</text:p>
          </table:table-cell>
          <table:table-cell office:value-type="float" office:value="0.18609">
            <text:p>0.18609</text:p>
          </table:table-cell>
          <table:table-cell office:value-type="float" office:value="-0.45224">
            <text:p>-0.45224</text:p>
          </table:table-cell>
          <table:table-cell office:value-type="float" office:value="0">
            <text:p>0</text:p>
          </table:table-cell>
          <table:table-cell office:value-type="float" office:value="-0.066402">
            <text:p>-0.066402</text:p>
          </table:table-cell>
          <table:table-cell office:value-type="float" office:value="0">
            <text:p>0</text:p>
          </table:table-cell>
          <table:table-cell office:value-type="float" office:value="-0.074009">
            <text:p>-0.074009</text:p>
          </table:table-cell>
          <table:table-cell office:value-type="float" office:value="-0.82766">
            <text:p>-0.82766</text:p>
          </table:table-cell>
          <table:table-cell office:value-type="float" office:value="0.026516">
            <text:p>0.026516</text:p>
          </table:table-cell>
          <table:table-cell/>
          <table:table-cell office:value-type="float" office:value="12.694">
            <text:p>12.694</text:p>
          </table:table-cell>
          <table:table-cell office:value-type="float" office:value="-0.18676">
            <text:p>-0.18676</text:p>
          </table:table-cell>
          <table:table-cell office:value-type="float" office:value="-0.55212">
            <text:p>-0.55212</text:p>
          </table:table-cell>
          <table:table-cell office:value-type="float" office:value="0">
            <text:p>0</text:p>
          </table:table-cell>
          <table:table-cell office:value-type="float" office:value="-0.066402">
            <text:p>-0.066402</text:p>
          </table:table-cell>
          <table:table-cell office:value-type="float" office:value="0">
            <text:p>0</text:p>
          </table:table-cell>
          <table:table-cell office:value-type="float" office:value="3.0406">
            <text:p>3.0406</text:p>
          </table:table-cell>
          <table:table-cell office:value-type="float" office:value="-0.82766">
            <text:p>-0.82766</text:p>
          </table:table-cell>
          <table:table-cell office:value-type="float" office:value="0.026516">
            <text:p>0.026516</text:p>
          </table:table-cell>
        </table:table-row>
        <table:table-row table:style-name="ro1">
          <table:table-cell office:value-type="float" office:value="12.827">
            <text:p>12.827</text:p>
          </table:table-cell>
          <table:table-cell office:value-type="float" office:value="0.17684">
            <text:p>0.17684</text:p>
          </table:table-cell>
          <table:table-cell office:value-type="float" office:value="-0.45223">
            <text:p>-0.4522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11113">
            <text:p>-0.11113</text:p>
          </table:table-cell>
          <table:table-cell office:value-type="float" office:value="-0.86603">
            <text:p>-0.86603</text:p>
          </table:table-cell>
          <table:table-cell office:value-type="float" office:value="0.026101">
            <text:p>0.026101</text:p>
          </table:table-cell>
          <table:table-cell/>
          <table:table-cell office:value-type="float" office:value="12.827">
            <text:p>12.827</text:p>
          </table:table-cell>
          <table:table-cell office:value-type="float" office:value="-0.17636">
            <text:p>-0.17636</text:p>
          </table:table-cell>
          <table:table-cell office:value-type="float" office:value="-0.55307">
            <text:p>-0.5530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9871">
            <text:p>2.9871</text:p>
          </table:table-cell>
          <table:table-cell office:value-type="float" office:value="-0.86603">
            <text:p>-0.86603</text:p>
          </table:table-cell>
          <table:table-cell office:value-type="float" office:value="0.026101">
            <text:p>0.026101</text:p>
          </table:table-cell>
        </table:table-row>
        <table:table-row table:style-name="ro1">
          <table:table-cell office:value-type="float" office:value="12.961">
            <text:p>12.961</text:p>
          </table:table-cell>
          <table:table-cell office:value-type="float" office:value="0.16984">
            <text:p>0.16984</text:p>
          </table:table-cell>
          <table:table-cell office:value-type="float" office:value="-0.45152">
            <text:p>-0.45152</text:p>
          </table:table-cell>
          <table:table-cell office:value-type="float" office:value="0">
            <text:p>0</text:p>
          </table:table-cell>
          <table:table-cell office:value-type="float" office:value="-0.063164">
            <text:p>-0.063164</text:p>
          </table:table-cell>
          <table:table-cell office:value-type="float" office:value="0">
            <text:p>0</text:p>
          </table:table-cell>
          <table:table-cell office:value-type="float" office:value="-0.19734">
            <text:p>-0.19734</text:p>
          </table:table-cell>
          <table:table-cell office:value-type="float" office:value="-0.83555">
            <text:p>-0.83555</text:p>
          </table:table-cell>
          <table:table-cell office:value-type="float" office:value="0.02597">
            <text:p>0.02597</text:p>
          </table:table-cell>
          <table:table-cell/>
          <table:table-cell office:value-type="float" office:value="12.961">
            <text:p>12.961</text:p>
          </table:table-cell>
          <table:table-cell office:value-type="float" office:value="-0.17038">
            <text:p>-0.17038</text:p>
          </table:table-cell>
          <table:table-cell office:value-type="float" office:value="-0.55403">
            <text:p>-0.55403</text:p>
          </table:table-cell>
          <table:table-cell office:value-type="float" office:value="0">
            <text:p>0</text:p>
          </table:table-cell>
          <table:table-cell office:value-type="float" office:value="-0.063164">
            <text:p>-0.063164</text:p>
          </table:table-cell>
          <table:table-cell office:value-type="float" office:value="0">
            <text:p>0</text:p>
          </table:table-cell>
          <table:table-cell office:value-type="float" office:value="2.8904">
            <text:p>2.8904</text:p>
          </table:table-cell>
          <table:table-cell office:value-type="float" office:value="-0.83555">
            <text:p>-0.83555</text:p>
          </table:table-cell>
          <table:table-cell office:value-type="float" office:value="0.02597">
            <text:p>0.02597</text:p>
          </table:table-cell>
        </table:table-row>
        <table:table-row table:style-name="ro1">
          <table:table-cell office:value-type="float" office:value="13.094">
            <text:p>13.094</text:p>
          </table:table-cell>
          <table:table-cell office:value-type="float" office:value="0.1627">
            <text:p>0.1627</text:p>
          </table:table-cell>
          <table:table-cell office:value-type="float" office:value="-0.45036">
            <text:p>-0.4503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30245">
            <text:p>-0.30245</text:p>
          </table:table-cell>
          <table:table-cell office:value-type="float" office:value="-0.86603">
            <text:p>-0.86603</text:p>
          </table:table-cell>
          <table:table-cell office:value-type="float" office:value="0.026153">
            <text:p>0.026153</text:p>
          </table:table-cell>
          <table:table-cell/>
          <table:table-cell office:value-type="float" office:value="13.094">
            <text:p>13.094</text:p>
          </table:table-cell>
          <table:table-cell office:value-type="float" office:value="-0.16146">
            <text:p>-0.16146</text:p>
          </table:table-cell>
          <table:table-cell office:value-type="float" office:value="-0.55626">
            <text:p>-0.5562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7854">
            <text:p>2.7854</text:p>
          </table:table-cell>
          <table:table-cell office:value-type="float" office:value="-0.86603">
            <text:p>-0.86603</text:p>
          </table:table-cell>
          <table:table-cell office:value-type="float" office:value="0.026153">
            <text:p>0.026153</text:p>
          </table:table-cell>
        </table:table-row>
        <table:table-row table:style-name="ro1">
          <table:table-cell office:value-type="float" office:value="13.228">
            <text:p>13.228</text:p>
          </table:table-cell>
          <table:table-cell office:value-type="float" office:value="0.15496">
            <text:p>0.15496</text:p>
          </table:table-cell>
          <table:table-cell office:value-type="float" office:value="-0.44799">
            <text:p>-0.44799</text:p>
          </table:table-cell>
          <table:table-cell office:value-type="float" office:value="0">
            <text:p>0</text:p>
          </table:table-cell>
          <table:table-cell office:value-type="float" office:value="-0.062019">
            <text:p>-0.062019</text:p>
          </table:table-cell>
          <table:table-cell office:value-type="float" office:value="0">
            <text:p>0</text:p>
          </table:table-cell>
          <table:table-cell office:value-type="float" office:value="-0.40728">
            <text:p>-0.40728</text:p>
          </table:table-cell>
          <table:table-cell office:value-type="float" office:value="-0.83677">
            <text:p>-0.83677</text:p>
          </table:table-cell>
          <table:table-cell office:value-type="float" office:value="0.026359">
            <text:p>0.026359</text:p>
          </table:table-cell>
          <table:table-cell/>
          <table:table-cell office:value-type="float" office:value="13.228">
            <text:p>13.228</text:p>
          </table:table-cell>
          <table:table-cell office:value-type="float" office:value="-0.15423">
            <text:p>-0.15423</text:p>
          </table:table-cell>
          <table:table-cell office:value-type="float" office:value="-0.55993">
            <text:p>-0.55993</text:p>
          </table:table-cell>
          <table:table-cell office:value-type="float" office:value="0">
            <text:p>0</text:p>
          </table:table-cell>
          <table:table-cell office:value-type="float" office:value="-0.062019">
            <text:p>-0.062019</text:p>
          </table:table-cell>
          <table:table-cell office:value-type="float" office:value="0">
            <text:p>0</text:p>
          </table:table-cell>
          <table:table-cell office:value-type="float" office:value="2.6751">
            <text:p>2.6751</text:p>
          </table:table-cell>
          <table:table-cell office:value-type="float" office:value="-0.83677">
            <text:p>-0.83677</text:p>
          </table:table-cell>
          <table:table-cell office:value-type="float" office:value="0.026359">
            <text:p>0.026359</text:p>
          </table:table-cell>
        </table:table-row>
        <table:table-row table:style-name="ro1">
          <table:table-cell office:value-type="float" office:value="13.362">
            <text:p>13.362</text:p>
          </table:table-cell>
          <table:table-cell office:value-type="float" office:value="0.14816">
            <text:p>0.14816</text:p>
          </table:table-cell>
          <table:table-cell office:value-type="float" office:value="-0.44452">
            <text:p>-0.4445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50915">
            <text:p>-0.50915</text:p>
          </table:table-cell>
          <table:table-cell office:value-type="float" office:value="-0.86603">
            <text:p>-0.86603</text:p>
          </table:table-cell>
          <table:table-cell office:value-type="float" office:value="0.026254">
            <text:p>0.026254</text:p>
          </table:table-cell>
          <table:table-cell/>
          <table:table-cell office:value-type="float" office:value="13.362">
            <text:p>13.362</text:p>
          </table:table-cell>
          <table:table-cell office:value-type="float" office:value="-0.14677">
            <text:p>-0.14677</text:p>
          </table:table-cell>
          <table:table-cell office:value-type="float" office:value="-0.56405">
            <text:p>-0.56405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5765">
            <text:p>2.5765</text:p>
          </table:table-cell>
          <table:table-cell office:value-type="float" office:value="-0.86603">
            <text:p>-0.86603</text:p>
          </table:table-cell>
          <table:table-cell office:value-type="float" office:value="0.026254">
            <text:p>0.026254</text:p>
          </table:table-cell>
        </table:table-row>
        <table:table-row table:style-name="ro1">
          <table:table-cell office:value-type="float" office:value="13.495">
            <text:p>13.495</text:p>
          </table:table-cell>
          <table:table-cell office:value-type="float" office:value="0.14168">
            <text:p>0.14168</text:p>
          </table:table-cell>
          <table:table-cell office:value-type="float" office:value="-0.4407">
            <text:p>-0.4407</text:p>
          </table:table-cell>
          <table:table-cell office:value-type="float" office:value="0">
            <text:p>0</text:p>
          </table:table-cell>
          <table:table-cell office:value-type="float" office:value="-0.059958">
            <text:p>-0.059958</text:p>
          </table:table-cell>
          <table:table-cell office:value-type="float" office:value="0">
            <text:p>0</text:p>
          </table:table-cell>
          <table:table-cell office:value-type="float" office:value="-0.6275">
            <text:p>-0.6275</text:p>
          </table:table-cell>
          <table:table-cell office:value-type="float" office:value="-0.84287">
            <text:p>-0.84287</text:p>
          </table:table-cell>
          <table:table-cell office:value-type="float" office:value="0.025961">
            <text:p>0.025961</text:p>
          </table:table-cell>
          <table:table-cell/>
          <table:table-cell office:value-type="float" office:value="13.495">
            <text:p>13.495</text:p>
          </table:table-cell>
          <table:table-cell office:value-type="float" office:value="-0.13939">
            <text:p>-0.13939</text:p>
          </table:table-cell>
          <table:table-cell office:value-type="float" office:value="-0.5693">
            <text:p>-0.5693</text:p>
          </table:table-cell>
          <table:table-cell office:value-type="float" office:value="0">
            <text:p>0</text:p>
          </table:table-cell>
          <table:table-cell office:value-type="float" office:value="-0.059958">
            <text:p>-0.059958</text:p>
          </table:table-cell>
          <table:table-cell office:value-type="float" office:value="0">
            <text:p>0</text:p>
          </table:table-cell>
          <table:table-cell office:value-type="float" office:value="2.4497">
            <text:p>2.4497</text:p>
          </table:table-cell>
          <table:table-cell office:value-type="float" office:value="-0.84287">
            <text:p>-0.84287</text:p>
          </table:table-cell>
          <table:table-cell office:value-type="float" office:value="0.025961">
            <text:p>0.025961</text:p>
          </table:table-cell>
        </table:table-row>
        <table:table-row table:style-name="ro1">
          <table:table-cell office:value-type="float" office:value="13.629">
            <text:p>13.629</text:p>
          </table:table-cell>
          <table:table-cell office:value-type="float" office:value="0.1351">
            <text:p>0.1351</text:p>
          </table:table-cell>
          <table:table-cell office:value-type="float" office:value="-0.43617">
            <text:p>-0.4361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74696">
            <text:p>-0.74696</text:p>
          </table:table-cell>
          <table:table-cell office:value-type="float" office:value="-0.86603">
            <text:p>-0.86603</text:p>
          </table:table-cell>
          <table:table-cell office:value-type="float" office:value="0.025724">
            <text:p>0.025724</text:p>
          </table:table-cell>
          <table:table-cell/>
          <table:table-cell office:value-type="float" office:value="13.629">
            <text:p>13.629</text:p>
          </table:table-cell>
          <table:table-cell office:value-type="float" office:value="-0.13585">
            <text:p>-0.13585</text:p>
          </table:table-cell>
          <table:table-cell office:value-type="float" office:value="-0.57242">
            <text:p>-0.5724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3639">
            <text:p>2.3639</text:p>
          </table:table-cell>
          <table:table-cell office:value-type="float" office:value="-0.86603">
            <text:p>-0.86603</text:p>
          </table:table-cell>
          <table:table-cell office:value-type="float" office:value="0.025724">
            <text:p>0.025724</text:p>
          </table:table-cell>
        </table:table-row>
        <table:table-row table:style-name="ro1">
          <table:table-cell office:value-type="float" office:value="13.763">
            <text:p>13.763</text:p>
          </table:table-cell>
          <table:table-cell office:value-type="float" office:value="0.12953">
            <text:p>0.12953</text:p>
          </table:table-cell>
          <table:table-cell office:value-type="float" office:value="-0.4302">
            <text:p>-0.4302</text:p>
          </table:table-cell>
          <table:table-cell office:value-type="float" office:value="0">
            <text:p>0</text:p>
          </table:table-cell>
          <table:table-cell office:value-type="float" office:value="-0.057676">
            <text:p>-0.057676</text:p>
          </table:table-cell>
          <table:table-cell office:value-type="float" office:value="0">
            <text:p>0</text:p>
          </table:table-cell>
          <table:table-cell office:value-type="float" office:value="-0.84557">
            <text:p>-0.84557</text:p>
          </table:table-cell>
          <table:table-cell office:value-type="float" office:value="-0.85572">
            <text:p>-0.85572</text:p>
          </table:table-cell>
          <table:table-cell office:value-type="float" office:value="0.025665">
            <text:p>0.025665</text:p>
          </table:table-cell>
          <table:table-cell/>
          <table:table-cell office:value-type="float" office:value="13.763">
            <text:p>13.763</text:p>
          </table:table-cell>
          <table:table-cell office:value-type="float" office:value="-0.13045">
            <text:p>-0.13045</text:p>
          </table:table-cell>
          <table:table-cell office:value-type="float" office:value="-0.57948">
            <text:p>-0.57948</text:p>
          </table:table-cell>
          <table:table-cell office:value-type="float" office:value="0">
            <text:p>0</text:p>
          </table:table-cell>
          <table:table-cell office:value-type="float" office:value="-0.057676">
            <text:p>-0.057676</text:p>
          </table:table-cell>
          <table:table-cell office:value-type="float" office:value="0">
            <text:p>0</text:p>
          </table:table-cell>
          <table:table-cell office:value-type="float" office:value="2.25">
            <text:p>2.25</text:p>
          </table:table-cell>
          <table:table-cell office:value-type="float" office:value="-0.85572">
            <text:p>-0.85572</text:p>
          </table:table-cell>
          <table:table-cell office:value-type="float" office:value="0.025665">
            <text:p>0.025665</text:p>
          </table:table-cell>
        </table:table-row>
        <table:table-row table:style-name="ro1">
          <table:table-cell office:value-type="float" office:value="13.896">
            <text:p>13.896</text:p>
          </table:table-cell>
          <table:table-cell office:value-type="float" office:value="0.12412">
            <text:p>0.12412</text:p>
          </table:table-cell>
          <table:table-cell office:value-type="float" office:value="-0.42419">
            <text:p>-0.4241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96406">
            <text:p>-0.96406</text:p>
          </table:table-cell>
          <table:table-cell office:value-type="float" office:value="-0.86603">
            <text:p>-0.86603</text:p>
          </table:table-cell>
          <table:table-cell office:value-type="float" office:value="0.025673">
            <text:p>0.025673</text:p>
          </table:table-cell>
          <table:table-cell/>
          <table:table-cell office:value-type="float" office:value="13.896">
            <text:p>13.896</text:p>
          </table:table-cell>
          <table:table-cell office:value-type="float" office:value="-0.12463">
            <text:p>-0.12463</text:p>
          </table:table-cell>
          <table:table-cell office:value-type="float" office:value="-0.58714">
            <text:p>-0.5871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13">
            <text:p>2.13</text:p>
          </table:table-cell>
          <table:table-cell office:value-type="float" office:value="-0.86603">
            <text:p>-0.86603</text:p>
          </table:table-cell>
          <table:table-cell office:value-type="float" office:value="0.025673">
            <text:p>0.025673</text:p>
          </table:table-cell>
        </table:table-row>
        <table:table-row table:style-name="ro1">
          <table:table-cell office:value-type="float" office:value="14.03">
            <text:p>14.03</text:p>
          </table:table-cell>
          <table:table-cell office:value-type="float" office:value="0.11952">
            <text:p>0.11952</text:p>
          </table:table-cell>
          <table:table-cell office:value-type="float" office:value="-0.41742">
            <text:p>-0.41742</text:p>
          </table:table-cell>
          <table:table-cell office:value-type="float" office:value="0">
            <text:p>0</text:p>
          </table:table-cell>
          <table:table-cell office:value-type="float" office:value="-0.055535">
            <text:p>-0.055535</text:p>
          </table:table-cell>
          <table:table-cell office:value-type="float" office:value="0">
            <text:p>0</text:p>
          </table:table-cell>
          <table:table-cell office:value-type="float" office:value="-1.0806">
            <text:p>-1.0806</text:p>
          </table:table-cell>
          <table:table-cell office:value-type="float" office:value="-0.86219">
            <text:p>-0.86219</text:p>
          </table:table-cell>
          <table:table-cell office:value-type="float" office:value="0.025728">
            <text:p>0.025728</text:p>
          </table:table-cell>
          <table:table-cell/>
          <table:table-cell office:value-type="float" office:value="14.03">
            <text:p>14.03</text:p>
          </table:table-cell>
          <table:table-cell office:value-type="float" office:value="-0.12068">
            <text:p>-0.12068</text:p>
          </table:table-cell>
          <table:table-cell office:value-type="float" office:value="-0.59397">
            <text:p>-0.59397</text:p>
          </table:table-cell>
          <table:table-cell office:value-type="float" office:value="0">
            <text:p>0</text:p>
          </table:table-cell>
          <table:table-cell office:value-type="float" office:value="-0.055535">
            <text:p>-0.055535</text:p>
          </table:table-cell>
          <table:table-cell office:value-type="float" office:value="0">
            <text:p>0</text:p>
          </table:table-cell>
          <table:table-cell office:value-type="float" office:value="2.0056">
            <text:p>2.0056</text:p>
          </table:table-cell>
          <table:table-cell office:value-type="float" office:value="-0.86219">
            <text:p>-0.86219</text:p>
          </table:table-cell>
          <table:table-cell office:value-type="float" office:value="0.025728">
            <text:p>0.025728</text:p>
          </table:table-cell>
        </table:table-row>
        <table:table-row table:style-name="ro1">
          <table:table-cell office:value-type="float" office:value="14.163">
            <text:p>14.163</text:p>
          </table:table-cell>
          <table:table-cell office:value-type="float" office:value="0.11595">
            <text:p>0.11595</text:p>
          </table:table-cell>
          <table:table-cell office:value-type="float" office:value="-0.40949">
            <text:p>-0.4094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1836">
            <text:p>-1.1836</text:p>
          </table:table-cell>
          <table:table-cell office:value-type="float" office:value="-0.86603">
            <text:p>-0.86603</text:p>
          </table:table-cell>
          <table:table-cell office:value-type="float" office:value="0.0258">
            <text:p>0.0258</text:p>
          </table:table-cell>
          <table:table-cell/>
          <table:table-cell office:value-type="float" office:value="14.163">
            <text:p>14.163</text:p>
          </table:table-cell>
          <table:table-cell office:value-type="float" office:value="-0.11905">
            <text:p>-0.11905</text:p>
          </table:table-cell>
          <table:table-cell office:value-type="float" office:value="-0.59781">
            <text:p>-0.5978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1.897">
            <text:p>1.897</text:p>
          </table:table-cell>
          <table:table-cell office:value-type="float" office:value="-0.86603">
            <text:p>-0.86603</text:p>
          </table:table-cell>
          <table:table-cell office:value-type="float" office:value="0.0258">
            <text:p>0.0258</text:p>
          </table:table-cell>
        </table:table-row>
        <table:table-row table:style-name="ro1">
          <table:table-cell office:value-type="float" office:value="14.297">
            <text:p>14.297</text:p>
          </table:table-cell>
          <table:table-cell office:value-type="float" office:value="0.11302">
            <text:p>0.11302</text:p>
          </table:table-cell>
          <table:table-cell office:value-type="float" office:value="-0.40151">
            <text:p>-0.40151</text:p>
          </table:table-cell>
          <table:table-cell office:value-type="float" office:value="0">
            <text:p>0</text:p>
          </table:table-cell>
          <table:table-cell office:value-type="float" office:value="-0.060297">
            <text:p>-0.060297</text:p>
          </table:table-cell>
          <table:table-cell office:value-type="float" office:value="0">
            <text:p>0</text:p>
          </table:table-cell>
          <table:table-cell office:value-type="float" office:value="-1.2915">
            <text:p>-1.2915</text:p>
          </table:table-cell>
          <table:table-cell office:value-type="float" office:value="-0.84378">
            <text:p>-0.84378</text:p>
          </table:table-cell>
          <table:table-cell office:value-type="float" office:value="0.025995">
            <text:p>0.025995</text:p>
          </table:table-cell>
          <table:table-cell/>
          <table:table-cell office:value-type="float" office:value="14.297">
            <text:p>14.297</text:p>
          </table:table-cell>
          <table:table-cell office:value-type="float" office:value="-0.11639">
            <text:p>-0.11639</text:p>
          </table:table-cell>
          <table:table-cell office:value-type="float" office:value="-0.60828">
            <text:p>-0.60828</text:p>
          </table:table-cell>
          <table:table-cell office:value-type="float" office:value="0">
            <text:p>0</text:p>
          </table:table-cell>
          <table:table-cell office:value-type="float" office:value="-0.060297">
            <text:p>-0.060297</text:p>
          </table:table-cell>
          <table:table-cell office:value-type="float" office:value="0">
            <text:p>0</text:p>
          </table:table-cell>
          <table:table-cell office:value-type="float" office:value="1.776">
            <text:p>1.776</text:p>
          </table:table-cell>
          <table:table-cell office:value-type="float" office:value="-0.84378">
            <text:p>-0.84378</text:p>
          </table:table-cell>
          <table:table-cell office:value-type="float" office:value="0.025995">
            <text:p>0.025995</text:p>
          </table:table-cell>
        </table:table-row>
        <table:table-row table:style-name="ro1">
          <table:table-cell office:value-type="float" office:value="14.431">
            <text:p>14.431</text:p>
          </table:table-cell>
          <table:table-cell office:value-type="float" office:value="0.11072">
            <text:p>0.11072</text:p>
          </table:table-cell>
          <table:table-cell office:value-type="float" office:value="-0.3923">
            <text:p>-0.392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642">
            <text:p>-1.3642</text:p>
          </table:table-cell>
          <table:table-cell table:style-name="ce1" office:value-type="string">
            <text:p>-1.2246e-16</text:p>
          </table:table-cell>
          <table:table-cell office:value-type="float" office:value="0.025992">
            <text:p>0.025992</text:p>
          </table:table-cell>
          <table:table-cell/>
          <table:table-cell office:value-type="float" office:value="14.431">
            <text:p>14.431</text:p>
          </table:table-cell>
          <table:table-cell office:value-type="float" office:value="-0.11497">
            <text:p>-0.11497</text:p>
          </table:table-cell>
          <table:table-cell office:value-type="float" office:value="-0.61855">
            <text:p>-0.6185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7086">
            <text:p>1.7086</text:p>
          </table:table-cell>
          <table:table-cell office:value-type="float" office:value="0">
            <text:p>0</text:p>
          </table:table-cell>
          <table:table-cell office:value-type="float" office:value="0.025992">
            <text:p>0.025992</text:p>
          </table:table-cell>
        </table:table-row>
        <table:table-row table:style-name="ro1">
          <table:table-cell office:value-type="float" office:value="14.564">
            <text:p>14.564</text:p>
          </table:table-cell>
          <table:table-cell office:value-type="float" office:value="0.10948">
            <text:p>0.10948</text:p>
          </table:table-cell>
          <table:table-cell office:value-type="float" office:value="-0.38387">
            <text:p>-0.38387</text:p>
          </table:table-cell>
          <table:table-cell office:value-type="float" office:value="0">
            <text:p>0</text:p>
          </table:table-cell>
          <table:table-cell office:value-type="float" office:value="-0.10956">
            <text:p>-0.10956</text:p>
          </table:table-cell>
          <table:table-cell office:value-type="float" office:value="0">
            <text:p>0</text:p>
          </table:table-cell>
          <table:table-cell office:value-type="float" office:value="-1.4197">
            <text:p>-1.4197</text:p>
          </table:table-cell>
          <table:table-cell office:value-type="float" office:value="0.12641">
            <text:p>0.12641</text:p>
          </table:table-cell>
          <table:table-cell office:value-type="float" office:value="0.025871">
            <text:p>0.025871</text:p>
          </table:table-cell>
          <table:table-cell/>
          <table:table-cell office:value-type="float" office:value="14.564">
            <text:p>14.564</text:p>
          </table:table-cell>
          <table:table-cell office:value-type="float" office:value="-0.1149">
            <text:p>-0.1149</text:p>
          </table:table-cell>
          <table:table-cell office:value-type="float" office:value="-0.62596">
            <text:p>-0.62596</text:p>
          </table:table-cell>
          <table:table-cell office:value-type="float" office:value="0">
            <text:p>0</text:p>
          </table:table-cell>
          <table:table-cell office:value-type="float" office:value="-0.10956">
            <text:p>-0.10956</text:p>
          </table:table-cell>
          <table:table-cell office:value-type="float" office:value="0">
            <text:p>0</text:p>
          </table:table-cell>
          <table:table-cell office:value-type="float" office:value="1.6723">
            <text:p>1.6723</text:p>
          </table:table-cell>
          <table:table-cell office:value-type="float" office:value="0.12641">
            <text:p>0.12641</text:p>
          </table:table-cell>
          <table:table-cell office:value-type="float" office:value="0.025871">
            <text:p>0.025871</text:p>
          </table:table-cell>
        </table:table-row>
        <table:table-row table:style-name="ro1">
          <table:table-cell office:value-type="float" office:value="14.698">
            <text:p>14.698</text:p>
          </table:table-cell>
          <table:table-cell office:value-type="float" office:value="0.1091">
            <text:p>0.1091</text:p>
          </table:table-cell>
          <table:table-cell office:value-type="float" office:value="-0.36984">
            <text:p>-0.3698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48">
            <text:p>-1.48</text:p>
          </table:table-cell>
          <table:table-cell table:style-name="ce1" office:value-type="string">
            <text:p>-1.2246e-16</text:p>
          </table:table-cell>
          <table:table-cell office:value-type="float" office:value="0.02612">
            <text:p>0.02612</text:p>
          </table:table-cell>
          <table:table-cell/>
          <table:table-cell office:value-type="float" office:value="14.698">
            <text:p>14.698</text:p>
          </table:table-cell>
          <table:table-cell office:value-type="float" office:value="-0.11651">
            <text:p>-0.11651</text:p>
          </table:table-cell>
          <table:table-cell office:value-type="float" office:value="-0.6397">
            <text:p>-0.639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357">
            <text:p>1.6357</text:p>
          </table:table-cell>
          <table:table-cell office:value-type="float" office:value="0">
            <text:p>0</text:p>
          </table:table-cell>
          <table:table-cell office:value-type="float" office:value="0.02612">
            <text:p>0.02612</text:p>
          </table:table-cell>
        </table:table-row>
        <table:table-row table:style-name="ro1">
          <table:table-cell office:value-type="float" office:value="14.832">
            <text:p>14.832</text:p>
          </table:table-cell>
          <table:table-cell office:value-type="float" office:value="0.10878">
            <text:p>0.10878</text:p>
          </table:table-cell>
          <table:table-cell office:value-type="float" office:value="-0.35307">
            <text:p>-0.35307</text:p>
          </table:table-cell>
          <table:table-cell office:value-type="float" office:value="0">
            <text:p>0</text:p>
          </table:table-cell>
          <table:table-cell office:value-type="float" office:value="-0.11092">
            <text:p>-0.11092</text:p>
          </table:table-cell>
          <table:table-cell office:value-type="float" office:value="0">
            <text:p>0</text:p>
          </table:table-cell>
          <table:table-cell office:value-type="float" office:value="-1.516">
            <text:p>-1.516</text:p>
          </table:table-cell>
          <table:table-cell office:value-type="float" office:value="0.099776">
            <text:p>0.099776</text:p>
          </table:table-cell>
          <table:table-cell office:value-type="float" office:value="0.026489">
            <text:p>0.026489</text:p>
          </table:table-cell>
          <table:table-cell/>
          <table:table-cell office:value-type="float" office:value="14.832">
            <text:p>14.832</text:p>
          </table:table-cell>
          <table:table-cell office:value-type="float" office:value="-0.11697">
            <text:p>-0.11697</text:p>
          </table:table-cell>
          <table:table-cell office:value-type="float" office:value="-0.655">
            <text:p>-0.655</text:p>
          </table:table-cell>
          <table:table-cell office:value-type="float" office:value="0">
            <text:p>0</text:p>
          </table:table-cell>
          <table:table-cell office:value-type="float" office:value="-0.11092">
            <text:p>-0.11092</text:p>
          </table:table-cell>
          <table:table-cell office:value-type="float" office:value="0">
            <text:p>0</text:p>
          </table:table-cell>
          <table:table-cell office:value-type="float" office:value="1.6137">
            <text:p>1.6137</text:p>
          </table:table-cell>
          <table:table-cell office:value-type="float" office:value="0.099776">
            <text:p>0.099776</text:p>
          </table:table-cell>
          <table:table-cell office:value-type="float" office:value="0.026489">
            <text:p>0.026489</text:p>
          </table:table-cell>
        </table:table-row>
        <table:table-row table:style-name="ro1">
          <table:table-cell office:value-type="float" office:value="14.965">
            <text:p>14.965</text:p>
          </table:table-cell>
          <table:table-cell office:value-type="float" office:value="0.10862">
            <text:p>0.10862</text:p>
          </table:table-cell>
          <table:table-cell office:value-type="float" office:value="-0.33583">
            <text:p>-0.3358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384">
            <text:p>-1.5384</text:p>
          </table:table-cell>
          <table:table-cell table:style-name="ce1" office:value-type="string">
            <text:p>-1.2246e-16</text:p>
          </table:table-cell>
          <table:table-cell office:value-type="float" office:value="0.026284">
            <text:p>0.026284</text:p>
          </table:table-cell>
          <table:table-cell/>
          <table:table-cell office:value-type="float" office:value="14.965">
            <text:p>14.965</text:p>
          </table:table-cell>
          <table:table-cell office:value-type="float" office:value="-0.11808">
            <text:p>-0.11808</text:p>
          </table:table-cell>
          <table:table-cell office:value-type="float" office:value="-0.66728">
            <text:p>-0.6672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979">
            <text:p>1.5979</text:p>
          </table:table-cell>
          <table:table-cell office:value-type="float" office:value="0">
            <text:p>0</text:p>
          </table:table-cell>
          <table:table-cell office:value-type="float" office:value="0.026284">
            <text:p>0.026284</text:p>
          </table:table-cell>
        </table:table-row>
        <table:table-row table:style-name="ro1">
          <table:table-cell office:value-type="float" office:value="15.099">
            <text:p>15.099</text:p>
          </table:table-cell>
          <table:table-cell office:value-type="float" office:value="0.10865">
            <text:p>0.10865</text:p>
          </table:table-cell>
          <table:table-cell office:value-type="float" office:value="-0.3193">
            <text:p>-0.3193</text:p>
          </table:table-cell>
          <table:table-cell office:value-type="float" office:value="0">
            <text:p>0</text:p>
          </table:table-cell>
          <table:table-cell office:value-type="float" office:value="-0.11715">
            <text:p>-0.11715</text:p>
          </table:table-cell>
          <table:table-cell office:value-type="float" office:value="0">
            <text:p>0</text:p>
          </table:table-cell>
          <table:table-cell office:value-type="float" office:value="-1.5506">
            <text:p>-1.5506</text:p>
          </table:table-cell>
          <table:table-cell office:value-type="float" office:value="0.086564">
            <text:p>0.086564</text:p>
          </table:table-cell>
          <table:table-cell office:value-type="float" office:value="0.02632">
            <text:p>0.02632</text:p>
          </table:table-cell>
          <table:table-cell/>
          <table:table-cell office:value-type="float" office:value="15.099">
            <text:p>15.099</text:p>
          </table:table-cell>
          <table:table-cell office:value-type="float" office:value="-0.11873">
            <text:p>-0.11873</text:p>
          </table:table-cell>
          <table:table-cell office:value-type="float" office:value="-0.68447">
            <text:p>-0.68447</text:p>
          </table:table-cell>
          <table:table-cell office:value-type="float" office:value="0">
            <text:p>0</text:p>
          </table:table-cell>
          <table:table-cell office:value-type="float" office:value="-0.11715">
            <text:p>-0.11715</text:p>
          </table:table-cell>
          <table:table-cell office:value-type="float" office:value="0">
            <text:p>0</text:p>
          </table:table-cell>
          <table:table-cell office:value-type="float" office:value="1.5928">
            <text:p>1.5928</text:p>
          </table:table-cell>
          <table:table-cell office:value-type="float" office:value="0.086564">
            <text:p>0.086564</text:p>
          </table:table-cell>
          <table:table-cell office:value-type="float" office:value="0.02632">
            <text:p>0.02632</text:p>
          </table:table-cell>
        </table:table-row>
        <table:table-row table:style-name="ro1">
          <table:table-cell office:value-type="float" office:value="15.232">
            <text:p>15.232</text:p>
          </table:table-cell>
          <table:table-cell office:value-type="float" office:value="0.10939">
            <text:p>0.10939</text:p>
          </table:table-cell>
          <table:table-cell office:value-type="float" office:value="-0.3013">
            <text:p>-0.301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582">
            <text:p>-1.5582</text:p>
          </table:table-cell>
          <table:table-cell table:style-name="ce1" office:value-type="string">
            <text:p>-1.0106e-15</text:p>
          </table:table-cell>
          <table:table-cell office:value-type="float" office:value="0.0266">
            <text:p>0.0266</text:p>
          </table:table-cell>
          <table:table-cell/>
          <table:table-cell office:value-type="float" office:value="15.232">
            <text:p>15.232</text:p>
          </table:table-cell>
          <table:table-cell office:value-type="float" office:value="-0.11884">
            <text:p>-0.11884</text:p>
          </table:table-cell>
          <table:table-cell office:value-type="float" office:value="-0.70111">
            <text:p>-0.7011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883">
            <text:p>1.5883</text:p>
          </table:table-cell>
          <table:table-cell table:style-name="ce1" office:value-type="string">
            <text:p>-8.3225e-16</text:p>
          </table:table-cell>
          <table:table-cell office:value-type="float" office:value="0.0266">
            <text:p>0.0266</text:p>
          </table:table-cell>
        </table:table-row>
        <table:table-row table:style-name="ro1">
          <table:table-cell office:value-type="float" office:value="15.366">
            <text:p>15.366</text:p>
          </table:table-cell>
          <table:table-cell office:value-type="float" office:value="0.10951">
            <text:p>0.10951</text:p>
          </table:table-cell>
          <table:table-cell office:value-type="float" office:value="-0.28437">
            <text:p>-0.28437</text:p>
          </table:table-cell>
          <table:table-cell office:value-type="float" office:value="0">
            <text:p>0</text:p>
          </table:table-cell>
          <table:table-cell office:value-type="float" office:value="-0.11775">
            <text:p>-0.11775</text:p>
          </table:table-cell>
          <table:table-cell office:value-type="float" office:value="0">
            <text:p>0</text:p>
          </table:table-cell>
          <table:table-cell office:value-type="float" office:value="-1.5641">
            <text:p>-1.5641</text:p>
          </table:table-cell>
          <table:table-cell office:value-type="float" office:value="0.075435">
            <text:p>0.075435</text:p>
          </table:table-cell>
          <table:table-cell office:value-type="float" office:value="0.026318">
            <text:p>0.026318</text:p>
          </table:table-cell>
          <table:table-cell/>
          <table:table-cell office:value-type="float" office:value="15.366">
            <text:p>15.366</text:p>
          </table:table-cell>
          <table:table-cell office:value-type="float" office:value="-0.12">
            <text:p>-0.12</text:p>
          </table:table-cell>
          <table:table-cell office:value-type="float" office:value="-0.71523">
            <text:p>-0.71523</text:p>
          </table:table-cell>
          <table:table-cell office:value-type="float" office:value="0">
            <text:p>0</text:p>
          </table:table-cell>
          <table:table-cell office:value-type="float" office:value="-0.11775">
            <text:p>-0.11775</text:p>
          </table:table-cell>
          <table:table-cell office:value-type="float" office:value="0">
            <text:p>0</text:p>
          </table:table-cell>
          <table:table-cell office:value-type="float" office:value="1.582">
            <text:p>1.582</text:p>
          </table:table-cell>
          <table:table-cell office:value-type="float" office:value="0.075435">
            <text:p>0.075435</text:p>
          </table:table-cell>
          <table:table-cell office:value-type="float" office:value="0.026318">
            <text:p>0.026318</text:p>
          </table:table-cell>
        </table:table-row>
        <table:table-row table:style-name="ro1">
          <table:table-cell office:value-type="float" office:value="15.5">
            <text:p>15.5</text:p>
          </table:table-cell>
          <table:table-cell office:value-type="float" office:value="0.11032">
            <text:p>0.11032</text:p>
          </table:table-cell>
          <table:table-cell office:value-type="float" office:value="-0.26733">
            <text:p>-0.2673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688">
            <text:p>-1.5688</text:p>
          </table:table-cell>
          <table:table-cell table:style-name="ce1" office:value-type="string">
            <text:p>-1.0106e-15</text:p>
          </table:table-cell>
          <table:table-cell office:value-type="float" office:value="0.026341">
            <text:p>0.026341</text:p>
          </table:table-cell>
          <table:table-cell/>
          <table:table-cell office:value-type="float" office:value="15.5">
            <text:p>15.5</text:p>
          </table:table-cell>
          <table:table-cell office:value-type="float" office:value="-0.12097">
            <text:p>-0.12097</text:p>
          </table:table-cell>
          <table:table-cell office:value-type="float" office:value="-0.73401">
            <text:p>-0.7340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852">
            <text:p>1.5852</text:p>
          </table:table-cell>
          <table:table-cell table:style-name="ce1" office:value-type="string">
            <text:p>-8.3225e-16</text:p>
          </table:table-cell>
          <table:table-cell office:value-type="float" office:value="0.026341">
            <text:p>0.026341</text:p>
          </table:table-cell>
        </table:table-row>
        <table:table-row table:style-name="ro1">
          <table:table-cell office:value-type="float" office:value="15.566">
            <text:p>15.566</text:p>
          </table:table-cell>
          <table:table-cell office:value-type="float" office:value="0.11045">
            <text:p>0.11045</text:p>
          </table:table-cell>
          <table:table-cell office:value-type="float" office:value="-0.25636">
            <text:p>-0.2563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605">
            <text:p>-1.5605</text:p>
          </table:table-cell>
          <table:table-cell table:style-name="ce1" office:value-type="string">
            <text:p>-8.3225e-16</text:p>
          </table:table-cell>
          <table:table-cell office:value-type="float" office:value="0.026763">
            <text:p>0.026763</text:p>
          </table:table-cell>
          <table:table-cell/>
          <table:table-cell office:value-type="float" office:value="15.566">
            <text:p>15.566</text:p>
          </table:table-cell>
          <table:table-cell office:value-type="float" office:value="-0.1212">
            <text:p>-0.1212</text:p>
          </table:table-cell>
          <table:table-cell office:value-type="float" office:value="-0.74248">
            <text:p>-0.74248</text:p>
          </table:table-cell>
          <table:table-cell office:value-type="float" office:value="0">
            <text:p>0</text:p>
          </table:table-cell>
          <table:table-cell office:value-type="float" office:value="-0.11881">
            <text:p>-0.11881</text:p>
          </table:table-cell>
          <table:table-cell office:value-type="float" office:value="0">
            <text:p>0</text:p>
          </table:table-cell>
          <table:table-cell office:value-type="float" office:value="1.583">
            <text:p>1.583</text:p>
          </table:table-cell>
          <table:table-cell office:value-type="float" office:value="0.077102">
            <text:p>0.077102</text:p>
          </table:table-cell>
          <table:table-cell office:value-type="float" office:value="0.026763">
            <text:p>0.026763</text:p>
          </table:table-cell>
        </table:table-row>
        <table:table-row table:style-name="ro1">
          <table:table-cell office:value-type="float" office:value="15.7">
            <text:p>15.7</text:p>
          </table:table-cell>
          <table:table-cell office:value-type="float" office:value="0.11077">
            <text:p>0.11077</text:p>
          </table:table-cell>
          <table:table-cell office:value-type="float" office:value="-0.24247">
            <text:p>-0.2424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614">
            <text:p>-1.614</text:p>
          </table:table-cell>
          <table:table-cell table:style-name="ce1" office:value-type="string">
            <text:p>-1.0106e-15</text:p>
          </table:table-cell>
          <table:table-cell office:value-type="float" office:value="0.026346">
            <text:p>0.026346</text:p>
          </table:table-cell>
          <table:table-cell/>
          <table:table-cell office:value-type="float" office:value="15.7">
            <text:p>15.7</text:p>
          </table:table-cell>
          <table:table-cell office:value-type="float" office:value="-0.122">
            <text:p>-0.122</text:p>
          </table:table-cell>
          <table:table-cell office:value-type="float" office:value="-0.75634">
            <text:p>-0.7563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819">
            <text:p>1.5819</text:p>
          </table:table-cell>
          <table:table-cell table:style-name="ce1" office:value-type="string">
            <text:p>-8.3225e-16</text:p>
          </table:table-cell>
          <table:table-cell office:value-type="float" office:value="0.026346">
            <text:p>0.026346</text:p>
          </table:table-cell>
        </table:table-row>
        <table:table-row table:style-name="ro1">
          <table:table-cell office:value-type="float" office:value="15.834">
            <text:p>15.834</text:p>
          </table:table-cell>
          <table:table-cell office:value-type="float" office:value="0.11169">
            <text:p>0.11169</text:p>
          </table:table-cell>
          <table:table-cell office:value-type="float" office:value="-0.2282">
            <text:p>-0.2282</text:p>
          </table:table-cell>
          <table:table-cell office:value-type="float" office:value="0">
            <text:p>0</text:p>
          </table:table-cell>
          <table:table-cell office:value-type="float" office:value="-0.12113">
            <text:p>-0.12113</text:p>
          </table:table-cell>
          <table:table-cell office:value-type="float" office:value="0">
            <text:p>0</text:p>
          </table:table-cell>
          <table:table-cell office:value-type="float" office:value="-1.5925">
            <text:p>-1.5925</text:p>
          </table:table-cell>
          <table:table-cell office:value-type="float" office:value="0.038788">
            <text:p>0.038788</text:p>
          </table:table-cell>
          <table:table-cell office:value-type="float" office:value="0.026124">
            <text:p>0.026124</text:p>
          </table:table-cell>
          <table:table-cell/>
          <table:table-cell office:value-type="float" office:value="15.834">
            <text:p>15.834</text:p>
          </table:table-cell>
          <table:table-cell office:value-type="float" office:value="-0.12291">
            <text:p>-0.12291</text:p>
          </table:table-cell>
          <table:table-cell office:value-type="float" office:value="-0.77396">
            <text:p>-0.77396</text:p>
          </table:table-cell>
          <table:table-cell office:value-type="float" office:value="0">
            <text:p>0</text:p>
          </table:table-cell>
          <table:table-cell office:value-type="float" office:value="-0.12113">
            <text:p>-0.12113</text:p>
          </table:table-cell>
          <table:table-cell office:value-type="float" office:value="0">
            <text:p>0</text:p>
          </table:table-cell>
          <table:table-cell office:value-type="float" office:value="1.583">
            <text:p>1.583</text:p>
          </table:table-cell>
          <table:table-cell office:value-type="float" office:value="0.038788">
            <text:p>0.038788</text:p>
          </table:table-cell>
          <table:table-cell office:value-type="float" office:value="0.026124">
            <text:p>0.026124</text:p>
          </table:table-cell>
        </table:table-row>
        <table:table-row table:style-name="ro1">
          <table:table-cell office:value-type="float" office:value="15.967">
            <text:p>15.967</text:p>
          </table:table-cell>
          <table:table-cell office:value-type="float" office:value="0.11232">
            <text:p>0.11232</text:p>
          </table:table-cell>
          <table:table-cell office:value-type="float" office:value="-0.20974">
            <text:p>-0.2097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6022">
            <text:p>-1.6022</text:p>
          </table:table-cell>
          <table:table-cell table:style-name="ce1" office:value-type="string">
            <text:p>-1.0106e-15</text:p>
          </table:table-cell>
          <table:table-cell office:value-type="float" office:value="0.026242">
            <text:p>0.026242</text:p>
          </table:table-cell>
          <table:table-cell/>
          <table:table-cell office:value-type="float" office:value="15.967">
            <text:p>15.967</text:p>
          </table:table-cell>
          <table:table-cell office:value-type="float" office:value="-0.12354">
            <text:p>-0.12354</text:p>
          </table:table-cell>
          <table:table-cell office:value-type="float" office:value="-0.78989">
            <text:p>-0.7898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82">
            <text:p>1.582</text:p>
          </table:table-cell>
          <table:table-cell table:style-name="ce1" office:value-type="string">
            <text:p>-8.3225e-16</text:p>
          </table:table-cell>
          <table:table-cell office:value-type="float" office:value="0.026242">
            <text:p>0.026242</text:p>
          </table:table-cell>
        </table:table-row>
        <table:table-row table:style-name="ro1">
          <table:table-cell office:value-type="float" office:value="16.101">
            <text:p>16.101</text:p>
          </table:table-cell>
          <table:table-cell office:value-type="float" office:value="0.11296">
            <text:p>0.11296</text:p>
          </table:table-cell>
          <table:table-cell office:value-type="float" office:value="-0.19339">
            <text:p>-0.19339</text:p>
          </table:table-cell>
          <table:table-cell office:value-type="float" office:value="0">
            <text:p>0</text:p>
          </table:table-cell>
          <table:table-cell office:value-type="float" office:value="-0.12039">
            <text:p>-0.12039</text:p>
          </table:table-cell>
          <table:table-cell office:value-type="float" office:value="0">
            <text:p>0</text:p>
          </table:table-cell>
          <table:table-cell office:value-type="float" office:value="-1.6089">
            <text:p>-1.6089</text:p>
          </table:table-cell>
          <table:table-cell office:value-type="float" office:value="0.050575">
            <text:p>0.050575</text:p>
          </table:table-cell>
          <table:table-cell office:value-type="float" office:value="0.026177">
            <text:p>0.026177</text:p>
          </table:table-cell>
          <table:table-cell/>
          <table:table-cell office:value-type="float" office:value="16.101">
            <text:p>16.101</text:p>
          </table:table-cell>
          <table:table-cell office:value-type="float" office:value="-0.12457">
            <text:p>-0.12457</text:p>
          </table:table-cell>
          <table:table-cell office:value-type="float" office:value="-0.80639">
            <text:p>-0.80639</text:p>
          </table:table-cell>
          <table:table-cell office:value-type="float" office:value="0">
            <text:p>0</text:p>
          </table:table-cell>
          <table:table-cell office:value-type="float" office:value="-0.12039">
            <text:p>-0.12039</text:p>
          </table:table-cell>
          <table:table-cell office:value-type="float" office:value="0">
            <text:p>0</text:p>
          </table:table-cell>
          <table:table-cell office:value-type="float" office:value="1.5828">
            <text:p>1.5828</text:p>
          </table:table-cell>
          <table:table-cell office:value-type="float" office:value="0.050575">
            <text:p>0.050575</text:p>
          </table:table-cell>
          <table:table-cell office:value-type="float" office:value="0.026177">
            <text:p>0.026177</text:p>
          </table:table-cell>
        </table:table-row>
        <table:table-row table:style-name="ro1">
          <table:table-cell office:value-type="float" office:value="16.235">
            <text:p>16.235</text:p>
          </table:table-cell>
          <table:table-cell office:value-type="float" office:value="0.11403">
            <text:p>0.11403</text:p>
          </table:table-cell>
          <table:table-cell office:value-type="float" office:value="-0.17679">
            <text:p>-0.1767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6117">
            <text:p>-1.6117</text:p>
          </table:table-cell>
          <table:table-cell table:style-name="ce1" office:value-type="string">
            <text:p>-1.0106e-15</text:p>
          </table:table-cell>
          <table:table-cell office:value-type="float" office:value="0.025883">
            <text:p>0.025883</text:p>
          </table:table-cell>
          <table:table-cell/>
          <table:table-cell office:value-type="float" office:value="16.235">
            <text:p>16.235</text:p>
          </table:table-cell>
          <table:table-cell office:value-type="float" office:value="-0.12469">
            <text:p>-0.12469</text:p>
          </table:table-cell>
          <table:table-cell office:value-type="float" office:value="-0.82284">
            <text:p>-0.8228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827">
            <text:p>1.5827</text:p>
          </table:table-cell>
          <table:table-cell table:style-name="ce1" office:value-type="string">
            <text:p>-8.3225e-16</text:p>
          </table:table-cell>
          <table:table-cell office:value-type="float" office:value="0.025883">
            <text:p>0.025883</text:p>
          </table:table-cell>
        </table:table-row>
        <table:table-row table:style-name="ro1">
          <table:table-cell office:value-type="float" office:value="16.368">
            <text:p>16.368</text:p>
          </table:table-cell>
          <table:table-cell office:value-type="float" office:value="0.11533">
            <text:p>0.11533</text:p>
          </table:table-cell>
          <table:table-cell office:value-type="float" office:value="-0.16207">
            <text:p>-0.16207</text:p>
          </table:table-cell>
          <table:table-cell office:value-type="float" office:value="0">
            <text:p>0</text:p>
          </table:table-cell>
          <table:table-cell office:value-type="float" office:value="-0.12033">
            <text:p>-0.12033</text:p>
          </table:table-cell>
          <table:table-cell office:value-type="float" office:value="0">
            <text:p>0</text:p>
          </table:table-cell>
          <table:table-cell office:value-type="float" office:value="-1.5976">
            <text:p>-1.5976</text:p>
          </table:table-cell>
          <table:table-cell office:value-type="float" office:value="0.035973">
            <text:p>0.035973</text:p>
          </table:table-cell>
          <table:table-cell office:value-type="float" office:value="0.025782">
            <text:p>0.025782</text:p>
          </table:table-cell>
          <table:table-cell/>
          <table:table-cell office:value-type="float" office:value="16.368">
            <text:p>16.368</text:p>
          </table:table-cell>
          <table:table-cell office:value-type="float" office:value="-0.12603">
            <text:p>-0.12603</text:p>
          </table:table-cell>
          <table:table-cell office:value-type="float" office:value="-0.83805">
            <text:p>-0.83805</text:p>
          </table:table-cell>
          <table:table-cell office:value-type="float" office:value="0">
            <text:p>0</text:p>
          </table:table-cell>
          <table:table-cell office:value-type="float" office:value="-0.12033">
            <text:p>-0.12033</text:p>
          </table:table-cell>
          <table:table-cell office:value-type="float" office:value="0">
            <text:p>0</text:p>
          </table:table-cell>
          <table:table-cell office:value-type="float" office:value="1.5818">
            <text:p>1.5818</text:p>
          </table:table-cell>
          <table:table-cell office:value-type="float" office:value="0.035973">
            <text:p>0.035973</text:p>
          </table:table-cell>
          <table:table-cell office:value-type="float" office:value="0.025782">
            <text:p>0.025782</text:p>
          </table:table-cell>
        </table:table-row>
        <table:table-row table:style-name="ro1">
          <table:table-cell office:value-type="float" office:value="16.502">
            <text:p>16.502</text:p>
          </table:table-cell>
          <table:table-cell office:value-type="float" office:value="0.11629">
            <text:p>0.11629</text:p>
          </table:table-cell>
          <table:table-cell office:value-type="float" office:value="-0.14388">
            <text:p>-0.1438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6068">
            <text:p>-1.6068</text:p>
          </table:table-cell>
          <table:table-cell table:style-name="ce1" office:value-type="string">
            <text:p>-1.2246e-16</text:p>
          </table:table-cell>
          <table:table-cell office:value-type="float" office:value="0.025675">
            <text:p>0.025675</text:p>
          </table:table-cell>
          <table:table-cell/>
          <table:table-cell office:value-type="float" office:value="16.502">
            <text:p>16.502</text:p>
          </table:table-cell>
          <table:table-cell office:value-type="float" office:value="-0.12583">
            <text:p>-0.12583</text:p>
          </table:table-cell>
          <table:table-cell office:value-type="float" office:value="-0.85066">
            <text:p>-0.8506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788">
            <text:p>1.5788</text:p>
          </table:table-cell>
          <table:table-cell office:value-type="float" office:value="0">
            <text:p>0</text:p>
          </table:table-cell>
          <table:table-cell office:value-type="float" office:value="0.025675">
            <text:p>0.025675</text:p>
          </table:table-cell>
        </table:table-row>
        <table:table-row table:style-name="ro1">
          <table:table-cell office:value-type="float" office:value="16.635">
            <text:p>16.635</text:p>
          </table:table-cell>
          <table:table-cell office:value-type="float" office:value="0.11819">
            <text:p>0.11819</text:p>
          </table:table-cell>
          <table:table-cell office:value-type="float" office:value="-0.12852">
            <text:p>-0.12852</text:p>
          </table:table-cell>
          <table:table-cell office:value-type="float" office:value="0">
            <text:p>0</text:p>
          </table:table-cell>
          <table:table-cell office:value-type="float" office:value="-0.12542">
            <text:p>-0.12542</text:p>
          </table:table-cell>
          <table:table-cell office:value-type="float" office:value="0">
            <text:p>0</text:p>
          </table:table-cell>
          <table:table-cell office:value-type="float" office:value="-1.6014">
            <text:p>-1.6014</text:p>
          </table:table-cell>
          <table:table-cell office:value-type="float" office:value="0.033633">
            <text:p>0.033633</text:p>
          </table:table-cell>
          <table:table-cell office:value-type="float" office:value="0.025294">
            <text:p>0.025294</text:p>
          </table:table-cell>
          <table:table-cell/>
          <table:table-cell office:value-type="float" office:value="16.635">
            <text:p>16.635</text:p>
          </table:table-cell>
          <table:table-cell office:value-type="float" office:value="-0.12658">
            <text:p>-0.12658</text:p>
          </table:table-cell>
          <table:table-cell office:value-type="float" office:value="-0.86731">
            <text:p>-0.86731</text:p>
          </table:table-cell>
          <table:table-cell office:value-type="float" office:value="0">
            <text:p>0</text:p>
          </table:table-cell>
          <table:table-cell office:value-type="float" office:value="-0.12542">
            <text:p>-0.12542</text:p>
          </table:table-cell>
          <table:table-cell office:value-type="float" office:value="0">
            <text:p>0</text:p>
          </table:table-cell>
          <table:table-cell office:value-type="float" office:value="1.5762">
            <text:p>1.5762</text:p>
          </table:table-cell>
          <table:table-cell office:value-type="float" office:value="0.033633">
            <text:p>0.033633</text:p>
          </table:table-cell>
          <table:table-cell office:value-type="float" office:value="0.025294">
            <text:p>0.025294</text:p>
          </table:table-cell>
        </table:table-row>
        <table:table-row table:style-name="ro1">
          <table:table-cell office:value-type="float" office:value="16.769">
            <text:p>16.769</text:p>
          </table:table-cell>
          <table:table-cell office:value-type="float" office:value="0.11873">
            <text:p>0.11873</text:p>
          </table:table-cell>
          <table:table-cell office:value-type="float" office:value="-0.11241">
            <text:p>-0.1124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986">
            <text:p>-1.5986</text:p>
          </table:table-cell>
          <table:table-cell table:style-name="ce1" office:value-type="string">
            <text:p>-1.2246e-16</text:p>
          </table:table-cell>
          <table:table-cell office:value-type="float" office:value="0.025033">
            <text:p>0.025033</text:p>
          </table:table-cell>
          <table:table-cell/>
          <table:table-cell office:value-type="float" office:value="16.769">
            <text:p>16.769</text:p>
          </table:table-cell>
          <table:table-cell office:value-type="float" office:value="-0.12798">
            <text:p>-0.12798</text:p>
          </table:table-cell>
          <table:table-cell office:value-type="float" office:value="-0.88488">
            <text:p>-0.8848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784">
            <text:p>1.5784</text:p>
          </table:table-cell>
          <table:table-cell office:value-type="float" office:value="0">
            <text:p>0</text:p>
          </table:table-cell>
          <table:table-cell office:value-type="float" office:value="0.025033">
            <text:p>0.025033</text:p>
          </table:table-cell>
        </table:table-row>
        <table:table-row table:style-name="ro1">
          <table:table-cell office:value-type="float" office:value="16.903">
            <text:p>16.903</text:p>
          </table:table-cell>
          <table:table-cell office:value-type="float" office:value="0.12">
            <text:p>0.12</text:p>
          </table:table-cell>
          <table:table-cell office:value-type="float" office:value="-0.10248">
            <text:p>-0.10248</text:p>
          </table:table-cell>
          <table:table-cell office:value-type="float" office:value="0">
            <text:p>0</text:p>
          </table:table-cell>
          <table:table-cell office:value-type="float" office:value="0.11715">
            <text:p>0.11715</text:p>
          </table:table-cell>
          <table:table-cell office:value-type="float" office:value="0">
            <text:p>0</text:p>
          </table:table-cell>
          <table:table-cell office:value-type="float" office:value="-1.5945">
            <text:p>-1.5945</text:p>
          </table:table-cell>
          <table:table-cell office:value-type="float" office:value="-0.11433">
            <text:p>-0.11433</text:p>
          </table:table-cell>
          <table:table-cell office:value-type="float" office:value="0.024669">
            <text:p>0.024669</text:p>
          </table:table-cell>
          <table:table-cell/>
          <table:table-cell office:value-type="float" office:value="16.903">
            <text:p>16.903</text:p>
          </table:table-cell>
          <table:table-cell office:value-type="float" office:value="-0.12887">
            <text:p>-0.12887</text:p>
          </table:table-cell>
          <table:table-cell office:value-type="float" office:value="-0.90311">
            <text:p>-0.90311</text:p>
          </table:table-cell>
          <table:table-cell office:value-type="float" office:value="0">
            <text:p>0</text:p>
          </table:table-cell>
          <table:table-cell office:value-type="float" office:value="0.11715">
            <text:p>0.11715</text:p>
          </table:table-cell>
          <table:table-cell office:value-type="float" office:value="0">
            <text:p>0</text:p>
          </table:table-cell>
          <table:table-cell office:value-type="float" office:value="1.6002">
            <text:p>1.6002</text:p>
          </table:table-cell>
          <table:table-cell office:value-type="float" office:value="-0.11433">
            <text:p>-0.11433</text:p>
          </table:table-cell>
          <table:table-cell office:value-type="float" office:value="0.024669">
            <text:p>0.024669</text:p>
          </table:table-cell>
        </table:table-row>
        <table:table-row table:style-name="ro1">
          <table:table-cell office:value-type="float" office:value="17.036">
            <text:p>17.036</text:p>
          </table:table-cell>
          <table:table-cell office:value-type="float" office:value="0.12034">
            <text:p>0.12034</text:p>
          </table:table-cell>
          <table:table-cell office:value-type="float" office:value="-0.092819">
            <text:p>-0.09281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837">
            <text:p>-1.5837</text:p>
          </table:table-cell>
          <table:table-cell table:style-name="ce1" office:value-type="string">
            <text:p>2.2204e-16</text:p>
          </table:table-cell>
          <table:table-cell office:value-type="float" office:value="0.024061">
            <text:p>0.024061</text:p>
          </table:table-cell>
          <table:table-cell/>
          <table:table-cell office:value-type="float" office:value="17.036">
            <text:p>17.036</text:p>
          </table:table-cell>
          <table:table-cell office:value-type="float" office:value="-0.12973">
            <text:p>-0.12973</text:p>
          </table:table-cell>
          <table:table-cell office:value-type="float" office:value="-0.94021">
            <text:p>-0.9402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7213">
            <text:p>1.7213</text:p>
          </table:table-cell>
          <table:table-cell table:style-name="ce1" office:value-type="string">
            <text:p>4.1613e-16</text:p>
          </table:table-cell>
          <table:table-cell office:value-type="float" office:value="0.024061">
            <text:p>0.024061</text:p>
          </table:table-cell>
        </table:table-row>
        <table:table-row table:style-name="ro1">
          <table:table-cell office:value-type="float" office:value="17.103">
            <text:p>17.103</text:p>
          </table:table-cell>
          <table:table-cell office:value-type="float" office:value="0.12075">
            <text:p>0.12075</text:p>
          </table:table-cell>
          <table:table-cell office:value-type="float" office:value="-0.085775">
            <text:p>-0.08577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658">
            <text:p>-1.5658</text:p>
          </table:table-cell>
          <table:table-cell table:style-name="ce1" office:value-type="string">
            <text:p>4.1613e-16</text:p>
          </table:table-cell>
          <table:table-cell office:value-type="float" office:value="0.024277">
            <text:p>0.024277</text:p>
          </table:table-cell>
          <table:table-cell/>
          <table:table-cell office:value-type="float" office:value="17.103">
            <text:p>17.103</text:p>
          </table:table-cell>
          <table:table-cell office:value-type="float" office:value="-0.12999">
            <text:p>-0.12999</text:p>
          </table:table-cell>
          <table:table-cell office:value-type="float" office:value="-0.92331">
            <text:p>-0.92331</text:p>
          </table:table-cell>
          <table:table-cell office:value-type="float" office:value="0">
            <text:p>0</text:p>
          </table:table-cell>
          <table:table-cell office:value-type="float" office:value="0.14965">
            <text:p>0.14965</text:p>
          </table:table-cell>
          <table:table-cell office:value-type="float" office:value="0">
            <text:p>0</text:p>
          </table:table-cell>
          <table:table-cell office:value-type="float" office:value="1.5992">
            <text:p>1.5992</text:p>
          </table:table-cell>
          <table:table-cell office:value-type="float" office:value="-0.22002">
            <text:p>-0.22002</text:p>
          </table:table-cell>
          <table:table-cell office:value-type="float" office:value="0.024277">
            <text:p>0.024277</text:p>
          </table:table-cell>
        </table:table-row>
        <table:table-row table:style-name="ro1">
          <table:table-cell office:value-type="float" office:value="17.237">
            <text:p>17.237</text:p>
          </table:table-cell>
          <table:table-cell office:value-type="float" office:value="0.12056">
            <text:p>0.12056</text:p>
          </table:table-cell>
          <table:table-cell office:value-type="float" office:value="-0.10125">
            <text:p>-0.1012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405">
            <text:p>-1.5405</text:p>
          </table:table-cell>
          <table:table-cell table:style-name="ce1" office:value-type="string">
            <text:p>-2.2204e-16</text:p>
          </table:table-cell>
          <table:table-cell office:value-type="float" office:value="0.024681">
            <text:p>0.024681</text:p>
          </table:table-cell>
          <table:table-cell/>
          <table:table-cell office:value-type="float" office:value="17.237">
            <text:p>17.237</text:p>
          </table:table-cell>
          <table:table-cell office:value-type="float" office:value="-0.1314">
            <text:p>-0.1314</text:p>
          </table:table-cell>
          <table:table-cell office:value-type="float" office:value="-0.90369">
            <text:p>-0.9036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4213">
            <text:p>1.4213</text:p>
          </table:table-cell>
          <table:table-cell table:style-name="ce1" office:value-type="string">
            <text:p>-4.1613e-16</text:p>
          </table:table-cell>
          <table:table-cell office:value-type="float" office:value="0.024681">
            <text:p>0.024681</text:p>
          </table:table-cell>
        </table:table-row>
        <table:table-row table:style-name="ro1">
          <table:table-cell office:value-type="float" office:value="17.37">
            <text:p>17.37</text:p>
          </table:table-cell>
          <table:table-cell office:value-type="float" office:value="0.11962">
            <text:p>0.11962</text:p>
          </table:table-cell>
          <table:table-cell office:value-type="float" office:value="-0.11459">
            <text:p>-0.11459</text:p>
          </table:table-cell>
          <table:table-cell office:value-type="float" office:value="0">
            <text:p>0</text:p>
          </table:table-cell>
          <table:table-cell office:value-type="float" office:value="0.12456">
            <text:p>0.12456</text:p>
          </table:table-cell>
          <table:table-cell office:value-type="float" office:value="0">
            <text:p>0</text:p>
          </table:table-cell>
          <table:table-cell office:value-type="float" office:value="-1.5353">
            <text:p>-1.5353</text:p>
          </table:table-cell>
          <table:table-cell office:value-type="float" office:value="0.091708">
            <text:p>0.091708</text:p>
          </table:table-cell>
          <table:table-cell office:value-type="float" office:value="0.024869">
            <text:p>0.024869</text:p>
          </table:table-cell>
          <table:table-cell/>
          <table:table-cell office:value-type="float" office:value="17.37">
            <text:p>17.37</text:p>
          </table:table-cell>
          <table:table-cell office:value-type="float" office:value="-0.12548">
            <text:p>-0.12548</text:p>
          </table:table-cell>
          <table:table-cell office:value-type="float" office:value="-0.88954">
            <text:p>-0.88954</text:p>
          </table:table-cell>
          <table:table-cell office:value-type="float" office:value="0">
            <text:p>0</text:p>
          </table:table-cell>
          <table:table-cell office:value-type="float" office:value="0.12456">
            <text:p>0.12456</text:p>
          </table:table-cell>
          <table:table-cell office:value-type="float" office:value="0">
            <text:p>0</text:p>
          </table:table-cell>
          <table:table-cell office:value-type="float" office:value="1.4198">
            <text:p>1.4198</text:p>
          </table:table-cell>
          <table:table-cell office:value-type="float" office:value="0.091708">
            <text:p>0.091708</text:p>
          </table:table-cell>
          <table:table-cell office:value-type="float" office:value="0.024869">
            <text:p>0.024869</text:p>
          </table:table-cell>
        </table:table-row>
        <table:table-row table:style-name="ro1">
          <table:table-cell office:value-type="float" office:value="17.504">
            <text:p>17.504</text:p>
          </table:table-cell>
          <table:table-cell office:value-type="float" office:value="0.11822">
            <text:p>0.11822</text:p>
          </table:table-cell>
          <table:table-cell office:value-type="float" office:value="-0.12353">
            <text:p>-0.1235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584">
            <text:p>-1.5584</text:p>
          </table:table-cell>
          <table:table-cell table:style-name="ce1" office:value-type="string">
            <text:p>-2.2204e-16</text:p>
          </table:table-cell>
          <table:table-cell office:value-type="float" office:value="0.025028">
            <text:p>0.025028</text:p>
          </table:table-cell>
          <table:table-cell/>
          <table:table-cell office:value-type="float" office:value="17.504">
            <text:p>17.504</text:p>
          </table:table-cell>
          <table:table-cell office:value-type="float" office:value="-0.12188">
            <text:p>-0.12188</text:p>
          </table:table-cell>
          <table:table-cell office:value-type="float" office:value="-0.87291">
            <text:p>-0.8729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4024">
            <text:p>1.4024</text:p>
          </table:table-cell>
          <table:table-cell table:style-name="ce1" office:value-type="string">
            <text:p>-4.1613e-16</text:p>
          </table:table-cell>
          <table:table-cell office:value-type="float" office:value="0.025028">
            <text:p>0.025028</text:p>
          </table:table-cell>
        </table:table-row>
        <table:table-row table:style-name="ro1">
          <table:table-cell office:value-type="float" office:value="17.637">
            <text:p>17.637</text:p>
          </table:table-cell>
          <table:table-cell office:value-type="float" office:value="0.11729">
            <text:p>0.11729</text:p>
          </table:table-cell>
          <table:table-cell office:value-type="float" office:value="-0.13682">
            <text:p>-0.13682</text:p>
          </table:table-cell>
          <table:table-cell office:value-type="float" office:value="0">
            <text:p>0</text:p>
          </table:table-cell>
          <table:table-cell office:value-type="float" office:value="0.11515">
            <text:p>0.11515</text:p>
          </table:table-cell>
          <table:table-cell office:value-type="float" office:value="0">
            <text:p>0</text:p>
          </table:table-cell>
          <table:table-cell office:value-type="float" office:value="-1.5642">
            <text:p>-1.5642</text:p>
          </table:table-cell>
          <table:table-cell office:value-type="float" office:value="0.14917">
            <text:p>0.14917</text:p>
          </table:table-cell>
          <table:table-cell office:value-type="float" office:value="0.025396">
            <text:p>0.025396</text:p>
          </table:table-cell>
          <table:table-cell/>
          <table:table-cell office:value-type="float" office:value="17.637">
            <text:p>17.637</text:p>
          </table:table-cell>
          <table:table-cell office:value-type="float" office:value="-0.11906">
            <text:p>-0.11906</text:p>
          </table:table-cell>
          <table:table-cell office:value-type="float" office:value="-0.85884">
            <text:p>-0.85884</text:p>
          </table:table-cell>
          <table:table-cell office:value-type="float" office:value="0">
            <text:p>0</text:p>
          </table:table-cell>
          <table:table-cell office:value-type="float" office:value="0.11515">
            <text:p>0.11515</text:p>
          </table:table-cell>
          <table:table-cell office:value-type="float" office:value="0">
            <text:p>0</text:p>
          </table:table-cell>
          <table:table-cell office:value-type="float" office:value="1.4179">
            <text:p>1.4179</text:p>
          </table:table-cell>
          <table:table-cell office:value-type="float" office:value="0.14917">
            <text:p>0.14917</text:p>
          </table:table-cell>
          <table:table-cell office:value-type="float" office:value="0.025396">
            <text:p>0.025396</text:p>
          </table:table-cell>
        </table:table-row>
        <table:table-row table:style-name="ro1">
          <table:table-cell office:value-type="float" office:value="17.771">
            <text:p>17.771</text:p>
          </table:table-cell>
          <table:table-cell office:value-type="float" office:value="0.11555">
            <text:p>0.11555</text:p>
          </table:table-cell>
          <table:table-cell office:value-type="float" office:value="-0.15738">
            <text:p>-0.1573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558">
            <text:p>-1.5558</text:p>
          </table:table-cell>
          <table:table-cell table:style-name="ce1" office:value-type="string">
            <text:p>-6.6613e-16</text:p>
          </table:table-cell>
          <table:table-cell office:value-type="float" office:value="0.025871">
            <text:p>0.025871</text:p>
          </table:table-cell>
          <table:table-cell/>
          <table:table-cell office:value-type="float" office:value="17.771">
            <text:p>17.771</text:p>
          </table:table-cell>
          <table:table-cell office:value-type="float" office:value="-0.11683">
            <text:p>-0.11683</text:p>
          </table:table-cell>
          <table:table-cell office:value-type="float" office:value="-0.84329">
            <text:p>-0.8432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4364">
            <text:p>1.4364</text:p>
          </table:table-cell>
          <table:table-cell table:style-name="ce1" office:value-type="string">
            <text:p>-8.3225e-16</text:p>
          </table:table-cell>
          <table:table-cell office:value-type="float" office:value="0.025871">
            <text:p>0.025871</text:p>
          </table:table-cell>
        </table:table-row>
        <table:table-row table:style-name="ro1">
          <table:table-cell office:value-type="float" office:value="17.905">
            <text:p>17.905</text:p>
          </table:table-cell>
          <table:table-cell office:value-type="float" office:value="0.11121">
            <text:p>0.11121</text:p>
          </table:table-cell>
          <table:table-cell office:value-type="float" office:value="-0.15745">
            <text:p>-0.15745</text:p>
          </table:table-cell>
          <table:table-cell office:value-type="float" office:value="0">
            <text:p>0</text:p>
          </table:table-cell>
          <table:table-cell office:value-type="float" office:value="0.1195">
            <text:p>0.1195</text:p>
          </table:table-cell>
          <table:table-cell office:value-type="float" office:value="0">
            <text:p>0</text:p>
          </table:table-cell>
          <table:table-cell office:value-type="float" office:value="-1.5704">
            <text:p>-1.5704</text:p>
          </table:table-cell>
          <table:table-cell office:value-type="float" office:value="0.13835">
            <text:p>0.13835</text:p>
          </table:table-cell>
          <table:table-cell office:value-type="float" office:value="0.025722">
            <text:p>0.025722</text:p>
          </table:table-cell>
          <table:table-cell/>
          <table:table-cell office:value-type="float" office:value="17.905">
            <text:p>17.905</text:p>
          </table:table-cell>
          <table:table-cell office:value-type="float" office:value="-0.11541">
            <text:p>-0.11541</text:p>
          </table:table-cell>
          <table:table-cell office:value-type="float" office:value="-0.82791">
            <text:p>-0.82791</text:p>
          </table:table-cell>
          <table:table-cell office:value-type="float" office:value="0">
            <text:p>0</text:p>
          </table:table-cell>
          <table:table-cell office:value-type="float" office:value="0.1195">
            <text:p>0.1195</text:p>
          </table:table-cell>
          <table:table-cell office:value-type="float" office:value="0">
            <text:p>0</text:p>
          </table:table-cell>
          <table:table-cell office:value-type="float" office:value="1.4633">
            <text:p>1.4633</text:p>
          </table:table-cell>
          <table:table-cell office:value-type="float" office:value="0.13835">
            <text:p>0.13835</text:p>
          </table:table-cell>
          <table:table-cell office:value-type="float" office:value="0.025722">
            <text:p>0.025722</text:p>
          </table:table-cell>
        </table:table-row>
        <table:table-row table:style-name="ro1">
          <table:table-cell office:value-type="float" office:value="18.038">
            <text:p>18.038</text:p>
          </table:table-cell>
          <table:table-cell office:value-type="float" office:value="0.11222">
            <text:p>0.11222</text:p>
          </table:table-cell>
          <table:table-cell office:value-type="float" office:value="-0.18842">
            <text:p>-0.1884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6496">
            <text:p>-1.6496</text:p>
          </table:table-cell>
          <table:table-cell table:style-name="ce1" office:value-type="string">
            <text:p>-6.6613e-16</text:p>
          </table:table-cell>
          <table:table-cell office:value-type="float" office:value="0.026369">
            <text:p>0.026369</text:p>
          </table:table-cell>
          <table:table-cell/>
          <table:table-cell office:value-type="float" office:value="18.038">
            <text:p>18.038</text:p>
          </table:table-cell>
          <table:table-cell office:value-type="float" office:value="-0.11335">
            <text:p>-0.11335</text:p>
          </table:table-cell>
          <table:table-cell office:value-type="float" office:value="-0.81201">
            <text:p>-0.8120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483">
            <text:p>1.483</text:p>
          </table:table-cell>
          <table:table-cell table:style-name="ce1" office:value-type="string">
            <text:p>-8.3225e-16</text:p>
          </table:table-cell>
          <table:table-cell office:value-type="float" office:value="0.026369">
            <text:p>0.026369</text:p>
          </table:table-cell>
        </table:table-row>
        <table:table-row table:style-name="ro1">
          <table:table-cell office:value-type="float" office:value="18.172">
            <text:p>18.172</text:p>
          </table:table-cell>
          <table:table-cell office:value-type="float" office:value="0.11129">
            <text:p>0.11129</text:p>
          </table:table-cell>
          <table:table-cell office:value-type="float" office:value="-0.20348">
            <text:p>-0.20348</text:p>
          </table:table-cell>
          <table:table-cell office:value-type="float" office:value="0">
            <text:p>0</text:p>
          </table:table-cell>
          <table:table-cell office:value-type="float" office:value="0.12052">
            <text:p>0.12052</text:p>
          </table:table-cell>
          <table:table-cell office:value-type="float" office:value="0">
            <text:p>0</text:p>
          </table:table-cell>
          <table:table-cell office:value-type="float" office:value="-1.6341">
            <text:p>-1.6341</text:p>
          </table:table-cell>
          <table:table-cell table:style-name="ce1" office:value-type="string">
            <text:p>-9.4745e-05</text:p>
          </table:table-cell>
          <table:table-cell office:value-type="float" office:value="0.026421">
            <text:p>0.026421</text:p>
          </table:table-cell>
          <table:table-cell/>
          <table:table-cell office:value-type="float" office:value="18.172">
            <text:p>18.172</text:p>
          </table:table-cell>
          <table:table-cell office:value-type="float" office:value="-0.1118">
            <text:p>-0.1118</text:p>
          </table:table-cell>
          <table:table-cell office:value-type="float" office:value="-0.79675">
            <text:p>-0.79675</text:p>
          </table:table-cell>
          <table:table-cell office:value-type="float" office:value="0">
            <text:p>0</text:p>
          </table:table-cell>
          <table:table-cell office:value-type="float" office:value="0.12052">
            <text:p>0.12052</text:p>
          </table:table-cell>
          <table:table-cell office:value-type="float" office:value="0">
            <text:p>0</text:p>
          </table:table-cell>
          <table:table-cell office:value-type="float" office:value="1.4899">
            <text:p>1.4899</text:p>
          </table:table-cell>
          <table:table-cell table:style-name="ce1" office:value-type="string">
            <text:p>-9.4745e-05</text:p>
          </table:table-cell>
          <table:table-cell office:value-type="float" office:value="0.026421">
            <text:p>0.026421</text:p>
          </table:table-cell>
        </table:table-row>
        <table:table-row table:style-name="ro1">
          <table:table-cell office:value-type="float" office:value="18.306">
            <text:p>18.306</text:p>
          </table:table-cell>
          <table:table-cell office:value-type="float" office:value="0.10923">
            <text:p>0.10923</text:p>
          </table:table-cell>
          <table:table-cell office:value-type="float" office:value="-0.22137">
            <text:p>-0.2213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6436">
            <text:p>-1.6436</text:p>
          </table:table-cell>
          <table:table-cell table:style-name="ce1" office:value-type="string">
            <text:p>-2.2204e-16</text:p>
          </table:table-cell>
          <table:table-cell office:value-type="float" office:value="0.026252">
            <text:p>0.026252</text:p>
          </table:table-cell>
          <table:table-cell/>
          <table:table-cell office:value-type="float" office:value="18.306">
            <text:p>18.306</text:p>
          </table:table-cell>
          <table:table-cell office:value-type="float" office:value="-0.10959">
            <text:p>-0.10959</text:p>
          </table:table-cell>
          <table:table-cell office:value-type="float" office:value="-0.78">
            <text:p>-0.7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4875">
            <text:p>1.4875</text:p>
          </table:table-cell>
          <table:table-cell table:style-name="ce1" office:value-type="string">
            <text:p>-4.1613e-16</text:p>
          </table:table-cell>
          <table:table-cell office:value-type="float" office:value="0.026252">
            <text:p>0.026252</text:p>
          </table:table-cell>
        </table:table-row>
        <table:table-row table:style-name="ro1">
          <table:table-cell office:value-type="float" office:value="18.439">
            <text:p>18.439</text:p>
          </table:table-cell>
          <table:table-cell office:value-type="float" office:value="0.10747">
            <text:p>0.10747</text:p>
          </table:table-cell>
          <table:table-cell office:value-type="float" office:value="-0.23809">
            <text:p>-0.23809</text:p>
          </table:table-cell>
          <table:table-cell office:value-type="float" office:value="0">
            <text:p>0</text:p>
          </table:table-cell>
          <table:table-cell office:value-type="float" office:value="0.12139">
            <text:p>0.12139</text:p>
          </table:table-cell>
          <table:table-cell office:value-type="float" office:value="0">
            <text:p>0</text:p>
          </table:table-cell>
          <table:table-cell office:value-type="float" office:value="-1.643">
            <text:p>-1.643</text:p>
          </table:table-cell>
          <table:table-cell office:value-type="float" office:value="0.008428">
            <text:p>0.008428</text:p>
          </table:table-cell>
          <table:table-cell office:value-type="float" office:value="0.026474">
            <text:p>0.026474</text:p>
          </table:table-cell>
          <table:table-cell/>
          <table:table-cell office:value-type="float" office:value="18.439">
            <text:p>18.439</text:p>
          </table:table-cell>
          <table:table-cell office:value-type="float" office:value="-0.10719">
            <text:p>-0.10719</text:p>
          </table:table-cell>
          <table:table-cell office:value-type="float" office:value="-0.76313">
            <text:p>-0.76313</text:p>
          </table:table-cell>
          <table:table-cell office:value-type="float" office:value="0">
            <text:p>0</text:p>
          </table:table-cell>
          <table:table-cell office:value-type="float" office:value="0.12139">
            <text:p>0.12139</text:p>
          </table:table-cell>
          <table:table-cell office:value-type="float" office:value="0">
            <text:p>0</text:p>
          </table:table-cell>
          <table:table-cell office:value-type="float" office:value="1.4857">
            <text:p>1.4857</text:p>
          </table:table-cell>
          <table:table-cell office:value-type="float" office:value="0.008428">
            <text:p>0.008428</text:p>
          </table:table-cell>
          <table:table-cell office:value-type="float" office:value="0.026474">
            <text:p>0.026474</text:p>
          </table:table-cell>
        </table:table-row>
        <table:table-row table:style-name="ro1">
          <table:table-cell office:value-type="float" office:value="18.573">
            <text:p>18.573</text:p>
          </table:table-cell>
          <table:table-cell office:value-type="float" office:value="0.1058">
            <text:p>0.1058</text:p>
          </table:table-cell>
          <table:table-cell office:value-type="float" office:value="-0.25456">
            <text:p>-0.2545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6494">
            <text:p>-1.6494</text:p>
          </table:table-cell>
          <table:table-cell office:value-type="float" office:value="0">
            <text:p>0</text:p>
          </table:table-cell>
          <table:table-cell office:value-type="float" office:value="0.026811">
            <text:p>0.026811</text:p>
          </table:table-cell>
          <table:table-cell/>
          <table:table-cell office:value-type="float" office:value="18.573">
            <text:p>18.573</text:p>
          </table:table-cell>
          <table:table-cell office:value-type="float" office:value="-0.10591">
            <text:p>-0.10591</text:p>
          </table:table-cell>
          <table:table-cell office:value-type="float" office:value="-0.74852">
            <text:p>-0.7485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006">
            <text:p>1.5006</text:p>
          </table:table-cell>
          <table:table-cell office:value-type="float" office:value="0">
            <text:p>0</text:p>
          </table:table-cell>
          <table:table-cell office:value-type="float" office:value="0.026811">
            <text:p>0.026811</text:p>
          </table:table-cell>
        </table:table-row>
        <table:table-row table:style-name="ro1">
          <table:table-cell office:value-type="float" office:value="18.706">
            <text:p>18.706</text:p>
          </table:table-cell>
          <table:table-cell office:value-type="float" office:value="0.10421">
            <text:p>0.10421</text:p>
          </table:table-cell>
          <table:table-cell office:value-type="float" office:value="-0.27143">
            <text:p>-0.27143</text:p>
          </table:table-cell>
          <table:table-cell office:value-type="float" office:value="0">
            <text:p>0</text:p>
          </table:table-cell>
          <table:table-cell office:value-type="float" office:value="0.12308">
            <text:p>0.12308</text:p>
          </table:table-cell>
          <table:table-cell office:value-type="float" office:value="0">
            <text:p>0</text:p>
          </table:table-cell>
          <table:table-cell office:value-type="float" office:value="-1.6512">
            <text:p>-1.6512</text:p>
          </table:table-cell>
          <table:table-cell office:value-type="float" office:value="-0.0072993">
            <text:p>-0.0072993</text:p>
          </table:table-cell>
          <table:table-cell office:value-type="float" office:value="0.026423">
            <text:p>0.026423</text:p>
          </table:table-cell>
          <table:table-cell/>
          <table:table-cell office:value-type="float" office:value="18.706">
            <text:p>18.706</text:p>
          </table:table-cell>
          <table:table-cell office:value-type="float" office:value="-0.10377">
            <text:p>-0.10377</text:p>
          </table:table-cell>
          <table:table-cell office:value-type="float" office:value="-0.73168">
            <text:p>-0.73168</text:p>
          </table:table-cell>
          <table:table-cell office:value-type="float" office:value="0">
            <text:p>0</text:p>
          </table:table-cell>
          <table:table-cell office:value-type="float" office:value="0.12308">
            <text:p>0.12308</text:p>
          </table:table-cell>
          <table:table-cell office:value-type="float" office:value="0">
            <text:p>0</text:p>
          </table:table-cell>
          <table:table-cell office:value-type="float" office:value="1.4961">
            <text:p>1.4961</text:p>
          </table:table-cell>
          <table:table-cell office:value-type="float" office:value="-0.0072993">
            <text:p>-0.0072993</text:p>
          </table:table-cell>
          <table:table-cell office:value-type="float" office:value="0.026423">
            <text:p>0.026423</text:p>
          </table:table-cell>
        </table:table-row>
        <table:table-row table:style-name="ro1">
          <table:table-cell office:value-type="float" office:value="18.84">
            <text:p>18.84</text:p>
          </table:table-cell>
          <table:table-cell office:value-type="float" office:value="0.10238">
            <text:p>0.10238</text:p>
          </table:table-cell>
          <table:table-cell office:value-type="float" office:value="-0.28677">
            <text:p>-0.2867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6465">
            <text:p>-1.6465</text:p>
          </table:table-cell>
          <table:table-cell office:value-type="float" office:value="0">
            <text:p>0</text:p>
          </table:table-cell>
          <table:table-cell office:value-type="float" office:value="0.026521">
            <text:p>0.026521</text:p>
          </table:table-cell>
          <table:table-cell/>
          <table:table-cell office:value-type="float" office:value="18.84">
            <text:p>18.84</text:p>
          </table:table-cell>
          <table:table-cell office:value-type="float" office:value="-0.10139">
            <text:p>-0.10139</text:p>
          </table:table-cell>
          <table:table-cell office:value-type="float" office:value="-0.71568">
            <text:p>-0.7156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4774">
            <text:p>1.4774</text:p>
          </table:table-cell>
          <table:table-cell office:value-type="float" office:value="0">
            <text:p>0</text:p>
          </table:table-cell>
          <table:table-cell office:value-type="float" office:value="0.026521">
            <text:p>0.026521</text:p>
          </table:table-cell>
        </table:table-row>
        <table:table-row table:style-name="ro1">
          <table:table-cell office:value-type="float" office:value="18.974">
            <text:p>18.974</text:p>
          </table:table-cell>
          <table:table-cell office:value-type="float" office:value="0.10064">
            <text:p>0.10064</text:p>
          </table:table-cell>
          <table:table-cell office:value-type="float" office:value="-0.30287">
            <text:p>-0.30287</text:p>
          </table:table-cell>
          <table:table-cell office:value-type="float" office:value="0">
            <text:p>0</text:p>
          </table:table-cell>
          <table:table-cell office:value-type="float" office:value="0.12233">
            <text:p>0.12233</text:p>
          </table:table-cell>
          <table:table-cell office:value-type="float" office:value="0">
            <text:p>0</text:p>
          </table:table-cell>
          <table:table-cell office:value-type="float" office:value="-1.6436">
            <text:p>-1.6436</text:p>
          </table:table-cell>
          <table:table-cell office:value-type="float" office:value="0.027237">
            <text:p>0.027237</text:p>
          </table:table-cell>
          <table:table-cell office:value-type="float" office:value="0.027201">
            <text:p>0.027201</text:p>
          </table:table-cell>
          <table:table-cell/>
          <table:table-cell office:value-type="float" office:value="18.974">
            <text:p>18.974</text:p>
          </table:table-cell>
          <table:table-cell office:value-type="float" office:value="-0.10037">
            <text:p>-0.10037</text:p>
          </table:table-cell>
          <table:table-cell office:value-type="float" office:value="-0.69999">
            <text:p>-0.69999</text:p>
          </table:table-cell>
          <table:table-cell office:value-type="float" office:value="0">
            <text:p>0</text:p>
          </table:table-cell>
          <table:table-cell office:value-type="float" office:value="0.12233">
            <text:p>0.12233</text:p>
          </table:table-cell>
          <table:table-cell office:value-type="float" office:value="0">
            <text:p>0</text:p>
          </table:table-cell>
          <table:table-cell office:value-type="float" office:value="1.4978">
            <text:p>1.4978</text:p>
          </table:table-cell>
          <table:table-cell office:value-type="float" office:value="0.027237">
            <text:p>0.027237</text:p>
          </table:table-cell>
          <table:table-cell office:value-type="float" office:value="0.027201">
            <text:p>0.027201</text:p>
          </table:table-cell>
        </table:table-row>
        <table:table-row table:style-name="ro1">
          <table:table-cell office:value-type="float" office:value="19.107">
            <text:p>19.107</text:p>
          </table:table-cell>
          <table:table-cell office:value-type="float" office:value="0.099279">
            <text:p>0.099279</text:p>
          </table:table-cell>
          <table:table-cell office:value-type="float" office:value="-0.31867">
            <text:p>-0.3186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6409">
            <text:p>-1.6409</text:p>
          </table:table-cell>
          <table:table-cell office:value-type="float" office:value="0">
            <text:p>0</text:p>
          </table:table-cell>
          <table:table-cell office:value-type="float" office:value="0.026493">
            <text:p>0.026493</text:p>
          </table:table-cell>
          <table:table-cell/>
          <table:table-cell office:value-type="float" office:value="19.107">
            <text:p>19.107</text:p>
          </table:table-cell>
          <table:table-cell office:value-type="float" office:value="-0.098817">
            <text:p>-0.098817</text:p>
          </table:table-cell>
          <table:table-cell office:value-type="float" office:value="-0.68401">
            <text:p>-0.6840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091">
            <text:p>1.5091</text:p>
          </table:table-cell>
          <table:table-cell office:value-type="float" office:value="0">
            <text:p>0</text:p>
          </table:table-cell>
          <table:table-cell office:value-type="float" office:value="0.026493">
            <text:p>0.026493</text:p>
          </table:table-cell>
        </table:table-row>
        <table:table-row table:style-name="ro1">
          <table:table-cell office:value-type="float" office:value="19.241">
            <text:p>19.241</text:p>
          </table:table-cell>
          <table:table-cell office:value-type="float" office:value="0.097613">
            <text:p>0.097613</text:p>
          </table:table-cell>
          <table:table-cell office:value-type="float" office:value="-0.33472">
            <text:p>-0.33472</text:p>
          </table:table-cell>
          <table:table-cell office:value-type="float" office:value="0">
            <text:p>0</text:p>
          </table:table-cell>
          <table:table-cell office:value-type="float" office:value="0.063517">
            <text:p>0.063517</text:p>
          </table:table-cell>
          <table:table-cell office:value-type="float" office:value="0">
            <text:p>0</text:p>
          </table:table-cell>
          <table:table-cell office:value-type="float" office:value="-1.5256">
            <text:p>-1.5256</text:p>
          </table:table-cell>
          <table:table-cell office:value-type="float" office:value="0.85352">
            <text:p>0.85352</text:p>
          </table:table-cell>
          <table:table-cell office:value-type="float" office:value="0.02642">
            <text:p>0.02642</text:p>
          </table:table-cell>
          <table:table-cell/>
          <table:table-cell office:value-type="float" office:value="19.241">
            <text:p>19.241</text:p>
          </table:table-cell>
          <table:table-cell office:value-type="float" office:value="-0.096873">
            <text:p>-0.096873</text:p>
          </table:table-cell>
          <table:table-cell office:value-type="float" office:value="-0.66923">
            <text:p>-0.66923</text:p>
          </table:table-cell>
          <table:table-cell office:value-type="float" office:value="0">
            <text:p>0</text:p>
          </table:table-cell>
          <table:table-cell office:value-type="float" office:value="0.063517">
            <text:p>0.063517</text:p>
          </table:table-cell>
          <table:table-cell office:value-type="float" office:value="0">
            <text:p>0</text:p>
          </table:table-cell>
          <table:table-cell office:value-type="float" office:value="1.5454">
            <text:p>1.5454</text:p>
          </table:table-cell>
          <table:table-cell office:value-type="float" office:value="0.85352">
            <text:p>0.85352</text:p>
          </table:table-cell>
          <table:table-cell office:value-type="float" office:value="0.02642">
            <text:p>0.02642</text:p>
          </table:table-cell>
        </table:table-row>
        <table:table-row table:style-name="ro1">
          <table:table-cell office:value-type="float" office:value="19.374">
            <text:p>19.374</text:p>
          </table:table-cell>
          <table:table-cell office:value-type="float" office:value="0.096264">
            <text:p>0.096264</text:p>
          </table:table-cell>
          <table:table-cell office:value-type="float" office:value="-0.34594">
            <text:p>-0.3459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6871">
            <text:p>-1.6871</text:p>
          </table:table-cell>
          <table:table-cell office:value-type="float" office:value="0.86603">
            <text:p>0.86603</text:p>
          </table:table-cell>
          <table:table-cell office:value-type="float" office:value="0.026818">
            <text:p>0.026818</text:p>
          </table:table-cell>
          <table:table-cell/>
          <table:table-cell office:value-type="float" office:value="19.374">
            <text:p>19.374</text:p>
          </table:table-cell>
          <table:table-cell office:value-type="float" office:value="-0.094197">
            <text:p>-0.094197</text:p>
          </table:table-cell>
          <table:table-cell office:value-type="float" office:value="-0.65175">
            <text:p>-0.6517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5284">
            <text:p>1.5284</text:p>
          </table:table-cell>
          <table:table-cell office:value-type="float" office:value="0.86603">
            <text:p>0.86603</text:p>
          </table:table-cell>
          <table:table-cell office:value-type="float" office:value="0.026818">
            <text:p>0.026818</text:p>
          </table:table-cell>
        </table:table-row>
        <table:table-row table:style-name="ro1">
          <table:table-cell office:value-type="float" office:value="19.508">
            <text:p>19.508</text:p>
          </table:table-cell>
          <table:table-cell office:value-type="float" office:value="0.09527">
            <text:p>0.09527</text:p>
          </table:table-cell>
          <table:table-cell office:value-type="float" office:value="-0.35944">
            <text:p>-0.35944</text:p>
          </table:table-cell>
          <table:table-cell office:value-type="float" office:value="0">
            <text:p>0</text:p>
          </table:table-cell>
          <table:table-cell office:value-type="float" office:value="0.065123">
            <text:p>0.065123</text:p>
          </table:table-cell>
          <table:table-cell office:value-type="float" office:value="0">
            <text:p>0</text:p>
          </table:table-cell>
          <table:table-cell office:value-type="float" office:value="-1.5721">
            <text:p>-1.5721</text:p>
          </table:table-cell>
          <table:table-cell office:value-type="float" office:value="0.84087">
            <text:p>0.84087</text:p>
          </table:table-cell>
          <table:table-cell office:value-type="float" office:value="0.026471">
            <text:p>0.026471</text:p>
          </table:table-cell>
          <table:table-cell/>
          <table:table-cell office:value-type="float" office:value="19.508">
            <text:p>19.508</text:p>
          </table:table-cell>
          <table:table-cell office:value-type="float" office:value="-0.093684">
            <text:p>-0.093684</text:p>
          </table:table-cell>
          <table:table-cell office:value-type="float" office:value="-0.64625">
            <text:p>-0.64625</text:p>
          </table:table-cell>
          <table:table-cell office:value-type="float" office:value="0">
            <text:p>0</text:p>
          </table:table-cell>
          <table:table-cell office:value-type="float" office:value="0.065123">
            <text:p>0.065123</text:p>
          </table:table-cell>
          <table:table-cell office:value-type="float" office:value="0">
            <text:p>0</text:p>
          </table:table-cell>
          <table:table-cell office:value-type="float" office:value="1.5155">
            <text:p>1.5155</text:p>
          </table:table-cell>
          <table:table-cell office:value-type="float" office:value="0.84087">
            <text:p>0.84087</text:p>
          </table:table-cell>
          <table:table-cell office:value-type="float" office:value="0.026471">
            <text:p>0.026471</text:p>
          </table:table-cell>
        </table:table-row>
        <table:table-row table:style-name="ro1">
          <table:table-cell office:value-type="float" office:value="19.642">
            <text:p>19.642</text:p>
          </table:table-cell>
          <table:table-cell office:value-type="float" office:value="0.095043">
            <text:p>0.095043</text:p>
          </table:table-cell>
          <table:table-cell office:value-type="float" office:value="-0.36618">
            <text:p>-0.3661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4813">
            <text:p>-1.4813</text:p>
          </table:table-cell>
          <table:table-cell office:value-type="float" office:value="0.86603">
            <text:p>0.86603</text:p>
          </table:table-cell>
          <table:table-cell office:value-type="float" office:value="0.026074">
            <text:p>0.026074</text:p>
          </table:table-cell>
          <table:table-cell/>
          <table:table-cell office:value-type="float" office:value="19.642">
            <text:p>19.642</text:p>
          </table:table-cell>
          <table:table-cell office:value-type="float" office:value="-0.093358">
            <text:p>-0.093358</text:p>
          </table:table-cell>
          <table:table-cell office:value-type="float" office:value="-0.63648">
            <text:p>-0.6364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707">
            <text:p>1.707</text:p>
          </table:table-cell>
          <table:table-cell office:value-type="float" office:value="0.86603">
            <text:p>0.86603</text:p>
          </table:table-cell>
          <table:table-cell office:value-type="float" office:value="0.026074">
            <text:p>0.026074</text:p>
          </table:table-cell>
        </table:table-row>
        <table:table-row table:style-name="ro1">
          <table:table-cell office:value-type="float" office:value="19.775">
            <text:p>19.775</text:p>
          </table:table-cell>
          <table:table-cell office:value-type="float" office:value="0.096889">
            <text:p>0.096889</text:p>
          </table:table-cell>
          <table:table-cell office:value-type="float" office:value="-0.37422">
            <text:p>-0.37422</text:p>
          </table:table-cell>
          <table:table-cell office:value-type="float" office:value="0">
            <text:p>0</text:p>
          </table:table-cell>
          <table:table-cell office:value-type="float" office:value="0.067652">
            <text:p>0.067652</text:p>
          </table:table-cell>
          <table:table-cell office:value-type="float" office:value="0">
            <text:p>0</text:p>
          </table:table-cell>
          <table:table-cell office:value-type="float" office:value="-1.3358">
            <text:p>-1.3358</text:p>
          </table:table-cell>
          <table:table-cell office:value-type="float" office:value="0.83416">
            <text:p>0.83416</text:p>
          </table:table-cell>
          <table:table-cell office:value-type="float" office:value="0.025881">
            <text:p>0.025881</text:p>
          </table:table-cell>
          <table:table-cell/>
          <table:table-cell office:value-type="float" office:value="19.775">
            <text:p>19.775</text:p>
          </table:table-cell>
          <table:table-cell office:value-type="float" office:value="-0.094559">
            <text:p>-0.094559</text:p>
          </table:table-cell>
          <table:table-cell office:value-type="float" office:value="-0.62865">
            <text:p>-0.62865</text:p>
          </table:table-cell>
          <table:table-cell office:value-type="float" office:value="0">
            <text:p>0</text:p>
          </table:table-cell>
          <table:table-cell office:value-type="float" office:value="0.067652">
            <text:p>0.067652</text:p>
          </table:table-cell>
          <table:table-cell office:value-type="float" office:value="0">
            <text:p>0</text:p>
          </table:table-cell>
          <table:table-cell office:value-type="float" office:value="1.813">
            <text:p>1.813</text:p>
          </table:table-cell>
          <table:table-cell office:value-type="float" office:value="0.83416">
            <text:p>0.83416</text:p>
          </table:table-cell>
          <table:table-cell office:value-type="float" office:value="0.025881">
            <text:p>0.025881</text:p>
          </table:table-cell>
        </table:table-row>
        <table:table-row table:style-name="ro1">
          <table:table-cell office:value-type="float" office:value="19.909">
            <text:p>19.909</text:p>
          </table:table-cell>
          <table:table-cell office:value-type="float" office:value="0.099224">
            <text:p>0.099224</text:p>
          </table:table-cell>
          <table:table-cell office:value-type="float" office:value="-0.38162">
            <text:p>-0.3816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2232">
            <text:p>-1.2232</text:p>
          </table:table-cell>
          <table:table-cell office:value-type="float" office:value="0.86603">
            <text:p>0.86603</text:p>
          </table:table-cell>
          <table:table-cell office:value-type="float" office:value="0.025901">
            <text:p>0.025901</text:p>
          </table:table-cell>
          <table:table-cell/>
          <table:table-cell office:value-type="float" office:value="19.909">
            <text:p>19.909</text:p>
          </table:table-cell>
          <table:table-cell office:value-type="float" office:value="-0.097202">
            <text:p>-0.097202</text:p>
          </table:table-cell>
          <table:table-cell office:value-type="float" office:value="-0.61977">
            <text:p>-0.6197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9395">
            <text:p>1.9395</text:p>
          </table:table-cell>
          <table:table-cell office:value-type="float" office:value="0.86603">
            <text:p>0.86603</text:p>
          </table:table-cell>
          <table:table-cell office:value-type="float" office:value="0.025901">
            <text:p>0.025901</text:p>
          </table:table-cell>
        </table:table-row>
        <table:table-row table:style-name="ro1">
          <table:table-cell office:value-type="float" office:value="20.043">
            <text:p>20.043</text:p>
          </table:table-cell>
          <table:table-cell office:value-type="float" office:value="0.10266">
            <text:p>0.10266</text:p>
          </table:table-cell>
          <table:table-cell office:value-type="float" office:value="-0.38888">
            <text:p>-0.38888</text:p>
          </table:table-cell>
          <table:table-cell office:value-type="float" office:value="0">
            <text:p>0</text:p>
          </table:table-cell>
          <table:table-cell office:value-type="float" office:value="0.064201">
            <text:p>0.064201</text:p>
          </table:table-cell>
          <table:table-cell office:value-type="float" office:value="0">
            <text:p>0</text:p>
          </table:table-cell>
          <table:table-cell office:value-type="float" office:value="-1.1111">
            <text:p>-1.1111</text:p>
          </table:table-cell>
          <table:table-cell office:value-type="float" office:value="0.85097">
            <text:p>0.85097</text:p>
          </table:table-cell>
          <table:table-cell office:value-type="float" office:value="0.026081">
            <text:p>0.026081</text:p>
          </table:table-cell>
          <table:table-cell/>
          <table:table-cell office:value-type="float" office:value="20.043">
            <text:p>20.043</text:p>
          </table:table-cell>
          <table:table-cell office:value-type="float" office:value="-0.099881">
            <text:p>-0.099881</text:p>
          </table:table-cell>
          <table:table-cell office:value-type="float" office:value="-0.6121">
            <text:p>-0.6121</text:p>
          </table:table-cell>
          <table:table-cell office:value-type="float" office:value="0">
            <text:p>0</text:p>
          </table:table-cell>
          <table:table-cell office:value-type="float" office:value="0.064201">
            <text:p>0.064201</text:p>
          </table:table-cell>
          <table:table-cell office:value-type="float" office:value="0">
            <text:p>0</text:p>
          </table:table-cell>
          <table:table-cell office:value-type="float" office:value="2.0424">
            <text:p>2.0424</text:p>
          </table:table-cell>
          <table:table-cell office:value-type="float" office:value="0.85097">
            <text:p>0.85097</text:p>
          </table:table-cell>
          <table:table-cell office:value-type="float" office:value="0.026081">
            <text:p>0.026081</text:p>
          </table:table-cell>
        </table:table-row>
        <table:table-row table:style-name="ro1">
          <table:table-cell office:value-type="float" office:value="20.176">
            <text:p>20.176</text:p>
          </table:table-cell>
          <table:table-cell office:value-type="float" office:value="0.10643">
            <text:p>0.10643</text:p>
          </table:table-cell>
          <table:table-cell office:value-type="float" office:value="-0.39614">
            <text:p>-0.3961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99835">
            <text:p>-0.99835</text:p>
          </table:table-cell>
          <table:table-cell office:value-type="float" office:value="0.86603">
            <text:p>0.86603</text:p>
          </table:table-cell>
          <table:table-cell office:value-type="float" office:value="0.026307">
            <text:p>0.026307</text:p>
          </table:table-cell>
          <table:table-cell/>
          <table:table-cell office:value-type="float" office:value="20.176">
            <text:p>20.176</text:p>
          </table:table-cell>
          <table:table-cell office:value-type="float" office:value="-0.1039">
            <text:p>-0.1039</text:p>
          </table:table-cell>
          <table:table-cell office:value-type="float" office:value="-0.60485">
            <text:p>-0.6048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.1603">
            <text:p>2.1603</text:p>
          </table:table-cell>
          <table:table-cell office:value-type="float" office:value="0.86603">
            <text:p>0.86603</text:p>
          </table:table-cell>
          <table:table-cell office:value-type="float" office:value="0.026307">
            <text:p>0.026307</text:p>
          </table:table-cell>
        </table:table-row>
        <table:table-row table:style-name="ro1">
          <table:table-cell office:value-type="float" office:value="20.31">
            <text:p>20.31</text:p>
          </table:table-cell>
          <table:table-cell office:value-type="float" office:value="0.11055">
            <text:p>0.11055</text:p>
          </table:table-cell>
          <table:table-cell office:value-type="float" office:value="-0.40172">
            <text:p>-0.40172</text:p>
          </table:table-cell>
          <table:table-cell office:value-type="float" office:value="0">
            <text:p>0</text:p>
          </table:table-cell>
          <table:table-cell office:value-type="float" office:value="0.063994">
            <text:p>0.063994</text:p>
          </table:table-cell>
          <table:table-cell office:value-type="float" office:value="0">
            <text:p>0</text:p>
          </table:table-cell>
          <table:table-cell office:value-type="float" office:value="-0.8693">
            <text:p>-0.8693</text:p>
          </table:table-cell>
          <table:table-cell office:value-type="float" office:value="0.85265">
            <text:p>0.85265</text:p>
          </table:table-cell>
          <table:table-cell office:value-type="float" office:value="0.026139">
            <text:p>0.026139</text:p>
          </table:table-cell>
          <table:table-cell/>
          <table:table-cell office:value-type="float" office:value="20.31">
            <text:p>20.31</text:p>
          </table:table-cell>
          <table:table-cell office:value-type="float" office:value="-0.10872">
            <text:p>-0.10872</text:p>
          </table:table-cell>
          <table:table-cell office:value-type="float" office:value="-0.59834">
            <text:p>-0.59834</text:p>
          </table:table-cell>
          <table:table-cell office:value-type="float" office:value="0">
            <text:p>0</text:p>
          </table:table-cell>
          <table:table-cell office:value-type="float" office:value="0.063994">
            <text:p>0.063994</text:p>
          </table:table-cell>
          <table:table-cell office:value-type="float" office:value="0">
            <text:p>0</text:p>
          </table:table-cell>
          <table:table-cell office:value-type="float" office:value="2.2756">
            <text:p>2.2756</text:p>
          </table:table-cell>
          <table:table-cell office:value-type="float" office:value="0.85265">
            <text:p>0.85265</text:p>
          </table:table-cell>
          <table:table-cell office:value-type="float" office:value="0.026139">
            <text:p>0.026139</text:p>
          </table:table-cell>
        </table:table-row>
        <table:table-row table:style-name="ro1">
          <table:table-cell office:value-type="float" office:value="20.444">
            <text:p>20.444</text:p>
          </table:table-cell>
          <table:table-cell office:value-type="float" office:value="0.11564">
            <text:p>0.11564</text:p>
          </table:table-cell>
          <table:table-cell office:value-type="float" office:value="-0.4071">
            <text:p>-0.407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74229">
            <text:p>-0.74229</text:p>
          </table:table-cell>
          <table:table-cell office:value-type="float" office:value="0.86603">
            <text:p>0.86603</text:p>
          </table:table-cell>
          <table:table-cell office:value-type="float" office:value="0.025877">
            <text:p>0.025877</text:p>
          </table:table-cell>
          <table:table-cell/>
          <table:table-cell office:value-type="float" office:value="20.444">
            <text:p>20.444</text:p>
          </table:table-cell>
          <table:table-cell office:value-type="float" office:value="-0.11444">
            <text:p>-0.11444</text:p>
          </table:table-cell>
          <table:table-cell office:value-type="float" office:value="-0.59214">
            <text:p>-0.5921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.3858">
            <text:p>2.3858</text:p>
          </table:table-cell>
          <table:table-cell office:value-type="float" office:value="0.86603">
            <text:p>0.86603</text:p>
          </table:table-cell>
          <table:table-cell office:value-type="float" office:value="0.025877">
            <text:p>0.025877</text:p>
          </table:table-cell>
        </table:table-row>
        <table:table-row table:style-name="ro1">
          <table:table-cell office:value-type="float" office:value="20.577">
            <text:p>20.577</text:p>
          </table:table-cell>
          <table:table-cell office:value-type="float" office:value="0.12284">
            <text:p>0.12284</text:p>
          </table:table-cell>
          <table:table-cell office:value-type="float" office:value="-0.4128">
            <text:p>-0.4128</text:p>
          </table:table-cell>
          <table:table-cell office:value-type="float" office:value="0">
            <text:p>0</text:p>
          </table:table-cell>
          <table:table-cell office:value-type="float" office:value="0.058934">
            <text:p>0.058934</text:p>
          </table:table-cell>
          <table:table-cell office:value-type="float" office:value="0">
            <text:p>0</text:p>
          </table:table-cell>
          <table:table-cell office:value-type="float" office:value="-0.62674">
            <text:p>-0.62674</text:p>
          </table:table-cell>
          <table:table-cell office:value-type="float" office:value="0.8742">
            <text:p>0.8742</text:p>
          </table:table-cell>
          <table:table-cell office:value-type="float" office:value="0.025733">
            <text:p>0.025733</text:p>
          </table:table-cell>
          <table:table-cell/>
          <table:table-cell office:value-type="float" office:value="20.577">
            <text:p>20.577</text:p>
          </table:table-cell>
          <table:table-cell office:value-type="float" office:value="-0.12041">
            <text:p>-0.12041</text:p>
          </table:table-cell>
          <table:table-cell office:value-type="float" office:value="-0.58655">
            <text:p>-0.58655</text:p>
          </table:table-cell>
          <table:table-cell office:value-type="float" office:value="0">
            <text:p>0</text:p>
          </table:table-cell>
          <table:table-cell office:value-type="float" office:value="0.058934">
            <text:p>0.058934</text:p>
          </table:table-cell>
          <table:table-cell office:value-type="float" office:value="0">
            <text:p>0</text:p>
          </table:table-cell>
          <table:table-cell office:value-type="float" office:value="2.5079">
            <text:p>2.5079</text:p>
          </table:table-cell>
          <table:table-cell office:value-type="float" office:value="0.8742">
            <text:p>0.8742</text:p>
          </table:table-cell>
          <table:table-cell office:value-type="float" office:value="0.025733">
            <text:p>0.025733</text:p>
          </table:table-cell>
        </table:table-row>
        <table:table-row table:style-name="ro1">
          <table:table-cell office:value-type="float" office:value="20.711">
            <text:p>20.711</text:p>
          </table:table-cell>
          <table:table-cell office:value-type="float" office:value="0.12846">
            <text:p>0.12846</text:p>
          </table:table-cell>
          <table:table-cell office:value-type="float" office:value="-0.4167">
            <text:p>-0.416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50484">
            <text:p>-0.50484</text:p>
          </table:table-cell>
          <table:table-cell office:value-type="float" office:value="0.86603">
            <text:p>0.86603</text:p>
          </table:table-cell>
          <table:table-cell office:value-type="float" office:value="0.025668">
            <text:p>0.025668</text:p>
          </table:table-cell>
          <table:table-cell/>
          <table:table-cell office:value-type="float" office:value="20.711">
            <text:p>20.711</text:p>
          </table:table-cell>
          <table:table-cell office:value-type="float" office:value="-0.12678">
            <text:p>-0.12678</text:p>
          </table:table-cell>
          <table:table-cell office:value-type="float" office:value="-0.58154">
            <text:p>-0.5815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.6174">
            <text:p>2.6174</text:p>
          </table:table-cell>
          <table:table-cell office:value-type="float" office:value="0.86603">
            <text:p>0.86603</text:p>
          </table:table-cell>
          <table:table-cell office:value-type="float" office:value="0.025668">
            <text:p>0.025668</text:p>
          </table:table-cell>
        </table:table-row>
        <table:table-row table:style-name="ro1">
          <table:table-cell office:value-type="float" office:value="20.844">
            <text:p>20.844</text:p>
          </table:table-cell>
          <table:table-cell office:value-type="float" office:value="0.1351">
            <text:p>0.1351</text:p>
          </table:table-cell>
          <table:table-cell office:value-type="float" office:value="-0.41998">
            <text:p>-0.41998</text:p>
          </table:table-cell>
          <table:table-cell office:value-type="float" office:value="0">
            <text:p>0</text:p>
          </table:table-cell>
          <table:table-cell office:value-type="float" office:value="0.058552">
            <text:p>0.058552</text:p>
          </table:table-cell>
          <table:table-cell office:value-type="float" office:value="0">
            <text:p>0</text:p>
          </table:table-cell>
          <table:table-cell office:value-type="float" office:value="-0.38623">
            <text:p>-0.38623</text:p>
          </table:table-cell>
          <table:table-cell office:value-type="float" office:value="0.87806">
            <text:p>0.87806</text:p>
          </table:table-cell>
          <table:table-cell office:value-type="float" office:value="0.025728">
            <text:p>0.025728</text:p>
          </table:table-cell>
          <table:table-cell/>
          <table:table-cell office:value-type="float" office:value="20.844">
            <text:p>20.844</text:p>
          </table:table-cell>
          <table:table-cell office:value-type="float" office:value="-0.13437">
            <text:p>-0.13437</text:p>
          </table:table-cell>
          <table:table-cell office:value-type="float" office:value="-0.57769">
            <text:p>-0.57769</text:p>
          </table:table-cell>
          <table:table-cell office:value-type="float" office:value="0">
            <text:p>0</text:p>
          </table:table-cell>
          <table:table-cell office:value-type="float" office:value="0.058552">
            <text:p>0.058552</text:p>
          </table:table-cell>
          <table:table-cell office:value-type="float" office:value="0">
            <text:p>0</text:p>
          </table:table-cell>
          <table:table-cell office:value-type="float" office:value="2.7413">
            <text:p>2.7413</text:p>
          </table:table-cell>
          <table:table-cell office:value-type="float" office:value="0.87806">
            <text:p>0.87806</text:p>
          </table:table-cell>
          <table:table-cell office:value-type="float" office:value="0.025728">
            <text:p>0.025728</text:p>
          </table:table-cell>
        </table:table-row>
        <table:table-row table:style-name="ro1">
          <table:table-cell office:value-type="float" office:value="20.978">
            <text:p>20.978</text:p>
          </table:table-cell>
          <table:table-cell office:value-type="float" office:value="0.14453">
            <text:p>0.14453</text:p>
          </table:table-cell>
          <table:table-cell office:value-type="float" office:value="-0.42352">
            <text:p>-0.4235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2005">
            <text:p>-0.32005</text:p>
          </table:table-cell>
          <table:table-cell office:value-type="float" office:value="0">
            <text:p>0</text:p>
          </table:table-cell>
          <table:table-cell office:value-type="float" office:value="0.025882">
            <text:p>0.025882</text:p>
          </table:table-cell>
          <table:table-cell/>
          <table:table-cell office:value-type="float" office:value="20.978">
            <text:p>20.978</text:p>
          </table:table-cell>
          <table:table-cell office:value-type="float" office:value="-0.1427">
            <text:p>-0.1427</text:p>
          </table:table-cell>
          <table:table-cell office:value-type="float" office:value="-0.57407">
            <text:p>-0.5740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071">
            <text:p>2.8071</text:p>
          </table:table-cell>
          <table:table-cell office:value-type="float" office:value="0">
            <text:p>0</text:p>
          </table:table-cell>
          <table:table-cell office:value-type="float" office:value="0.025882">
            <text:p>0.025882</text:p>
          </table:table-cell>
        </table:table-row>
        <table:table-row table:style-name="ro1">
          <table:table-cell office:value-type="float" office:value="21.112">
            <text:p>21.112</text:p>
          </table:table-cell>
          <table:table-cell office:value-type="float" office:value="0.15393">
            <text:p>0.15393</text:p>
          </table:table-cell>
          <table:table-cell office:value-type="float" office:value="-0.42619">
            <text:p>-0.42619</text:p>
          </table:table-cell>
          <table:table-cell office:value-type="float" office:value="0">
            <text:p>0</text:p>
          </table:table-cell>
          <table:table-cell office:value-type="float" office:value="0.12092">
            <text:p>0.12092</text:p>
          </table:table-cell>
          <table:table-cell office:value-type="float" office:value="0">
            <text:p>0</text:p>
          </table:table-cell>
          <table:table-cell office:value-type="float" office:value="-0.27231">
            <text:p>-0.27231</text:p>
          </table:table-cell>
          <table:table-cell office:value-type="float" office:value="0.038024">
            <text:p>0.038024</text:p>
          </table:table-cell>
          <table:table-cell office:value-type="float" office:value="0.025957">
            <text:p>0.025957</text:p>
          </table:table-cell>
          <table:table-cell/>
          <table:table-cell office:value-type="float" office:value="21.112">
            <text:p>21.112</text:p>
          </table:table-cell>
          <table:table-cell office:value-type="float" office:value="-0.15174">
            <text:p>-0.15174</text:p>
          </table:table-cell>
          <table:table-cell office:value-type="float" office:value="-0.57149">
            <text:p>-0.57149</text:p>
          </table:table-cell>
          <table:table-cell office:value-type="float" office:value="0">
            <text:p>0</text:p>
          </table:table-cell>
          <table:table-cell office:value-type="float" office:value="0.12092">
            <text:p>0.12092</text:p>
          </table:table-cell>
          <table:table-cell office:value-type="float" office:value="0">
            <text:p>0</text:p>
          </table:table-cell>
          <table:table-cell office:value-type="float" office:value="2.8676">
            <text:p>2.8676</text:p>
          </table:table-cell>
          <table:table-cell office:value-type="float" office:value="0.038024">
            <text:p>0.038024</text:p>
          </table:table-cell>
          <table:table-cell office:value-type="float" office:value="0.025957">
            <text:p>0.025957</text:p>
          </table:table-cell>
        </table:table-row>
        <table:table-row table:style-name="ro1">
          <table:table-cell office:value-type="float" office:value="21.245">
            <text:p>21.245</text:p>
          </table:table-cell>
          <table:table-cell office:value-type="float" office:value="0.16757">
            <text:p>0.16757</text:p>
          </table:table-cell>
          <table:table-cell office:value-type="float" office:value="-0.42798">
            <text:p>-0.4279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1956">
            <text:p>-0.21956</text:p>
          </table:table-cell>
          <table:table-cell table:style-name="ce1" office:value-type="string">
            <text:p>-8.8818e-16</text:p>
          </table:table-cell>
          <table:table-cell office:value-type="float" office:value="0.026029">
            <text:p>0.026029</text:p>
          </table:table-cell>
          <table:table-cell/>
          <table:table-cell office:value-type="float" office:value="21.245">
            <text:p>21.245</text:p>
          </table:table-cell>
          <table:table-cell office:value-type="float" office:value="-0.16555">
            <text:p>-0.16555</text:p>
          </table:table-cell>
          <table:table-cell office:value-type="float" office:value="-0.56908">
            <text:p>-0.5690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176">
            <text:p>2.9176</text:p>
          </table:table-cell>
          <table:table-cell table:style-name="ce1" office:value-type="string">
            <text:p>-8.3225e-16</text:p>
          </table:table-cell>
          <table:table-cell office:value-type="float" office:value="0.026029">
            <text:p>0.026029</text:p>
          </table:table-cell>
        </table:table-row>
        <table:table-row table:style-name="ro1">
          <table:table-cell office:value-type="float" office:value="21.379">
            <text:p>21.379</text:p>
          </table:table-cell>
          <table:table-cell office:value-type="float" office:value="0.1851">
            <text:p>0.1851</text:p>
          </table:table-cell>
          <table:table-cell office:value-type="float" office:value="-0.43092">
            <text:p>-0.43092</text:p>
          </table:table-cell>
          <table:table-cell office:value-type="float" office:value="0">
            <text:p>0</text:p>
          </table:table-cell>
          <table:table-cell office:value-type="float" office:value="0.12131">
            <text:p>0.12131</text:p>
          </table:table-cell>
          <table:table-cell office:value-type="float" office:value="0">
            <text:p>0</text:p>
          </table:table-cell>
          <table:table-cell office:value-type="float" office:value="-0.19351">
            <text:p>-0.19351</text:p>
          </table:table-cell>
          <table:table-cell office:value-type="float" office:value="0.03175">
            <text:p>0.03175</text:p>
          </table:table-cell>
          <table:table-cell office:value-type="float" office:value="0.026246">
            <text:p>0.026246</text:p>
          </table:table-cell>
          <table:table-cell/>
          <table:table-cell office:value-type="float" office:value="21.379">
            <text:p>21.379</text:p>
          </table:table-cell>
          <table:table-cell office:value-type="float" office:value="-0.18253">
            <text:p>-0.18253</text:p>
          </table:table-cell>
          <table:table-cell office:value-type="float" office:value="-0.5661">
            <text:p>-0.5661</text:p>
          </table:table-cell>
          <table:table-cell office:value-type="float" office:value="0">
            <text:p>0</text:p>
          </table:table-cell>
          <table:table-cell office:value-type="float" office:value="0.12131">
            <text:p>0.12131</text:p>
          </table:table-cell>
          <table:table-cell office:value-type="float" office:value="0">
            <text:p>0</text:p>
          </table:table-cell>
          <table:table-cell office:value-type="float" office:value="2.9397">
            <text:p>2.9397</text:p>
          </table:table-cell>
          <table:table-cell office:value-type="float" office:value="0.03175">
            <text:p>0.03175</text:p>
          </table:table-cell>
          <table:table-cell office:value-type="float" office:value="0.026246">
            <text:p>0.026246</text:p>
          </table:table-cell>
        </table:table-row>
        <table:table-row table:style-name="ro1">
          <table:table-cell office:value-type="float" office:value="21.512">
            <text:p>21.512</text:p>
          </table:table-cell>
          <table:table-cell office:value-type="float" office:value="0.20004">
            <text:p>0.20004</text:p>
          </table:table-cell>
          <table:table-cell office:value-type="float" office:value="-0.43377">
            <text:p>-0.4337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841">
            <text:p>-0.1841</text:p>
          </table:table-cell>
          <table:table-cell table:style-name="ce1" office:value-type="string">
            <text:p>-8.8818e-16</text:p>
          </table:table-cell>
          <table:table-cell office:value-type="float" office:value="0.026448">
            <text:p>0.026448</text:p>
          </table:table-cell>
          <table:table-cell/>
          <table:table-cell office:value-type="float" office:value="21.512">
            <text:p>21.512</text:p>
          </table:table-cell>
          <table:table-cell office:value-type="float" office:value="-0.19774">
            <text:p>-0.19774</text:p>
          </table:table-cell>
          <table:table-cell office:value-type="float" office:value="-0.56359">
            <text:p>-0.5635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611">
            <text:p>2.9611</text:p>
          </table:table-cell>
          <table:table-cell table:style-name="ce1" office:value-type="string">
            <text:p>-8.3225e-16</text:p>
          </table:table-cell>
          <table:table-cell office:value-type="float" office:value="0.026448">
            <text:p>0.026448</text:p>
          </table:table-cell>
        </table:table-row>
        <table:table-row table:style-name="ro1">
          <table:table-cell office:value-type="float" office:value="21.646">
            <text:p>21.646</text:p>
          </table:table-cell>
          <table:table-cell office:value-type="float" office:value="0.21543">
            <text:p>0.21543</text:p>
          </table:table-cell>
          <table:table-cell office:value-type="float" office:value="-0.43661">
            <text:p>-0.43661</text:p>
          </table:table-cell>
          <table:table-cell office:value-type="float" office:value="0">
            <text:p>0</text:p>
          </table:table-cell>
          <table:table-cell office:value-type="float" office:value="0.12178">
            <text:p>0.12178</text:p>
          </table:table-cell>
          <table:table-cell office:value-type="float" office:value="0">
            <text:p>0</text:p>
          </table:table-cell>
          <table:table-cell office:value-type="float" office:value="-0.1792">
            <text:p>-0.1792</text:p>
          </table:table-cell>
          <table:table-cell office:value-type="float" office:value="0.021129">
            <text:p>0.021129</text:p>
          </table:table-cell>
          <table:table-cell office:value-type="float" office:value="0.02635">
            <text:p>0.02635</text:p>
          </table:table-cell>
          <table:table-cell/>
          <table:table-cell office:value-type="float" office:value="21.646">
            <text:p>21.646</text:p>
          </table:table-cell>
          <table:table-cell office:value-type="float" office:value="-0.21419">
            <text:p>-0.21419</text:p>
          </table:table-cell>
          <table:table-cell office:value-type="float" office:value="-0.56076">
            <text:p>-0.56076</text:p>
          </table:table-cell>
          <table:table-cell office:value-type="float" office:value="0">
            <text:p>0</text:p>
          </table:table-cell>
          <table:table-cell office:value-type="float" office:value="0.12178">
            <text:p>0.12178</text:p>
          </table:table-cell>
          <table:table-cell office:value-type="float" office:value="0">
            <text:p>0</text:p>
          </table:table-cell>
          <table:table-cell office:value-type="float" office:value="2.9706">
            <text:p>2.9706</text:p>
          </table:table-cell>
          <table:table-cell office:value-type="float" office:value="0.021129">
            <text:p>0.021129</text:p>
          </table:table-cell>
          <table:table-cell office:value-type="float" office:value="0.02635">
            <text:p>0.02635</text:p>
          </table:table-cell>
        </table:table-row>
        <table:table-row table:style-name="ro1">
          <table:table-cell office:value-type="float" office:value="21.78">
            <text:p>21.78</text:p>
          </table:table-cell>
          <table:table-cell office:value-type="float" office:value="0.23173">
            <text:p>0.23173</text:p>
          </table:table-cell>
          <table:table-cell office:value-type="float" office:value="-0.43931">
            <text:p>-0.4393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6929">
            <text:p>-0.16929</text:p>
          </table:table-cell>
          <table:table-cell table:style-name="ce1" office:value-type="string">
            <text:p>-8.8818e-16</text:p>
          </table:table-cell>
          <table:table-cell office:value-type="float" office:value="0.026338">
            <text:p>0.026338</text:p>
          </table:table-cell>
          <table:table-cell/>
          <table:table-cell office:value-type="float" office:value="21.78">
            <text:p>21.78</text:p>
          </table:table-cell>
          <table:table-cell office:value-type="float" office:value="-0.23053">
            <text:p>-0.23053</text:p>
          </table:table-cell>
          <table:table-cell office:value-type="float" office:value="-0.55763">
            <text:p>-0.5576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766">
            <text:p>2.9766</text:p>
          </table:table-cell>
          <table:table-cell table:style-name="ce1" office:value-type="string">
            <text:p>-8.3225e-16</text:p>
          </table:table-cell>
          <table:table-cell office:value-type="float" office:value="0.026338">
            <text:p>0.026338</text:p>
          </table:table-cell>
        </table:table-row>
        <table:table-row table:style-name="ro1">
          <table:table-cell office:value-type="float" office:value="21.913">
            <text:p>21.913</text:p>
          </table:table-cell>
          <table:table-cell office:value-type="float" office:value="0.24843">
            <text:p>0.24843</text:p>
          </table:table-cell>
          <table:table-cell office:value-type="float" office:value="-0.44222">
            <text:p>-0.44222</text:p>
          </table:table-cell>
          <table:table-cell office:value-type="float" office:value="0">
            <text:p>0</text:p>
          </table:table-cell>
          <table:table-cell office:value-type="float" office:value="0.12068">
            <text:p>0.12068</text:p>
          </table:table-cell>
          <table:table-cell office:value-type="float" office:value="0">
            <text:p>0</text:p>
          </table:table-cell>
          <table:table-cell office:value-type="float" office:value="-0.16824">
            <text:p>-0.16824</text:p>
          </table:table-cell>
          <table:table-cell office:value-type="float" office:value="0.02235">
            <text:p>0.02235</text:p>
          </table:table-cell>
          <table:table-cell office:value-type="float" office:value="0.026817">
            <text:p>0.026817</text:p>
          </table:table-cell>
          <table:table-cell/>
          <table:table-cell office:value-type="float" office:value="21.913">
            <text:p>21.913</text:p>
          </table:table-cell>
          <table:table-cell office:value-type="float" office:value="-0.2466">
            <text:p>-0.2466</text:p>
          </table:table-cell>
          <table:table-cell office:value-type="float" office:value="-0.55542">
            <text:p>-0.55542</text:p>
          </table:table-cell>
          <table:table-cell office:value-type="float" office:value="0">
            <text:p>0</text:p>
          </table:table-cell>
          <table:table-cell office:value-type="float" office:value="0.12068">
            <text:p>0.12068</text:p>
          </table:table-cell>
          <table:table-cell office:value-type="float" office:value="0">
            <text:p>0</text:p>
          </table:table-cell>
          <table:table-cell office:value-type="float" office:value="2.9968">
            <text:p>2.9968</text:p>
          </table:table-cell>
          <table:table-cell office:value-type="float" office:value="0.02235">
            <text:p>0.02235</text:p>
          </table:table-cell>
          <table:table-cell office:value-type="float" office:value="0.026817">
            <text:p>0.026817</text:p>
          </table:table-cell>
        </table:table-row>
        <table:table-row table:style-name="ro1">
          <table:table-cell office:value-type="float" office:value="22.047">
            <text:p>22.047</text:p>
          </table:table-cell>
          <table:table-cell office:value-type="float" office:value="0.26422">
            <text:p>0.26422</text:p>
          </table:table-cell>
          <table:table-cell office:value-type="float" office:value="-0.44524">
            <text:p>-0.4452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7026">
            <text:p>-0.17026</text:p>
          </table:table-cell>
          <table:table-cell table:style-name="ce1" office:value-type="string">
            <text:p>-8.8818e-16</text:p>
          </table:table-cell>
          <table:table-cell office:value-type="float" office:value="0.02649">
            <text:p>0.02649</text:p>
          </table:table-cell>
          <table:table-cell/>
          <table:table-cell office:value-type="float" office:value="22.047">
            <text:p>22.047</text:p>
          </table:table-cell>
          <table:table-cell office:value-type="float" office:value="-0.26229">
            <text:p>-0.26229</text:p>
          </table:table-cell>
          <table:table-cell office:value-type="float" office:value="-0.55257">
            <text:p>-0.5525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97">
            <text:p>2.997</text:p>
          </table:table-cell>
          <table:table-cell table:style-name="ce1" office:value-type="string">
            <text:p>-8.3225e-16</text:p>
          </table:table-cell>
          <table:table-cell office:value-type="float" office:value="0.02649">
            <text:p>0.02649</text:p>
          </table:table-cell>
        </table:table-row>
        <table:table-row table:style-name="ro1">
          <table:table-cell office:value-type="float" office:value="22.181">
            <text:p>22.181</text:p>
          </table:table-cell>
          <table:table-cell office:value-type="float" office:value="0.28008">
            <text:p>0.28008</text:p>
          </table:table-cell>
          <table:table-cell office:value-type="float" office:value="-0.44793">
            <text:p>-0.44793</text:p>
          </table:table-cell>
          <table:table-cell office:value-type="float" office:value="0">
            <text:p>0</text:p>
          </table:table-cell>
          <table:table-cell office:value-type="float" office:value="0.12156">
            <text:p>0.12156</text:p>
          </table:table-cell>
          <table:table-cell office:value-type="float" office:value="0">
            <text:p>0</text:p>
          </table:table-cell>
          <table:table-cell office:value-type="float" office:value="-0.16405">
            <text:p>-0.16405</text:p>
          </table:table-cell>
          <table:table-cell office:value-type="float" office:value="-0.0052594">
            <text:p>-0.0052594</text:p>
          </table:table-cell>
          <table:table-cell office:value-type="float" office:value="0.02629">
            <text:p>0.02629</text:p>
          </table:table-cell>
          <table:table-cell/>
          <table:table-cell office:value-type="float" office:value="22.181">
            <text:p>22.181</text:p>
          </table:table-cell>
          <table:table-cell office:value-type="float" office:value="-0.27871">
            <text:p>-0.27871</text:p>
          </table:table-cell>
          <table:table-cell office:value-type="float" office:value="-0.54965">
            <text:p>-0.54965</text:p>
          </table:table-cell>
          <table:table-cell office:value-type="float" office:value="0">
            <text:p>0</text:p>
          </table:table-cell>
          <table:table-cell office:value-type="float" office:value="0.12156">
            <text:p>0.12156</text:p>
          </table:table-cell>
          <table:table-cell office:value-type="float" office:value="0">
            <text:p>0</text:p>
          </table:table-cell>
          <table:table-cell office:value-type="float" office:value="2.9978">
            <text:p>2.9978</text:p>
          </table:table-cell>
          <table:table-cell office:value-type="float" office:value="-0.0052594">
            <text:p>-0.0052594</text:p>
          </table:table-cell>
          <table:table-cell office:value-type="float" office:value="0.02629">
            <text:p>0.02629</text:p>
          </table:table-cell>
        </table:table-row>
        <table:table-row table:style-name="ro1">
          <table:table-cell office:value-type="float" office:value="22.314">
            <text:p>22.314</text:p>
          </table:table-cell>
          <table:table-cell office:value-type="float" office:value="0.29627">
            <text:p>0.29627</text:p>
          </table:table-cell>
          <table:table-cell office:value-type="float" office:value="-0.45108">
            <text:p>-0.4510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7076">
            <text:p>-0.17076</text:p>
          </table:table-cell>
          <table:table-cell table:style-name="ce1" office:value-type="string">
            <text:p>-4.4409e-16</text:p>
          </table:table-cell>
          <table:table-cell office:value-type="float" office:value="0.026801">
            <text:p>0.026801</text:p>
          </table:table-cell>
          <table:table-cell/>
          <table:table-cell office:value-type="float" office:value="22.314">
            <text:p>22.314</text:p>
          </table:table-cell>
          <table:table-cell office:value-type="float" office:value="-0.29455">
            <text:p>-0.29455</text:p>
          </table:table-cell>
          <table:table-cell office:value-type="float" office:value="-0.54697">
            <text:p>-0.5469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959">
            <text:p>2.9959</text:p>
          </table:table-cell>
          <table:table-cell table:style-name="ce1" office:value-type="string">
            <text:p>-4.1613e-16</text:p>
          </table:table-cell>
          <table:table-cell office:value-type="float" office:value="0.026801">
            <text:p>0.026801</text:p>
          </table:table-cell>
        </table:table-row>
        <table:table-row table:style-name="ro1">
          <table:table-cell office:value-type="float" office:value="22.448">
            <text:p>22.448</text:p>
          </table:table-cell>
          <table:table-cell office:value-type="float" office:value="0.31202">
            <text:p>0.31202</text:p>
          </table:table-cell>
          <table:table-cell office:value-type="float" office:value="-0.45351">
            <text:p>-0.45351</text:p>
          </table:table-cell>
          <table:table-cell office:value-type="float" office:value="0">
            <text:p>0</text:p>
          </table:table-cell>
          <table:table-cell office:value-type="float" office:value="0.12139">
            <text:p>0.12139</text:p>
          </table:table-cell>
          <table:table-cell office:value-type="float" office:value="0">
            <text:p>0</text:p>
          </table:table-cell>
          <table:table-cell office:value-type="float" office:value="-0.16441">
            <text:p>-0.16441</text:p>
          </table:table-cell>
          <table:table-cell office:value-type="float" office:value="-0.006836">
            <text:p>-0.006836</text:p>
          </table:table-cell>
          <table:table-cell office:value-type="float" office:value="0.026359">
            <text:p>0.026359</text:p>
          </table:table-cell>
          <table:table-cell/>
          <table:table-cell office:value-type="float" office:value="22.448">
            <text:p>22.448</text:p>
          </table:table-cell>
          <table:table-cell office:value-type="float" office:value="-0.3107">
            <text:p>-0.3107</text:p>
          </table:table-cell>
          <table:table-cell office:value-type="float" office:value="-0.54425">
            <text:p>-0.54425</text:p>
          </table:table-cell>
          <table:table-cell office:value-type="float" office:value="0">
            <text:p>0</text:p>
          </table:table-cell>
          <table:table-cell office:value-type="float" office:value="0.12139">
            <text:p>0.12139</text:p>
          </table:table-cell>
          <table:table-cell office:value-type="float" office:value="0">
            <text:p>0</text:p>
          </table:table-cell>
          <table:table-cell office:value-type="float" office:value="2.9971">
            <text:p>2.9971</text:p>
          </table:table-cell>
          <table:table-cell office:value-type="float" office:value="-0.006836">
            <text:p>-0.006836</text:p>
          </table:table-cell>
          <table:table-cell office:value-type="float" office:value="0.026359">
            <text:p>0.026359</text:p>
          </table:table-cell>
        </table:table-row>
        <table:table-row table:style-name="ro1">
          <table:table-cell office:value-type="float" office:value="22.581">
            <text:p>22.581</text:p>
          </table:table-cell>
          <table:table-cell office:value-type="float" office:value="0.32875">
            <text:p>0.32875</text:p>
          </table:table-cell>
          <table:table-cell office:value-type="float" office:value="-0.45658">
            <text:p>-0.4565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5953">
            <text:p>-0.15953</text:p>
          </table:table-cell>
          <table:table-cell office:value-type="float" office:value="0">
            <text:p>0</text:p>
          </table:table-cell>
          <table:table-cell office:value-type="float" office:value="0.025988">
            <text:p>0.025988</text:p>
          </table:table-cell>
          <table:table-cell/>
          <table:table-cell office:value-type="float" office:value="22.581">
            <text:p>22.581</text:p>
          </table:table-cell>
          <table:table-cell office:value-type="float" office:value="-0.3269">
            <text:p>-0.3269</text:p>
          </table:table-cell>
          <table:table-cell office:value-type="float" office:value="-0.54157">
            <text:p>-0.5415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979">
            <text:p>2.9979</text:p>
          </table:table-cell>
          <table:table-cell office:value-type="float" office:value="0">
            <text:p>0</text:p>
          </table:table-cell>
          <table:table-cell office:value-type="float" office:value="0.025988">
            <text:p>0.025988</text:p>
          </table:table-cell>
        </table:table-row>
        <table:table-row table:style-name="ro1">
          <table:table-cell office:value-type="float" office:value="22.715">
            <text:p>22.715</text:p>
          </table:table-cell>
          <table:table-cell office:value-type="float" office:value="0.34483">
            <text:p>0.34483</text:p>
          </table:table-cell>
          <table:table-cell office:value-type="float" office:value="-0.45939">
            <text:p>-0.45939</text:p>
          </table:table-cell>
          <table:table-cell office:value-type="float" office:value="0">
            <text:p>0</text:p>
          </table:table-cell>
          <table:table-cell office:value-type="float" office:value="0.12155">
            <text:p>0.12155</text:p>
          </table:table-cell>
          <table:table-cell office:value-type="float" office:value="0">
            <text:p>0</text:p>
          </table:table-cell>
          <table:table-cell office:value-type="float" office:value="-0.16031">
            <text:p>-0.16031</text:p>
          </table:table-cell>
          <table:table-cell office:value-type="float" office:value="0.0016405">
            <text:p>0.0016405</text:p>
          </table:table-cell>
          <table:table-cell office:value-type="float" office:value="0.026071">
            <text:p>0.026071</text:p>
          </table:table-cell>
          <table:table-cell/>
          <table:table-cell office:value-type="float" office:value="22.715">
            <text:p>22.715</text:p>
          </table:table-cell>
          <table:table-cell office:value-type="float" office:value="-0.34252">
            <text:p>-0.34252</text:p>
          </table:table-cell>
          <table:table-cell office:value-type="float" office:value="-0.53901">
            <text:p>-0.53901</text:p>
          </table:table-cell>
          <table:table-cell office:value-type="float" office:value="0">
            <text:p>0</text:p>
          </table:table-cell>
          <table:table-cell office:value-type="float" office:value="0.12155">
            <text:p>0.12155</text:p>
          </table:table-cell>
          <table:table-cell office:value-type="float" office:value="0">
            <text:p>0</text:p>
          </table:table-cell>
          <table:table-cell office:value-type="float" office:value="2.9968">
            <text:p>2.9968</text:p>
          </table:table-cell>
          <table:table-cell office:value-type="float" office:value="0.0016405">
            <text:p>0.0016405</text:p>
          </table:table-cell>
          <table:table-cell office:value-type="float" office:value="0.026071">
            <text:p>0.026071</text:p>
          </table:table-cell>
        </table:table-row>
        <table:table-row table:style-name="ro1">
          <table:table-cell office:value-type="float" office:value="22.849">
            <text:p>22.849</text:p>
          </table:table-cell>
          <table:table-cell office:value-type="float" office:value="0.36041">
            <text:p>0.36041</text:p>
          </table:table-cell>
          <table:table-cell office:value-type="float" office:value="-0.46204">
            <text:p>-0.4620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607">
            <text:p>-0.1607</text:p>
          </table:table-cell>
          <table:table-cell office:value-type="float" office:value="0">
            <text:p>0</text:p>
          </table:table-cell>
          <table:table-cell office:value-type="float" office:value="0.025716">
            <text:p>0.025716</text:p>
          </table:table-cell>
          <table:table-cell/>
          <table:table-cell office:value-type="float" office:value="22.849">
            <text:p>22.849</text:p>
          </table:table-cell>
          <table:table-cell office:value-type="float" office:value="-0.35863">
            <text:p>-0.35863</text:p>
          </table:table-cell>
          <table:table-cell office:value-type="float" office:value="-0.53642">
            <text:p>-0.5364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956">
            <text:p>2.9956</text:p>
          </table:table-cell>
          <table:table-cell office:value-type="float" office:value="0">
            <text:p>0</text:p>
          </table:table-cell>
          <table:table-cell office:value-type="float" office:value="0.025716">
            <text:p>0.025716</text:p>
          </table:table-cell>
        </table:table-row>
        <table:table-row table:style-name="ro1">
          <table:table-cell office:value-type="float" office:value="22.982">
            <text:p>22.982</text:p>
          </table:table-cell>
          <table:table-cell office:value-type="float" office:value="0.37661">
            <text:p>0.37661</text:p>
          </table:table-cell>
          <table:table-cell office:value-type="float" office:value="-0.46476">
            <text:p>-0.46476</text:p>
          </table:table-cell>
          <table:table-cell office:value-type="float" office:value="0">
            <text:p>0</text:p>
          </table:table-cell>
          <table:table-cell office:value-type="float" office:value="0.12152">
            <text:p>0.12152</text:p>
          </table:table-cell>
          <table:table-cell office:value-type="float" office:value="0">
            <text:p>0</text:p>
          </table:table-cell>
          <table:table-cell office:value-type="float" office:value="-0.15772">
            <text:p>-0.15772</text:p>
          </table:table-cell>
          <table:table-cell office:value-type="float" office:value="0.0002004">
            <text:p>0.0002004</text:p>
          </table:table-cell>
          <table:table-cell office:value-type="float" office:value="0.025237">
            <text:p>0.025237</text:p>
          </table:table-cell>
          <table:table-cell/>
          <table:table-cell office:value-type="float" office:value="22.982">
            <text:p>22.982</text:p>
          </table:table-cell>
          <table:table-cell office:value-type="float" office:value="-0.37523">
            <text:p>-0.37523</text:p>
          </table:table-cell>
          <table:table-cell office:value-type="float" office:value="-0.53339">
            <text:p>-0.53339</text:p>
          </table:table-cell>
          <table:table-cell office:value-type="float" office:value="0">
            <text:p>0</text:p>
          </table:table-cell>
          <table:table-cell office:value-type="float" office:value="0.12152">
            <text:p>0.12152</text:p>
          </table:table-cell>
          <table:table-cell office:value-type="float" office:value="0">
            <text:p>0</text:p>
          </table:table-cell>
          <table:table-cell office:value-type="float" office:value="2.992">
            <text:p>2.992</text:p>
          </table:table-cell>
          <table:table-cell office:value-type="float" office:value="0.0002004">
            <text:p>0.0002004</text:p>
          </table:table-cell>
          <table:table-cell office:value-type="float" office:value="0.025237">
            <text:p>0.025237</text:p>
          </table:table-cell>
        </table:table-row>
        <table:table-row table:style-name="ro1">
          <table:table-cell office:value-type="float" office:value="23.116">
            <text:p>23.116</text:p>
          </table:table-cell>
          <table:table-cell office:value-type="float" office:value="0.39207">
            <text:p>0.39207</text:p>
          </table:table-cell>
          <table:table-cell office:value-type="float" office:value="-0.46776">
            <text:p>-0.4677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6684">
            <text:p>-0.16684</text:p>
          </table:table-cell>
          <table:table-cell office:value-type="float" office:value="0">
            <text:p>0</text:p>
          </table:table-cell>
          <table:table-cell office:value-type="float" office:value="0.024962">
            <text:p>0.024962</text:p>
          </table:table-cell>
          <table:table-cell/>
          <table:table-cell office:value-type="float" office:value="23.116">
            <text:p>23.116</text:p>
          </table:table-cell>
          <table:table-cell office:value-type="float" office:value="-0.39086">
            <text:p>-0.39086</text:p>
          </table:table-cell>
          <table:table-cell office:value-type="float" office:value="-0.53065">
            <text:p>-0.5306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91">
            <text:p>2.991</text:p>
          </table:table-cell>
          <table:table-cell office:value-type="float" office:value="0">
            <text:p>0</text:p>
          </table:table-cell>
          <table:table-cell office:value-type="float" office:value="0.024962">
            <text:p>0.024962</text:p>
          </table:table-cell>
        </table:table-row>
        <table:table-row table:style-name="ro1">
          <table:table-cell office:value-type="float" office:value="23.249">
            <text:p>23.249</text:p>
          </table:table-cell>
          <table:table-cell office:value-type="float" office:value="0.4014">
            <text:p>0.4014</text:p>
          </table:table-cell>
          <table:table-cell office:value-type="float" office:value="-0.46904">
            <text:p>-0.46904</text:p>
          </table:table-cell>
          <table:table-cell office:value-type="float" office:value="0">
            <text:p>0</text:p>
          </table:table-cell>
          <table:table-cell office:value-type="float" office:value="-0.11903">
            <text:p>-0.11903</text:p>
          </table:table-cell>
          <table:table-cell office:value-type="float" office:value="0">
            <text:p>0</text:p>
          </table:table-cell>
          <table:table-cell office:value-type="float" office:value="-0.16064">
            <text:p>-0.16064</text:p>
          </table:table-cell>
          <table:table-cell office:value-type="float" office:value="-0.031132">
            <text:p>-0.031132</text:p>
          </table:table-cell>
          <table:table-cell office:value-type="float" office:value="0.024522">
            <text:p>0.024522</text:p>
          </table:table-cell>
          <table:table-cell/>
          <table:table-cell office:value-type="float" office:value="23.249">
            <text:p>23.249</text:p>
          </table:table-cell>
          <table:table-cell office:value-type="float" office:value="-0.39991">
            <text:p>-0.39991</text:p>
          </table:table-cell>
          <table:table-cell office:value-type="float" office:value="-0.52919">
            <text:p>-0.52919</text:p>
          </table:table-cell>
          <table:table-cell office:value-type="float" office:value="0">
            <text:p>0</text:p>
          </table:table-cell>
          <table:table-cell office:value-type="float" office:value="-0.11903">
            <text:p>-0.11903</text:p>
          </table:table-cell>
          <table:table-cell office:value-type="float" office:value="0">
            <text:p>0</text:p>
          </table:table-cell>
          <table:table-cell office:value-type="float" office:value="2.9968">
            <text:p>2.9968</text:p>
          </table:table-cell>
          <table:table-cell office:value-type="float" office:value="-0.031132">
            <text:p>-0.031132</text:p>
          </table:table-cell>
          <table:table-cell office:value-type="float" office:value="0.024522">
            <text:p>0.024522</text:p>
          </table:table-cell>
        </table:table-row>
        <table:table-row table:style-name="ro1">
          <table:table-cell office:value-type="float" office:value="23.383">
            <text:p>23.383</text:p>
          </table:table-cell>
          <table:table-cell office:value-type="float" office:value="0.41283">
            <text:p>0.41283</text:p>
          </table:table-cell>
          <table:table-cell office:value-type="float" office:value="-0.47113">
            <text:p>-0.4711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6096">
            <text:p>-0.16096</text:p>
          </table:table-cell>
          <table:table-cell table:style-name="ce1" office:value-type="string">
            <text:p>-1.2246e-16</text:p>
          </table:table-cell>
          <table:table-cell office:value-type="float" office:value="0.024062">
            <text:p>0.024062</text:p>
          </table:table-cell>
          <table:table-cell/>
          <table:table-cell office:value-type="float" office:value="23.383">
            <text:p>23.383</text:p>
          </table:table-cell>
          <table:table-cell office:value-type="float" office:value="-0.41076">
            <text:p>-0.41076</text:p>
          </table:table-cell>
          <table:table-cell office:value-type="float" office:value="-0.52751">
            <text:p>-0.5275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007">
            <text:p>3.0007</text:p>
          </table:table-cell>
          <table:table-cell office:value-type="float" office:value="0">
            <text:p>0</text:p>
          </table:table-cell>
          <table:table-cell office:value-type="float" office:value="0.024062">
            <text:p>0.024062</text:p>
          </table:table-cell>
        </table:table-row>
        <table:table-row table:style-name="ro1">
          <table:table-cell office:value-type="float" office:value="23.517">
            <text:p>23.517</text:p>
          </table:table-cell>
          <table:table-cell office:value-type="float" office:value="0.41564">
            <text:p>0.41564</text:p>
          </table:table-cell>
          <table:table-cell office:value-type="float" office:value="-0.47142">
            <text:p>-0.47142</text:p>
          </table:table-cell>
          <table:table-cell office:value-type="float" office:value="0">
            <text:p>0</text:p>
          </table:table-cell>
          <table:table-cell office:value-type="float" office:value="-0.11811">
            <text:p>-0.11811</text:p>
          </table:table-cell>
          <table:table-cell office:value-type="float" office:value="0">
            <text:p>0</text:p>
          </table:table-cell>
          <table:table-cell office:value-type="float" office:value="-0.15182">
            <text:p>-0.15182</text:p>
          </table:table-cell>
          <table:table-cell office:value-type="float" office:value="-0.034254">
            <text:p>-0.034254</text:p>
          </table:table-cell>
          <table:table-cell office:value-type="float" office:value="0.023641">
            <text:p>0.023641</text:p>
          </table:table-cell>
          <table:table-cell/>
          <table:table-cell office:value-type="float" office:value="23.517">
            <text:p>23.517</text:p>
          </table:table-cell>
          <table:table-cell office:value-type="float" office:value="-0.41897">
            <text:p>-0.41897</text:p>
          </table:table-cell>
          <table:table-cell office:value-type="float" office:value="-0.52597">
            <text:p>-0.52597</text:p>
          </table:table-cell>
          <table:table-cell office:value-type="float" office:value="0">
            <text:p>0</text:p>
          </table:table-cell>
          <table:table-cell office:value-type="float" office:value="-0.11811">
            <text:p>-0.11811</text:p>
          </table:table-cell>
          <table:table-cell office:value-type="float" office:value="0">
            <text:p>0</text:p>
          </table:table-cell>
          <table:table-cell office:value-type="float" office:value="3.003">
            <text:p>3.003</text:p>
          </table:table-cell>
          <table:table-cell office:value-type="float" office:value="-0.034254">
            <text:p>-0.034254</text:p>
          </table:table-cell>
          <table:table-cell office:value-type="float" office:value="0.023641">
            <text:p>0.023641</text:p>
          </table:table-cell>
        </table:table-row>
        <table:table-row table:style-name="ro1">
          <table:table-cell office:value-type="float" office:value="23.65">
            <text:p>23.65</text:p>
          </table:table-cell>
          <table:table-cell office:value-type="float" office:value="0.39835">
            <text:p>0.39835</text:p>
          </table:table-cell>
          <table:table-cell office:value-type="float" office:value="-0.46859">
            <text:p>-0.4685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1855">
            <text:p>-0.11855</text:p>
          </table:table-cell>
          <table:table-cell table:style-name="ce1" office:value-type="string">
            <text:p>1.2246e-16</text:p>
          </table:table-cell>
          <table:table-cell office:value-type="float" office:value="0.024558">
            <text:p>0.024558</text:p>
          </table:table-cell>
          <table:table-cell/>
          <table:table-cell office:value-type="float" office:value="23.65">
            <text:p>23.65</text:p>
          </table:table-cell>
          <table:table-cell office:value-type="float" office:value="-0.40335">
            <text:p>-0.40335</text:p>
          </table:table-cell>
          <table:table-cell office:value-type="float" office:value="-0.52826">
            <text:p>-0.5282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439">
            <text:p>3.0439</text:p>
          </table:table-cell>
          <table:table-cell office:value-type="float" office:value="0">
            <text:p>0</text:p>
          </table:table-cell>
          <table:table-cell office:value-type="float" office:value="0.024558">
            <text:p>0.024558</text:p>
          </table:table-cell>
        </table:table-row>
        <table:table-row table:style-name="ro1">
          <table:table-cell office:value-type="float" office:value="23.784">
            <text:p>23.784</text:p>
          </table:table-cell>
          <table:table-cell office:value-type="float" office:value="0.3829">
            <text:p>0.3829</text:p>
          </table:table-cell>
          <table:table-cell office:value-type="float" office:value="-0.46661">
            <text:p>-0.46661</text:p>
          </table:table-cell>
          <table:table-cell office:value-type="float" office:value="0">
            <text:p>0</text:p>
          </table:table-cell>
          <table:table-cell office:value-type="float" office:value="-0.12526">
            <text:p>-0.12526</text:p>
          </table:table-cell>
          <table:table-cell office:value-type="float" office:value="0">
            <text:p>0</text:p>
          </table:table-cell>
          <table:table-cell office:value-type="float" office:value="-0.11412">
            <text:p>-0.11412</text:p>
          </table:table-cell>
          <table:table-cell office:value-type="float" office:value="-0.041135">
            <text:p>-0.041135</text:p>
          </table:table-cell>
          <table:table-cell office:value-type="float" office:value="0.02495">
            <text:p>0.02495</text:p>
          </table:table-cell>
          <table:table-cell/>
          <table:table-cell office:value-type="float" office:value="23.784">
            <text:p>23.784</text:p>
          </table:table-cell>
          <table:table-cell office:value-type="float" office:value="-0.38679">
            <text:p>-0.38679</text:p>
          </table:table-cell>
          <table:table-cell office:value-type="float" office:value="-0.52939">
            <text:p>-0.52939</text:p>
          </table:table-cell>
          <table:table-cell office:value-type="float" office:value="0">
            <text:p>0</text:p>
          </table:table-cell>
          <table:table-cell office:value-type="float" office:value="-0.12526">
            <text:p>-0.12526</text:p>
          </table:table-cell>
          <table:table-cell office:value-type="float" office:value="0">
            <text:p>0</text:p>
          </table:table-cell>
          <table:table-cell office:value-type="float" office:value="3.0507">
            <text:p>3.0507</text:p>
          </table:table-cell>
          <table:table-cell office:value-type="float" office:value="-0.041135">
            <text:p>-0.041135</text:p>
          </table:table-cell>
          <table:table-cell office:value-type="float" office:value="0.02495">
            <text:p>0.02495</text:p>
          </table:table-cell>
        </table:table-row>
        <table:table-row table:style-name="ro1">
          <table:table-cell office:value-type="float" office:value="23.918">
            <text:p>23.918</text:p>
          </table:table-cell>
          <table:table-cell office:value-type="float" office:value="0.36747">
            <text:p>0.36747</text:p>
          </table:table-cell>
          <table:table-cell office:value-type="float" office:value="-0.46453">
            <text:p>-0.4645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1824">
            <text:p>-0.11824</text:p>
          </table:table-cell>
          <table:table-cell table:style-name="ce1" office:value-type="string">
            <text:p>-2.0806e-15</text:p>
          </table:table-cell>
          <table:table-cell office:value-type="float" office:value="0.025264">
            <text:p>0.025264</text:p>
          </table:table-cell>
          <table:table-cell/>
          <table:table-cell office:value-type="float" office:value="23.918">
            <text:p>23.918</text:p>
          </table:table-cell>
          <table:table-cell office:value-type="float" office:value="-0.37119">
            <text:p>-0.37119</text:p>
          </table:table-cell>
          <table:table-cell office:value-type="float" office:value="-0.53118">
            <text:p>-0.5311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494">
            <text:p>3.0494</text:p>
          </table:table-cell>
          <table:table-cell table:style-name="ce1" office:value-type="string">
            <text:p>-2.0806e-15</text:p>
          </table:table-cell>
          <table:table-cell office:value-type="float" office:value="0.025264">
            <text:p>0.025264</text:p>
          </table:table-cell>
        </table:table-row>
        <table:table-row table:style-name="ro1">
          <table:table-cell office:value-type="float" office:value="24.051">
            <text:p>24.051</text:p>
          </table:table-cell>
          <table:table-cell office:value-type="float" office:value="0.35166">
            <text:p>0.35166</text:p>
          </table:table-cell>
          <table:table-cell office:value-type="float" office:value="-0.46198">
            <text:p>-0.46198</text:p>
          </table:table-cell>
          <table:table-cell office:value-type="float" office:value="0">
            <text:p>0</text:p>
          </table:table-cell>
          <table:table-cell office:value-type="float" office:value="-0.12406">
            <text:p>-0.12406</text:p>
          </table:table-cell>
          <table:table-cell office:value-type="float" office:value="0">
            <text:p>0</text:p>
          </table:table-cell>
          <table:table-cell office:value-type="float" office:value="-0.11867">
            <text:p>-0.11867</text:p>
          </table:table-cell>
          <table:table-cell office:value-type="float" office:value="-0.056819">
            <text:p>-0.056819</text:p>
          </table:table-cell>
          <table:table-cell office:value-type="float" office:value="0.02582">
            <text:p>0.02582</text:p>
          </table:table-cell>
          <table:table-cell/>
          <table:table-cell office:value-type="float" office:value="24.051">
            <text:p>24.051</text:p>
          </table:table-cell>
          <table:table-cell office:value-type="float" office:value="-0.35418">
            <text:p>-0.35418</text:p>
          </table:table-cell>
          <table:table-cell office:value-type="float" office:value="-0.5334">
            <text:p>-0.5334</text:p>
          </table:table-cell>
          <table:table-cell office:value-type="float" office:value="0">
            <text:p>0</text:p>
          </table:table-cell>
          <table:table-cell office:value-type="float" office:value="-0.12406">
            <text:p>-0.12406</text:p>
          </table:table-cell>
          <table:table-cell office:value-type="float" office:value="0">
            <text:p>0</text:p>
          </table:table-cell>
          <table:table-cell office:value-type="float" office:value="3.0595">
            <text:p>3.0595</text:p>
          </table:table-cell>
          <table:table-cell office:value-type="float" office:value="-0.056819">
            <text:p>-0.056819</text:p>
          </table:table-cell>
          <table:table-cell office:value-type="float" office:value="0.02582">
            <text:p>0.02582</text:p>
          </table:table-cell>
        </table:table-row>
        <table:table-row table:style-name="ro1">
          <table:table-cell office:value-type="float" office:value="24.185">
            <text:p>24.185</text:p>
          </table:table-cell>
          <table:table-cell office:value-type="float" office:value="0.33593">
            <text:p>0.33593</text:p>
          </table:table-cell>
          <table:table-cell office:value-type="float" office:value="-0.46002">
            <text:p>-0.4600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2277">
            <text:p>-0.12277</text:p>
          </table:table-cell>
          <table:table-cell table:style-name="ce1" office:value-type="string">
            <text:p>1.2246e-16</text:p>
          </table:table-cell>
          <table:table-cell office:value-type="float" office:value="0.025882">
            <text:p>0.025882</text:p>
          </table:table-cell>
          <table:table-cell/>
          <table:table-cell office:value-type="float" office:value="24.185">
            <text:p>24.185</text:p>
          </table:table-cell>
          <table:table-cell office:value-type="float" office:value="-0.33853">
            <text:p>-0.33853</text:p>
          </table:table-cell>
          <table:table-cell office:value-type="float" office:value="-0.53533">
            <text:p>-0.5353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645">
            <text:p>3.0645</text:p>
          </table:table-cell>
          <table:table-cell office:value-type="float" office:value="0">
            <text:p>0</text:p>
          </table:table-cell>
          <table:table-cell office:value-type="float" office:value="0.025882">
            <text:p>0.025882</text:p>
          </table:table-cell>
        </table:table-row>
        <table:table-row table:style-name="ro1">
          <table:table-cell office:value-type="float" office:value="24.318">
            <text:p>24.318</text:p>
          </table:table-cell>
          <table:table-cell office:value-type="float" office:value="0.3197">
            <text:p>0.3197</text:p>
          </table:table-cell>
          <table:table-cell office:value-type="float" office:value="-0.45785">
            <text:p>-0.45785</text:p>
          </table:table-cell>
          <table:table-cell office:value-type="float" office:value="0">
            <text:p>0</text:p>
          </table:table-cell>
          <table:table-cell office:value-type="float" office:value="-0.12282">
            <text:p>-0.12282</text:p>
          </table:table-cell>
          <table:table-cell office:value-type="float" office:value="0">
            <text:p>0</text:p>
          </table:table-cell>
          <table:table-cell office:value-type="float" office:value="-0.12145">
            <text:p>-0.12145</text:p>
          </table:table-cell>
          <table:table-cell office:value-type="float" office:value="-0.08047">
            <text:p>-0.08047</text:p>
          </table:table-cell>
          <table:table-cell office:value-type="float" office:value="0.025983">
            <text:p>0.025983</text:p>
          </table:table-cell>
          <table:table-cell/>
          <table:table-cell office:value-type="float" office:value="24.318">
            <text:p>24.318</text:p>
          </table:table-cell>
          <table:table-cell office:value-type="float" office:value="-0.32114">
            <text:p>-0.32114</text:p>
          </table:table-cell>
          <table:table-cell office:value-type="float" office:value="-0.53679">
            <text:p>-0.53679</text:p>
          </table:table-cell>
          <table:table-cell office:value-type="float" office:value="0">
            <text:p>0</text:p>
          </table:table-cell>
          <table:table-cell office:value-type="float" office:value="-0.12282">
            <text:p>-0.12282</text:p>
          </table:table-cell>
          <table:table-cell office:value-type="float" office:value="0">
            <text:p>0</text:p>
          </table:table-cell>
          <table:table-cell office:value-type="float" office:value="3.0349">
            <text:p>3.0349</text:p>
          </table:table-cell>
          <table:table-cell office:value-type="float" office:value="-0.08047">
            <text:p>-0.08047</text:p>
          </table:table-cell>
          <table:table-cell office:value-type="float" office:value="0.025983">
            <text:p>0.025983</text:p>
          </table:table-cell>
        </table:table-row>
        <table:table-row table:style-name="ro1">
          <table:table-cell office:value-type="float" office:value="24.452">
            <text:p>24.452</text:p>
          </table:table-cell>
          <table:table-cell office:value-type="float" office:value="0.30378">
            <text:p>0.30378</text:p>
          </table:table-cell>
          <table:table-cell office:value-type="float" office:value="-0.45526">
            <text:p>-0.4552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1721">
            <text:p>-0.11721</text:p>
          </table:table-cell>
          <table:table-cell table:style-name="ce1" office:value-type="string">
            <text:p>-1.0106e-15</text:p>
          </table:table-cell>
          <table:table-cell office:value-type="float" office:value="0.026457">
            <text:p>0.026457</text:p>
          </table:table-cell>
          <table:table-cell/>
          <table:table-cell office:value-type="float" office:value="24.452">
            <text:p>24.452</text:p>
          </table:table-cell>
          <table:table-cell office:value-type="float" office:value="-0.30679">
            <text:p>-0.30679</text:p>
          </table:table-cell>
          <table:table-cell office:value-type="float" office:value="-0.53948">
            <text:p>-0.5394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394">
            <text:p>3.0394</text:p>
          </table:table-cell>
          <table:table-cell table:style-name="ce1" office:value-type="string">
            <text:p>-8.3225e-16</text:p>
          </table:table-cell>
          <table:table-cell office:value-type="float" office:value="0.026457">
            <text:p>0.026457</text:p>
          </table:table-cell>
        </table:table-row>
        <table:table-row table:style-name="ro1">
          <table:table-cell office:value-type="float" office:value="24.586">
            <text:p>24.586</text:p>
          </table:table-cell>
          <table:table-cell office:value-type="float" office:value="0.28786">
            <text:p>0.28786</text:p>
          </table:table-cell>
          <table:table-cell office:value-type="float" office:value="-0.45324">
            <text:p>-0.45324</text:p>
          </table:table-cell>
          <table:table-cell office:value-type="float" office:value="0">
            <text:p>0</text:p>
          </table:table-cell>
          <table:table-cell office:value-type="float" office:value="-0.12351">
            <text:p>-0.12351</text:p>
          </table:table-cell>
          <table:table-cell office:value-type="float" office:value="0">
            <text:p>0</text:p>
          </table:table-cell>
          <table:table-cell office:value-type="float" office:value="-0.12418">
            <text:p>-0.12418</text:p>
          </table:table-cell>
          <table:table-cell office:value-type="float" office:value="-0.05431">
            <text:p>-0.05431</text:p>
          </table:table-cell>
          <table:table-cell office:value-type="float" office:value="0.026422">
            <text:p>0.026422</text:p>
          </table:table-cell>
          <table:table-cell/>
          <table:table-cell office:value-type="float" office:value="24.586">
            <text:p>24.586</text:p>
          </table:table-cell>
          <table:table-cell office:value-type="float" office:value="-0.29015">
            <text:p>-0.29015</text:p>
          </table:table-cell>
          <table:table-cell office:value-type="float" office:value="-0.54151">
            <text:p>-0.54151</text:p>
          </table:table-cell>
          <table:table-cell office:value-type="float" office:value="0">
            <text:p>0</text:p>
          </table:table-cell>
          <table:table-cell office:value-type="float" office:value="-0.12351">
            <text:p>-0.12351</text:p>
          </table:table-cell>
          <table:table-cell office:value-type="float" office:value="0">
            <text:p>0</text:p>
          </table:table-cell>
          <table:table-cell office:value-type="float" office:value="3.0181">
            <text:p>3.0181</text:p>
          </table:table-cell>
          <table:table-cell office:value-type="float" office:value="-0.05431">
            <text:p>-0.05431</text:p>
          </table:table-cell>
          <table:table-cell office:value-type="float" office:value="0.026422">
            <text:p>0.026422</text:p>
          </table:table-cell>
        </table:table-row>
        <table:table-row table:style-name="ro1">
          <table:table-cell office:value-type="float" office:value="24.719">
            <text:p>24.719</text:p>
          </table:table-cell>
          <table:table-cell office:value-type="float" office:value="0.27172">
            <text:p>0.27172</text:p>
          </table:table-cell>
          <table:table-cell office:value-type="float" office:value="-0.45097">
            <text:p>-0.4509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2205">
            <text:p>-0.12205</text:p>
          </table:table-cell>
          <table:table-cell table:style-name="ce1" office:value-type="string">
            <text:p>1.2246e-16</text:p>
          </table:table-cell>
          <table:table-cell office:value-type="float" office:value="0.026289">
            <text:p>0.026289</text:p>
          </table:table-cell>
          <table:table-cell/>
          <table:table-cell office:value-type="float" office:value="24.719">
            <text:p>24.719</text:p>
          </table:table-cell>
          <table:table-cell office:value-type="float" office:value="-0.27301">
            <text:p>-0.27301</text:p>
          </table:table-cell>
          <table:table-cell office:value-type="float" office:value="-0.54421">
            <text:p>-0.5442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2.9958">
            <text:p>2.9958</text:p>
          </table:table-cell>
          <table:table-cell office:value-type="float" office:value="0">
            <text:p>0</text:p>
          </table:table-cell>
          <table:table-cell office:value-type="float" office:value="0.026289">
            <text:p>0.026289</text:p>
          </table:table-cell>
        </table:table-row>
        <table:table-row table:style-name="ro1">
          <table:table-cell office:value-type="float" office:value="24.853">
            <text:p>24.853</text:p>
          </table:table-cell>
          <table:table-cell office:value-type="float" office:value="0.25539">
            <text:p>0.25539</text:p>
          </table:table-cell>
          <table:table-cell office:value-type="float" office:value="-0.4488">
            <text:p>-0.4488</text:p>
          </table:table-cell>
          <table:table-cell office:value-type="float" office:value="0">
            <text:p>0</text:p>
          </table:table-cell>
          <table:table-cell office:value-type="float" office:value="-0.12194">
            <text:p>-0.12194</text:p>
          </table:table-cell>
          <table:table-cell office:value-type="float" office:value="0">
            <text:p>0</text:p>
          </table:table-cell>
          <table:table-cell office:value-type="float" office:value="-0.12127">
            <text:p>-0.12127</text:p>
          </table:table-cell>
          <table:table-cell office:value-type="float" office:value="-0.014272">
            <text:p>-0.014272</text:p>
          </table:table-cell>
          <table:table-cell office:value-type="float" office:value="0.026895">
            <text:p>0.026895</text:p>
          </table:table-cell>
          <table:table-cell/>
          <table:table-cell office:value-type="float" office:value="24.853">
            <text:p>24.853</text:p>
          </table:table-cell>
          <table:table-cell office:value-type="float" office:value="-0.25579">
            <text:p>-0.25579</text:p>
          </table:table-cell>
          <table:table-cell office:value-type="float" office:value="-0.54745">
            <text:p>-0.54745</text:p>
          </table:table-cell>
          <table:table-cell office:value-type="float" office:value="0">
            <text:p>0</text:p>
          </table:table-cell>
          <table:table-cell office:value-type="float" office:value="-0.12194">
            <text:p>-0.12194</text:p>
          </table:table-cell>
          <table:table-cell office:value-type="float" office:value="0">
            <text:p>0</text:p>
          </table:table-cell>
          <table:table-cell office:value-type="float" office:value="2.98">
            <text:p>2.98</text:p>
          </table:table-cell>
          <table:table-cell office:value-type="float" office:value="-0.014272">
            <text:p>-0.014272</text:p>
          </table:table-cell>
          <table:table-cell office:value-type="float" office:value="0.026895">
            <text:p>0.026895</text:p>
          </table:table-cell>
        </table:table-row>
        <table:table-row table:style-name="ro1">
          <table:table-cell office:value-type="float" office:value="24.986">
            <text:p>24.986</text:p>
          </table:table-cell>
          <table:table-cell office:value-type="float" office:value="0.23952">
            <text:p>0.23952</text:p>
          </table:table-cell>
          <table:table-cell office:value-type="float" office:value="-0.4463">
            <text:p>-0.446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1226">
            <text:p>-0.11226</text:p>
          </table:table-cell>
          <table:table-cell table:style-name="ce1" office:value-type="string">
            <text:p>-1.2246e-16</text:p>
          </table:table-cell>
          <table:table-cell office:value-type="float" office:value="0.026668">
            <text:p>0.026668</text:p>
          </table:table-cell>
          <table:table-cell/>
          <table:table-cell office:value-type="float" office:value="24.986">
            <text:p>24.986</text:p>
          </table:table-cell>
          <table:table-cell office:value-type="float" office:value="-0.24002">
            <text:p>-0.24002</text:p>
          </table:table-cell>
          <table:table-cell office:value-type="float" office:value="-0.55061">
            <text:p>-0.5506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2.9663">
            <text:p>2.9663</text:p>
          </table:table-cell>
          <table:table-cell office:value-type="float" office:value="0">
            <text:p>0</text:p>
          </table:table-cell>
          <table:table-cell office:value-type="float" office:value="0.026668">
            <text:p>0.026668</text:p>
          </table:table-cell>
        </table:table-row>
        <table:table-row table:style-name="ro1">
          <table:table-cell office:value-type="float" office:value="25.12">
            <text:p>25.12</text:p>
          </table:table-cell>
          <table:table-cell office:value-type="float" office:value="0.2232">
            <text:p>0.2232</text:p>
          </table:table-cell>
          <table:table-cell office:value-type="float" office:value="-0.44416">
            <text:p>-0.44416</text:p>
          </table:table-cell>
          <table:table-cell office:value-type="float" office:value="0">
            <text:p>0</text:p>
          </table:table-cell>
          <table:table-cell office:value-type="float" office:value="-0.1208">
            <text:p>-0.1208</text:p>
          </table:table-cell>
          <table:table-cell office:value-type="float" office:value="0">
            <text:p>0</text:p>
          </table:table-cell>
          <table:table-cell office:value-type="float" office:value="-0.10849">
            <text:p>-0.10849</text:p>
          </table:table-cell>
          <table:table-cell office:value-type="float" office:value="0.038113">
            <text:p>0.038113</text:p>
          </table:table-cell>
          <table:table-cell office:value-type="float" office:value="0.026373">
            <text:p>0.026373</text:p>
          </table:table-cell>
          <table:table-cell/>
          <table:table-cell office:value-type="float" office:value="25.12">
            <text:p>25.12</text:p>
          </table:table-cell>
          <table:table-cell office:value-type="float" office:value="-0.22352">
            <text:p>-0.22352</text:p>
          </table:table-cell>
          <table:table-cell office:value-type="float" office:value="-0.55405">
            <text:p>-0.55405</text:p>
          </table:table-cell>
          <table:table-cell office:value-type="float" office:value="0">
            <text:p>0</text:p>
          </table:table-cell>
          <table:table-cell office:value-type="float" office:value="-0.1208">
            <text:p>-0.1208</text:p>
          </table:table-cell>
          <table:table-cell office:value-type="float" office:value="0">
            <text:p>0</text:p>
          </table:table-cell>
          <table:table-cell office:value-type="float" office:value="2.9556">
            <text:p>2.9556</text:p>
          </table:table-cell>
          <table:table-cell office:value-type="float" office:value="0.038113">
            <text:p>0.038113</text:p>
          </table:table-cell>
          <table:table-cell office:value-type="float" office:value="0.026373">
            <text:p>0.026373</text:p>
          </table:table-cell>
        </table:table-row>
        <table:table-row table:style-name="ro1">
          <table:table-cell office:value-type="float" office:value="25.254">
            <text:p>25.254</text:p>
          </table:table-cell>
          <table:table-cell office:value-type="float" office:value="0.20645">
            <text:p>0.20645</text:p>
          </table:table-cell>
          <table:table-cell office:value-type="float" office:value="-0.44215">
            <text:p>-0.4421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1147">
            <text:p>-0.11147</text:p>
          </table:table-cell>
          <table:table-cell table:style-name="ce1" office:value-type="string">
            <text:p>1.2246e-16</text:p>
          </table:table-cell>
          <table:table-cell office:value-type="float" office:value="0.026702">
            <text:p>0.026702</text:p>
          </table:table-cell>
          <table:table-cell/>
          <table:table-cell office:value-type="float" office:value="25.254">
            <text:p>25.254</text:p>
          </table:table-cell>
          <table:table-cell office:value-type="float" office:value="-0.2072">
            <text:p>-0.2072</text:p>
          </table:table-cell>
          <table:table-cell office:value-type="float" office:value="-0.5576">
            <text:p>-0.557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2.9488">
            <text:p>2.9488</text:p>
          </table:table-cell>
          <table:table-cell office:value-type="float" office:value="0">
            <text:p>0</text:p>
          </table:table-cell>
          <table:table-cell office:value-type="float" office:value="0.026702">
            <text:p>0.026702</text:p>
          </table:table-cell>
        </table:table-row>
        <table:table-row table:style-name="ro1">
          <table:table-cell office:value-type="float" office:value="25.387">
            <text:p>25.387</text:p>
          </table:table-cell>
          <table:table-cell office:value-type="float" office:value="0.19239">
            <text:p>0.19239</text:p>
          </table:table-cell>
          <table:table-cell office:value-type="float" office:value="-0.44002">
            <text:p>-0.44002</text:p>
          </table:table-cell>
          <table:table-cell office:value-type="float" office:value="0">
            <text:p>0</text:p>
          </table:table-cell>
          <table:table-cell office:value-type="float" office:value="-0.069031">
            <text:p>-0.069031</text:p>
          </table:table-cell>
          <table:table-cell office:value-type="float" office:value="0">
            <text:p>0</text:p>
          </table:table-cell>
          <table:table-cell office:value-type="float" office:value="-0.15861">
            <text:p>-0.15861</text:p>
          </table:table-cell>
          <table:table-cell office:value-type="float" office:value="-0.81976">
            <text:p>-0.81976</text:p>
          </table:table-cell>
          <table:table-cell office:value-type="float" office:value="0.026512">
            <text:p>0.026512</text:p>
          </table:table-cell>
          <table:table-cell/>
          <table:table-cell office:value-type="float" office:value="25.387">
            <text:p>25.387</text:p>
          </table:table-cell>
          <table:table-cell office:value-type="float" office:value="-0.19343">
            <text:p>-0.19343</text:p>
          </table:table-cell>
          <table:table-cell office:value-type="float" office:value="-0.56073">
            <text:p>-0.56073</text:p>
          </table:table-cell>
          <table:table-cell office:value-type="float" office:value="0">
            <text:p>0</text:p>
          </table:table-cell>
          <table:table-cell office:value-type="float" office:value="-0.069031">
            <text:p>-0.069031</text:p>
          </table:table-cell>
          <table:table-cell office:value-type="float" office:value="0">
            <text:p>0</text:p>
          </table:table-cell>
          <table:table-cell office:value-type="float" office:value="2.8996">
            <text:p>2.8996</text:p>
          </table:table-cell>
          <table:table-cell office:value-type="float" office:value="-0.81976">
            <text:p>-0.81976</text:p>
          </table:table-cell>
          <table:table-cell office:value-type="float" office:value="0.026512">
            <text:p>0.026512</text:p>
          </table:table-cell>
        </table:table-row>
        <table:table-row table:style-name="ro1">
          <table:table-cell office:value-type="float" office:value="25.521">
            <text:p>25.521</text:p>
          </table:table-cell>
          <table:table-cell office:value-type="float" office:value="0.17849">
            <text:p>0.17849</text:p>
          </table:table-cell>
          <table:table-cell office:value-type="float" office:value="-0.43816">
            <text:p>-0.4381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2314">
            <text:p>-0.2314</text:p>
          </table:table-cell>
          <table:table-cell office:value-type="float" office:value="-0.86603">
            <text:p>-0.86603</text:p>
          </table:table-cell>
          <table:table-cell office:value-type="float" office:value="0.026196">
            <text:p>0.026196</text:p>
          </table:table-cell>
          <table:table-cell/>
          <table:table-cell office:value-type="float" office:value="25.521">
            <text:p>25.521</text:p>
          </table:table-cell>
          <table:table-cell office:value-type="float" office:value="-0.1779">
            <text:p>-0.1779</text:p>
          </table:table-cell>
          <table:table-cell office:value-type="float" office:value="-0.56425">
            <text:p>-0.56425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8338">
            <text:p>2.8338</text:p>
          </table:table-cell>
          <table:table-cell office:value-type="float" office:value="-0.86603">
            <text:p>-0.86603</text:p>
          </table:table-cell>
          <table:table-cell office:value-type="float" office:value="0.026196">
            <text:p>0.026196</text:p>
          </table:table-cell>
        </table:table-row>
        <table:table-row table:style-name="ro1">
          <table:table-cell office:value-type="float" office:value="25.654">
            <text:p>25.654</text:p>
          </table:table-cell>
          <table:table-cell office:value-type="float" office:value="0.16841">
            <text:p>0.16841</text:p>
          </table:table-cell>
          <table:table-cell office:value-type="float" office:value="-0.43659">
            <text:p>-0.43659</text:p>
          </table:table-cell>
          <table:table-cell office:value-type="float" office:value="0">
            <text:p>0</text:p>
          </table:table-cell>
          <table:table-cell office:value-type="float" office:value="-0.066464">
            <text:p>-0.066464</text:p>
          </table:table-cell>
          <table:table-cell office:value-type="float" office:value="0">
            <text:p>0</text:p>
          </table:table-cell>
          <table:table-cell office:value-type="float" office:value="-0.29684">
            <text:p>-0.29684</text:p>
          </table:table-cell>
          <table:table-cell office:value-type="float" office:value="-0.82473">
            <text:p>-0.82473</text:p>
          </table:table-cell>
          <table:table-cell office:value-type="float" office:value="0.026023">
            <text:p>0.026023</text:p>
          </table:table-cell>
          <table:table-cell/>
          <table:table-cell office:value-type="float" office:value="25.654">
            <text:p>25.654</text:p>
          </table:table-cell>
          <table:table-cell office:value-type="float" office:value="-0.16742">
            <text:p>-0.16742</text:p>
          </table:table-cell>
          <table:table-cell office:value-type="float" office:value="-0.567">
            <text:p>-0.567</text:p>
          </table:table-cell>
          <table:table-cell office:value-type="float" office:value="0">
            <text:p>0</text:p>
          </table:table-cell>
          <table:table-cell office:value-type="float" office:value="-0.066464">
            <text:p>-0.066464</text:p>
          </table:table-cell>
          <table:table-cell office:value-type="float" office:value="0">
            <text:p>0</text:p>
          </table:table-cell>
          <table:table-cell office:value-type="float" office:value="2.772">
            <text:p>2.772</text:p>
          </table:table-cell>
          <table:table-cell office:value-type="float" office:value="-0.82473">
            <text:p>-0.82473</text:p>
          </table:table-cell>
          <table:table-cell office:value-type="float" office:value="0.026023">
            <text:p>0.026023</text:p>
          </table:table-cell>
        </table:table-row>
        <table:table-row table:style-name="ro1">
          <table:table-cell office:value-type="float" office:value="25.788">
            <text:p>25.788</text:p>
          </table:table-cell>
          <table:table-cell office:value-type="float" office:value="0.1618">
            <text:p>0.1618</text:p>
          </table:table-cell>
          <table:table-cell office:value-type="float" office:value="-0.43483">
            <text:p>-0.4348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37845">
            <text:p>-0.37845</text:p>
          </table:table-cell>
          <table:table-cell office:value-type="float" office:value="-0.86603">
            <text:p>-0.86603</text:p>
          </table:table-cell>
          <table:table-cell office:value-type="float" office:value="0.025946">
            <text:p>0.025946</text:p>
          </table:table-cell>
          <table:table-cell/>
          <table:table-cell office:value-type="float" office:value="25.788">
            <text:p>25.788</text:p>
          </table:table-cell>
          <table:table-cell office:value-type="float" office:value="-0.15975">
            <text:p>-0.15975</text:p>
          </table:table-cell>
          <table:table-cell office:value-type="float" office:value="-0.57031">
            <text:p>-0.5703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6703">
            <text:p>2.6703</text:p>
          </table:table-cell>
          <table:table-cell office:value-type="float" office:value="-0.86603">
            <text:p>-0.86603</text:p>
          </table:table-cell>
          <table:table-cell office:value-type="float" office:value="0.025946">
            <text:p>0.025946</text:p>
          </table:table-cell>
        </table:table-row>
        <table:table-row table:style-name="ro1">
          <table:table-cell office:value-type="float" office:value="25.922">
            <text:p>25.922</text:p>
          </table:table-cell>
          <table:table-cell office:value-type="float" office:value="0.15562">
            <text:p>0.15562</text:p>
          </table:table-cell>
          <table:table-cell office:value-type="float" office:value="-0.43208">
            <text:p>-0.43208</text:p>
          </table:table-cell>
          <table:table-cell office:value-type="float" office:value="0">
            <text:p>0</text:p>
          </table:table-cell>
          <table:table-cell office:value-type="float" office:value="-0.065222">
            <text:p>-0.065222</text:p>
          </table:table-cell>
          <table:table-cell office:value-type="float" office:value="0">
            <text:p>0</text:p>
          </table:table-cell>
          <table:table-cell office:value-type="float" office:value="-0.49066">
            <text:p>-0.49066</text:p>
          </table:table-cell>
          <table:table-cell office:value-type="float" office:value="-0.82235">
            <text:p>-0.82235</text:p>
          </table:table-cell>
          <table:table-cell office:value-type="float" office:value="0.025898">
            <text:p>0.025898</text:p>
          </table:table-cell>
          <table:table-cell/>
          <table:table-cell office:value-type="float" office:value="25.922">
            <text:p>25.922</text:p>
          </table:table-cell>
          <table:table-cell office:value-type="float" office:value="-0.15456">
            <text:p>-0.15456</text:p>
          </table:table-cell>
          <table:table-cell office:value-type="float" office:value="-0.573">
            <text:p>-0.573</text:p>
          </table:table-cell>
          <table:table-cell office:value-type="float" office:value="0">
            <text:p>0</text:p>
          </table:table-cell>
          <table:table-cell office:value-type="float" office:value="-0.065222">
            <text:p>-0.065222</text:p>
          </table:table-cell>
          <table:table-cell office:value-type="float" office:value="0">
            <text:p>0</text:p>
          </table:table-cell>
          <table:table-cell office:value-type="float" office:value="2.5708">
            <text:p>2.5708</text:p>
          </table:table-cell>
          <table:table-cell office:value-type="float" office:value="-0.82235">
            <text:p>-0.82235</text:p>
          </table:table-cell>
          <table:table-cell office:value-type="float" office:value="0.025898">
            <text:p>0.025898</text:p>
          </table:table-cell>
        </table:table-row>
        <table:table-row table:style-name="ro1">
          <table:table-cell office:value-type="float" office:value="26.055">
            <text:p>26.055</text:p>
          </table:table-cell>
          <table:table-cell office:value-type="float" office:value="0.14943">
            <text:p>0.14943</text:p>
          </table:table-cell>
          <table:table-cell office:value-type="float" office:value="-0.42862">
            <text:p>-0.4286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61234">
            <text:p>-0.61234</text:p>
          </table:table-cell>
          <table:table-cell office:value-type="float" office:value="-0.86603">
            <text:p>-0.86603</text:p>
          </table:table-cell>
          <table:table-cell office:value-type="float" office:value="0.025927">
            <text:p>0.025927</text:p>
          </table:table-cell>
          <table:table-cell/>
          <table:table-cell office:value-type="float" office:value="26.055">
            <text:p>26.055</text:p>
          </table:table-cell>
          <table:table-cell office:value-type="float" office:value="-0.14609">
            <text:p>-0.14609</text:p>
          </table:table-cell>
          <table:table-cell office:value-type="float" office:value="-0.57906">
            <text:p>-0.5790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4462">
            <text:p>2.4462</text:p>
          </table:table-cell>
          <table:table-cell office:value-type="float" office:value="-0.86603">
            <text:p>-0.86603</text:p>
          </table:table-cell>
          <table:table-cell office:value-type="float" office:value="0.025927">
            <text:p>0.025927</text:p>
          </table:table-cell>
        </table:table-row>
        <table:table-row table:style-name="ro1">
          <table:table-cell office:value-type="float" office:value="26.189">
            <text:p>26.189</text:p>
          </table:table-cell>
          <table:table-cell office:value-type="float" office:value="0.14312">
            <text:p>0.14312</text:p>
          </table:table-cell>
          <table:table-cell office:value-type="float" office:value="-0.42357">
            <text:p>-0.42357</text:p>
          </table:table-cell>
          <table:table-cell office:value-type="float" office:value="0">
            <text:p>0</text:p>
          </table:table-cell>
          <table:table-cell office:value-type="float" office:value="-0.060916">
            <text:p>-0.060916</text:p>
          </table:table-cell>
          <table:table-cell office:value-type="float" office:value="0">
            <text:p>0</text:p>
          </table:table-cell>
          <table:table-cell office:value-type="float" office:value="-0.72453">
            <text:p>-0.72453</text:p>
          </table:table-cell>
          <table:table-cell office:value-type="float" office:value="-0.84137">
            <text:p>-0.84137</text:p>
          </table:table-cell>
          <table:table-cell office:value-type="float" office:value="0.025871">
            <text:p>0.025871</text:p>
          </table:table-cell>
          <table:table-cell/>
          <table:table-cell office:value-type="float" office:value="26.189">
            <text:p>26.189</text:p>
          </table:table-cell>
          <table:table-cell office:value-type="float" office:value="-0.14183">
            <text:p>-0.14183</text:p>
          </table:table-cell>
          <table:table-cell office:value-type="float" office:value="-0.58336">
            <text:p>-0.58336</text:p>
          </table:table-cell>
          <table:table-cell office:value-type="float" office:value="0">
            <text:p>0</text:p>
          </table:table-cell>
          <table:table-cell office:value-type="float" office:value="-0.060916">
            <text:p>-0.060916</text:p>
          </table:table-cell>
          <table:table-cell office:value-type="float" office:value="0">
            <text:p>0</text:p>
          </table:table-cell>
          <table:table-cell office:value-type="float" office:value="2.3423">
            <text:p>2.3423</text:p>
          </table:table-cell>
          <table:table-cell office:value-type="float" office:value="-0.84137">
            <text:p>-0.84137</text:p>
          </table:table-cell>
          <table:table-cell office:value-type="float" office:value="0.025871">
            <text:p>0.025871</text:p>
          </table:table-cell>
        </table:table-row>
        <table:table-row table:style-name="ro1">
          <table:table-cell office:value-type="float" office:value="26.323">
            <text:p>26.323</text:p>
          </table:table-cell>
          <table:table-cell office:value-type="float" office:value="0.13738">
            <text:p>0.13738</text:p>
          </table:table-cell>
          <table:table-cell office:value-type="float" office:value="-0.41849">
            <text:p>-0.4184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84164">
            <text:p>-0.84164</text:p>
          </table:table-cell>
          <table:table-cell office:value-type="float" office:value="-0.86603">
            <text:p>-0.86603</text:p>
          </table:table-cell>
          <table:table-cell office:value-type="float" office:value="0.025917">
            <text:p>0.025917</text:p>
          </table:table-cell>
          <table:table-cell/>
          <table:table-cell office:value-type="float" office:value="26.323">
            <text:p>26.323</text:p>
          </table:table-cell>
          <table:table-cell office:value-type="float" office:value="-0.13467">
            <text:p>-0.13467</text:p>
          </table:table-cell>
          <table:table-cell office:value-type="float" office:value="-0.59159">
            <text:p>-0.5915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2171">
            <text:p>2.2171</text:p>
          </table:table-cell>
          <table:table-cell office:value-type="float" office:value="-0.86603">
            <text:p>-0.86603</text:p>
          </table:table-cell>
          <table:table-cell office:value-type="float" office:value="0.025917">
            <text:p>0.025917</text:p>
          </table:table-cell>
        </table:table-row>
        <table:table-row table:style-name="ro1">
          <table:table-cell office:value-type="float" office:value="26.456">
            <text:p>26.456</text:p>
          </table:table-cell>
          <table:table-cell office:value-type="float" office:value="0.13207">
            <text:p>0.13207</text:p>
          </table:table-cell>
          <table:table-cell office:value-type="float" office:value="-0.41247">
            <text:p>-0.41247</text:p>
          </table:table-cell>
          <table:table-cell office:value-type="float" office:value="0">
            <text:p>0</text:p>
          </table:table-cell>
          <table:table-cell office:value-type="float" office:value="-0.058721">
            <text:p>-0.058721</text:p>
          </table:table-cell>
          <table:table-cell office:value-type="float" office:value="0">
            <text:p>0</text:p>
          </table:table-cell>
          <table:table-cell office:value-type="float" office:value="-0.95842">
            <text:p>-0.95842</text:p>
          </table:table-cell>
          <table:table-cell office:value-type="float" office:value="-0.84986">
            <text:p>-0.84986</text:p>
          </table:table-cell>
          <table:table-cell office:value-type="float" office:value="0.025843">
            <text:p>0.025843</text:p>
          </table:table-cell>
          <table:table-cell/>
          <table:table-cell office:value-type="float" office:value="26.456">
            <text:p>26.456</text:p>
          </table:table-cell>
          <table:table-cell office:value-type="float" office:value="-0.13222">
            <text:p>-0.13222</text:p>
          </table:table-cell>
          <table:table-cell office:value-type="float" office:value="-0.5953">
            <text:p>-0.5953</text:p>
          </table:table-cell>
          <table:table-cell office:value-type="float" office:value="0">
            <text:p>0</text:p>
          </table:table-cell>
          <table:table-cell office:value-type="float" office:value="-0.058721">
            <text:p>-0.058721</text:p>
          </table:table-cell>
          <table:table-cell office:value-type="float" office:value="0">
            <text:p>0</text:p>
          </table:table-cell>
          <table:table-cell office:value-type="float" office:value="2.1207">
            <text:p>2.1207</text:p>
          </table:table-cell>
          <table:table-cell office:value-type="float" office:value="-0.84986">
            <text:p>-0.84986</text:p>
          </table:table-cell>
          <table:table-cell office:value-type="float" office:value="0.025843">
            <text:p>0.025843</text:p>
          </table:table-cell>
        </table:table-row>
        <table:table-row table:style-name="ro1">
          <table:table-cell office:value-type="float" office:value="26.59">
            <text:p>26.59</text:p>
          </table:table-cell>
          <table:table-cell office:value-type="float" office:value="0.12789">
            <text:p>0.12789</text:p>
          </table:table-cell>
          <table:table-cell office:value-type="float" office:value="-0.40608">
            <text:p>-0.4060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0723">
            <text:p>-1.0723</text:p>
          </table:table-cell>
          <table:table-cell office:value-type="float" office:value="-0.86603">
            <text:p>-0.86603</text:p>
          </table:table-cell>
          <table:table-cell office:value-type="float" office:value="0.025892">
            <text:p>0.025892</text:p>
          </table:table-cell>
          <table:table-cell/>
          <table:table-cell office:value-type="float" office:value="26.59">
            <text:p>26.59</text:p>
          </table:table-cell>
          <table:table-cell office:value-type="float" office:value="-0.12726">
            <text:p>-0.12726</text:p>
          </table:table-cell>
          <table:table-cell office:value-type="float" office:value="-0.60502">
            <text:p>-0.6050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1.9997">
            <text:p>1.9997</text:p>
          </table:table-cell>
          <table:table-cell office:value-type="float" office:value="-0.86603">
            <text:p>-0.86603</text:p>
          </table:table-cell>
          <table:table-cell office:value-type="float" office:value="0.025892">
            <text:p>0.025892</text:p>
          </table:table-cell>
        </table:table-row>
        <table:table-row table:style-name="ro1">
          <table:table-cell office:value-type="float" office:value="26.723">
            <text:p>26.723</text:p>
          </table:table-cell>
          <table:table-cell office:value-type="float" office:value="0.12407">
            <text:p>0.12407</text:p>
          </table:table-cell>
          <table:table-cell office:value-type="float" office:value="-0.39849">
            <text:p>-0.39849</text:p>
          </table:table-cell>
          <table:table-cell office:value-type="float" office:value="0">
            <text:p>0</text:p>
          </table:table-cell>
          <table:table-cell office:value-type="float" office:value="-0.056723">
            <text:p>-0.056723</text:p>
          </table:table-cell>
          <table:table-cell office:value-type="float" office:value="0">
            <text:p>0</text:p>
          </table:table-cell>
          <table:table-cell office:value-type="float" office:value="-1.1821">
            <text:p>-1.1821</text:p>
          </table:table-cell>
          <table:table-cell office:value-type="float" office:value="-0.85968">
            <text:p>-0.85968</text:p>
          </table:table-cell>
          <table:table-cell office:value-type="float" office:value="0.02587">
            <text:p>0.02587</text:p>
          </table:table-cell>
          <table:table-cell/>
          <table:table-cell office:value-type="float" office:value="26.723">
            <text:p>26.723</text:p>
          </table:table-cell>
          <table:table-cell office:value-type="float" office:value="-0.12364">
            <text:p>-0.12364</text:p>
          </table:table-cell>
          <table:table-cell office:value-type="float" office:value="-0.61384">
            <text:p>-0.61384</text:p>
          </table:table-cell>
          <table:table-cell office:value-type="float" office:value="0">
            <text:p>0</text:p>
          </table:table-cell>
          <table:table-cell office:value-type="float" office:value="-0.056723">
            <text:p>-0.056723</text:p>
          </table:table-cell>
          <table:table-cell office:value-type="float" office:value="0">
            <text:p>0</text:p>
          </table:table-cell>
          <table:table-cell office:value-type="float" office:value="1.8769">
            <text:p>1.8769</text:p>
          </table:table-cell>
          <table:table-cell office:value-type="float" office:value="-0.85968">
            <text:p>-0.85968</text:p>
          </table:table-cell>
          <table:table-cell office:value-type="float" office:value="0.02587">
            <text:p>0.02587</text:p>
          </table:table-cell>
        </table:table-row>
        <table:table-row table:style-name="ro1">
          <table:table-cell office:value-type="float" office:value="26.857">
            <text:p>26.857</text:p>
          </table:table-cell>
          <table:table-cell office:value-type="float" office:value="0.12035">
            <text:p>0.12035</text:p>
          </table:table-cell>
          <table:table-cell office:value-type="float" office:value="-0.38875">
            <text:p>-0.3887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2481">
            <text:p>-1.2481</text:p>
          </table:table-cell>
          <table:table-cell table:style-name="ce1" office:value-type="string">
            <text:p>-1.0106e-15</text:p>
          </table:table-cell>
          <table:table-cell office:value-type="float" office:value="0.02585">
            <text:p>0.02585</text:p>
          </table:table-cell>
          <table:table-cell/>
          <table:table-cell office:value-type="float" office:value="26.857">
            <text:p>26.857</text:p>
          </table:table-cell>
          <table:table-cell office:value-type="float" office:value="-0.1215">
            <text:p>-0.1215</text:p>
          </table:table-cell>
          <table:table-cell office:value-type="float" office:value="-0.62199">
            <text:p>-0.6219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8086">
            <text:p>1.8086</text:p>
          </table:table-cell>
          <table:table-cell table:style-name="ce1" office:value-type="string">
            <text:p>-8.3225e-16</text:p>
          </table:table-cell>
          <table:table-cell office:value-type="float" office:value="0.02585">
            <text:p>0.02585</text:p>
          </table:table-cell>
        </table:table-row>
        <table:table-row table:style-name="ro1">
          <table:table-cell office:value-type="float" office:value="26.991">
            <text:p>26.991</text:p>
          </table:table-cell>
          <table:table-cell office:value-type="float" office:value="0.11787">
            <text:p>0.11787</text:p>
          </table:table-cell>
          <table:table-cell office:value-type="float" office:value="-0.38044">
            <text:p>-0.38044</text:p>
          </table:table-cell>
          <table:table-cell office:value-type="float" office:value="0">
            <text:p>0</text:p>
          </table:table-cell>
          <table:table-cell office:value-type="float" office:value="-0.1094">
            <text:p>-0.1094</text:p>
          </table:table-cell>
          <table:table-cell office:value-type="float" office:value="0">
            <text:p>0</text:p>
          </table:table-cell>
          <table:table-cell office:value-type="float" office:value="-1.2953">
            <text:p>-1.2953</text:p>
          </table:table-cell>
          <table:table-cell office:value-type="float" office:value="0.12535">
            <text:p>0.12535</text:p>
          </table:table-cell>
          <table:table-cell office:value-type="float" office:value="0.025843">
            <text:p>0.025843</text:p>
          </table:table-cell>
          <table:table-cell/>
          <table:table-cell office:value-type="float" office:value="26.991">
            <text:p>26.991</text:p>
          </table:table-cell>
          <table:table-cell office:value-type="float" office:value="-0.1203">
            <text:p>-0.1203</text:p>
          </table:table-cell>
          <table:table-cell office:value-type="float" office:value="-0.63134">
            <text:p>-0.63134</text:p>
          </table:table-cell>
          <table:table-cell office:value-type="float" office:value="0">
            <text:p>0</text:p>
          </table:table-cell>
          <table:table-cell office:value-type="float" office:value="-0.1094">
            <text:p>-0.1094</text:p>
          </table:table-cell>
          <table:table-cell office:value-type="float" office:value="0">
            <text:p>0</text:p>
          </table:table-cell>
          <table:table-cell office:value-type="float" office:value="1.752">
            <text:p>1.752</text:p>
          </table:table-cell>
          <table:table-cell office:value-type="float" office:value="0.12535">
            <text:p>0.12535</text:p>
          </table:table-cell>
          <table:table-cell office:value-type="float" office:value="0.025843">
            <text:p>0.025843</text:p>
          </table:table-cell>
        </table:table-row>
        <table:table-row table:style-name="ro1">
          <table:table-cell office:value-type="float" office:value="27.124">
            <text:p>27.124</text:p>
          </table:table-cell>
          <table:table-cell office:value-type="float" office:value="0.11562">
            <text:p>0.11562</text:p>
          </table:table-cell>
          <table:table-cell office:value-type="float" office:value="-0.36923">
            <text:p>-0.3692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931">
            <text:p>-1.3931</text:p>
          </table:table-cell>
          <table:table-cell table:style-name="ce1" office:value-type="string">
            <text:p>1.2246e-16</text:p>
          </table:table-cell>
          <table:table-cell office:value-type="float" office:value="0.025953">
            <text:p>0.025953</text:p>
          </table:table-cell>
          <table:table-cell/>
          <table:table-cell office:value-type="float" office:value="27.124">
            <text:p>27.124</text:p>
          </table:table-cell>
          <table:table-cell office:value-type="float" office:value="-0.12004">
            <text:p>-0.12004</text:p>
          </table:table-cell>
          <table:table-cell office:value-type="float" office:value="-0.64002">
            <text:p>-0.6400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995">
            <text:p>1.6995</text:p>
          </table:table-cell>
          <table:table-cell office:value-type="float" office:value="0">
            <text:p>0</text:p>
          </table:table-cell>
          <table:table-cell office:value-type="float" office:value="0.025953">
            <text:p>0.025953</text:p>
          </table:table-cell>
        </table:table-row>
        <table:table-row table:style-name="ro1">
          <table:table-cell office:value-type="float" office:value="27.258">
            <text:p>27.258</text:p>
          </table:table-cell>
          <table:table-cell office:value-type="float" office:value="0.1145">
            <text:p>0.1145</text:p>
          </table:table-cell>
          <table:table-cell office:value-type="float" office:value="-0.35076">
            <text:p>-0.35076</text:p>
          </table:table-cell>
          <table:table-cell office:value-type="float" office:value="0">
            <text:p>0</text:p>
          </table:table-cell>
          <table:table-cell office:value-type="float" office:value="-0.11126">
            <text:p>-0.11126</text:p>
          </table:table-cell>
          <table:table-cell office:value-type="float" office:value="0">
            <text:p>0</text:p>
          </table:table-cell>
          <table:table-cell office:value-type="float" office:value="-1.4166">
            <text:p>-1.4166</text:p>
          </table:table-cell>
          <table:table-cell office:value-type="float" office:value="0.10227">
            <text:p>0.10227</text:p>
          </table:table-cell>
          <table:table-cell office:value-type="float" office:value="0.026407">
            <text:p>0.026407</text:p>
          </table:table-cell>
          <table:table-cell/>
          <table:table-cell office:value-type="float" office:value="27.258">
            <text:p>27.258</text:p>
          </table:table-cell>
          <table:table-cell office:value-type="float" office:value="-0.1193">
            <text:p>-0.1193</text:p>
          </table:table-cell>
          <table:table-cell office:value-type="float" office:value="-0.65837">
            <text:p>-0.65837</text:p>
          </table:table-cell>
          <table:table-cell office:value-type="float" office:value="0">
            <text:p>0</text:p>
          </table:table-cell>
          <table:table-cell office:value-type="float" office:value="-0.11126">
            <text:p>-0.11126</text:p>
          </table:table-cell>
          <table:table-cell office:value-type="float" office:value="0">
            <text:p>0</text:p>
          </table:table-cell>
          <table:table-cell office:value-type="float" office:value="1.6694">
            <text:p>1.6694</text:p>
          </table:table-cell>
          <table:table-cell office:value-type="float" office:value="0.10227">
            <text:p>0.10227</text:p>
          </table:table-cell>
          <table:table-cell office:value-type="float" office:value="0.026407">
            <text:p>0.026407</text:p>
          </table:table-cell>
        </table:table-row>
        <table:table-row table:style-name="ro1">
          <table:table-cell office:value-type="float" office:value="27.392">
            <text:p>27.392</text:p>
          </table:table-cell>
          <table:table-cell office:value-type="float" office:value="0.11164">
            <text:p>0.11164</text:p>
          </table:table-cell>
          <table:table-cell office:value-type="float" office:value="-0.33431">
            <text:p>-0.3343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4714">
            <text:p>-1.4714</text:p>
          </table:table-cell>
          <table:table-cell table:style-name="ce1" office:value-type="string">
            <text:p>1.2246e-16</text:p>
          </table:table-cell>
          <table:table-cell office:value-type="float" office:value="0.02629">
            <text:p>0.02629</text:p>
          </table:table-cell>
          <table:table-cell/>
          <table:table-cell office:value-type="float" office:value="27.392">
            <text:p>27.392</text:p>
          </table:table-cell>
          <table:table-cell office:value-type="float" office:value="-0.11827">
            <text:p>-0.11827</text:p>
          </table:table-cell>
          <table:table-cell office:value-type="float" office:value="-0.67464">
            <text:p>-0.6746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493">
            <text:p>1.6493</text:p>
          </table:table-cell>
          <table:table-cell office:value-type="float" office:value="0">
            <text:p>0</text:p>
          </table:table-cell>
          <table:table-cell office:value-type="float" office:value="0.02629">
            <text:p>0.02629</text:p>
          </table:table-cell>
        </table:table-row>
        <table:table-row table:style-name="ro1">
          <table:table-cell office:value-type="float" office:value="27.525">
            <text:p>27.525</text:p>
          </table:table-cell>
          <table:table-cell office:value-type="float" office:value="0.11052">
            <text:p>0.11052</text:p>
          </table:table-cell>
          <table:table-cell office:value-type="float" office:value="-0.31686">
            <text:p>-0.31686</text:p>
          </table:table-cell>
          <table:table-cell office:value-type="float" office:value="0">
            <text:p>0</text:p>
          </table:table-cell>
          <table:table-cell office:value-type="float" office:value="-0.11157">
            <text:p>-0.11157</text:p>
          </table:table-cell>
          <table:table-cell office:value-type="float" office:value="0">
            <text:p>0</text:p>
          </table:table-cell>
          <table:table-cell office:value-type="float" office:value="-1.4816">
            <text:p>-1.4816</text:p>
          </table:table-cell>
          <table:table-cell office:value-type="float" office:value="0.087623">
            <text:p>0.087623</text:p>
          </table:table-cell>
          <table:table-cell office:value-type="float" office:value="0.026345">
            <text:p>0.026345</text:p>
          </table:table-cell>
          <table:table-cell/>
          <table:table-cell office:value-type="float" office:value="27.525">
            <text:p>27.525</text:p>
          </table:table-cell>
          <table:table-cell office:value-type="float" office:value="-0.11741">
            <text:p>-0.11741</text:p>
          </table:table-cell>
          <table:table-cell office:value-type="float" office:value="-0.68906">
            <text:p>-0.68906</text:p>
          </table:table-cell>
          <table:table-cell office:value-type="float" office:value="0">
            <text:p>0</text:p>
          </table:table-cell>
          <table:table-cell office:value-type="float" office:value="-0.11157">
            <text:p>-0.11157</text:p>
          </table:table-cell>
          <table:table-cell office:value-type="float" office:value="0">
            <text:p>0</text:p>
          </table:table-cell>
          <table:table-cell office:value-type="float" office:value="1.6273">
            <text:p>1.6273</text:p>
          </table:table-cell>
          <table:table-cell office:value-type="float" office:value="0.087623">
            <text:p>0.087623</text:p>
          </table:table-cell>
          <table:table-cell office:value-type="float" office:value="0.026345">
            <text:p>0.026345</text:p>
          </table:table-cell>
        </table:table-row>
        <table:table-row table:style-name="ro1">
          <table:table-cell office:value-type="float" office:value="27.659">
            <text:p>27.659</text:p>
          </table:table-cell>
          <table:table-cell office:value-type="float" office:value="0.1092">
            <text:p>0.1092</text:p>
          </table:table-cell>
          <table:table-cell office:value-type="float" office:value="-0.29927">
            <text:p>-0.2992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4802">
            <text:p>-1.4802</text:p>
          </table:table-cell>
          <table:table-cell table:style-name="ce1" office:value-type="string">
            <text:p>-1.0106e-15</text:p>
          </table:table-cell>
          <table:table-cell office:value-type="float" office:value="0.026607">
            <text:p>0.026607</text:p>
          </table:table-cell>
          <table:table-cell/>
          <table:table-cell office:value-type="float" office:value="27.659">
            <text:p>27.659</text:p>
          </table:table-cell>
          <table:table-cell office:value-type="float" office:value="-0.11641">
            <text:p>-0.11641</text:p>
          </table:table-cell>
          <table:table-cell office:value-type="float" office:value="-0.70568">
            <text:p>-0.7056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297">
            <text:p>1.6297</text:p>
          </table:table-cell>
          <table:table-cell table:style-name="ce1" office:value-type="string">
            <text:p>-8.3225e-16</text:p>
          </table:table-cell>
          <table:table-cell office:value-type="float" office:value="0.026607">
            <text:p>0.026607</text:p>
          </table:table-cell>
        </table:table-row>
        <table:table-row table:style-name="ro1">
          <table:table-cell office:value-type="float" office:value="27.792">
            <text:p>27.792</text:p>
          </table:table-cell>
          <table:table-cell office:value-type="float" office:value="0.1075">
            <text:p>0.1075</text:p>
          </table:table-cell>
          <table:table-cell office:value-type="float" office:value="-0.28295">
            <text:p>-0.28295</text:p>
          </table:table-cell>
          <table:table-cell office:value-type="float" office:value="0">
            <text:p>0</text:p>
          </table:table-cell>
          <table:table-cell office:value-type="float" office:value="-0.11542">
            <text:p>-0.11542</text:p>
          </table:table-cell>
          <table:table-cell office:value-type="float" office:value="0">
            <text:p>0</text:p>
          </table:table-cell>
          <table:table-cell office:value-type="float" office:value="-1.4839">
            <text:p>-1.4839</text:p>
          </table:table-cell>
          <table:table-cell office:value-type="float" office:value="0.097312">
            <text:p>0.097312</text:p>
          </table:table-cell>
          <table:table-cell office:value-type="float" office:value="0.02631">
            <text:p>0.02631</text:p>
          </table:table-cell>
          <table:table-cell/>
          <table:table-cell office:value-type="float" office:value="27.792">
            <text:p>27.792</text:p>
          </table:table-cell>
          <table:table-cell office:value-type="float" office:value="-0.11596">
            <text:p>-0.11596</text:p>
          </table:table-cell>
          <table:table-cell office:value-type="float" office:value="-0.72036">
            <text:p>-0.72036</text:p>
          </table:table-cell>
          <table:table-cell office:value-type="float" office:value="0">
            <text:p>0</text:p>
          </table:table-cell>
          <table:table-cell office:value-type="float" office:value="-0.11542">
            <text:p>-0.11542</text:p>
          </table:table-cell>
          <table:table-cell office:value-type="float" office:value="0">
            <text:p>0</text:p>
          </table:table-cell>
          <table:table-cell office:value-type="float" office:value="1.6259">
            <text:p>1.6259</text:p>
          </table:table-cell>
          <table:table-cell office:value-type="float" office:value="0.097312">
            <text:p>0.097312</text:p>
          </table:table-cell>
          <table:table-cell office:value-type="float" office:value="0.02631">
            <text:p>0.02631</text:p>
          </table:table-cell>
        </table:table-row>
        <table:table-row table:style-name="ro1">
          <table:table-cell office:value-type="float" office:value="27.926">
            <text:p>27.926</text:p>
          </table:table-cell>
          <table:table-cell office:value-type="float" office:value="0.10541">
            <text:p>0.10541</text:p>
          </table:table-cell>
          <table:table-cell office:value-type="float" office:value="-0.26681">
            <text:p>-0.2668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055">
            <text:p>-1.5055</text:p>
          </table:table-cell>
          <table:table-cell table:style-name="ce1" office:value-type="string">
            <text:p>1.2246e-16</text:p>
          </table:table-cell>
          <table:table-cell office:value-type="float" office:value="0.026351">
            <text:p>0.026351</text:p>
          </table:table-cell>
          <table:table-cell/>
          <table:table-cell office:value-type="float" office:value="27.926">
            <text:p>27.926</text:p>
          </table:table-cell>
          <table:table-cell office:value-type="float" office:value="-0.11502">
            <text:p>-0.11502</text:p>
          </table:table-cell>
          <table:table-cell office:value-type="float" office:value="-0.73606">
            <text:p>-0.7360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059">
            <text:p>1.6059</text:p>
          </table:table-cell>
          <table:table-cell office:value-type="float" office:value="0">
            <text:p>0</text:p>
          </table:table-cell>
          <table:table-cell office:value-type="float" office:value="0.026351">
            <text:p>0.026351</text:p>
          </table:table-cell>
        </table:table-row>
        <table:table-row table:style-name="ro1">
          <table:table-cell office:value-type="float" office:value="28.06">
            <text:p>28.06</text:p>
          </table:table-cell>
          <table:table-cell office:value-type="float" office:value="0.10392">
            <text:p>0.10392</text:p>
          </table:table-cell>
          <table:table-cell office:value-type="float" office:value="-0.25131">
            <text:p>-0.25131</text:p>
          </table:table-cell>
          <table:table-cell office:value-type="float" office:value="0">
            <text:p>0</text:p>
          </table:table-cell>
          <table:table-cell office:value-type="float" office:value="-0.11742">
            <text:p>-0.11742</text:p>
          </table:table-cell>
          <table:table-cell office:value-type="float" office:value="0">
            <text:p>0</text:p>
          </table:table-cell>
          <table:table-cell office:value-type="float" office:value="-1.5259">
            <text:p>-1.5259</text:p>
          </table:table-cell>
          <table:table-cell office:value-type="float" office:value="0.11283">
            <text:p>0.11283</text:p>
          </table:table-cell>
          <table:table-cell office:value-type="float" office:value="0.026727">
            <text:p>0.026727</text:p>
          </table:table-cell>
          <table:table-cell/>
          <table:table-cell office:value-type="float" office:value="28.06">
            <text:p>28.06</text:p>
          </table:table-cell>
          <table:table-cell office:value-type="float" office:value="-0.11452">
            <text:p>-0.11452</text:p>
          </table:table-cell>
          <table:table-cell office:value-type="float" office:value="-0.75396">
            <text:p>-0.75396</text:p>
          </table:table-cell>
          <table:table-cell office:value-type="float" office:value="0">
            <text:p>0</text:p>
          </table:table-cell>
          <table:table-cell office:value-type="float" office:value="-0.11742">
            <text:p>-0.11742</text:p>
          </table:table-cell>
          <table:table-cell office:value-type="float" office:value="0">
            <text:p>0</text:p>
          </table:table-cell>
          <table:table-cell office:value-type="float" office:value="1.6189">
            <text:p>1.6189</text:p>
          </table:table-cell>
          <table:table-cell office:value-type="float" office:value="0.11283">
            <text:p>0.11283</text:p>
          </table:table-cell>
          <table:table-cell office:value-type="float" office:value="0.026727">
            <text:p>0.026727</text:p>
          </table:table-cell>
        </table:table-row>
        <table:table-row table:style-name="ro1">
          <table:table-cell office:value-type="float" office:value="28.193">
            <text:p>28.193</text:p>
          </table:table-cell>
          <table:table-cell office:value-type="float" office:value="0.10236">
            <text:p>0.10236</text:p>
          </table:table-cell>
          <table:table-cell office:value-type="float" office:value="-0.2345">
            <text:p>-0.234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443">
            <text:p>-1.5443</text:p>
          </table:table-cell>
          <table:table-cell table:style-name="ce1" office:value-type="string">
            <text:p>-1.0106e-15</text:p>
          </table:table-cell>
          <table:table-cell office:value-type="float" office:value="0.026303">
            <text:p>0.026303</text:p>
          </table:table-cell>
          <table:table-cell/>
          <table:table-cell office:value-type="float" office:value="28.193">
            <text:p>28.193</text:p>
          </table:table-cell>
          <table:table-cell office:value-type="float" office:value="-0.11395">
            <text:p>-0.11395</text:p>
          </table:table-cell>
          <table:table-cell office:value-type="float" office:value="-0.76769">
            <text:p>-0.7676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088">
            <text:p>1.6088</text:p>
          </table:table-cell>
          <table:table-cell table:style-name="ce1" office:value-type="string">
            <text:p>-8.3225e-16</text:p>
          </table:table-cell>
          <table:table-cell office:value-type="float" office:value="0.026303">
            <text:p>0.026303</text:p>
          </table:table-cell>
        </table:table-row>
        <table:table-row table:style-name="ro1">
          <table:table-cell office:value-type="float" office:value="28.327">
            <text:p>28.327</text:p>
          </table:table-cell>
          <table:table-cell office:value-type="float" office:value="0.1014">
            <text:p>0.1014</text:p>
          </table:table-cell>
          <table:table-cell office:value-type="float" office:value="-0.21764">
            <text:p>-0.21764</text:p>
          </table:table-cell>
          <table:table-cell office:value-type="float" office:value="0">
            <text:p>0</text:p>
          </table:table-cell>
          <table:table-cell office:value-type="float" office:value="-0.11825">
            <text:p>-0.11825</text:p>
          </table:table-cell>
          <table:table-cell office:value-type="float" office:value="0">
            <text:p>0</text:p>
          </table:table-cell>
          <table:table-cell office:value-type="float" office:value="-1.5541">
            <text:p>-1.5541</text:p>
          </table:table-cell>
          <table:table-cell office:value-type="float" office:value="0.086689">
            <text:p>0.086689</text:p>
          </table:table-cell>
          <table:table-cell office:value-type="float" office:value="0.026283">
            <text:p>0.026283</text:p>
          </table:table-cell>
          <table:table-cell/>
          <table:table-cell office:value-type="float" office:value="28.327">
            <text:p>28.327</text:p>
          </table:table-cell>
          <table:table-cell office:value-type="float" office:value="-0.11376">
            <text:p>-0.11376</text:p>
          </table:table-cell>
          <table:table-cell office:value-type="float" office:value="-0.78481">
            <text:p>-0.78481</text:p>
          </table:table-cell>
          <table:table-cell office:value-type="float" office:value="0">
            <text:p>0</text:p>
          </table:table-cell>
          <table:table-cell office:value-type="float" office:value="-0.11825">
            <text:p>-0.11825</text:p>
          </table:table-cell>
          <table:table-cell office:value-type="float" office:value="0">
            <text:p>0</text:p>
          </table:table-cell>
          <table:table-cell office:value-type="float" office:value="1.5982">
            <text:p>1.5982</text:p>
          </table:table-cell>
          <table:table-cell office:value-type="float" office:value="0.086689">
            <text:p>0.086689</text:p>
          </table:table-cell>
          <table:table-cell office:value-type="float" office:value="0.026283">
            <text:p>0.026283</text:p>
          </table:table-cell>
        </table:table-row>
        <table:table-row table:style-name="ro1">
          <table:table-cell office:value-type="float" office:value="28.461">
            <text:p>28.461</text:p>
          </table:table-cell>
          <table:table-cell office:value-type="float" office:value="0.10036">
            <text:p>0.10036</text:p>
          </table:table-cell>
          <table:table-cell office:value-type="float" office:value="-0.20039">
            <text:p>-0.2003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614">
            <text:p>-1.5614</text:p>
          </table:table-cell>
          <table:table-cell table:style-name="ce1" office:value-type="string">
            <text:p>-1.2246e-16</text:p>
          </table:table-cell>
          <table:table-cell office:value-type="float" office:value="0.026745">
            <text:p>0.026745</text:p>
          </table:table-cell>
          <table:table-cell/>
          <table:table-cell office:value-type="float" office:value="28.461">
            <text:p>28.461</text:p>
          </table:table-cell>
          <table:table-cell office:value-type="float" office:value="-0.11374">
            <text:p>-0.11374</text:p>
          </table:table-cell>
          <table:table-cell office:value-type="float" office:value="-0.80221">
            <text:p>-0.8022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914">
            <text:p>1.5914</text:p>
          </table:table-cell>
          <table:table-cell office:value-type="float" office:value="0">
            <text:p>0</text:p>
          </table:table-cell>
          <table:table-cell office:value-type="float" office:value="0.026745">
            <text:p>0.026745</text:p>
          </table:table-cell>
        </table:table-row>
        <table:table-row table:style-name="ro1">
          <table:table-cell office:value-type="float" office:value="28.594">
            <text:p>28.594</text:p>
          </table:table-cell>
          <table:table-cell office:value-type="float" office:value="0.099472">
            <text:p>0.099472</text:p>
          </table:table-cell>
          <table:table-cell office:value-type="float" office:value="-0.18333">
            <text:p>-0.18333</text:p>
          </table:table-cell>
          <table:table-cell office:value-type="float" office:value="0">
            <text:p>0</text:p>
          </table:table-cell>
          <table:table-cell office:value-type="float" office:value="-0.11767">
            <text:p>-0.11767</text:p>
          </table:table-cell>
          <table:table-cell office:value-type="float" office:value="0">
            <text:p>0</text:p>
          </table:table-cell>
          <table:table-cell office:value-type="float" office:value="-1.5677">
            <text:p>-1.5677</text:p>
          </table:table-cell>
          <table:table-cell office:value-type="float" office:value="0.10217">
            <text:p>0.10217</text:p>
          </table:table-cell>
          <table:table-cell office:value-type="float" office:value="0.026126">
            <text:p>0.026126</text:p>
          </table:table-cell>
          <table:table-cell/>
          <table:table-cell office:value-type="float" office:value="28.594">
            <text:p>28.594</text:p>
          </table:table-cell>
          <table:table-cell office:value-type="float" office:value="-0.11375">
            <text:p>-0.11375</text:p>
          </table:table-cell>
          <table:table-cell office:value-type="float" office:value="-0.81813">
            <text:p>-0.81813</text:p>
          </table:table-cell>
          <table:table-cell office:value-type="float" office:value="0">
            <text:p>0</text:p>
          </table:table-cell>
          <table:table-cell office:value-type="float" office:value="-0.11767">
            <text:p>-0.11767</text:p>
          </table:table-cell>
          <table:table-cell office:value-type="float" office:value="0">
            <text:p>0</text:p>
          </table:table-cell>
          <table:table-cell office:value-type="float" office:value="1.5898">
            <text:p>1.5898</text:p>
          </table:table-cell>
          <table:table-cell office:value-type="float" office:value="0.10217">
            <text:p>0.10217</text:p>
          </table:table-cell>
          <table:table-cell office:value-type="float" office:value="0.026126">
            <text:p>0.026126</text:p>
          </table:table-cell>
        </table:table-row>
        <table:table-row table:style-name="ro1">
          <table:table-cell office:value-type="float" office:value="28.728">
            <text:p>28.728</text:p>
          </table:table-cell>
          <table:table-cell office:value-type="float" office:value="0.09855">
            <text:p>0.09855</text:p>
          </table:table-cell>
          <table:table-cell office:value-type="float" office:value="-0.166">
            <text:p>-0.16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759">
            <text:p>-1.5759</text:p>
          </table:table-cell>
          <table:table-cell table:style-name="ce1" office:value-type="string">
            <text:p>1.2246e-16</text:p>
          </table:table-cell>
          <table:table-cell office:value-type="float" office:value="0.026005">
            <text:p>0.026005</text:p>
          </table:table-cell>
          <table:table-cell/>
          <table:table-cell office:value-type="float" office:value="28.728">
            <text:p>28.728</text:p>
          </table:table-cell>
          <table:table-cell office:value-type="float" office:value="-0.11374">
            <text:p>-0.11374</text:p>
          </table:table-cell>
          <table:table-cell office:value-type="float" office:value="-0.83475">
            <text:p>-0.8347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876">
            <text:p>1.5876</text:p>
          </table:table-cell>
          <table:table-cell office:value-type="float" office:value="0">
            <text:p>0</text:p>
          </table:table-cell>
          <table:table-cell office:value-type="float" office:value="0.026005">
            <text:p>0.026005</text:p>
          </table:table-cell>
        </table:table-row>
        <table:table-row table:style-name="ro1">
          <table:table-cell office:value-type="float" office:value="28.861">
            <text:p>28.861</text:p>
          </table:table-cell>
          <table:table-cell office:value-type="float" office:value="0.097611">
            <text:p>0.097611</text:p>
          </table:table-cell>
          <table:table-cell office:value-type="float" office:value="-0.14933">
            <text:p>-0.14933</text:p>
          </table:table-cell>
          <table:table-cell office:value-type="float" office:value="0">
            <text:p>0</text:p>
          </table:table-cell>
          <table:table-cell office:value-type="float" office:value="-0.11948">
            <text:p>-0.11948</text:p>
          </table:table-cell>
          <table:table-cell office:value-type="float" office:value="0">
            <text:p>0</text:p>
          </table:table-cell>
          <table:table-cell office:value-type="float" office:value="-1.5717">
            <text:p>-1.5717</text:p>
          </table:table-cell>
          <table:table-cell office:value-type="float" office:value="0.10469">
            <text:p>0.10469</text:p>
          </table:table-cell>
          <table:table-cell office:value-type="float" office:value="0.02622">
            <text:p>0.02622</text:p>
          </table:table-cell>
          <table:table-cell/>
          <table:table-cell office:value-type="float" office:value="28.861">
            <text:p>28.861</text:p>
          </table:table-cell>
          <table:table-cell office:value-type="float" office:value="-0.11322">
            <text:p>-0.11322</text:p>
          </table:table-cell>
          <table:table-cell office:value-type="float" office:value="-0.84925">
            <text:p>-0.84925</text:p>
          </table:table-cell>
          <table:table-cell office:value-type="float" office:value="0">
            <text:p>0</text:p>
          </table:table-cell>
          <table:table-cell office:value-type="float" office:value="-0.11948">
            <text:p>-0.11948</text:p>
          </table:table-cell>
          <table:table-cell office:value-type="float" office:value="0">
            <text:p>0</text:p>
          </table:table-cell>
          <table:table-cell office:value-type="float" office:value="1.5872">
            <text:p>1.5872</text:p>
          </table:table-cell>
          <table:table-cell office:value-type="float" office:value="0.10469">
            <text:p>0.10469</text:p>
          </table:table-cell>
          <table:table-cell office:value-type="float" office:value="0.02622">
            <text:p>0.02622</text:p>
          </table:table-cell>
        </table:table-row>
        <table:table-row table:style-name="ro1">
          <table:table-cell office:value-type="float" office:value="28.995">
            <text:p>28.995</text:p>
          </table:table-cell>
          <table:table-cell office:value-type="float" office:value="0.097556">
            <text:p>0.097556</text:p>
          </table:table-cell>
          <table:table-cell office:value-type="float" office:value="-0.13355">
            <text:p>-0.1335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table:style-name="ce1" office:value-type="string">
            <text:p>-8.3225e-16</text:p>
          </table:table-cell>
          <table:table-cell office:value-type="float" office:value="0.025569">
            <text:p>0.025569</text:p>
          </table:table-cell>
          <table:table-cell/>
          <table:table-cell office:value-type="float" office:value="28.995">
            <text:p>28.995</text:p>
          </table:table-cell>
          <table:table-cell office:value-type="float" office:value="-0.11315">
            <text:p>-0.11315</text:p>
          </table:table-cell>
          <table:table-cell office:value-type="float" office:value="-0.86489">
            <text:p>-0.8648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855">
            <text:p>1.5855</text:p>
          </table:table-cell>
          <table:table-cell table:style-name="ce1" office:value-type="string">
            <text:p>-8.3225e-16</text:p>
          </table:table-cell>
          <table:table-cell office:value-type="float" office:value="0.025569">
            <text:p>0.025569</text:p>
          </table:table-cell>
        </table:table-row>
        <table:table-row table:style-name="ro1">
          <table:table-cell office:value-type="float" office:value="29.129">
            <text:p>29.129</text:p>
          </table:table-cell>
          <table:table-cell office:value-type="float" office:value="0.0967">
            <text:p>0.0967</text:p>
          </table:table-cell>
          <table:table-cell office:value-type="float" office:value="-0.11724">
            <text:p>-0.11724</text:p>
          </table:table-cell>
          <table:table-cell office:value-type="float" office:value="0">
            <text:p>0</text:p>
          </table:table-cell>
          <table:table-cell office:value-type="float" office:value="-0.12178">
            <text:p>-0.12178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office:value-type="float" office:value="0.11266">
            <text:p>0.11266</text:p>
          </table:table-cell>
          <table:table-cell office:value-type="float" office:value="0.025222">
            <text:p>0.025222</text:p>
          </table:table-cell>
          <table:table-cell/>
          <table:table-cell office:value-type="float" office:value="29.129">
            <text:p>29.129</text:p>
          </table:table-cell>
          <table:table-cell office:value-type="float" office:value="-0.11366">
            <text:p>-0.11366</text:p>
          </table:table-cell>
          <table:table-cell office:value-type="float" office:value="-0.88123">
            <text:p>-0.88123</text:p>
          </table:table-cell>
          <table:table-cell office:value-type="float" office:value="0">
            <text:p>0</text:p>
          </table:table-cell>
          <table:table-cell office:value-type="float" office:value="-0.12178">
            <text:p>-0.12178</text:p>
          </table:table-cell>
          <table:table-cell office:value-type="float" office:value="0">
            <text:p>0</text:p>
          </table:table-cell>
          <table:table-cell office:value-type="float" office:value="1.5876">
            <text:p>1.5876</text:p>
          </table:table-cell>
          <table:table-cell office:value-type="float" office:value="0.11266">
            <text:p>0.11266</text:p>
          </table:table-cell>
          <table:table-cell office:value-type="float" office:value="0.025222">
            <text:p>0.025222</text:p>
          </table:table-cell>
        </table:table-row>
        <table:table-row table:style-name="ro1">
          <table:table-cell office:value-type="float" office:value="29.262">
            <text:p>29.262</text:p>
          </table:table-cell>
          <table:table-cell office:value-type="float" office:value="0.0967">
            <text:p>0.0967</text:p>
          </table:table-cell>
          <table:table-cell office:value-type="float" office:value="-0.10012">
            <text:p>-0.1001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table:style-name="ce1" office:value-type="string">
            <text:p>-2.2204e-16</text:p>
          </table:table-cell>
          <table:table-cell office:value-type="float" office:value="0.025171">
            <text:p>0.025171</text:p>
          </table:table-cell>
          <table:table-cell/>
          <table:table-cell office:value-type="float" office:value="29.262">
            <text:p>29.262</text:p>
          </table:table-cell>
          <table:table-cell office:value-type="float" office:value="-0.11382">
            <text:p>-0.11382</text:p>
          </table:table-cell>
          <table:table-cell office:value-type="float" office:value="-0.88955">
            <text:p>-0.8895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79">
            <text:p>1.579</text:p>
          </table:table-cell>
          <table:table-cell table:style-name="ce1" office:value-type="string">
            <text:p>-4.1613e-16</text:p>
          </table:table-cell>
          <table:table-cell office:value-type="float" office:value="0.025171">
            <text:p>0.025171</text:p>
          </table:table-cell>
        </table:table-row>
        <table:table-row table:style-name="ro1">
          <table:table-cell office:value-type="float" office:value="29.396">
            <text:p>29.396</text:p>
          </table:table-cell>
          <table:table-cell office:value-type="float" office:value="0.0967">
            <text:p>0.0967</text:p>
          </table:table-cell>
          <table:table-cell office:value-type="float" office:value="-0.084719">
            <text:p>-0.084719</text:p>
          </table:table-cell>
          <table:table-cell office:value-type="float" office:value="0">
            <text:p>0</text:p>
          </table:table-cell>
          <table:table-cell office:value-type="float" office:value="0.10953">
            <text:p>0.10953</text:p>
          </table:table-cell>
          <table:table-cell office:value-type="float" office:value="0">
            <text:p>0</text:p>
          </table:table-cell>
          <table:table-cell office:value-type="float" office:value="-1.5705">
            <text:p>-1.5705</text:p>
          </table:table-cell>
          <table:table-cell office:value-type="float" office:value="-0.16236">
            <text:p>-0.16236</text:p>
          </table:table-cell>
          <table:table-cell office:value-type="float" office:value="0.024512">
            <text:p>0.024512</text:p>
          </table:table-cell>
          <table:table-cell/>
          <table:table-cell office:value-type="float" office:value="29.396">
            <text:p>29.396</text:p>
          </table:table-cell>
          <table:table-cell office:value-type="float" office:value="-0.11429">
            <text:p>-0.11429</text:p>
          </table:table-cell>
          <table:table-cell office:value-type="float" office:value="-0.89615">
            <text:p>-0.89615</text:p>
          </table:table-cell>
          <table:table-cell office:value-type="float" office:value="0">
            <text:p>0</text:p>
          </table:table-cell>
          <table:table-cell office:value-type="float" office:value="0.10953">
            <text:p>0.10953</text:p>
          </table:table-cell>
          <table:table-cell office:value-type="float" office:value="0">
            <text:p>0</text:p>
          </table:table-cell>
          <table:table-cell office:value-type="float" office:value="1.5285">
            <text:p>1.5285</text:p>
          </table:table-cell>
          <table:table-cell office:value-type="float" office:value="-0.16236">
            <text:p>-0.16236</text:p>
          </table:table-cell>
          <table:table-cell office:value-type="float" office:value="0.024512">
            <text:p>0.024512</text:p>
          </table:table-cell>
        </table:table-row>
        <table:table-row table:style-name="ro1">
          <table:table-cell office:value-type="float" office:value="29.529">
            <text:p>29.529</text:p>
          </table:table-cell>
          <table:table-cell office:value-type="float" office:value="0.096699">
            <text:p>0.096699</text:p>
          </table:table-cell>
          <table:table-cell office:value-type="float" office:value="-0.087302">
            <text:p>-0.08730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701">
            <text:p>-1.5701</text:p>
          </table:table-cell>
          <table:table-cell table:style-name="ce1" office:value-type="string">
            <text:p>-6.6613e-16</text:p>
          </table:table-cell>
          <table:table-cell office:value-type="float" office:value="0.024256">
            <text:p>0.024256</text:p>
          </table:table-cell>
          <table:table-cell/>
          <table:table-cell office:value-type="float" office:value="29.529">
            <text:p>29.529</text:p>
          </table:table-cell>
          <table:table-cell office:value-type="float" office:value="-0.11428">
            <text:p>-0.11428</text:p>
          </table:table-cell>
          <table:table-cell office:value-type="float" office:value="-0.90557">
            <text:p>-0.9055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211">
            <text:p>1.5211</text:p>
          </table:table-cell>
          <table:table-cell table:style-name="ce1" office:value-type="string">
            <text:p>-8.3225e-16</text:p>
          </table:table-cell>
          <table:table-cell office:value-type="float" office:value="0.024256">
            <text:p>0.024256</text:p>
          </table:table-cell>
        </table:table-row>
        <table:table-row table:style-name="ro1">
          <table:table-cell office:value-type="float" office:value="29.663">
            <text:p>29.663</text:p>
          </table:table-cell>
          <table:table-cell office:value-type="float" office:value="0.0967">
            <text:p>0.0967</text:p>
          </table:table-cell>
          <table:table-cell office:value-type="float" office:value="-0.10954">
            <text:p>-0.10954</text:p>
          </table:table-cell>
          <table:table-cell office:value-type="float" office:value="0">
            <text:p>0</text:p>
          </table:table-cell>
          <table:table-cell office:value-type="float" office:value="0.1136">
            <text:p>0.1136</text:p>
          </table:table-cell>
          <table:table-cell office:value-type="float" office:value="0">
            <text:p>0</text:p>
          </table:table-cell>
          <table:table-cell office:value-type="float" office:value="-1.5706">
            <text:p>-1.5706</text:p>
          </table:table-cell>
          <table:table-cell office:value-type="float" office:value="-0.10384">
            <text:p>-0.10384</text:p>
          </table:table-cell>
          <table:table-cell office:value-type="float" office:value="0.024971">
            <text:p>0.024971</text:p>
          </table:table-cell>
          <table:table-cell/>
          <table:table-cell office:value-type="float" office:value="29.663">
            <text:p>29.663</text:p>
          </table:table-cell>
          <table:table-cell office:value-type="float" office:value="-0.11304">
            <text:p>-0.11304</text:p>
          </table:table-cell>
          <table:table-cell office:value-type="float" office:value="-0.89874">
            <text:p>-0.89874</text:p>
          </table:table-cell>
          <table:table-cell office:value-type="float" office:value="0">
            <text:p>0</text:p>
          </table:table-cell>
          <table:table-cell office:value-type="float" office:value="0.1136">
            <text:p>0.1136</text:p>
          </table:table-cell>
          <table:table-cell office:value-type="float" office:value="0">
            <text:p>0</text:p>
          </table:table-cell>
          <table:table-cell office:value-type="float" office:value="1.5099">
            <text:p>1.5099</text:p>
          </table:table-cell>
          <table:table-cell office:value-type="float" office:value="-0.10384">
            <text:p>-0.10384</text:p>
          </table:table-cell>
          <table:table-cell office:value-type="float" office:value="0.024971">
            <text:p>0.024971</text:p>
          </table:table-cell>
        </table:table-row>
        <table:table-row table:style-name="ro1">
          <table:table-cell office:value-type="float" office:value="29.797">
            <text:p>29.797</text:p>
          </table:table-cell>
          <table:table-cell office:value-type="float" office:value="0.0967">
            <text:p>0.0967</text:p>
          </table:table-cell>
          <table:table-cell office:value-type="float" office:value="-0.12658">
            <text:p>-0.1265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table:style-name="ce1" office:value-type="string">
            <text:p>-2.2204e-16</text:p>
          </table:table-cell>
          <table:table-cell office:value-type="float" office:value="0.025184">
            <text:p>0.025184</text:p>
          </table:table-cell>
          <table:table-cell/>
          <table:table-cell office:value-type="float" office:value="29.797">
            <text:p>29.797</text:p>
          </table:table-cell>
          <table:table-cell office:value-type="float" office:value="-0.11107">
            <text:p>-0.11107</text:p>
          </table:table-cell>
          <table:table-cell office:value-type="float" office:value="-0.88401">
            <text:p>-0.8840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4873">
            <text:p>1.4873</text:p>
          </table:table-cell>
          <table:table-cell table:style-name="ce1" office:value-type="string">
            <text:p>-4.1613e-16</text:p>
          </table:table-cell>
          <table:table-cell office:value-type="float" office:value="0.025184">
            <text:p>0.025184</text:p>
          </table:table-cell>
        </table:table-row>
        <table:table-row table:style-name="ro1">
          <table:table-cell office:value-type="float" office:value="29.93">
            <text:p>29.93</text:p>
          </table:table-cell>
          <table:table-cell office:value-type="float" office:value="0.0967">
            <text:p>0.0967</text:p>
          </table:table-cell>
          <table:table-cell office:value-type="float" office:value="-0.14205">
            <text:p>-0.14205</text:p>
          </table:table-cell>
          <table:table-cell office:value-type="float" office:value="0">
            <text:p>0</text:p>
          </table:table-cell>
          <table:table-cell office:value-type="float" office:value="0.13133">
            <text:p>0.13133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office:value-type="float" office:value="-0.026087">
            <text:p>-0.026087</text:p>
          </table:table-cell>
          <table:table-cell office:value-type="float" office:value="0.025627">
            <text:p>0.025627</text:p>
          </table:table-cell>
          <table:table-cell/>
          <table:table-cell office:value-type="float" office:value="29.93">
            <text:p>29.93</text:p>
          </table:table-cell>
          <table:table-cell office:value-type="float" office:value="-0.10951">
            <text:p>-0.10951</text:p>
          </table:table-cell>
          <table:table-cell office:value-type="float" office:value="-0.8699">
            <text:p>-0.8699</text:p>
          </table:table-cell>
          <table:table-cell office:value-type="float" office:value="0">
            <text:p>0</text:p>
          </table:table-cell>
          <table:table-cell office:value-type="float" office:value="0.13133">
            <text:p>0.13133</text:p>
          </table:table-cell>
          <table:table-cell office:value-type="float" office:value="0">
            <text:p>0</text:p>
          </table:table-cell>
          <table:table-cell office:value-type="float" office:value="1.4857">
            <text:p>1.4857</text:p>
          </table:table-cell>
          <table:table-cell office:value-type="float" office:value="-0.026087">
            <text:p>-0.026087</text:p>
          </table:table-cell>
          <table:table-cell office:value-type="float" office:value="0.025627">
            <text:p>0.025627</text:p>
          </table:table-cell>
        </table:table-row>
        <table:table-row table:style-name="ro1">
          <table:table-cell office:value-type="float" office:value="30.064">
            <text:p>30.064</text:p>
          </table:table-cell>
          <table:table-cell office:value-type="float" office:value="0.097555">
            <text:p>0.097555</text:p>
          </table:table-cell>
          <table:table-cell office:value-type="float" office:value="-0.15831">
            <text:p>-0.1583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office:value-type="float" office:value="0">
            <text:p>0</text:p>
          </table:table-cell>
          <table:table-cell office:value-type="float" office:value="0.026052">
            <text:p>0.026052</text:p>
          </table:table-cell>
          <table:table-cell/>
          <table:table-cell office:value-type="float" office:value="30.064">
            <text:p>30.064</text:p>
          </table:table-cell>
          <table:table-cell office:value-type="float" office:value="-0.10862">
            <text:p>-0.10862</text:p>
          </table:table-cell>
          <table:table-cell office:value-type="float" office:value="-0.85522">
            <text:p>-0.8552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022">
            <text:p>1.5022</text:p>
          </table:table-cell>
          <table:table-cell office:value-type="float" office:value="0">
            <text:p>0</text:p>
          </table:table-cell>
          <table:table-cell office:value-type="float" office:value="0.026052">
            <text:p>0.026052</text:p>
          </table:table-cell>
        </table:table-row>
        <table:table-row table:style-name="ro1">
          <table:table-cell office:value-type="float" office:value="30.198">
            <text:p>30.198</text:p>
          </table:table-cell>
          <table:table-cell office:value-type="float" office:value="0.097555">
            <text:p>0.097555</text:p>
          </table:table-cell>
          <table:table-cell office:value-type="float" office:value="-0.17457">
            <text:p>-0.17457</text:p>
          </table:table-cell>
          <table:table-cell office:value-type="float" office:value="0">
            <text:p>0</text:p>
          </table:table-cell>
          <table:table-cell office:value-type="float" office:value="0.13398">
            <text:p>0.13398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office:value-type="float" office:value="-0.01405">
            <text:p>-0.01405</text:p>
          </table:table-cell>
          <table:table-cell office:value-type="float" office:value="0.026038">
            <text:p>0.026038</text:p>
          </table:table-cell>
          <table:table-cell/>
          <table:table-cell office:value-type="float" office:value="30.198">
            <text:p>30.198</text:p>
          </table:table-cell>
          <table:table-cell office:value-type="float" office:value="-0.10581">
            <text:p>-0.10581</text:p>
          </table:table-cell>
          <table:table-cell office:value-type="float" office:value="-0.83659">
            <text:p>-0.83659</text:p>
          </table:table-cell>
          <table:table-cell office:value-type="float" office:value="0">
            <text:p>0</text:p>
          </table:table-cell>
          <table:table-cell office:value-type="float" office:value="0.13398">
            <text:p>0.13398</text:p>
          </table:table-cell>
          <table:table-cell office:value-type="float" office:value="0">
            <text:p>0</text:p>
          </table:table-cell>
          <table:table-cell office:value-type="float" office:value="1.4823">
            <text:p>1.4823</text:p>
          </table:table-cell>
          <table:table-cell office:value-type="float" office:value="-0.01405">
            <text:p>-0.01405</text:p>
          </table:table-cell>
          <table:table-cell office:value-type="float" office:value="0.026038">
            <text:p>0.026038</text:p>
          </table:table-cell>
        </table:table-row>
        <table:table-row table:style-name="ro1">
          <table:table-cell office:value-type="float" office:value="30.331">
            <text:p>30.331</text:p>
          </table:table-cell>
          <table:table-cell office:value-type="float" office:value="0.098411">
            <text:p>0.098411</text:p>
          </table:table-cell>
          <table:table-cell office:value-type="float" office:value="-0.18912">
            <text:p>-0.1891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table:style-name="ce1" office:value-type="string">
            <text:p>-6.6613e-16</text:p>
          </table:table-cell>
          <table:table-cell office:value-type="float" office:value="0.026151">
            <text:p>0.026151</text:p>
          </table:table-cell>
          <table:table-cell/>
          <table:table-cell office:value-type="float" office:value="30.331">
            <text:p>30.331</text:p>
          </table:table-cell>
          <table:table-cell office:value-type="float" office:value="-0.10456">
            <text:p>-0.10456</text:p>
          </table:table-cell>
          <table:table-cell office:value-type="float" office:value="-0.82158">
            <text:p>-0.8215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4914">
            <text:p>1.4914</text:p>
          </table:table-cell>
          <table:table-cell table:style-name="ce1" office:value-type="string">
            <text:p>-8.3225e-16</text:p>
          </table:table-cell>
          <table:table-cell office:value-type="float" office:value="0.026151">
            <text:p>0.026151</text:p>
          </table:table-cell>
        </table:table-row>
        <table:table-row table:style-name="ro1">
          <table:table-cell office:value-type="float" office:value="30.465">
            <text:p>30.465</text:p>
          </table:table-cell>
          <table:table-cell office:value-type="float" office:value="0.099267">
            <text:p>0.099267</text:p>
          </table:table-cell>
          <table:table-cell office:value-type="float" office:value="-0.20624">
            <text:p>-0.20624</text:p>
          </table:table-cell>
          <table:table-cell office:value-type="float" office:value="0">
            <text:p>0</text:p>
          </table:table-cell>
          <table:table-cell office:value-type="float" office:value="0.13078">
            <text:p>0.13078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office:value-type="float" office:value="0.032317">
            <text:p>0.032317</text:p>
          </table:table-cell>
          <table:table-cell office:value-type="float" office:value="0.026799">
            <text:p>0.026799</text:p>
          </table:table-cell>
          <table:table-cell/>
          <table:table-cell office:value-type="float" office:value="30.465">
            <text:p>30.465</text:p>
          </table:table-cell>
          <table:table-cell office:value-type="float" office:value="-0.10215">
            <text:p>-0.10215</text:p>
          </table:table-cell>
          <table:table-cell office:value-type="float" office:value="-0.80337">
            <text:p>-0.80337</text:p>
          </table:table-cell>
          <table:table-cell office:value-type="float" office:value="0">
            <text:p>0</text:p>
          </table:table-cell>
          <table:table-cell office:value-type="float" office:value="0.13078">
            <text:p>0.13078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0.032317">
            <text:p>0.032317</text:p>
          </table:table-cell>
          <table:table-cell office:value-type="float" office:value="0.026799">
            <text:p>0.026799</text:p>
          </table:table-cell>
        </table:table-row>
        <table:table-row table:style-name="ro1">
          <table:table-cell office:value-type="float" office:value="30.598">
            <text:p>30.598</text:p>
          </table:table-cell>
          <table:table-cell office:value-type="float" office:value="0.099267">
            <text:p>0.099267</text:p>
          </table:table-cell>
          <table:table-cell office:value-type="float" office:value="-0.21993">
            <text:p>-0.2199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table:style-name="ce1" office:value-type="string">
            <text:p>-8.8818e-16</text:p>
          </table:table-cell>
          <table:table-cell office:value-type="float" office:value="0.026346">
            <text:p>0.026346</text:p>
          </table:table-cell>
          <table:table-cell/>
          <table:table-cell office:value-type="float" office:value="30.598">
            <text:p>30.598</text:p>
          </table:table-cell>
          <table:table-cell office:value-type="float" office:value="-0.10008">
            <text:p>-0.10008</text:p>
          </table:table-cell>
          <table:table-cell office:value-type="float" office:value="-0.78632">
            <text:p>-0.7863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4932">
            <text:p>1.4932</text:p>
          </table:table-cell>
          <table:table-cell table:style-name="ce1" office:value-type="string">
            <text:p>-8.3225e-16</text:p>
          </table:table-cell>
          <table:table-cell office:value-type="float" office:value="0.026346">
            <text:p>0.026346</text:p>
          </table:table-cell>
        </table:table-row>
        <table:table-row table:style-name="ro1">
          <table:table-cell office:value-type="float" office:value="30.732">
            <text:p>30.732</text:p>
          </table:table-cell>
          <table:table-cell office:value-type="float" office:value="0.10012">
            <text:p>0.10012</text:p>
          </table:table-cell>
          <table:table-cell office:value-type="float" office:value="-0.23619">
            <text:p>-0.23619</text:p>
          </table:table-cell>
          <table:table-cell office:value-type="float" office:value="0">
            <text:p>0</text:p>
          </table:table-cell>
          <table:table-cell office:value-type="float" office:value="0.12593">
            <text:p>0.12593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office:value-type="float" office:value="0.071155">
            <text:p>0.071155</text:p>
          </table:table-cell>
          <table:table-cell office:value-type="float" office:value="0.026376">
            <text:p>0.026376</text:p>
          </table:table-cell>
          <table:table-cell/>
          <table:table-cell office:value-type="float" office:value="30.732">
            <text:p>30.732</text:p>
          </table:table-cell>
          <table:table-cell office:value-type="float" office:value="-0.098175">
            <text:p>-0.098175</text:p>
          </table:table-cell>
          <table:table-cell office:value-type="float" office:value="-0.77085">
            <text:p>-0.77085</text:p>
          </table:table-cell>
          <table:table-cell office:value-type="float" office:value="0">
            <text:p>0</text:p>
          </table:table-cell>
          <table:table-cell office:value-type="float" office:value="0.12593">
            <text:p>0.12593</text:p>
          </table:table-cell>
          <table:table-cell office:value-type="float" office:value="0">
            <text:p>0</text:p>
          </table:table-cell>
          <table:table-cell office:value-type="float" office:value="1.4949">
            <text:p>1.4949</text:p>
          </table:table-cell>
          <table:table-cell office:value-type="float" office:value="0.071155">
            <text:p>0.071155</text:p>
          </table:table-cell>
          <table:table-cell office:value-type="float" office:value="0.026376">
            <text:p>0.026376</text:p>
          </table:table-cell>
        </table:table-row>
        <table:table-row table:style-name="ro1">
          <table:table-cell office:value-type="float" office:value="30.866">
            <text:p>30.866</text:p>
          </table:table-cell>
          <table:table-cell office:value-type="float" office:value="0.10098">
            <text:p>0.10098</text:p>
          </table:table-cell>
          <table:table-cell office:value-type="float" office:value="-0.25501">
            <text:p>-0.2550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table:style-name="ce1" office:value-type="string">
            <text:p>-4.4409e-16</text:p>
          </table:table-cell>
          <table:table-cell office:value-type="float" office:value="0.02696">
            <text:p>0.02696</text:p>
          </table:table-cell>
          <table:table-cell/>
          <table:table-cell office:value-type="float" office:value="30.866">
            <text:p>30.866</text:p>
          </table:table-cell>
          <table:table-cell office:value-type="float" office:value="-0.096805">
            <text:p>-0.096805</text:p>
          </table:table-cell>
          <table:table-cell office:value-type="float" office:value="-0.75438">
            <text:p>-0.7543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083">
            <text:p>1.5083</text:p>
          </table:table-cell>
          <table:table-cell table:style-name="ce1" office:value-type="string">
            <text:p>-4.1613e-16</text:p>
          </table:table-cell>
          <table:table-cell office:value-type="float" office:value="0.02696">
            <text:p>0.02696</text:p>
          </table:table-cell>
        </table:table-row>
        <table:table-row table:style-name="ro1">
          <table:table-cell office:value-type="float" office:value="30.999">
            <text:p>30.999</text:p>
          </table:table-cell>
          <table:table-cell office:value-type="float" office:value="0.10098">
            <text:p>0.10098</text:p>
          </table:table-cell>
          <table:table-cell office:value-type="float" office:value="-0.26871">
            <text:p>-0.26871</text:p>
          </table:table-cell>
          <table:table-cell office:value-type="float" office:value="0">
            <text:p>0</text:p>
          </table:table-cell>
          <table:table-cell office:value-type="float" office:value="0.12888">
            <text:p>0.12888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office:value-type="float" office:value="0.094583">
            <text:p>0.094583</text:p>
          </table:table-cell>
          <table:table-cell office:value-type="float" office:value="0.026473">
            <text:p>0.026473</text:p>
          </table:table-cell>
          <table:table-cell/>
          <table:table-cell office:value-type="float" office:value="30.999">
            <text:p>30.999</text:p>
          </table:table-cell>
          <table:table-cell office:value-type="float" office:value="-0.093845">
            <text:p>-0.093845</text:p>
          </table:table-cell>
          <table:table-cell office:value-type="float" office:value="-0.73668">
            <text:p>-0.73668</text:p>
          </table:table-cell>
          <table:table-cell office:value-type="float" office:value="0">
            <text:p>0</text:p>
          </table:table-cell>
          <table:table-cell office:value-type="float" office:value="0.12888">
            <text:p>0.12888</text:p>
          </table:table-cell>
          <table:table-cell office:value-type="float" office:value="0">
            <text:p>0</text:p>
          </table:table-cell>
          <table:table-cell office:value-type="float" office:value="1.5099">
            <text:p>1.5099</text:p>
          </table:table-cell>
          <table:table-cell office:value-type="float" office:value="0.094583">
            <text:p>0.094583</text:p>
          </table:table-cell>
          <table:table-cell office:value-type="float" office:value="0.026473">
            <text:p>0.026473</text:p>
          </table:table-cell>
        </table:table-row>
        <table:table-row table:style-name="ro1">
          <table:table-cell office:value-type="float" office:value="31.133">
            <text:p>31.133</text:p>
          </table:table-cell>
          <table:table-cell office:value-type="float" office:value="0.10183">
            <text:p>0.10183</text:p>
          </table:table-cell>
          <table:table-cell office:value-type="float" office:value="-0.28411">
            <text:p>-0.2841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table:style-name="ce1" office:value-type="string">
            <text:p>-2.2204e-16</text:p>
          </table:table-cell>
          <table:table-cell office:value-type="float" office:value="0.026388">
            <text:p>0.026388</text:p>
          </table:table-cell>
          <table:table-cell/>
          <table:table-cell office:value-type="float" office:value="31.133">
            <text:p>31.133</text:p>
          </table:table-cell>
          <table:table-cell office:value-type="float" office:value="-0.092796">
            <text:p>-0.092796</text:p>
          </table:table-cell>
          <table:table-cell office:value-type="float" office:value="-0.72138">
            <text:p>-0.7213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212">
            <text:p>1.5212</text:p>
          </table:table-cell>
          <table:table-cell table:style-name="ce1" office:value-type="string">
            <text:p>-4.1613e-16</text:p>
          </table:table-cell>
          <table:table-cell office:value-type="float" office:value="0.026388">
            <text:p>0.026388</text:p>
          </table:table-cell>
        </table:table-row>
        <table:table-row table:style-name="ro1">
          <table:table-cell office:value-type="float" office:value="31.266">
            <text:p>31.266</text:p>
          </table:table-cell>
          <table:table-cell office:value-type="float" office:value="0.10183">
            <text:p>0.10183</text:p>
          </table:table-cell>
          <table:table-cell office:value-type="float" office:value="-0.30037">
            <text:p>-0.30037</text:p>
          </table:table-cell>
          <table:table-cell office:value-type="float" office:value="0">
            <text:p>0</text:p>
          </table:table-cell>
          <table:table-cell office:value-type="float" office:value="0.12489">
            <text:p>0.12489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office:value-type="float" office:value="0.12124">
            <text:p>0.12124</text:p>
          </table:table-cell>
          <table:table-cell office:value-type="float" office:value="0.026932">
            <text:p>0.026932</text:p>
          </table:table-cell>
          <table:table-cell/>
          <table:table-cell office:value-type="float" office:value="31.266">
            <text:p>31.266</text:p>
          </table:table-cell>
          <table:table-cell office:value-type="float" office:value="-0.091184">
            <text:p>-0.091184</text:p>
          </table:table-cell>
          <table:table-cell office:value-type="float" office:value="-0.70525">
            <text:p>-0.70525</text:p>
          </table:table-cell>
          <table:table-cell office:value-type="float" office:value="0">
            <text:p>0</text:p>
          </table:table-cell>
          <table:table-cell office:value-type="float" office:value="0.12489">
            <text:p>0.12489</text:p>
          </table:table-cell>
          <table:table-cell office:value-type="float" office:value="0">
            <text:p>0</text:p>
          </table:table-cell>
          <table:table-cell office:value-type="float" office:value="1.5364">
            <text:p>1.5364</text:p>
          </table:table-cell>
          <table:table-cell office:value-type="float" office:value="0.12124">
            <text:p>0.12124</text:p>
          </table:table-cell>
          <table:table-cell office:value-type="float" office:value="0.026932">
            <text:p>0.026932</text:p>
          </table:table-cell>
        </table:table-row>
        <table:table-row table:style-name="ro1">
          <table:table-cell office:value-type="float" office:value="31.4">
            <text:p>31.4</text:p>
          </table:table-cell>
          <table:table-cell office:value-type="float" office:value="0.10269">
            <text:p>0.10269</text:p>
          </table:table-cell>
          <table:table-cell office:value-type="float" office:value="-0.31663">
            <text:p>-0.3166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table:style-name="ce1" office:value-type="string">
            <text:p>-4.4409e-16</text:p>
          </table:table-cell>
          <table:table-cell office:value-type="float" office:value="0.026513">
            <text:p>0.026513</text:p>
          </table:table-cell>
          <table:table-cell/>
          <table:table-cell office:value-type="float" office:value="31.4">
            <text:p>31.4</text:p>
          </table:table-cell>
          <table:table-cell office:value-type="float" office:value="-0.089606">
            <text:p>-0.089606</text:p>
          </table:table-cell>
          <table:table-cell office:value-type="float" office:value="-0.68759">
            <text:p>-0.6875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448">
            <text:p>1.5448</text:p>
          </table:table-cell>
          <table:table-cell table:style-name="ce1" office:value-type="string">
            <text:p>-4.1613e-16</text:p>
          </table:table-cell>
          <table:table-cell office:value-type="float" office:value="0.026513">
            <text:p>0.026513</text:p>
          </table:table-cell>
        </table:table-row>
        <table:table-row table:style-name="ro1">
          <table:table-cell office:value-type="float" office:value="31.534">
            <text:p>31.534</text:p>
          </table:table-cell>
          <table:table-cell office:value-type="float" office:value="0.10183">
            <text:p>0.10183</text:p>
          </table:table-cell>
          <table:table-cell office:value-type="float" office:value="-0.33374">
            <text:p>-0.33374</text:p>
          </table:table-cell>
          <table:table-cell office:value-type="float" office:value="0">
            <text:p>0</text:p>
          </table:table-cell>
          <table:table-cell office:value-type="float" office:value="0.061154">
            <text:p>0.061154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office:value-type="float" office:value="0.88886">
            <text:p>0.88886</text:p>
          </table:table-cell>
          <table:table-cell office:value-type="float" office:value="0.026354">
            <text:p>0.026354</text:p>
          </table:table-cell>
          <table:table-cell/>
          <table:table-cell office:value-type="float" office:value="31.534">
            <text:p>31.534</text:p>
          </table:table-cell>
          <table:table-cell office:value-type="float" office:value="-0.088588">
            <text:p>-0.088588</text:p>
          </table:table-cell>
          <table:table-cell office:value-type="float" office:value="-0.67381">
            <text:p>-0.67381</text:p>
          </table:table-cell>
          <table:table-cell office:value-type="float" office:value="0">
            <text:p>0</text:p>
          </table:table-cell>
          <table:table-cell office:value-type="float" office:value="0.061154">
            <text:p>0.061154</text:p>
          </table:table-cell>
          <table:table-cell office:value-type="float" office:value="0">
            <text:p>0</text:p>
          </table:table-cell>
          <table:table-cell office:value-type="float" office:value="1.6304">
            <text:p>1.6304</text:p>
          </table:table-cell>
          <table:table-cell office:value-type="float" office:value="0.88886">
            <text:p>0.88886</text:p>
          </table:table-cell>
          <table:table-cell office:value-type="float" office:value="0.026354">
            <text:p>0.026354</text:p>
          </table:table-cell>
        </table:table-row>
        <table:table-row table:style-name="ro1">
          <table:table-cell office:value-type="float" office:value="31.667">
            <text:p>31.667</text:p>
          </table:table-cell>
          <table:table-cell office:value-type="float" office:value="0.10269">
            <text:p>0.10269</text:p>
          </table:table-cell>
          <table:table-cell office:value-type="float" office:value="-0.34829">
            <text:p>-0.3482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office:value-type="float" office:value="0.86603">
            <text:p>0.86603</text:p>
          </table:table-cell>
          <table:table-cell office:value-type="float" office:value="0.026631">
            <text:p>0.026631</text:p>
          </table:table-cell>
          <table:table-cell/>
          <table:table-cell office:value-type="float" office:value="31.667">
            <text:p>31.667</text:p>
          </table:table-cell>
          <table:table-cell office:value-type="float" office:value="-0.087074">
            <text:p>-0.087074</text:p>
          </table:table-cell>
          <table:table-cell office:value-type="float" office:value="-0.66097">
            <text:p>-0.6609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4881">
            <text:p>1.4881</text:p>
          </table:table-cell>
          <table:table-cell office:value-type="float" office:value="0.86603">
            <text:p>0.86603</text:p>
          </table:table-cell>
          <table:table-cell office:value-type="float" office:value="0.026631">
            <text:p>0.026631</text:p>
          </table:table-cell>
        </table:table-row>
        <table:table-row table:style-name="ro1">
          <table:table-cell office:value-type="float" office:value="31.801">
            <text:p>31.801</text:p>
          </table:table-cell>
          <table:table-cell office:value-type="float" office:value="0.10247">
            <text:p>0.10247</text:p>
          </table:table-cell>
          <table:table-cell office:value-type="float" office:value="-0.35734">
            <text:p>-0.35734</text:p>
          </table:table-cell>
          <table:table-cell office:value-type="float" office:value="0">
            <text:p>0</text:p>
          </table:table-cell>
          <table:table-cell office:value-type="float" office:value="0.059146">
            <text:p>0.059146</text:p>
          </table:table-cell>
          <table:table-cell office:value-type="float" office:value="0">
            <text:p>0</text:p>
          </table:table-cell>
          <table:table-cell office:value-type="float" office:value="-1.5308">
            <text:p>-1.5308</text:p>
          </table:table-cell>
          <table:table-cell office:value-type="float" office:value="0.90372">
            <text:p>0.90372</text:p>
          </table:table-cell>
          <table:table-cell office:value-type="float" office:value="0.026402">
            <text:p>0.026402</text:p>
          </table:table-cell>
          <table:table-cell/>
          <table:table-cell office:value-type="float" office:value="31.801">
            <text:p>31.801</text:p>
          </table:table-cell>
          <table:table-cell office:value-type="float" office:value="-0.085221">
            <text:p>-0.085221</text:p>
          </table:table-cell>
          <table:table-cell office:value-type="float" office:value="-0.64829">
            <text:p>-0.64829</text:p>
          </table:table-cell>
          <table:table-cell office:value-type="float" office:value="0">
            <text:p>0</text:p>
          </table:table-cell>
          <table:table-cell office:value-type="float" office:value="0.059146">
            <text:p>0.059146</text:p>
          </table:table-cell>
          <table:table-cell office:value-type="float" office:value="0">
            <text:p>0</text:p>
          </table:table-cell>
          <table:table-cell office:value-type="float" office:value="1.6142">
            <text:p>1.6142</text:p>
          </table:table-cell>
          <table:table-cell office:value-type="float" office:value="0.90372">
            <text:p>0.90372</text:p>
          </table:table-cell>
          <table:table-cell office:value-type="float" office:value="0.026402">
            <text:p>0.026402</text:p>
          </table:table-cell>
        </table:table-row>
        <table:table-row table:style-name="ro1">
          <table:table-cell office:value-type="float" office:value="31.935">
            <text:p>31.935</text:p>
          </table:table-cell>
          <table:table-cell office:value-type="float" office:value="0.10357">
            <text:p>0.10357</text:p>
          </table:table-cell>
          <table:table-cell office:value-type="float" office:value="-0.36211">
            <text:p>-0.3621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3785">
            <text:p>-1.3785</text:p>
          </table:table-cell>
          <table:table-cell office:value-type="float" office:value="0.86603">
            <text:p>0.86603</text:p>
          </table:table-cell>
          <table:table-cell office:value-type="float" office:value="0.02607">
            <text:p>0.02607</text:p>
          </table:table-cell>
          <table:table-cell/>
          <table:table-cell office:value-type="float" office:value="31.935">
            <text:p>31.935</text:p>
          </table:table-cell>
          <table:table-cell office:value-type="float" office:value="-0.08539">
            <text:p>-0.08539</text:p>
          </table:table-cell>
          <table:table-cell office:value-type="float" office:value="-0.63974">
            <text:p>-0.6397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7056">
            <text:p>1.7056</text:p>
          </table:table-cell>
          <table:table-cell office:value-type="float" office:value="0.86603">
            <text:p>0.86603</text:p>
          </table:table-cell>
          <table:table-cell office:value-type="float" office:value="0.02607">
            <text:p>0.02607</text:p>
          </table:table-cell>
        </table:table-row>
        <table:table-row table:style-name="ro1">
          <table:table-cell office:value-type="float" office:value="32.068">
            <text:p>32.068</text:p>
          </table:table-cell>
          <table:table-cell office:value-type="float" office:value="0.10581">
            <text:p>0.10581</text:p>
          </table:table-cell>
          <table:table-cell office:value-type="float" office:value="-0.36862">
            <text:p>-0.36862</text:p>
          </table:table-cell>
          <table:table-cell office:value-type="float" office:value="0">
            <text:p>0</text:p>
          </table:table-cell>
          <table:table-cell office:value-type="float" office:value="0.058211">
            <text:p>0.058211</text:p>
          </table:table-cell>
          <table:table-cell office:value-type="float" office:value="0">
            <text:p>0</text:p>
          </table:table-cell>
          <table:table-cell office:value-type="float" office:value="-1.228">
            <text:p>-1.228</text:p>
          </table:table-cell>
          <table:table-cell office:value-type="float" office:value="0.90647">
            <text:p>0.90647</text:p>
          </table:table-cell>
          <table:table-cell office:value-type="float" office:value="0.025879">
            <text:p>0.025879</text:p>
          </table:table-cell>
          <table:table-cell/>
          <table:table-cell office:value-type="float" office:value="32.068">
            <text:p>32.068</text:p>
          </table:table-cell>
          <table:table-cell office:value-type="float" office:value="-0.08715">
            <text:p>-0.08715</text:p>
          </table:table-cell>
          <table:table-cell office:value-type="float" office:value="-0.63181">
            <text:p>-0.63181</text:p>
          </table:table-cell>
          <table:table-cell office:value-type="float" office:value="0">
            <text:p>0</text:p>
          </table:table-cell>
          <table:table-cell office:value-type="float" office:value="0.058211">
            <text:p>0.058211</text:p>
          </table:table-cell>
          <table:table-cell office:value-type="float" office:value="0">
            <text:p>0</text:p>
          </table:table-cell>
          <table:table-cell office:value-type="float" office:value="1.8708">
            <text:p>1.8708</text:p>
          </table:table-cell>
          <table:table-cell office:value-type="float" office:value="0.90647">
            <text:p>0.90647</text:p>
          </table:table-cell>
          <table:table-cell office:value-type="float" office:value="0.025879">
            <text:p>0.025879</text:p>
          </table:table-cell>
        </table:table-row>
        <table:table-row table:style-name="ro1">
          <table:table-cell office:value-type="float" office:value="32.202">
            <text:p>32.202</text:p>
          </table:table-cell>
          <table:table-cell office:value-type="float" office:value="0.10893">
            <text:p>0.10893</text:p>
          </table:table-cell>
          <table:table-cell office:value-type="float" office:value="-0.37534">
            <text:p>-0.3753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1113">
            <text:p>-1.1113</text:p>
          </table:table-cell>
          <table:table-cell office:value-type="float" office:value="0.86603">
            <text:p>0.86603</text:p>
          </table:table-cell>
          <table:table-cell office:value-type="float" office:value="0.025792">
            <text:p>0.025792</text:p>
          </table:table-cell>
          <table:table-cell/>
          <table:table-cell office:value-type="float" office:value="32.202">
            <text:p>32.202</text:p>
          </table:table-cell>
          <table:table-cell office:value-type="float" office:value="-0.089372">
            <text:p>-0.089372</text:p>
          </table:table-cell>
          <table:table-cell office:value-type="float" office:value="-0.62458">
            <text:p>-0.6245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9796">
            <text:p>1.9796</text:p>
          </table:table-cell>
          <table:table-cell office:value-type="float" office:value="0.86603">
            <text:p>0.86603</text:p>
          </table:table-cell>
          <table:table-cell office:value-type="float" office:value="0.025792">
            <text:p>0.025792</text:p>
          </table:table-cell>
        </table:table-row>
        <table:table-row table:style-name="ro1">
          <table:table-cell office:value-type="float" office:value="32.335">
            <text:p>32.335</text:p>
          </table:table-cell>
          <table:table-cell office:value-type="float" office:value="0.11224">
            <text:p>0.11224</text:p>
          </table:table-cell>
          <table:table-cell office:value-type="float" office:value="-0.38224">
            <text:p>-0.38224</text:p>
          </table:table-cell>
          <table:table-cell office:value-type="float" office:value="0">
            <text:p>0</text:p>
          </table:table-cell>
          <table:table-cell office:value-type="float" office:value="0.062355">
            <text:p>0.062355</text:p>
          </table:table-cell>
          <table:table-cell office:value-type="float" office:value="0">
            <text:p>0</text:p>
          </table:table-cell>
          <table:table-cell office:value-type="float" office:value="-1.0199">
            <text:p>-1.0199</text:p>
          </table:table-cell>
          <table:table-cell office:value-type="float" office:value="0.89457">
            <text:p>0.89457</text:p>
          </table:table-cell>
          <table:table-cell office:value-type="float" office:value="0.025841">
            <text:p>0.025841</text:p>
          </table:table-cell>
          <table:table-cell/>
          <table:table-cell office:value-type="float" office:value="32.335">
            <text:p>32.335</text:p>
          </table:table-cell>
          <table:table-cell office:value-type="float" office:value="-0.092807">
            <text:p>-0.092807</text:p>
          </table:table-cell>
          <table:table-cell office:value-type="float" office:value="-0.61718">
            <text:p>-0.61718</text:p>
          </table:table-cell>
          <table:table-cell office:value-type="float" office:value="0">
            <text:p>0</text:p>
          </table:table-cell>
          <table:table-cell office:value-type="float" office:value="0.062355">
            <text:p>0.062355</text:p>
          </table:table-cell>
          <table:table-cell office:value-type="float" office:value="0">
            <text:p>0</text:p>
          </table:table-cell>
          <table:table-cell office:value-type="float" office:value="2.0816">
            <text:p>2.0816</text:p>
          </table:table-cell>
          <table:table-cell office:value-type="float" office:value="0.89457">
            <text:p>0.89457</text:p>
          </table:table-cell>
          <table:table-cell office:value-type="float" office:value="0.025841">
            <text:p>0.025841</text:p>
          </table:table-cell>
        </table:table-row>
        <table:table-row table:style-name="ro1">
          <table:table-cell office:value-type="float" office:value="32.469">
            <text:p>32.469</text:p>
          </table:table-cell>
          <table:table-cell office:value-type="float" office:value="0.11691">
            <text:p>0.11691</text:p>
          </table:table-cell>
          <table:table-cell office:value-type="float" office:value="-0.38841">
            <text:p>-0.3884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90055">
            <text:p>-0.90055</text:p>
          </table:table-cell>
          <table:table-cell office:value-type="float" office:value="0.86603">
            <text:p>0.86603</text:p>
          </table:table-cell>
          <table:table-cell office:value-type="float" office:value="0.025979">
            <text:p>0.025979</text:p>
          </table:table-cell>
          <table:table-cell/>
          <table:table-cell office:value-type="float" office:value="32.469">
            <text:p>32.469</text:p>
          </table:table-cell>
          <table:table-cell office:value-type="float" office:value="-0.09699">
            <text:p>-0.09699</text:p>
          </table:table-cell>
          <table:table-cell office:value-type="float" office:value="-0.61018">
            <text:p>-0.6101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.2076">
            <text:p>2.2076</text:p>
          </table:table-cell>
          <table:table-cell office:value-type="float" office:value="0.86603">
            <text:p>0.86603</text:p>
          </table:table-cell>
          <table:table-cell office:value-type="float" office:value="0.025979">
            <text:p>0.025979</text:p>
          </table:table-cell>
        </table:table-row>
        <table:table-row table:style-name="ro1">
          <table:table-cell office:value-type="float" office:value="32.603">
            <text:p>32.603</text:p>
          </table:table-cell>
          <table:table-cell office:value-type="float" office:value="0.12133">
            <text:p>0.12133</text:p>
          </table:table-cell>
          <table:table-cell office:value-type="float" office:value="-0.3937">
            <text:p>-0.3937</text:p>
          </table:table-cell>
          <table:table-cell office:value-type="float" office:value="0">
            <text:p>0</text:p>
          </table:table-cell>
          <table:table-cell office:value-type="float" office:value="0.067202">
            <text:p>0.067202</text:p>
          </table:table-cell>
          <table:table-cell office:value-type="float" office:value="0">
            <text:p>0</text:p>
          </table:table-cell>
          <table:table-cell office:value-type="float" office:value="-0.77403">
            <text:p>-0.77403</text:p>
          </table:table-cell>
          <table:table-cell office:value-type="float" office:value="0.87711">
            <text:p>0.87711</text:p>
          </table:table-cell>
          <table:table-cell office:value-type="float" office:value="0.026138">
            <text:p>0.026138</text:p>
          </table:table-cell>
          <table:table-cell/>
          <table:table-cell office:value-type="float" office:value="32.603">
            <text:p>32.603</text:p>
          </table:table-cell>
          <table:table-cell office:value-type="float" office:value="-0.10199">
            <text:p>-0.10199</text:p>
          </table:table-cell>
          <table:table-cell office:value-type="float" office:value="-0.60389">
            <text:p>-0.60389</text:p>
          </table:table-cell>
          <table:table-cell office:value-type="float" office:value="0">
            <text:p>0</text:p>
          </table:table-cell>
          <table:table-cell office:value-type="float" office:value="0.067202">
            <text:p>0.067202</text:p>
          </table:table-cell>
          <table:table-cell office:value-type="float" office:value="0">
            <text:p>0</text:p>
          </table:table-cell>
          <table:table-cell office:value-type="float" office:value="2.3332">
            <text:p>2.3332</text:p>
          </table:table-cell>
          <table:table-cell office:value-type="float" office:value="0.87711">
            <text:p>0.87711</text:p>
          </table:table-cell>
          <table:table-cell office:value-type="float" office:value="0.026138">
            <text:p>0.026138</text:p>
          </table:table-cell>
        </table:table-row>
        <table:table-row table:style-name="ro1">
          <table:table-cell office:value-type="float" office:value="32.736">
            <text:p>32.736</text:p>
          </table:table-cell>
          <table:table-cell office:value-type="float" office:value="0.12743">
            <text:p>0.12743</text:p>
          </table:table-cell>
          <table:table-cell office:value-type="float" office:value="-0.39852">
            <text:p>-0.3985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65229">
            <text:p>-0.65229</text:p>
          </table:table-cell>
          <table:table-cell office:value-type="float" office:value="0.86603">
            <text:p>0.86603</text:p>
          </table:table-cell>
          <table:table-cell office:value-type="float" office:value="0.026062">
            <text:p>0.026062</text:p>
          </table:table-cell>
          <table:table-cell/>
          <table:table-cell office:value-type="float" office:value="32.736">
            <text:p>32.736</text:p>
          </table:table-cell>
          <table:table-cell office:value-type="float" office:value="-0.10788">
            <text:p>-0.10788</text:p>
          </table:table-cell>
          <table:table-cell office:value-type="float" office:value="-0.59775">
            <text:p>-0.5977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.4445">
            <text:p>2.4445</text:p>
          </table:table-cell>
          <table:table-cell office:value-type="float" office:value="0.86603">
            <text:p>0.86603</text:p>
          </table:table-cell>
          <table:table-cell office:value-type="float" office:value="0.026062">
            <text:p>0.026062</text:p>
          </table:table-cell>
        </table:table-row>
        <table:table-row table:style-name="ro1">
          <table:table-cell office:value-type="float" office:value="32.87">
            <text:p>32.87</text:p>
          </table:table-cell>
          <table:table-cell office:value-type="float" office:value="0.13438">
            <text:p>0.13438</text:p>
          </table:table-cell>
          <table:table-cell office:value-type="float" office:value="-0.40348">
            <text:p>-0.40348</text:p>
          </table:table-cell>
          <table:table-cell office:value-type="float" office:value="0">
            <text:p>0</text:p>
          </table:table-cell>
          <table:table-cell office:value-type="float" office:value="0.067885">
            <text:p>0.067885</text:p>
          </table:table-cell>
          <table:table-cell office:value-type="float" office:value="0">
            <text:p>0</text:p>
          </table:table-cell>
          <table:table-cell office:value-type="float" office:value="-0.54383">
            <text:p>-0.54383</text:p>
          </table:table-cell>
          <table:table-cell office:value-type="float" office:value="0.8737">
            <text:p>0.8737</text:p>
          </table:table-cell>
          <table:table-cell office:value-type="float" office:value="0.025978">
            <text:p>0.025978</text:p>
          </table:table-cell>
          <table:table-cell/>
          <table:table-cell office:value-type="float" office:value="32.87">
            <text:p>32.87</text:p>
          </table:table-cell>
          <table:table-cell office:value-type="float" office:value="-0.11463">
            <text:p>-0.11463</text:p>
          </table:table-cell>
          <table:table-cell office:value-type="float" office:value="-0.59237">
            <text:p>-0.59237</text:p>
          </table:table-cell>
          <table:table-cell office:value-type="float" office:value="0">
            <text:p>0</text:p>
          </table:table-cell>
          <table:table-cell office:value-type="float" office:value="0.067885">
            <text:p>0.067885</text:p>
          </table:table-cell>
          <table:table-cell office:value-type="float" office:value="0">
            <text:p>0</text:p>
          </table:table-cell>
          <table:table-cell office:value-type="float" office:value="2.5607">
            <text:p>2.5607</text:p>
          </table:table-cell>
          <table:table-cell office:value-type="float" office:value="0.8737">
            <text:p>0.8737</text:p>
          </table:table-cell>
          <table:table-cell office:value-type="float" office:value="0.025978">
            <text:p>0.025978</text:p>
          </table:table-cell>
        </table:table-row>
        <table:table-row table:style-name="ro1">
          <table:table-cell office:value-type="float" office:value="33.003">
            <text:p>33.003</text:p>
          </table:table-cell>
          <table:table-cell office:value-type="float" office:value="0.13955">
            <text:p>0.13955</text:p>
          </table:table-cell>
          <table:table-cell office:value-type="float" office:value="-0.40632">
            <text:p>-0.4063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41934">
            <text:p>-0.41934</text:p>
          </table:table-cell>
          <table:table-cell office:value-type="float" office:value="0.86603">
            <text:p>0.86603</text:p>
          </table:table-cell>
          <table:table-cell office:value-type="float" office:value="0.025932">
            <text:p>0.025932</text:p>
          </table:table-cell>
          <table:table-cell/>
          <table:table-cell office:value-type="float" office:value="33.003">
            <text:p>33.003</text:p>
          </table:table-cell>
          <table:table-cell office:value-type="float" office:value="-0.12127">
            <text:p>-0.12127</text:p>
          </table:table-cell>
          <table:table-cell office:value-type="float" office:value="-0.58783">
            <text:p>-0.5878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.6761">
            <text:p>2.6761</text:p>
          </table:table-cell>
          <table:table-cell office:value-type="float" office:value="0.86603">
            <text:p>0.86603</text:p>
          </table:table-cell>
          <table:table-cell office:value-type="float" office:value="0.025932">
            <text:p>0.025932</text:p>
          </table:table-cell>
        </table:table-row>
        <table:table-row table:style-name="ro1">
          <table:table-cell office:value-type="float" office:value="33.137">
            <text:p>33.137</text:p>
          </table:table-cell>
          <table:table-cell office:value-type="float" office:value="0.14634">
            <text:p>0.14634</text:p>
          </table:table-cell>
          <table:table-cell office:value-type="float" office:value="-0.40918">
            <text:p>-0.40918</text:p>
          </table:table-cell>
          <table:table-cell office:value-type="float" office:value="0">
            <text:p>0</text:p>
          </table:table-cell>
          <table:table-cell office:value-type="float" office:value="0.068846">
            <text:p>0.068846</text:p>
          </table:table-cell>
          <table:table-cell office:value-type="float" office:value="0">
            <text:p>0</text:p>
          </table:table-cell>
          <table:table-cell office:value-type="float" office:value="-0.30393">
            <text:p>-0.30393</text:p>
          </table:table-cell>
          <table:table-cell office:value-type="float" office:value="0.86742">
            <text:p>0.86742</text:p>
          </table:table-cell>
          <table:table-cell office:value-type="float" office:value="0.026012">
            <text:p>0.026012</text:p>
          </table:table-cell>
          <table:table-cell/>
          <table:table-cell office:value-type="float" office:value="33.137">
            <text:p>33.137</text:p>
          </table:table-cell>
          <table:table-cell office:value-type="float" office:value="-0.1294">
            <text:p>-0.1294</text:p>
          </table:table-cell>
          <table:table-cell office:value-type="float" office:value="-0.58399">
            <text:p>-0.58399</text:p>
          </table:table-cell>
          <table:table-cell office:value-type="float" office:value="0">
            <text:p>0</text:p>
          </table:table-cell>
          <table:table-cell office:value-type="float" office:value="0.068846">
            <text:p>0.068846</text:p>
          </table:table-cell>
          <table:table-cell office:value-type="float" office:value="0">
            <text:p>0</text:p>
          </table:table-cell>
          <table:table-cell office:value-type="float" office:value="2.7884">
            <text:p>2.7884</text:p>
          </table:table-cell>
          <table:table-cell office:value-type="float" office:value="0.86742">
            <text:p>0.86742</text:p>
          </table:table-cell>
          <table:table-cell office:value-type="float" office:value="0.026012">
            <text:p>0.026012</text:p>
          </table:table-cell>
        </table:table-row>
        <table:table-row table:style-name="ro1">
          <table:table-cell office:value-type="float" office:value="33.271">
            <text:p>33.271</text:p>
          </table:table-cell>
          <table:table-cell office:value-type="float" office:value="0.15498">
            <text:p>0.15498</text:p>
          </table:table-cell>
          <table:table-cell office:value-type="float" office:value="-0.41143">
            <text:p>-0.4114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4279">
            <text:p>-0.24279</text:p>
          </table:table-cell>
          <table:table-cell table:style-name="ce1" office:value-type="string">
            <text:p>4.4409e-16</text:p>
          </table:table-cell>
          <table:table-cell office:value-type="float" office:value="0.026061">
            <text:p>0.026061</text:p>
          </table:table-cell>
          <table:table-cell/>
          <table:table-cell office:value-type="float" office:value="33.271">
            <text:p>33.271</text:p>
          </table:table-cell>
          <table:table-cell office:value-type="float" office:value="-0.13897">
            <text:p>-0.13897</text:p>
          </table:table-cell>
          <table:table-cell office:value-type="float" office:value="-0.58084">
            <text:p>-0.5808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505">
            <text:p>2.8505</text:p>
          </table:table-cell>
          <table:table-cell table:style-name="ce1" office:value-type="string">
            <text:p>4.1613e-16</text:p>
          </table:table-cell>
          <table:table-cell office:value-type="float" office:value="0.026061">
            <text:p>0.026061</text:p>
          </table:table-cell>
        </table:table-row>
        <table:table-row table:style-name="ro1">
          <table:table-cell office:value-type="float" office:value="33.404">
            <text:p>33.404</text:p>
          </table:table-cell>
          <table:table-cell office:value-type="float" office:value="0.16367">
            <text:p>0.16367</text:p>
          </table:table-cell>
          <table:table-cell office:value-type="float" office:value="-0.41333">
            <text:p>-0.41333</text:p>
          </table:table-cell>
          <table:table-cell office:value-type="float" office:value="0">
            <text:p>0</text:p>
          </table:table-cell>
          <table:table-cell office:value-type="float" office:value="0.13298">
            <text:p>0.13298</text:p>
          </table:table-cell>
          <table:table-cell office:value-type="float" office:value="0">
            <text:p>0</text:p>
          </table:table-cell>
          <table:table-cell office:value-type="float" office:value="-0.19735">
            <text:p>-0.19735</text:p>
          </table:table-cell>
          <table:table-cell office:value-type="float" office:value="0.13267">
            <text:p>0.13267</text:p>
          </table:table-cell>
          <table:table-cell office:value-type="float" office:value="0.026014">
            <text:p>0.026014</text:p>
          </table:table-cell>
          <table:table-cell/>
          <table:table-cell office:value-type="float" office:value="33.404">
            <text:p>33.404</text:p>
          </table:table-cell>
          <table:table-cell office:value-type="float" office:value="-0.14897">
            <text:p>-0.14897</text:p>
          </table:table-cell>
          <table:table-cell office:value-type="float" office:value="-0.57829">
            <text:p>-0.57829</text:p>
          </table:table-cell>
          <table:table-cell office:value-type="float" office:value="0">
            <text:p>0</text:p>
          </table:table-cell>
          <table:table-cell office:value-type="float" office:value="0.13298">
            <text:p>0.13298</text:p>
          </table:table-cell>
          <table:table-cell office:value-type="float" office:value="0">
            <text:p>0</text:p>
          </table:table-cell>
          <table:table-cell office:value-type="float" office:value="2.9158">
            <text:p>2.9158</text:p>
          </table:table-cell>
          <table:table-cell office:value-type="float" office:value="0.13267">
            <text:p>0.13267</text:p>
          </table:table-cell>
          <table:table-cell office:value-type="float" office:value="0.026014">
            <text:p>0.026014</text:p>
          </table:table-cell>
        </table:table-row>
        <table:table-row table:style-name="ro1">
          <table:table-cell office:value-type="float" office:value="33.538">
            <text:p>33.538</text:p>
          </table:table-cell>
          <table:table-cell office:value-type="float" office:value="0.17578">
            <text:p>0.17578</text:p>
          </table:table-cell>
          <table:table-cell office:value-type="float" office:value="-0.41398">
            <text:p>-0.4139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4807">
            <text:p>-0.14807</text:p>
          </table:table-cell>
          <table:table-cell table:style-name="ce1" office:value-type="string">
            <text:p>-4.4409e-16</text:p>
          </table:table-cell>
          <table:table-cell office:value-type="float" office:value="0.026035">
            <text:p>0.026035</text:p>
          </table:table-cell>
          <table:table-cell/>
          <table:table-cell office:value-type="float" office:value="33.538">
            <text:p>33.538</text:p>
          </table:table-cell>
          <table:table-cell office:value-type="float" office:value="-0.1624">
            <text:p>-0.1624</text:p>
          </table:table-cell>
          <table:table-cell office:value-type="float" office:value="-0.57708">
            <text:p>-0.5770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855">
            <text:p>2.9855</text:p>
          </table:table-cell>
          <table:table-cell table:style-name="ce1" office:value-type="string">
            <text:p>-4.1613e-16</text:p>
          </table:table-cell>
          <table:table-cell office:value-type="float" office:value="0.026035">
            <text:p>0.026035</text:p>
          </table:table-cell>
        </table:table-row>
        <table:table-row table:style-name="ro1">
          <table:table-cell office:value-type="float" office:value="33.672">
            <text:p>33.672</text:p>
          </table:table-cell>
          <table:table-cell office:value-type="float" office:value="0.19272">
            <text:p>0.19272</text:p>
          </table:table-cell>
          <table:table-cell office:value-type="float" office:value="-0.41532">
            <text:p>-0.41532</text:p>
          </table:table-cell>
          <table:table-cell office:value-type="float" office:value="0">
            <text:p>0</text:p>
          </table:table-cell>
          <table:table-cell office:value-type="float" office:value="0.13182">
            <text:p>0.13182</text:p>
          </table:table-cell>
          <table:table-cell office:value-type="float" office:value="0">
            <text:p>0</text:p>
          </table:table-cell>
          <table:table-cell office:value-type="float" office:value="-0.1313">
            <text:p>-0.1313</text:p>
          </table:table-cell>
          <table:table-cell office:value-type="float" office:value="0.089744">
            <text:p>0.089744</text:p>
          </table:table-cell>
          <table:table-cell office:value-type="float" office:value="0.026316">
            <text:p>0.026316</text:p>
          </table:table-cell>
          <table:table-cell/>
          <table:table-cell office:value-type="float" office:value="33.672">
            <text:p>33.672</text:p>
          </table:table-cell>
          <table:table-cell office:value-type="float" office:value="-0.18111">
            <text:p>-0.18111</text:p>
          </table:table-cell>
          <table:table-cell office:value-type="float" office:value="-0.57476">
            <text:p>-0.57476</text:p>
          </table:table-cell>
          <table:table-cell office:value-type="float" office:value="0">
            <text:p>0</text:p>
          </table:table-cell>
          <table:table-cell office:value-type="float" office:value="0.13182">
            <text:p>0.13182</text:p>
          </table:table-cell>
          <table:table-cell office:value-type="float" office:value="0">
            <text:p>0</text:p>
          </table:table-cell>
          <table:table-cell office:value-type="float" office:value="3.0186">
            <text:p>3.0186</text:p>
          </table:table-cell>
          <table:table-cell office:value-type="float" office:value="0.089744">
            <text:p>0.089744</text:p>
          </table:table-cell>
          <table:table-cell office:value-type="float" office:value="0.026316">
            <text:p>0.026316</text:p>
          </table:table-cell>
        </table:table-row>
        <table:table-row table:style-name="ro1">
          <table:table-cell office:value-type="float" office:value="33.805">
            <text:p>33.805</text:p>
          </table:table-cell>
          <table:table-cell office:value-type="float" office:value="0.20762">
            <text:p>0.20762</text:p>
          </table:table-cell>
          <table:table-cell office:value-type="float" office:value="-0.41675">
            <text:p>-0.4167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2151">
            <text:p>-0.12151</text:p>
          </table:table-cell>
          <table:table-cell table:style-name="ce1" office:value-type="string">
            <text:p>-8.8818e-16</text:p>
          </table:table-cell>
          <table:table-cell office:value-type="float" office:value="0.026332">
            <text:p>0.026332</text:p>
          </table:table-cell>
          <table:table-cell/>
          <table:table-cell office:value-type="float" office:value="33.805">
            <text:p>33.805</text:p>
          </table:table-cell>
          <table:table-cell office:value-type="float" office:value="-0.19689">
            <text:p>-0.19689</text:p>
          </table:table-cell>
          <table:table-cell office:value-type="float" office:value="-0.57262">
            <text:p>-0.5726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3.0296">
            <text:p>3.0296</text:p>
          </table:table-cell>
          <table:table-cell table:style-name="ce1" office:value-type="string">
            <text:p>-8.3225e-16</text:p>
          </table:table-cell>
          <table:table-cell office:value-type="float" office:value="0.026332">
            <text:p>0.026332</text:p>
          </table:table-cell>
        </table:table-row>
        <table:table-row table:style-name="ro1">
          <table:table-cell office:value-type="float" office:value="33.939">
            <text:p>33.939</text:p>
          </table:table-cell>
          <table:table-cell office:value-type="float" office:value="0.22255">
            <text:p>0.22255</text:p>
          </table:table-cell>
          <table:table-cell office:value-type="float" office:value="-0.41839">
            <text:p>-0.41839</text:p>
          </table:table-cell>
          <table:table-cell office:value-type="float" office:value="0">
            <text:p>0</text:p>
          </table:table-cell>
          <table:table-cell office:value-type="float" office:value="0.12947">
            <text:p>0.12947</text:p>
          </table:table-cell>
          <table:table-cell office:value-type="float" office:value="0">
            <text:p>0</text:p>
          </table:table-cell>
          <table:table-cell office:value-type="float" office:value="-0.11444">
            <text:p>-0.11444</text:p>
          </table:table-cell>
          <table:table-cell office:value-type="float" office:value="0.081744">
            <text:p>0.081744</text:p>
          </table:table-cell>
          <table:table-cell office:value-type="float" office:value="0.026204">
            <text:p>0.026204</text:p>
          </table:table-cell>
          <table:table-cell/>
          <table:table-cell office:value-type="float" office:value="33.939">
            <text:p>33.939</text:p>
          </table:table-cell>
          <table:table-cell office:value-type="float" office:value="-0.21335">
            <text:p>-0.21335</text:p>
          </table:table-cell>
          <table:table-cell office:value-type="float" office:value="-0.57169">
            <text:p>-0.57169</text:p>
          </table:table-cell>
          <table:table-cell office:value-type="float" office:value="0">
            <text:p>0</text:p>
          </table:table-cell>
          <table:table-cell office:value-type="float" office:value="0.12947">
            <text:p>0.12947</text:p>
          </table:table-cell>
          <table:table-cell office:value-type="float" office:value="0">
            <text:p>0</text:p>
          </table:table-cell>
          <table:table-cell office:value-type="float" office:value="3.0703">
            <text:p>3.0703</text:p>
          </table:table-cell>
          <table:table-cell office:value-type="float" office:value="0.081744">
            <text:p>0.081744</text:p>
          </table:table-cell>
          <table:table-cell office:value-type="float" office:value="0.026204">
            <text:p>0.026204</text:p>
          </table:table-cell>
        </table:table-row>
        <table:table-row table:style-name="ro1">
          <table:table-cell office:value-type="float" office:value="34.072">
            <text:p>34.072</text:p>
          </table:table-cell>
          <table:table-cell office:value-type="float" office:value="0.23811">
            <text:p>0.23811</text:p>
          </table:table-cell>
          <table:table-cell office:value-type="float" office:value="-0.41987">
            <text:p>-0.4198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99922">
            <text:p>-0.099922</text:p>
          </table:table-cell>
          <table:table-cell table:style-name="ce1" office:value-type="string">
            <text:p>-4.4409e-16</text:p>
          </table:table-cell>
          <table:table-cell office:value-type="float" office:value="0.026245">
            <text:p>0.026245</text:p>
          </table:table-cell>
          <table:table-cell/>
          <table:table-cell office:value-type="float" office:value="34.072">
            <text:p>34.072</text:p>
          </table:table-cell>
          <table:table-cell office:value-type="float" office:value="-0.231">
            <text:p>-0.231</text:p>
          </table:table-cell>
          <table:table-cell office:value-type="float" office:value="-0.56964">
            <text:p>-0.5696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3.0769">
            <text:p>3.0769</text:p>
          </table:table-cell>
          <table:table-cell table:style-name="ce1" office:value-type="string">
            <text:p>-4.1613e-16</text:p>
          </table:table-cell>
          <table:table-cell office:value-type="float" office:value="0.026245">
            <text:p>0.026245</text:p>
          </table:table-cell>
        </table:table-row>
        <table:table-row table:style-name="ro1">
          <table:table-cell office:value-type="float" office:value="34.206">
            <text:p>34.206</text:p>
          </table:table-cell>
          <table:table-cell office:value-type="float" office:value="0.25447">
            <text:p>0.25447</text:p>
          </table:table-cell>
          <table:table-cell office:value-type="float" office:value="-0.42167">
            <text:p>-0.42167</text:p>
          </table:table-cell>
          <table:table-cell office:value-type="float" office:value="0">
            <text:p>0</text:p>
          </table:table-cell>
          <table:table-cell office:value-type="float" office:value="0.12635">
            <text:p>0.12635</text:p>
          </table:table-cell>
          <table:table-cell office:value-type="float" office:value="0">
            <text:p>0</text:p>
          </table:table-cell>
          <table:table-cell office:value-type="float" office:value="-0.10249">
            <text:p>-0.10249</text:p>
          </table:table-cell>
          <table:table-cell office:value-type="float" office:value="0.053071">
            <text:p>0.053071</text:p>
          </table:table-cell>
          <table:table-cell office:value-type="float" office:value="0.026337">
            <text:p>0.026337</text:p>
          </table:table-cell>
          <table:table-cell/>
          <table:table-cell office:value-type="float" office:value="34.206">
            <text:p>34.206</text:p>
          </table:table-cell>
          <table:table-cell office:value-type="float" office:value="-0.24748">
            <text:p>-0.24748</text:p>
          </table:table-cell>
          <table:table-cell office:value-type="float" office:value="-0.56784">
            <text:p>-0.56784</text:p>
          </table:table-cell>
          <table:table-cell office:value-type="float" office:value="0">
            <text:p>0</text:p>
          </table:table-cell>
          <table:table-cell office:value-type="float" office:value="0.12635">
            <text:p>0.12635</text:p>
          </table:table-cell>
          <table:table-cell office:value-type="float" office:value="0">
            <text:p>0</text:p>
          </table:table-cell>
          <table:table-cell office:value-type="float" office:value="3.098">
            <text:p>3.098</text:p>
          </table:table-cell>
          <table:table-cell office:value-type="float" office:value="0.053071">
            <text:p>0.053071</text:p>
          </table:table-cell>
          <table:table-cell office:value-type="float" office:value="0.026337">
            <text:p>0.026337</text:p>
          </table:table-cell>
        </table:table-row>
        <table:table-row table:style-name="ro1">
          <table:table-cell office:value-type="float" office:value="34.34">
            <text:p>34.34</text:p>
          </table:table-cell>
          <table:table-cell office:value-type="float" office:value="0.27025">
            <text:p>0.27025</text:p>
          </table:table-cell>
          <table:table-cell office:value-type="float" office:value="-0.42357">
            <text:p>-0.4235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0036">
            <text:p>-0.10036</text:p>
          </table:table-cell>
          <table:table-cell office:value-type="float" office:value="0">
            <text:p>0</text:p>
          </table:table-cell>
          <table:table-cell office:value-type="float" office:value="0.026166">
            <text:p>0.026166</text:p>
          </table:table-cell>
          <table:table-cell/>
          <table:table-cell office:value-type="float" office:value="34.34">
            <text:p>34.34</text:p>
          </table:table-cell>
          <table:table-cell office:value-type="float" office:value="-0.26363">
            <text:p>-0.26363</text:p>
          </table:table-cell>
          <table:table-cell office:value-type="float" office:value="-0.56667">
            <text:p>-0.5666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3.1023">
            <text:p>3.1023</text:p>
          </table:table-cell>
          <table:table-cell office:value-type="float" office:value="0">
            <text:p>0</text:p>
          </table:table-cell>
          <table:table-cell office:value-type="float" office:value="0.026166">
            <text:p>0.026166</text:p>
          </table:table-cell>
        </table:table-row>
        <table:table-row table:style-name="ro1">
          <table:table-cell office:value-type="float" office:value="34.473">
            <text:p>34.473</text:p>
          </table:table-cell>
          <table:table-cell office:value-type="float" office:value="0.28578">
            <text:p>0.28578</text:p>
          </table:table-cell>
          <table:table-cell office:value-type="float" office:value="-0.42523">
            <text:p>-0.42523</text:p>
          </table:table-cell>
          <table:table-cell office:value-type="float" office:value="0">
            <text:p>0</text:p>
          </table:table-cell>
          <table:table-cell office:value-type="float" office:value="0.12601">
            <text:p>0.12601</text:p>
          </table:table-cell>
          <table:table-cell office:value-type="float" office:value="0">
            <text:p>0</text:p>
          </table:table-cell>
          <table:table-cell office:value-type="float" office:value="-0.098577">
            <text:p>-0.098577</text:p>
          </table:table-cell>
          <table:table-cell office:value-type="float" office:value="0.021341">
            <text:p>0.021341</text:p>
          </table:table-cell>
          <table:table-cell office:value-type="float" office:value="0.026127">
            <text:p>0.026127</text:p>
          </table:table-cell>
          <table:table-cell/>
          <table:table-cell office:value-type="float" office:value="34.473">
            <text:p>34.473</text:p>
          </table:table-cell>
          <table:table-cell office:value-type="float" office:value="-0.28094">
            <text:p>-0.28094</text:p>
          </table:table-cell>
          <table:table-cell office:value-type="float" office:value="-0.56526">
            <text:p>-0.56526</text:p>
          </table:table-cell>
          <table:table-cell office:value-type="float" office:value="0">
            <text:p>0</text:p>
          </table:table-cell>
          <table:table-cell office:value-type="float" office:value="0.12601">
            <text:p>0.12601</text:p>
          </table:table-cell>
          <table:table-cell office:value-type="float" office:value="0">
            <text:p>0</text:p>
          </table:table-cell>
          <table:table-cell office:value-type="float" office:value="3.1108">
            <text:p>3.1108</text:p>
          </table:table-cell>
          <table:table-cell office:value-type="float" office:value="0.021341">
            <text:p>0.021341</text:p>
          </table:table-cell>
          <table:table-cell office:value-type="float" office:value="0.026127">
            <text:p>0.026127</text:p>
          </table:table-cell>
        </table:table-row>
        <table:table-row table:style-name="ro1">
          <table:table-cell office:value-type="float" office:value="34.607">
            <text:p>34.607</text:p>
          </table:table-cell>
          <table:table-cell office:value-type="float" office:value="0.30176">
            <text:p>0.30176</text:p>
          </table:table-cell>
          <table:table-cell office:value-type="float" office:value="-0.42737">
            <text:p>-0.4273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0757">
            <text:p>-0.10757</text:p>
          </table:table-cell>
          <table:table-cell table:style-name="ce1" office:value-type="string">
            <text:p>-4.4409e-16</text:p>
          </table:table-cell>
          <table:table-cell office:value-type="float" office:value="0.026233">
            <text:p>0.026233</text:p>
          </table:table-cell>
          <table:table-cell/>
          <table:table-cell office:value-type="float" office:value="34.607">
            <text:p>34.607</text:p>
          </table:table-cell>
          <table:table-cell office:value-type="float" office:value="-0.29717">
            <text:p>-0.29717</text:p>
          </table:table-cell>
          <table:table-cell office:value-type="float" office:value="-0.5635">
            <text:p>-0.563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3.1003">
            <text:p>3.1003</text:p>
          </table:table-cell>
          <table:table-cell table:style-name="ce1" office:value-type="string">
            <text:p>-4.1613e-16</text:p>
          </table:table-cell>
          <table:table-cell office:value-type="float" office:value="0.026233">
            <text:p>0.026233</text:p>
          </table:table-cell>
        </table:table-row>
        <table:table-row table:style-name="ro1">
          <table:table-cell office:value-type="float" office:value="34.741">
            <text:p>34.741</text:p>
          </table:table-cell>
          <table:table-cell office:value-type="float" office:value="0.31741">
            <text:p>0.31741</text:p>
          </table:table-cell>
          <table:table-cell office:value-type="float" office:value="-0.42873">
            <text:p>-0.42873</text:p>
          </table:table-cell>
          <table:table-cell office:value-type="float" office:value="0">
            <text:p>0</text:p>
          </table:table-cell>
          <table:table-cell office:value-type="float" office:value="0.12395">
            <text:p>0.12395</text:p>
          </table:table-cell>
          <table:table-cell office:value-type="float" office:value="0">
            <text:p>0</text:p>
          </table:table-cell>
          <table:table-cell office:value-type="float" office:value="-0.098924">
            <text:p>-0.098924</text:p>
          </table:table-cell>
          <table:table-cell office:value-type="float" office:value="0.01097">
            <text:p>0.01097</text:p>
          </table:table-cell>
          <table:table-cell office:value-type="float" office:value="0.026">
            <text:p>0.026</text:p>
          </table:table-cell>
          <table:table-cell/>
          <table:table-cell office:value-type="float" office:value="34.741">
            <text:p>34.741</text:p>
          </table:table-cell>
          <table:table-cell office:value-type="float" office:value="-0.31319">
            <text:p>-0.31319</text:p>
          </table:table-cell>
          <table:table-cell office:value-type="float" office:value="-0.56256">
            <text:p>-0.56256</text:p>
          </table:table-cell>
          <table:table-cell office:value-type="float" office:value="0">
            <text:p>0</text:p>
          </table:table-cell>
          <table:table-cell office:value-type="float" office:value="0.12395">
            <text:p>0.12395</text:p>
          </table:table-cell>
          <table:table-cell office:value-type="float" office:value="0">
            <text:p>0</text:p>
          </table:table-cell>
          <table:table-cell office:value-type="float" office:value="3.1175">
            <text:p>3.1175</text:p>
          </table:table-cell>
          <table:table-cell office:value-type="float" office:value="0.01097">
            <text:p>0.01097</text:p>
          </table:table-cell>
          <table:table-cell office:value-type="float" office:value="0.026">
            <text:p>0.026</text:p>
          </table:table-cell>
        </table:table-row>
        <table:table-row table:style-name="ro1">
          <table:table-cell office:value-type="float" office:value="34.874">
            <text:p>34.874</text:p>
          </table:table-cell>
          <table:table-cell office:value-type="float" office:value="0.33373">
            <text:p>0.33373</text:p>
          </table:table-cell>
          <table:table-cell office:value-type="float" office:value="-0.43097">
            <text:p>-0.4309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98882">
            <text:p>-0.098882</text:p>
          </table:table-cell>
          <table:table-cell table:style-name="ce1" office:value-type="string">
            <text:p>-8.8818e-16</text:p>
          </table:table-cell>
          <table:table-cell office:value-type="float" office:value="0.025882">
            <text:p>0.025882</text:p>
          </table:table-cell>
          <table:table-cell/>
          <table:table-cell office:value-type="float" office:value="34.874">
            <text:p>34.874</text:p>
          </table:table-cell>
          <table:table-cell office:value-type="float" office:value="-0.33032">
            <text:p>-0.33032</text:p>
          </table:table-cell>
          <table:table-cell office:value-type="float" office:value="-0.5604">
            <text:p>-0.560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3.1067">
            <text:p>3.1067</text:p>
          </table:table-cell>
          <table:table-cell table:style-name="ce1" office:value-type="string">
            <text:p>-8.3225e-16</text:p>
          </table:table-cell>
          <table:table-cell office:value-type="float" office:value="0.025882">
            <text:p>0.025882</text:p>
          </table:table-cell>
        </table:table-row>
        <table:table-row table:style-name="ro1">
          <table:table-cell office:value-type="float" office:value="35.008">
            <text:p>35.008</text:p>
          </table:table-cell>
          <table:table-cell office:value-type="float" office:value="0.35019">
            <text:p>0.35019</text:p>
          </table:table-cell>
          <table:table-cell office:value-type="float" office:value="-0.43301">
            <text:p>-0.43301</text:p>
          </table:table-cell>
          <table:table-cell office:value-type="float" office:value="0">
            <text:p>0</text:p>
          </table:table-cell>
          <table:table-cell office:value-type="float" office:value="0.12286">
            <text:p>0.12286</text:p>
          </table:table-cell>
          <table:table-cell office:value-type="float" office:value="0">
            <text:p>0</text:p>
          </table:table-cell>
          <table:table-cell office:value-type="float" office:value="-0.10043">
            <text:p>-0.10043</text:p>
          </table:table-cell>
          <table:table-cell office:value-type="float" office:value="0.0086834">
            <text:p>0.0086834</text:p>
          </table:table-cell>
          <table:table-cell office:value-type="float" office:value="0.025972">
            <text:p>0.025972</text:p>
          </table:table-cell>
          <table:table-cell/>
          <table:table-cell office:value-type="float" office:value="35.008">
            <text:p>35.008</text:p>
          </table:table-cell>
          <table:table-cell office:value-type="float" office:value="-0.34663">
            <text:p>-0.34663</text:p>
          </table:table-cell>
          <table:table-cell office:value-type="float" office:value="-0.55971">
            <text:p>-0.55971</text:p>
          </table:table-cell>
          <table:table-cell office:value-type="float" office:value="0">
            <text:p>0</text:p>
          </table:table-cell>
          <table:table-cell office:value-type="float" office:value="0.12286">
            <text:p>0.12286</text:p>
          </table:table-cell>
          <table:table-cell office:value-type="float" office:value="0">
            <text:p>0</text:p>
          </table:table-cell>
          <table:table-cell office:value-type="float" office:value="3.1147">
            <text:p>3.1147</text:p>
          </table:table-cell>
          <table:table-cell office:value-type="float" office:value="0.0086834">
            <text:p>0.0086834</text:p>
          </table:table-cell>
          <table:table-cell office:value-type="float" office:value="0.025972">
            <text:p>0.025972</text:p>
          </table:table-cell>
        </table:table-row>
        <table:table-row table:style-name="ro1">
          <table:table-cell office:value-type="float" office:value="35.141">
            <text:p>35.141</text:p>
          </table:table-cell>
          <table:table-cell office:value-type="float" office:value="0.36565">
            <text:p>0.36565</text:p>
          </table:table-cell>
          <table:table-cell office:value-type="float" office:value="-0.43432">
            <text:p>-0.4343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94245">
            <text:p>-0.094245</text:p>
          </table:table-cell>
          <table:table-cell table:style-name="ce1" office:value-type="string">
            <text:p>-4.4409e-16</text:p>
          </table:table-cell>
          <table:table-cell office:value-type="float" office:value="0.025569">
            <text:p>0.025569</text:p>
          </table:table-cell>
          <table:table-cell/>
          <table:table-cell office:value-type="float" office:value="35.141">
            <text:p>35.141</text:p>
          </table:table-cell>
          <table:table-cell office:value-type="float" office:value="-0.36278">
            <text:p>-0.36278</text:p>
          </table:table-cell>
          <table:table-cell office:value-type="float" office:value="-0.55831">
            <text:p>-0.5583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3.1107">
            <text:p>3.1107</text:p>
          </table:table-cell>
          <table:table-cell table:style-name="ce1" office:value-type="string">
            <text:p>-4.1613e-16</text:p>
          </table:table-cell>
          <table:table-cell office:value-type="float" office:value="0.025569">
            <text:p>0.025569</text:p>
          </table:table-cell>
        </table:table-row>
        <table:table-row table:style-name="ro1">
          <table:table-cell office:value-type="float" office:value="35.275">
            <text:p>35.275</text:p>
          </table:table-cell>
          <table:table-cell office:value-type="float" office:value="0.3819">
            <text:p>0.3819</text:p>
          </table:table-cell>
          <table:table-cell office:value-type="float" office:value="-0.43644">
            <text:p>-0.43644</text:p>
          </table:table-cell>
          <table:table-cell office:value-type="float" office:value="0">
            <text:p>0</text:p>
          </table:table-cell>
          <table:table-cell office:value-type="float" office:value="0.1224">
            <text:p>0.1224</text:p>
          </table:table-cell>
          <table:table-cell office:value-type="float" office:value="0">
            <text:p>0</text:p>
          </table:table-cell>
          <table:table-cell office:value-type="float" office:value="-0.092682">
            <text:p>-0.092682</text:p>
          </table:table-cell>
          <table:table-cell office:value-type="float" office:value="-0.0011699">
            <text:p>-0.0011699</text:p>
          </table:table-cell>
          <table:table-cell office:value-type="float" office:value="0.025208">
            <text:p>0.025208</text:p>
          </table:table-cell>
          <table:table-cell/>
          <table:table-cell office:value-type="float" office:value="35.275">
            <text:p>35.275</text:p>
          </table:table-cell>
          <table:table-cell office:value-type="float" office:value="-0.37895">
            <text:p>-0.37895</text:p>
          </table:table-cell>
          <table:table-cell office:value-type="float" office:value="-0.55711">
            <text:p>-0.55711</text:p>
          </table:table-cell>
          <table:table-cell office:value-type="float" office:value="0">
            <text:p>0</text:p>
          </table:table-cell>
          <table:table-cell office:value-type="float" office:value="0.1224">
            <text:p>0.1224</text:p>
          </table:table-cell>
          <table:table-cell office:value-type="float" office:value="0">
            <text:p>0</text:p>
          </table:table-cell>
          <table:table-cell office:value-type="float" office:value="3.1147">
            <text:p>3.1147</text:p>
          </table:table-cell>
          <table:table-cell office:value-type="float" office:value="-0.0011699">
            <text:p>-0.0011699</text:p>
          </table:table-cell>
          <table:table-cell office:value-type="float" office:value="0.025208">
            <text:p>0.025208</text:p>
          </table:table-cell>
        </table:table-row>
        <table:table-row table:style-name="ro1">
          <table:table-cell office:value-type="float" office:value="35.409">
            <text:p>35.409</text:p>
          </table:table-cell>
          <table:table-cell office:value-type="float" office:value="0.39769">
            <text:p>0.39769</text:p>
          </table:table-cell>
          <table:table-cell office:value-type="float" office:value="-0.43831">
            <text:p>-0.4383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92326">
            <text:p>-0.092326</text:p>
          </table:table-cell>
          <table:table-cell table:style-name="ce1" office:value-type="string">
            <text:p>-4.4409e-16</text:p>
          </table:table-cell>
          <table:table-cell office:value-type="float" office:value="0.025213">
            <text:p>0.025213</text:p>
          </table:table-cell>
          <table:table-cell/>
          <table:table-cell office:value-type="float" office:value="35.409">
            <text:p>35.409</text:p>
          </table:table-cell>
          <table:table-cell office:value-type="float" office:value="-0.39539">
            <text:p>-0.39539</text:p>
          </table:table-cell>
          <table:table-cell office:value-type="float" office:value="-0.55548">
            <text:p>-0.5554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3.117">
            <text:p>3.117</text:p>
          </table:table-cell>
          <table:table-cell table:style-name="ce1" office:value-type="string">
            <text:p>-4.1613e-16</text:p>
          </table:table-cell>
          <table:table-cell office:value-type="float" office:value="0.025213">
            <text:p>0.025213</text:p>
          </table:table-cell>
        </table:table-row>
        <table:table-row table:style-name="ro1">
          <table:table-cell office:value-type="float" office:value="35.542">
            <text:p>35.542</text:p>
          </table:table-cell>
          <table:table-cell office:value-type="float" office:value="0.40678">
            <text:p>0.40678</text:p>
          </table:table-cell>
          <table:table-cell office:value-type="float" office:value="-0.43953">
            <text:p>-0.43953</text:p>
          </table:table-cell>
          <table:table-cell office:value-type="float" office:value="0">
            <text:p>0</text:p>
          </table:table-cell>
          <table:table-cell office:value-type="float" office:value="-0.11759">
            <text:p>-0.11759</text:p>
          </table:table-cell>
          <table:table-cell office:value-type="float" office:value="0">
            <text:p>0</text:p>
          </table:table-cell>
          <table:table-cell office:value-type="float" office:value="-0.087431">
            <text:p>-0.087431</text:p>
          </table:table-cell>
          <table:table-cell office:value-type="float" office:value="-0.12146">
            <text:p>-0.12146</text:p>
          </table:table-cell>
          <table:table-cell office:value-type="float" office:value="0.024729">
            <text:p>0.024729</text:p>
          </table:table-cell>
          <table:table-cell/>
          <table:table-cell office:value-type="float" office:value="35.542">
            <text:p>35.542</text:p>
          </table:table-cell>
          <table:table-cell office:value-type="float" office:value="-0.40468">
            <text:p>-0.40468</text:p>
          </table:table-cell>
          <table:table-cell office:value-type="float" office:value="-0.5544">
            <text:p>-0.5544</text:p>
          </table:table-cell>
          <table:table-cell office:value-type="float" office:value="0">
            <text:p>0</text:p>
          </table:table-cell>
          <table:table-cell office:value-type="float" office:value="-0.11759">
            <text:p>-0.11759</text:p>
          </table:table-cell>
          <table:table-cell office:value-type="float" office:value="0">
            <text:p>0</text:p>
          </table:table-cell>
          <table:table-cell office:value-type="float" office:value="3.1051">
            <text:p>3.1051</text:p>
          </table:table-cell>
          <table:table-cell office:value-type="float" office:value="-0.12146">
            <text:p>-0.12146</text:p>
          </table:table-cell>
          <table:table-cell office:value-type="float" office:value="0.024729">
            <text:p>0.024729</text:p>
          </table:table-cell>
        </table:table-row>
        <table:table-row table:style-name="ro1">
          <table:table-cell office:value-type="float" office:value="35.676">
            <text:p>35.676</text:p>
          </table:table-cell>
          <table:table-cell office:value-type="float" office:value="0.41839">
            <text:p>0.41839</text:p>
          </table:table-cell>
          <table:table-cell office:value-type="float" office:value="-0.44086">
            <text:p>-0.4408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83143">
            <text:p>-0.083143</text:p>
          </table:table-cell>
          <table:table-cell office:value-type="float" office:value="0">
            <text:p>0</text:p>
          </table:table-cell>
          <table:table-cell office:value-type="float" office:value="0.024016">
            <text:p>0.024016</text:p>
          </table:table-cell>
          <table:table-cell/>
          <table:table-cell office:value-type="float" office:value="35.676">
            <text:p>35.676</text:p>
          </table:table-cell>
          <table:table-cell office:value-type="float" office:value="-0.41587">
            <text:p>-0.41587</text:p>
          </table:table-cell>
          <table:table-cell office:value-type="float" office:value="-0.55338">
            <text:p>-0.5533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084">
            <text:p>3.1084</text:p>
          </table:table-cell>
          <table:table-cell office:value-type="float" office:value="0">
            <text:p>0</text:p>
          </table:table-cell>
          <table:table-cell office:value-type="float" office:value="0.024016">
            <text:p>0.024016</text:p>
          </table:table-cell>
        </table:table-row>
        <table:table-row table:style-name="ro1">
          <table:table-cell office:value-type="float" office:value="35.809">
            <text:p>35.809</text:p>
          </table:table-cell>
          <table:table-cell office:value-type="float" office:value="0.42018">
            <text:p>0.42018</text:p>
          </table:table-cell>
          <table:table-cell office:value-type="float" office:value="-0.44113">
            <text:p>-0.44113</text:p>
          </table:table-cell>
          <table:table-cell office:value-type="float" office:value="0">
            <text:p>0</text:p>
          </table:table-cell>
          <table:table-cell office:value-type="float" office:value="-0.11753">
            <text:p>-0.11753</text:p>
          </table:table-cell>
          <table:table-cell office:value-type="float" office:value="0">
            <text:p>0</text:p>
          </table:table-cell>
          <table:table-cell office:value-type="float" office:value="-0.070107">
            <text:p>-0.070107</text:p>
          </table:table-cell>
          <table:table-cell office:value-type="float" office:value="-0.10025">
            <text:p>-0.10025</text:p>
          </table:table-cell>
          <table:table-cell office:value-type="float" office:value="0.023565">
            <text:p>0.023565</text:p>
          </table:table-cell>
          <table:table-cell/>
          <table:table-cell office:value-type="float" office:value="35.809">
            <text:p>35.809</text:p>
          </table:table-cell>
          <table:table-cell office:value-type="float" office:value="-0.42298">
            <text:p>-0.42298</text:p>
          </table:table-cell>
          <table:table-cell office:value-type="float" office:value="-0.5529">
            <text:p>-0.5529</text:p>
          </table:table-cell>
          <table:table-cell office:value-type="float" office:value="0">
            <text:p>0</text:p>
          </table:table-cell>
          <table:table-cell office:value-type="float" office:value="-0.11753">
            <text:p>-0.11753</text:p>
          </table:table-cell>
          <table:table-cell office:value-type="float" office:value="0">
            <text:p>0</text:p>
          </table:table-cell>
          <table:table-cell office:value-type="float" office:value="3.1086">
            <text:p>3.1086</text:p>
          </table:table-cell>
          <table:table-cell office:value-type="float" office:value="-0.10025">
            <text:p>-0.10025</text:p>
          </table:table-cell>
          <table:table-cell office:value-type="float" office:value="0.023565">
            <text:p>0.023565</text:p>
          </table:table-cell>
        </table:table-row>
        <table:table-row table:style-name="ro1">
          <table:table-cell office:value-type="float" office:value="35.943">
            <text:p>35.943</text:p>
          </table:table-cell>
          <table:table-cell office:value-type="float" office:value="0.40275">
            <text:p>0.40275</text:p>
          </table:table-cell>
          <table:table-cell office:value-type="float" office:value="-0.43969">
            <text:p>-0.4396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4872">
            <text:p>-0.04872</text:p>
          </table:table-cell>
          <table:table-cell table:style-name="ce1" office:value-type="string">
            <text:p>-1.2246e-16</text:p>
          </table:table-cell>
          <table:table-cell office:value-type="float" office:value="0.024828">
            <text:p>0.024828</text:p>
          </table:table-cell>
          <table:table-cell/>
          <table:table-cell office:value-type="float" office:value="35.943">
            <text:p>35.943</text:p>
          </table:table-cell>
          <table:table-cell office:value-type="float" office:value="-0.40644">
            <text:p>-0.40644</text:p>
          </table:table-cell>
          <table:table-cell office:value-type="float" office:value="-0.55342">
            <text:p>-0.5534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179">
            <text:p>3.1179</text:p>
          </table:table-cell>
          <table:table-cell office:value-type="float" office:value="0">
            <text:p>0</text:p>
          </table:table-cell>
          <table:table-cell office:value-type="float" office:value="0.024828">
            <text:p>0.024828</text:p>
          </table:table-cell>
        </table:table-row>
        <table:table-row table:style-name="ro1">
          <table:table-cell office:value-type="float" office:value="36.077">
            <text:p>36.077</text:p>
          </table:table-cell>
          <table:table-cell office:value-type="float" office:value="0.38704">
            <text:p>0.38704</text:p>
          </table:table-cell>
          <table:table-cell office:value-type="float" office:value="-0.4388">
            <text:p>-0.4388</text:p>
          </table:table-cell>
          <table:table-cell office:value-type="float" office:value="0">
            <text:p>0</text:p>
          </table:table-cell>
          <table:table-cell office:value-type="float" office:value="-0.12381">
            <text:p>-0.12381</text:p>
          </table:table-cell>
          <table:table-cell office:value-type="float" office:value="0">
            <text:p>0</text:p>
          </table:table-cell>
          <table:table-cell office:value-type="float" office:value="-0.052532">
            <text:p>-0.052532</text:p>
          </table:table-cell>
          <table:table-cell office:value-type="float" office:value="-0.078855">
            <text:p>-0.078855</text:p>
          </table:table-cell>
          <table:table-cell office:value-type="float" office:value="0.025155">
            <text:p>0.025155</text:p>
          </table:table-cell>
          <table:table-cell/>
          <table:table-cell office:value-type="float" office:value="36.077">
            <text:p>36.077</text:p>
          </table:table-cell>
          <table:table-cell office:value-type="float" office:value="-0.39058">
            <text:p>-0.39058</text:p>
          </table:table-cell>
          <table:table-cell office:value-type="float" office:value="-0.55323">
            <text:p>-0.55323</text:p>
          </table:table-cell>
          <table:table-cell office:value-type="float" office:value="0">
            <text:p>0</text:p>
          </table:table-cell>
          <table:table-cell office:value-type="float" office:value="-0.12381">
            <text:p>-0.12381</text:p>
          </table:table-cell>
          <table:table-cell office:value-type="float" office:value="0">
            <text:p>0</text:p>
          </table:table-cell>
          <table:table-cell office:value-type="float" office:value="3.1234">
            <text:p>3.1234</text:p>
          </table:table-cell>
          <table:table-cell office:value-type="float" office:value="-0.078855">
            <text:p>-0.078855</text:p>
          </table:table-cell>
          <table:table-cell office:value-type="float" office:value="0.025155">
            <text:p>0.025155</text:p>
          </table:table-cell>
        </table:table-row>
        <table:table-row table:style-name="ro1">
          <table:table-cell office:value-type="float" office:value="36.21">
            <text:p>36.21</text:p>
          </table:table-cell>
          <table:table-cell office:value-type="float" office:value="0.37191">
            <text:p>0.37191</text:p>
          </table:table-cell>
          <table:table-cell office:value-type="float" office:value="-0.43736">
            <text:p>-0.4373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53033">
            <text:p>-0.053033</text:p>
          </table:table-cell>
          <table:table-cell table:style-name="ce1" office:value-type="string">
            <text:p>-1.0106e-15</text:p>
          </table:table-cell>
          <table:table-cell office:value-type="float" office:value="0.025228">
            <text:p>0.025228</text:p>
          </table:table-cell>
          <table:table-cell/>
          <table:table-cell office:value-type="float" office:value="36.21">
            <text:p>36.21</text:p>
          </table:table-cell>
          <table:table-cell office:value-type="float" office:value="-0.37596">
            <text:p>-0.37596</text:p>
          </table:table-cell>
          <table:table-cell office:value-type="float" office:value="-0.55417">
            <text:p>-0.5541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208">
            <text:p>3.1208</text:p>
          </table:table-cell>
          <table:table-cell table:style-name="ce1" office:value-type="string">
            <text:p>-8.3225e-16</text:p>
          </table:table-cell>
          <table:table-cell office:value-type="float" office:value="0.025228">
            <text:p>0.025228</text:p>
          </table:table-cell>
        </table:table-row>
        <table:table-row table:style-name="ro1">
          <table:table-cell office:value-type="float" office:value="36.344">
            <text:p>36.344</text:p>
          </table:table-cell>
          <table:table-cell office:value-type="float" office:value="0.35557">
            <text:p>0.35557</text:p>
          </table:table-cell>
          <table:table-cell office:value-type="float" office:value="-0.43601">
            <text:p>-0.43601</text:p>
          </table:table-cell>
          <table:table-cell office:value-type="float" office:value="0">
            <text:p>0</text:p>
          </table:table-cell>
          <table:table-cell office:value-type="float" office:value="-0.12416">
            <text:p>-0.12416</text:p>
          </table:table-cell>
          <table:table-cell office:value-type="float" office:value="0">
            <text:p>0</text:p>
          </table:table-cell>
          <table:table-cell office:value-type="float" office:value="-0.052381">
            <text:p>-0.052381</text:p>
          </table:table-cell>
          <table:table-cell office:value-type="float" office:value="-0.09822">
            <text:p>-0.09822</text:p>
          </table:table-cell>
          <table:table-cell office:value-type="float" office:value="0.025835">
            <text:p>0.025835</text:p>
          </table:table-cell>
          <table:table-cell/>
          <table:table-cell office:value-type="float" office:value="36.344">
            <text:p>36.344</text:p>
          </table:table-cell>
          <table:table-cell office:value-type="float" office:value="-0.35885">
            <text:p>-0.35885</text:p>
          </table:table-cell>
          <table:table-cell office:value-type="float" office:value="-0.55547">
            <text:p>-0.55547</text:p>
          </table:table-cell>
          <table:table-cell office:value-type="float" office:value="0">
            <text:p>0</text:p>
          </table:table-cell>
          <table:table-cell office:value-type="float" office:value="-0.12416">
            <text:p>-0.12416</text:p>
          </table:table-cell>
          <table:table-cell office:value-type="float" office:value="0">
            <text:p>0</text:p>
          </table:table-cell>
          <table:table-cell office:value-type="float" office:value="3.1241">
            <text:p>3.1241</text:p>
          </table:table-cell>
          <table:table-cell office:value-type="float" office:value="-0.09822">
            <text:p>-0.09822</text:p>
          </table:table-cell>
          <table:table-cell office:value-type="float" office:value="0.025835">
            <text:p>0.025835</text:p>
          </table:table-cell>
        </table:table-row>
        <table:table-row table:style-name="ro1">
          <table:table-cell office:value-type="float" office:value="36.478">
            <text:p>36.478</text:p>
          </table:table-cell>
          <table:table-cell office:value-type="float" office:value="0.33977">
            <text:p>0.33977</text:p>
          </table:table-cell>
          <table:table-cell office:value-type="float" office:value="-0.4348">
            <text:p>-0.434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50052">
            <text:p>-0.050052</text:p>
          </table:table-cell>
          <table:table-cell table:style-name="ce1" office:value-type="string">
            <text:p>-1.8988e-15</text:p>
          </table:table-cell>
          <table:table-cell office:value-type="float" office:value="0.025996">
            <text:p>0.025996</text:p>
          </table:table-cell>
          <table:table-cell/>
          <table:table-cell office:value-type="float" office:value="36.478">
            <text:p>36.478</text:p>
          </table:table-cell>
          <table:table-cell office:value-type="float" office:value="-0.34347">
            <text:p>-0.34347</text:p>
          </table:table-cell>
          <table:table-cell office:value-type="float" office:value="-0.55632">
            <text:p>-0.5563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181">
            <text:p>3.1181</text:p>
          </table:table-cell>
          <table:table-cell table:style-name="ce1" office:value-type="string">
            <text:p>-2.0806e-15</text:p>
          </table:table-cell>
          <table:table-cell office:value-type="float" office:value="0.025996">
            <text:p>0.025996</text:p>
          </table:table-cell>
        </table:table-row>
        <table:table-row table:style-name="ro1">
          <table:table-cell office:value-type="float" office:value="36.611">
            <text:p>36.611</text:p>
          </table:table-cell>
          <table:table-cell office:value-type="float" office:value="0.32334">
            <text:p>0.32334</text:p>
          </table:table-cell>
          <table:table-cell office:value-type="float" office:value="-0.43384">
            <text:p>-0.43384</text:p>
          </table:table-cell>
          <table:table-cell office:value-type="float" office:value="0">
            <text:p>0</text:p>
          </table:table-cell>
          <table:table-cell office:value-type="float" office:value="-0.12386">
            <text:p>-0.12386</text:p>
          </table:table-cell>
          <table:table-cell office:value-type="float" office:value="0">
            <text:p>0</text:p>
          </table:table-cell>
          <table:table-cell office:value-type="float" office:value="-0.042388">
            <text:p>-0.042388</text:p>
          </table:table-cell>
          <table:table-cell office:value-type="float" office:value="-0.096257">
            <text:p>-0.096257</text:p>
          </table:table-cell>
          <table:table-cell office:value-type="float" office:value="0.025917">
            <text:p>0.025917</text:p>
          </table:table-cell>
          <table:table-cell/>
          <table:table-cell office:value-type="float" office:value="36.611">
            <text:p>36.611</text:p>
          </table:table-cell>
          <table:table-cell office:value-type="float" office:value="-0.32638">
            <text:p>-0.32638</text:p>
          </table:table-cell>
          <table:table-cell office:value-type="float" office:value="-0.55782">
            <text:p>-0.55782</text:p>
          </table:table-cell>
          <table:table-cell office:value-type="float" office:value="0">
            <text:p>0</text:p>
          </table:table-cell>
          <table:table-cell office:value-type="float" office:value="-0.12386">
            <text:p>-0.12386</text:p>
          </table:table-cell>
          <table:table-cell office:value-type="float" office:value="0">
            <text:p>0</text:p>
          </table:table-cell>
          <table:table-cell office:value-type="float" office:value="3.1012">
            <text:p>3.1012</text:p>
          </table:table-cell>
          <table:table-cell office:value-type="float" office:value="-0.096257">
            <text:p>-0.096257</text:p>
          </table:table-cell>
          <table:table-cell office:value-type="float" office:value="0.025917">
            <text:p>0.025917</text:p>
          </table:table-cell>
        </table:table-row>
        <table:table-row table:style-name="ro1">
          <table:table-cell office:value-type="float" office:value="36.745">
            <text:p>36.745</text:p>
          </table:table-cell>
          <table:table-cell office:value-type="float" office:value="0.3075">
            <text:p>0.3075</text:p>
          </table:table-cell>
          <table:table-cell office:value-type="float" office:value="-0.4328">
            <text:p>-0.432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38928">
            <text:p>-0.038928</text:p>
          </table:table-cell>
          <table:table-cell table:style-name="ce1" office:value-type="string">
            <text:p>-1.2246e-16</text:p>
          </table:table-cell>
          <table:table-cell office:value-type="float" office:value="0.026231">
            <text:p>0.026231</text:p>
          </table:table-cell>
          <table:table-cell/>
          <table:table-cell office:value-type="float" office:value="36.745">
            <text:p>36.745</text:p>
          </table:table-cell>
          <table:table-cell office:value-type="float" office:value="-0.30881">
            <text:p>-0.30881</text:p>
          </table:table-cell>
          <table:table-cell office:value-type="float" office:value="-0.55957">
            <text:p>-0.5595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911">
            <text:p>3.0911</text:p>
          </table:table-cell>
          <table:table-cell office:value-type="float" office:value="0">
            <text:p>0</text:p>
          </table:table-cell>
          <table:table-cell office:value-type="float" office:value="0.026231">
            <text:p>0.026231</text:p>
          </table:table-cell>
        </table:table-row>
        <table:table-row table:style-name="ro1">
          <table:table-cell office:value-type="float" office:value="36.878">
            <text:p>36.878</text:p>
          </table:table-cell>
          <table:table-cell office:value-type="float" office:value="0.29155">
            <text:p>0.29155</text:p>
          </table:table-cell>
          <table:table-cell office:value-type="float" office:value="-0.43155">
            <text:p>-0.43155</text:p>
          </table:table-cell>
          <table:table-cell office:value-type="float" office:value="0">
            <text:p>0</text:p>
          </table:table-cell>
          <table:table-cell office:value-type="float" office:value="-0.12169">
            <text:p>-0.12169</text:p>
          </table:table-cell>
          <table:table-cell office:value-type="float" office:value="0">
            <text:p>0</text:p>
          </table:table-cell>
          <table:table-cell office:value-type="float" office:value="-0.035615">
            <text:p>-0.035615</text:p>
          </table:table-cell>
          <table:table-cell office:value-type="float" office:value="-0.050556">
            <text:p>-0.050556</text:p>
          </table:table-cell>
          <table:table-cell office:value-type="float" office:value="0.026276">
            <text:p>0.026276</text:p>
          </table:table-cell>
          <table:table-cell/>
          <table:table-cell office:value-type="float" office:value="36.878">
            <text:p>36.878</text:p>
          </table:table-cell>
          <table:table-cell office:value-type="float" office:value="-0.2922">
            <text:p>-0.2922</text:p>
          </table:table-cell>
          <table:table-cell office:value-type="float" office:value="-0.56106">
            <text:p>-0.56106</text:p>
          </table:table-cell>
          <table:table-cell office:value-type="float" office:value="0">
            <text:p>0</text:p>
          </table:table-cell>
          <table:table-cell office:value-type="float" office:value="-0.12169">
            <text:p>-0.12169</text:p>
          </table:table-cell>
          <table:table-cell office:value-type="float" office:value="0">
            <text:p>0</text:p>
          </table:table-cell>
          <table:table-cell office:value-type="float" office:value="3.0707">
            <text:p>3.0707</text:p>
          </table:table-cell>
          <table:table-cell office:value-type="float" office:value="-0.050556">
            <text:p>-0.050556</text:p>
          </table:table-cell>
          <table:table-cell office:value-type="float" office:value="0.026276">
            <text:p>0.026276</text:p>
          </table:table-cell>
        </table:table-row>
        <table:table-row table:style-name="ro1">
          <table:table-cell office:value-type="float" office:value="37.012">
            <text:p>37.012</text:p>
          </table:table-cell>
          <table:table-cell office:value-type="float" office:value="0.27513">
            <text:p>0.27513</text:p>
          </table:table-cell>
          <table:table-cell office:value-type="float" office:value="-0.43103">
            <text:p>-0.4310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35147">
            <text:p>-0.035147</text:p>
          </table:table-cell>
          <table:table-cell table:style-name="ce1" office:value-type="string">
            <text:p>-1.0106e-15</text:p>
          </table:table-cell>
          <table:table-cell office:value-type="float" office:value="0.026142">
            <text:p>0.026142</text:p>
          </table:table-cell>
          <table:table-cell/>
          <table:table-cell office:value-type="float" office:value="37.012">
            <text:p>37.012</text:p>
          </table:table-cell>
          <table:table-cell office:value-type="float" office:value="-0.27556">
            <text:p>-0.27556</text:p>
          </table:table-cell>
          <table:table-cell office:value-type="float" office:value="-0.56269">
            <text:p>-0.5626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526">
            <text:p>3.0526</text:p>
          </table:table-cell>
          <table:table-cell table:style-name="ce1" office:value-type="string">
            <text:p>-8.3225e-16</text:p>
          </table:table-cell>
          <table:table-cell office:value-type="float" office:value="0.026142">
            <text:p>0.026142</text:p>
          </table:table-cell>
        </table:table-row>
        <table:table-row table:style-name="ro1">
          <table:table-cell office:value-type="float" office:value="37.146">
            <text:p>37.146</text:p>
          </table:table-cell>
          <table:table-cell office:value-type="float" office:value="0.25892">
            <text:p>0.25892</text:p>
          </table:table-cell>
          <table:table-cell office:value-type="float" office:value="-0.43028">
            <text:p>-0.43028</text:p>
          </table:table-cell>
          <table:table-cell office:value-type="float" office:value="0">
            <text:p>0</text:p>
          </table:table-cell>
          <table:table-cell office:value-type="float" office:value="-0.12081">
            <text:p>-0.12081</text:p>
          </table:table-cell>
          <table:table-cell office:value-type="float" office:value="0">
            <text:p>0</text:p>
          </table:table-cell>
          <table:table-cell office:value-type="float" office:value="-0.028684">
            <text:p>-0.028684</text:p>
          </table:table-cell>
          <table:table-cell office:value-type="float" office:value="0.002037">
            <text:p>0.002037</text:p>
          </table:table-cell>
          <table:table-cell office:value-type="float" office:value="0.026236">
            <text:p>0.026236</text:p>
          </table:table-cell>
          <table:table-cell/>
          <table:table-cell office:value-type="float" office:value="37.146">
            <text:p>37.146</text:p>
          </table:table-cell>
          <table:table-cell office:value-type="float" office:value="-0.26192">
            <text:p>-0.26192</text:p>
          </table:table-cell>
          <table:table-cell office:value-type="float" office:value="-0.56472">
            <text:p>-0.56472</text:p>
          </table:table-cell>
          <table:table-cell office:value-type="float" office:value="0">
            <text:p>0</text:p>
          </table:table-cell>
          <table:table-cell office:value-type="float" office:value="-0.12081">
            <text:p>-0.12081</text:p>
          </table:table-cell>
          <table:table-cell office:value-type="float" office:value="0">
            <text:p>0</text:p>
          </table:table-cell>
          <table:table-cell office:value-type="float" office:value="3.0685">
            <text:p>3.0685</text:p>
          </table:table-cell>
          <table:table-cell office:value-type="float" office:value="0.002037">
            <text:p>0.002037</text:p>
          </table:table-cell>
          <table:table-cell office:value-type="float" office:value="0.026236">
            <text:p>0.026236</text:p>
          </table:table-cell>
        </table:table-row>
        <table:table-row table:style-name="ro1">
          <table:table-cell office:value-type="float" office:value="37.279">
            <text:p>37.279</text:p>
          </table:table-cell>
          <table:table-cell office:value-type="float" office:value="0.24265">
            <text:p>0.24265</text:p>
          </table:table-cell>
          <table:table-cell office:value-type="float" office:value="-0.4294">
            <text:p>-0.429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3353">
            <text:p>-0.03353</text:p>
          </table:table-cell>
          <table:table-cell table:style-name="ce1" office:value-type="string">
            <text:p>1.2246e-16</text:p>
          </table:table-cell>
          <table:table-cell office:value-type="float" office:value="0.026339">
            <text:p>0.026339</text:p>
          </table:table-cell>
          <table:table-cell/>
          <table:table-cell office:value-type="float" office:value="37.279">
            <text:p>37.279</text:p>
          </table:table-cell>
          <table:table-cell office:value-type="float" office:value="-0.24515">
            <text:p>-0.24515</text:p>
          </table:table-cell>
          <table:table-cell office:value-type="float" office:value="-0.56661">
            <text:p>-0.5666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615">
            <text:p>3.0615</text:p>
          </table:table-cell>
          <table:table-cell office:value-type="float" office:value="0">
            <text:p>0</text:p>
          </table:table-cell>
          <table:table-cell office:value-type="float" office:value="0.026339">
            <text:p>0.026339</text:p>
          </table:table-cell>
        </table:table-row>
        <table:table-row table:style-name="ro1">
          <table:table-cell office:value-type="float" office:value="37.413">
            <text:p>37.413</text:p>
          </table:table-cell>
          <table:table-cell office:value-type="float" office:value="0.22566">
            <text:p>0.22566</text:p>
          </table:table-cell>
          <table:table-cell office:value-type="float" office:value="-0.42857">
            <text:p>-0.42857</text:p>
          </table:table-cell>
          <table:table-cell office:value-type="float" office:value="0">
            <text:p>0</text:p>
          </table:table-cell>
          <table:table-cell office:value-type="float" office:value="-0.12268">
            <text:p>-0.12268</text:p>
          </table:table-cell>
          <table:table-cell office:value-type="float" office:value="0">
            <text:p>0</text:p>
          </table:table-cell>
          <table:table-cell office:value-type="float" office:value="-0.028583">
            <text:p>-0.028583</text:p>
          </table:table-cell>
          <table:table-cell office:value-type="float" office:value="0.014812">
            <text:p>0.014812</text:p>
          </table:table-cell>
          <table:table-cell office:value-type="float" office:value="0.026217">
            <text:p>0.026217</text:p>
          </table:table-cell>
          <table:table-cell/>
          <table:table-cell office:value-type="float" office:value="37.413">
            <text:p>37.413</text:p>
          </table:table-cell>
          <table:table-cell office:value-type="float" office:value="-0.22821">
            <text:p>-0.22821</text:p>
          </table:table-cell>
          <table:table-cell office:value-type="float" office:value="-0.56879">
            <text:p>-0.56879</text:p>
          </table:table-cell>
          <table:table-cell office:value-type="float" office:value="0">
            <text:p>0</text:p>
          </table:table-cell>
          <table:table-cell office:value-type="float" office:value="-0.12268">
            <text:p>-0.12268</text:p>
          </table:table-cell>
          <table:table-cell office:value-type="float" office:value="0">
            <text:p>0</text:p>
          </table:table-cell>
          <table:table-cell office:value-type="float" office:value="3.0611">
            <text:p>3.0611</text:p>
          </table:table-cell>
          <table:table-cell office:value-type="float" office:value="0.014812">
            <text:p>0.014812</text:p>
          </table:table-cell>
          <table:table-cell office:value-type="float" office:value="0.026217">
            <text:p>0.026217</text:p>
          </table:table-cell>
        </table:table-row>
        <table:table-row table:style-name="ro1">
          <table:table-cell office:value-type="float" office:value="37.546">
            <text:p>37.546</text:p>
          </table:table-cell>
          <table:table-cell office:value-type="float" office:value="0.20981">
            <text:p>0.20981</text:p>
          </table:table-cell>
          <table:table-cell office:value-type="float" office:value="-0.42768">
            <text:p>-0.4276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34894">
            <text:p>-0.034894</text:p>
          </table:table-cell>
          <table:table-cell table:style-name="ce1" office:value-type="string">
            <text:p>5.6655e-16</text:p>
          </table:table-cell>
          <table:table-cell office:value-type="float" office:value="0.026302">
            <text:p>0.026302</text:p>
          </table:table-cell>
          <table:table-cell/>
          <table:table-cell office:value-type="float" office:value="37.546">
            <text:p>37.546</text:p>
          </table:table-cell>
          <table:table-cell office:value-type="float" office:value="-0.21098">
            <text:p>-0.21098</text:p>
          </table:table-cell>
          <table:table-cell office:value-type="float" office:value="-0.57103">
            <text:p>-0.5710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484">
            <text:p>3.0484</text:p>
          </table:table-cell>
          <table:table-cell table:style-name="ce1" office:value-type="string">
            <text:p>4.1613e-16</text:p>
          </table:table-cell>
          <table:table-cell office:value-type="float" office:value="0.026302">
            <text:p>0.026302</text:p>
          </table:table-cell>
        </table:table-row>
        <table:table-row table:style-name="ro1">
          <table:table-cell office:value-type="float" office:value="37.68">
            <text:p>37.68</text:p>
          </table:table-cell>
          <table:table-cell office:value-type="float" office:value="0.19566">
            <text:p>0.19566</text:p>
          </table:table-cell>
          <table:table-cell office:value-type="float" office:value="-0.42652">
            <text:p>-0.42652</text:p>
          </table:table-cell>
          <table:table-cell office:value-type="float" office:value="0">
            <text:p>0</text:p>
          </table:table-cell>
          <table:table-cell office:value-type="float" office:value="-0.067237">
            <text:p>-0.067237</text:p>
          </table:table-cell>
          <table:table-cell office:value-type="float" office:value="0">
            <text:p>0</text:p>
          </table:table-cell>
          <table:table-cell office:value-type="float" office:value="-0.075555">
            <text:p>-0.075555</text:p>
          </table:table-cell>
          <table:table-cell office:value-type="float" office:value="-0.8335">
            <text:p>-0.8335</text:p>
          </table:table-cell>
          <table:table-cell office:value-type="float" office:value="0.026263">
            <text:p>0.026263</text:p>
          </table:table-cell>
          <table:table-cell/>
          <table:table-cell office:value-type="float" office:value="37.68">
            <text:p>37.68</text:p>
          </table:table-cell>
          <table:table-cell office:value-type="float" office:value="-0.19641">
            <text:p>-0.19641</text:p>
          </table:table-cell>
          <table:table-cell office:value-type="float" office:value="-0.57287">
            <text:p>-0.57287</text:p>
          </table:table-cell>
          <table:table-cell office:value-type="float" office:value="0">
            <text:p>0</text:p>
          </table:table-cell>
          <table:table-cell office:value-type="float" office:value="-0.067237">
            <text:p>-0.067237</text:p>
          </table:table-cell>
          <table:table-cell office:value-type="float" office:value="0">
            <text:p>0</text:p>
          </table:table-cell>
          <table:table-cell office:value-type="float" office:value="2.9967">
            <text:p>2.9967</text:p>
          </table:table-cell>
          <table:table-cell office:value-type="float" office:value="-0.8335">
            <text:p>-0.8335</text:p>
          </table:table-cell>
          <table:table-cell office:value-type="float" office:value="0.026263">
            <text:p>0.026263</text:p>
          </table:table-cell>
        </table:table-row>
        <table:table-row table:style-name="ro1">
          <table:table-cell office:value-type="float" office:value="37.814">
            <text:p>37.814</text:p>
          </table:table-cell>
          <table:table-cell office:value-type="float" office:value="0.1812">
            <text:p>0.1812</text:p>
          </table:table-cell>
          <table:table-cell office:value-type="float" office:value="-0.42582">
            <text:p>-0.4258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14466">
            <text:p>-0.14466</text:p>
          </table:table-cell>
          <table:table-cell office:value-type="float" office:value="-0.86603">
            <text:p>-0.86603</text:p>
          </table:table-cell>
          <table:table-cell office:value-type="float" office:value="0.026116">
            <text:p>0.026116</text:p>
          </table:table-cell>
          <table:table-cell/>
          <table:table-cell office:value-type="float" office:value="37.814">
            <text:p>37.814</text:p>
          </table:table-cell>
          <table:table-cell office:value-type="float" office:value="-0.18166">
            <text:p>-0.18166</text:p>
          </table:table-cell>
          <table:table-cell office:value-type="float" office:value="-0.57505">
            <text:p>-0.57505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9312">
            <text:p>2.9312</text:p>
          </table:table-cell>
          <table:table-cell office:value-type="float" office:value="-0.86603">
            <text:p>-0.86603</text:p>
          </table:table-cell>
          <table:table-cell office:value-type="float" office:value="0.026116">
            <text:p>0.026116</text:p>
          </table:table-cell>
        </table:table-row>
        <table:table-row table:style-name="ro1">
          <table:table-cell office:value-type="float" office:value="37.947">
            <text:p>37.947</text:p>
          </table:table-cell>
          <table:table-cell office:value-type="float" office:value="0.16999">
            <text:p>0.16999</text:p>
          </table:table-cell>
          <table:table-cell office:value-type="float" office:value="-0.42497">
            <text:p>-0.42497</text:p>
          </table:table-cell>
          <table:table-cell office:value-type="float" office:value="0">
            <text:p>0</text:p>
          </table:table-cell>
          <table:table-cell office:value-type="float" office:value="-0.06696">
            <text:p>-0.06696</text:p>
          </table:table-cell>
          <table:table-cell office:value-type="float" office:value="0">
            <text:p>0</text:p>
          </table:table-cell>
          <table:table-cell office:value-type="float" office:value="-0.19849">
            <text:p>-0.19849</text:p>
          </table:table-cell>
          <table:table-cell office:value-type="float" office:value="-0.82783">
            <text:p>-0.82783</text:p>
          </table:table-cell>
          <table:table-cell office:value-type="float" office:value="0.025981">
            <text:p>0.025981</text:p>
          </table:table-cell>
          <table:table-cell/>
          <table:table-cell office:value-type="float" office:value="37.947">
            <text:p>37.947</text:p>
          </table:table-cell>
          <table:table-cell office:value-type="float" office:value="-0.16992">
            <text:p>-0.16992</text:p>
          </table:table-cell>
          <table:table-cell office:value-type="float" office:value="-0.5768">
            <text:p>-0.5768</text:p>
          </table:table-cell>
          <table:table-cell office:value-type="float" office:value="0">
            <text:p>0</text:p>
          </table:table-cell>
          <table:table-cell office:value-type="float" office:value="-0.06696">
            <text:p>-0.06696</text:p>
          </table:table-cell>
          <table:table-cell office:value-type="float" office:value="0">
            <text:p>0</text:p>
          </table:table-cell>
          <table:table-cell office:value-type="float" office:value="2.8724">
            <text:p>2.8724</text:p>
          </table:table-cell>
          <table:table-cell office:value-type="float" office:value="-0.82783">
            <text:p>-0.82783</text:p>
          </table:table-cell>
          <table:table-cell office:value-type="float" office:value="0.025981">
            <text:p>0.025981</text:p>
          </table:table-cell>
        </table:table-row>
        <table:table-row table:style-name="ro1">
          <table:table-cell office:value-type="float" office:value="38.081">
            <text:p>38.081</text:p>
          </table:table-cell>
          <table:table-cell office:value-type="float" office:value="0.16313">
            <text:p>0.16313</text:p>
          </table:table-cell>
          <table:table-cell office:value-type="float" office:value="-0.42403">
            <text:p>-0.4240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2941">
            <text:p>-0.2941</text:p>
          </table:table-cell>
          <table:table-cell office:value-type="float" office:value="-0.86603">
            <text:p>-0.86603</text:p>
          </table:table-cell>
          <table:table-cell office:value-type="float" office:value="0.025876">
            <text:p>0.025876</text:p>
          </table:table-cell>
          <table:table-cell/>
          <table:table-cell office:value-type="float" office:value="38.081">
            <text:p>38.081</text:p>
          </table:table-cell>
          <table:table-cell office:value-type="float" office:value="-0.16314">
            <text:p>-0.16314</text:p>
          </table:table-cell>
          <table:table-cell office:value-type="float" office:value="-0.57892">
            <text:p>-0.5789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773">
            <text:p>2.773</text:p>
          </table:table-cell>
          <table:table-cell office:value-type="float" office:value="-0.86603">
            <text:p>-0.86603</text:p>
          </table:table-cell>
          <table:table-cell office:value-type="float" office:value="0.025876">
            <text:p>0.025876</text:p>
          </table:table-cell>
        </table:table-row>
        <table:table-row table:style-name="ro1">
          <table:table-cell office:value-type="float" office:value="38.215">
            <text:p>38.215</text:p>
          </table:table-cell>
          <table:table-cell office:value-type="float" office:value="0.15599">
            <text:p>0.15599</text:p>
          </table:table-cell>
          <table:table-cell office:value-type="float" office:value="-0.42187">
            <text:p>-0.42187</text:p>
          </table:table-cell>
          <table:table-cell office:value-type="float" office:value="0">
            <text:p>0</text:p>
          </table:table-cell>
          <table:table-cell office:value-type="float" office:value="-0.066517">
            <text:p>-0.066517</text:p>
          </table:table-cell>
          <table:table-cell office:value-type="float" office:value="0">
            <text:p>0</text:p>
          </table:table-cell>
          <table:table-cell office:value-type="float" office:value="-0.40531">
            <text:p>-0.40531</text:p>
          </table:table-cell>
          <table:table-cell office:value-type="float" office:value="-0.82312">
            <text:p>-0.82312</text:p>
          </table:table-cell>
          <table:table-cell office:value-type="float" office:value="0.025985">
            <text:p>0.025985</text:p>
          </table:table-cell>
          <table:table-cell/>
          <table:table-cell office:value-type="float" office:value="38.215">
            <text:p>38.215</text:p>
          </table:table-cell>
          <table:table-cell office:value-type="float" office:value="-0.15435">
            <text:p>-0.15435</text:p>
          </table:table-cell>
          <table:table-cell office:value-type="float" office:value="-0.58298">
            <text:p>-0.58298</text:p>
          </table:table-cell>
          <table:table-cell office:value-type="float" office:value="0">
            <text:p>0</text:p>
          </table:table-cell>
          <table:table-cell office:value-type="float" office:value="-0.066517">
            <text:p>-0.066517</text:p>
          </table:table-cell>
          <table:table-cell office:value-type="float" office:value="0">
            <text:p>0</text:p>
          </table:table-cell>
          <table:table-cell office:value-type="float" office:value="2.6604">
            <text:p>2.6604</text:p>
          </table:table-cell>
          <table:table-cell office:value-type="float" office:value="-0.82312">
            <text:p>-0.82312</text:p>
          </table:table-cell>
          <table:table-cell office:value-type="float" office:value="0.025985">
            <text:p>0.025985</text:p>
          </table:table-cell>
        </table:table-row>
        <table:table-row table:style-name="ro1">
          <table:table-cell office:value-type="float" office:value="38.348">
            <text:p>38.348</text:p>
          </table:table-cell>
          <table:table-cell office:value-type="float" office:value="0.14924">
            <text:p>0.14924</text:p>
          </table:table-cell>
          <table:table-cell office:value-type="float" office:value="-0.41853">
            <text:p>-0.4185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50856">
            <text:p>-0.50856</text:p>
          </table:table-cell>
          <table:table-cell office:value-type="float" office:value="-0.86603">
            <text:p>-0.86603</text:p>
          </table:table-cell>
          <table:table-cell office:value-type="float" office:value="0.026069">
            <text:p>0.026069</text:p>
          </table:table-cell>
          <table:table-cell/>
          <table:table-cell office:value-type="float" office:value="38.348">
            <text:p>38.348</text:p>
          </table:table-cell>
          <table:table-cell office:value-type="float" office:value="-0.14662">
            <text:p>-0.14662</text:p>
          </table:table-cell>
          <table:table-cell office:value-type="float" office:value="-0.58738">
            <text:p>-0.5873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5544">
            <text:p>2.5544</text:p>
          </table:table-cell>
          <table:table-cell office:value-type="float" office:value="-0.86603">
            <text:p>-0.86603</text:p>
          </table:table-cell>
          <table:table-cell office:value-type="float" office:value="0.026069">
            <text:p>0.026069</text:p>
          </table:table-cell>
        </table:table-row>
        <table:table-row table:style-name="ro1">
          <table:table-cell office:value-type="float" office:value="38.482">
            <text:p>38.482</text:p>
          </table:table-cell>
          <table:table-cell office:value-type="float" office:value="0.14268">
            <text:p>0.14268</text:p>
          </table:table-cell>
          <table:table-cell office:value-type="float" office:value="-0.41505">
            <text:p>-0.41505</text:p>
          </table:table-cell>
          <table:table-cell office:value-type="float" office:value="0">
            <text:p>0</text:p>
          </table:table-cell>
          <table:table-cell office:value-type="float" office:value="-0.062524">
            <text:p>-0.062524</text:p>
          </table:table-cell>
          <table:table-cell office:value-type="float" office:value="0">
            <text:p>0</text:p>
          </table:table-cell>
          <table:table-cell office:value-type="float" office:value="-0.6279">
            <text:p>-0.6279</text:p>
          </table:table-cell>
          <table:table-cell office:value-type="float" office:value="-0.8364">
            <text:p>-0.8364</text:p>
          </table:table-cell>
          <table:table-cell office:value-type="float" office:value="0.026062">
            <text:p>0.026062</text:p>
          </table:table-cell>
          <table:table-cell/>
          <table:table-cell office:value-type="float" office:value="38.482">
            <text:p>38.482</text:p>
          </table:table-cell>
          <table:table-cell office:value-type="float" office:value="-0.14071">
            <text:p>-0.14071</text:p>
          </table:table-cell>
          <table:table-cell office:value-type="float" office:value="-0.59187">
            <text:p>-0.59187</text:p>
          </table:table-cell>
          <table:table-cell office:value-type="float" office:value="0">
            <text:p>0</text:p>
          </table:table-cell>
          <table:table-cell office:value-type="float" office:value="-0.062524">
            <text:p>-0.062524</text:p>
          </table:table-cell>
          <table:table-cell office:value-type="float" office:value="0">
            <text:p>0</text:p>
          </table:table-cell>
          <table:table-cell office:value-type="float" office:value="2.4421">
            <text:p>2.4421</text:p>
          </table:table-cell>
          <table:table-cell office:value-type="float" office:value="-0.8364">
            <text:p>-0.8364</text:p>
          </table:table-cell>
          <table:table-cell office:value-type="float" office:value="0.026062">
            <text:p>0.026062</text:p>
          </table:table-cell>
        </table:table-row>
        <table:table-row table:style-name="ro1">
          <table:table-cell office:value-type="float" office:value="38.615">
            <text:p>38.615</text:p>
          </table:table-cell>
          <table:table-cell office:value-type="float" office:value="0.13644">
            <text:p>0.13644</text:p>
          </table:table-cell>
          <table:table-cell office:value-type="float" office:value="-0.40987">
            <text:p>-0.4098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72836">
            <text:p>-0.72836</text:p>
          </table:table-cell>
          <table:table-cell office:value-type="float" office:value="-0.86603">
            <text:p>-0.86603</text:p>
          </table:table-cell>
          <table:table-cell office:value-type="float" office:value="0.026018">
            <text:p>0.026018</text:p>
          </table:table-cell>
          <table:table-cell/>
          <table:table-cell office:value-type="float" office:value="38.615">
            <text:p>38.615</text:p>
          </table:table-cell>
          <table:table-cell office:value-type="float" office:value="-0.13415">
            <text:p>-0.13415</text:p>
          </table:table-cell>
          <table:table-cell office:value-type="float" office:value="-0.5981">
            <text:p>-0.598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3289">
            <text:p>2.3289</text:p>
          </table:table-cell>
          <table:table-cell office:value-type="float" office:value="-0.86603">
            <text:p>-0.86603</text:p>
          </table:table-cell>
          <table:table-cell office:value-type="float" office:value="0.026018">
            <text:p>0.026018</text:p>
          </table:table-cell>
        </table:table-row>
        <table:table-row table:style-name="ro1">
          <table:table-cell office:value-type="float" office:value="38.749">
            <text:p>38.749</text:p>
          </table:table-cell>
          <table:table-cell office:value-type="float" office:value="0.13097">
            <text:p>0.13097</text:p>
          </table:table-cell>
          <table:table-cell office:value-type="float" office:value="-0.40445">
            <text:p>-0.40445</text:p>
          </table:table-cell>
          <table:table-cell office:value-type="float" office:value="0">
            <text:p>0</text:p>
          </table:table-cell>
          <table:table-cell office:value-type="float" office:value="-0.061172">
            <text:p>-0.061172</text:p>
          </table:table-cell>
          <table:table-cell office:value-type="float" office:value="0">
            <text:p>0</text:p>
          </table:table-cell>
          <table:table-cell office:value-type="float" office:value="-0.83371">
            <text:p>-0.83371</text:p>
          </table:table-cell>
          <table:table-cell office:value-type="float" office:value="-0.83995">
            <text:p>-0.83995</text:p>
          </table:table-cell>
          <table:table-cell office:value-type="float" office:value="0.025896">
            <text:p>0.025896</text:p>
          </table:table-cell>
          <table:table-cell/>
          <table:table-cell office:value-type="float" office:value="38.749">
            <text:p>38.749</text:p>
          </table:table-cell>
          <table:table-cell office:value-type="float" office:value="-0.13098">
            <text:p>-0.13098</text:p>
          </table:table-cell>
          <table:table-cell office:value-type="float" office:value="-0.60172">
            <text:p>-0.60172</text:p>
          </table:table-cell>
          <table:table-cell office:value-type="float" office:value="0">
            <text:p>0</text:p>
          </table:table-cell>
          <table:table-cell office:value-type="float" office:value="-0.061172">
            <text:p>-0.061172</text:p>
          </table:table-cell>
          <table:table-cell office:value-type="float" office:value="0">
            <text:p>0</text:p>
          </table:table-cell>
          <table:table-cell office:value-type="float" office:value="2.2206">
            <text:p>2.2206</text:p>
          </table:table-cell>
          <table:table-cell office:value-type="float" office:value="-0.83995">
            <text:p>-0.83995</text:p>
          </table:table-cell>
          <table:table-cell office:value-type="float" office:value="0.025896">
            <text:p>0.025896</text:p>
          </table:table-cell>
        </table:table-row>
        <table:table-row table:style-name="ro1">
          <table:table-cell office:value-type="float" office:value="38.883">
            <text:p>38.883</text:p>
          </table:table-cell>
          <table:table-cell office:value-type="float" office:value="0.12539">
            <text:p>0.12539</text:p>
          </table:table-cell>
          <table:table-cell office:value-type="float" office:value="-0.39858">
            <text:p>-0.3985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94478">
            <text:p>-0.94478</text:p>
          </table:table-cell>
          <table:table-cell office:value-type="float" office:value="-0.86603">
            <text:p>-0.86603</text:p>
          </table:table-cell>
          <table:table-cell office:value-type="float" office:value="0.025894">
            <text:p>0.025894</text:p>
          </table:table-cell>
          <table:table-cell/>
          <table:table-cell office:value-type="float" office:value="38.883">
            <text:p>38.883</text:p>
          </table:table-cell>
          <table:table-cell office:value-type="float" office:value="-0.12486">
            <text:p>-0.12486</text:p>
          </table:table-cell>
          <table:table-cell office:value-type="float" office:value="-0.61106">
            <text:p>-0.6110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0993">
            <text:p>2.0993</text:p>
          </table:table-cell>
          <table:table-cell office:value-type="float" office:value="-0.86603">
            <text:p>-0.86603</text:p>
          </table:table-cell>
          <table:table-cell office:value-type="float" office:value="0.025894">
            <text:p>0.025894</text:p>
          </table:table-cell>
        </table:table-row>
        <table:table-row table:style-name="ro1">
          <table:table-cell office:value-type="float" office:value="39.016">
            <text:p>39.016</text:p>
          </table:table-cell>
          <table:table-cell office:value-type="float" office:value="0.12118">
            <text:p>0.12118</text:p>
          </table:table-cell>
          <table:table-cell office:value-type="float" office:value="-0.39251">
            <text:p>-0.39251</text:p>
          </table:table-cell>
          <table:table-cell office:value-type="float" office:value="0">
            <text:p>0</text:p>
          </table:table-cell>
          <table:table-cell office:value-type="float" office:value="-0.061238">
            <text:p>-0.061238</text:p>
          </table:table-cell>
          <table:table-cell office:value-type="float" office:value="0">
            <text:p>0</text:p>
          </table:table-cell>
          <table:table-cell office:value-type="float" office:value="-1.064">
            <text:p>-1.064</text:p>
          </table:table-cell>
          <table:table-cell office:value-type="float" office:value="-0.83569">
            <text:p>-0.83569</text:p>
          </table:table-cell>
          <table:table-cell office:value-type="float" office:value="0.02579">
            <text:p>0.02579</text:p>
          </table:table-cell>
          <table:table-cell/>
          <table:table-cell office:value-type="float" office:value="39.016">
            <text:p>39.016</text:p>
          </table:table-cell>
          <table:table-cell office:value-type="float" office:value="-0.12262">
            <text:p>-0.12262</text:p>
          </table:table-cell>
          <table:table-cell office:value-type="float" office:value="-0.61526">
            <text:p>-0.61526</text:p>
          </table:table-cell>
          <table:table-cell office:value-type="float" office:value="0">
            <text:p>0</text:p>
          </table:table-cell>
          <table:table-cell office:value-type="float" office:value="-0.061238">
            <text:p>-0.061238</text:p>
          </table:table-cell>
          <table:table-cell office:value-type="float" office:value="0">
            <text:p>0</text:p>
          </table:table-cell>
          <table:table-cell office:value-type="float" office:value="1.9938">
            <text:p>1.9938</text:p>
          </table:table-cell>
          <table:table-cell office:value-type="float" office:value="-0.83569">
            <text:p>-0.83569</text:p>
          </table:table-cell>
          <table:table-cell office:value-type="float" office:value="0.02579">
            <text:p>0.02579</text:p>
          </table:table-cell>
        </table:table-row>
        <table:table-row table:style-name="ro1">
          <table:table-cell office:value-type="float" office:value="39.15">
            <text:p>39.15</text:p>
          </table:table-cell>
          <table:table-cell office:value-type="float" office:value="0.11783">
            <text:p>0.11783</text:p>
          </table:table-cell>
          <table:table-cell office:value-type="float" office:value="-0.38596">
            <text:p>-0.3859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1852">
            <text:p>-1.1852</text:p>
          </table:table-cell>
          <table:table-cell office:value-type="float" office:value="-0.86603">
            <text:p>-0.86603</text:p>
          </table:table-cell>
          <table:table-cell office:value-type="float" office:value="0.025819">
            <text:p>0.025819</text:p>
          </table:table-cell>
          <table:table-cell/>
          <table:table-cell office:value-type="float" office:value="39.15">
            <text:p>39.15</text:p>
          </table:table-cell>
          <table:table-cell office:value-type="float" office:value="-0.11924">
            <text:p>-0.11924</text:p>
          </table:table-cell>
          <table:table-cell office:value-type="float" office:value="-0.62468">
            <text:p>-0.6246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1.8723">
            <text:p>1.8723</text:p>
          </table:table-cell>
          <table:table-cell office:value-type="float" office:value="-0.86603">
            <text:p>-0.86603</text:p>
          </table:table-cell>
          <table:table-cell office:value-type="float" office:value="0.025819">
            <text:p>0.025819</text:p>
          </table:table-cell>
        </table:table-row>
        <table:table-row table:style-name="ro1">
          <table:table-cell office:value-type="float" office:value="39.283">
            <text:p>39.283</text:p>
          </table:table-cell>
          <table:table-cell office:value-type="float" office:value="0.11476">
            <text:p>0.11476</text:p>
          </table:table-cell>
          <table:table-cell office:value-type="float" office:value="-0.37692">
            <text:p>-0.37692</text:p>
          </table:table-cell>
          <table:table-cell office:value-type="float" office:value="0">
            <text:p>0</text:p>
          </table:table-cell>
          <table:table-cell office:value-type="float" office:value="-0.10983">
            <text:p>-0.10983</text:p>
          </table:table-cell>
          <table:table-cell office:value-type="float" office:value="0">
            <text:p>0</text:p>
          </table:table-cell>
          <table:table-cell office:value-type="float" office:value="-1.2513">
            <text:p>-1.2513</text:p>
          </table:table-cell>
          <table:table-cell office:value-type="float" office:value="0.13163">
            <text:p>0.13163</text:p>
          </table:table-cell>
          <table:table-cell office:value-type="float" office:value="0.025873">
            <text:p>0.025873</text:p>
          </table:table-cell>
          <table:table-cell/>
          <table:table-cell office:value-type="float" office:value="39.283">
            <text:p>39.283</text:p>
          </table:table-cell>
          <table:table-cell office:value-type="float" office:value="-0.11699">
            <text:p>-0.11699</text:p>
          </table:table-cell>
          <table:table-cell office:value-type="float" office:value="-0.6335">
            <text:p>-0.6335</text:p>
          </table:table-cell>
          <table:table-cell office:value-type="float" office:value="0">
            <text:p>0</text:p>
          </table:table-cell>
          <table:table-cell office:value-type="float" office:value="-0.10983">
            <text:p>-0.10983</text:p>
          </table:table-cell>
          <table:table-cell office:value-type="float" office:value="0">
            <text:p>0</text:p>
          </table:table-cell>
          <table:table-cell office:value-type="float" office:value="1.7953">
            <text:p>1.7953</text:p>
          </table:table-cell>
          <table:table-cell office:value-type="float" office:value="0.13163">
            <text:p>0.13163</text:p>
          </table:table-cell>
          <table:table-cell office:value-type="float" office:value="0.025873">
            <text:p>0.025873</text:p>
          </table:table-cell>
        </table:table-row>
        <table:table-row table:style-name="ro1">
          <table:table-cell office:value-type="float" office:value="39.417">
            <text:p>39.417</text:p>
          </table:table-cell>
          <table:table-cell office:value-type="float" office:value="0.1124">
            <text:p>0.1124</text:p>
          </table:table-cell>
          <table:table-cell office:value-type="float" office:value="-0.36904">
            <text:p>-0.3690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122">
            <text:p>-1.3122</text:p>
          </table:table-cell>
          <table:table-cell table:style-name="ce1" office:value-type="string">
            <text:p>1.2246e-16</text:p>
          </table:table-cell>
          <table:table-cell office:value-type="float" office:value="0.025973">
            <text:p>0.025973</text:p>
          </table:table-cell>
          <table:table-cell/>
          <table:table-cell office:value-type="float" office:value="39.417">
            <text:p>39.417</text:p>
          </table:table-cell>
          <table:table-cell office:value-type="float" office:value="-0.116">
            <text:p>-0.116</text:p>
          </table:table-cell>
          <table:table-cell office:value-type="float" office:value="-0.64227">
            <text:p>-0.6422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7507">
            <text:p>1.7507</text:p>
          </table:table-cell>
          <table:table-cell office:value-type="float" office:value="0">
            <text:p>0</text:p>
          </table:table-cell>
          <table:table-cell office:value-type="float" office:value="0.025973">
            <text:p>0.025973</text:p>
          </table:table-cell>
        </table:table-row>
        <table:table-row table:style-name="ro1">
          <table:table-cell office:value-type="float" office:value="39.551">
            <text:p>39.551</text:p>
          </table:table-cell>
          <table:table-cell office:value-type="float" office:value="0.11041">
            <text:p>0.11041</text:p>
          </table:table-cell>
          <table:table-cell office:value-type="float" office:value="-0.35768">
            <text:p>-0.35768</text:p>
          </table:table-cell>
          <table:table-cell office:value-type="float" office:value="0">
            <text:p>0</text:p>
          </table:table-cell>
          <table:table-cell office:value-type="float" office:value="-0.10915">
            <text:p>-0.10915</text:p>
          </table:table-cell>
          <table:table-cell office:value-type="float" office:value="0">
            <text:p>0</text:p>
          </table:table-cell>
          <table:table-cell office:value-type="float" office:value="-1.4078">
            <text:p>-1.4078</text:p>
          </table:table-cell>
          <table:table-cell office:value-type="float" office:value="0.13604">
            <text:p>0.13604</text:p>
          </table:table-cell>
          <table:table-cell office:value-type="float" office:value="0.026231">
            <text:p>0.026231</text:p>
          </table:table-cell>
          <table:table-cell/>
          <table:table-cell office:value-type="float" office:value="39.551">
            <text:p>39.551</text:p>
          </table:table-cell>
          <table:table-cell office:value-type="float" office:value="-0.11532">
            <text:p>-0.11532</text:p>
          </table:table-cell>
          <table:table-cell office:value-type="float" office:value="-0.65242">
            <text:p>-0.65242</text:p>
          </table:table-cell>
          <table:table-cell office:value-type="float" office:value="0">
            <text:p>0</text:p>
          </table:table-cell>
          <table:table-cell office:value-type="float" office:value="-0.10915">
            <text:p>-0.10915</text:p>
          </table:table-cell>
          <table:table-cell office:value-type="float" office:value="0">
            <text:p>0</text:p>
          </table:table-cell>
          <table:table-cell office:value-type="float" office:value="1.6913">
            <text:p>1.6913</text:p>
          </table:table-cell>
          <table:table-cell office:value-type="float" office:value="0.13604">
            <text:p>0.13604</text:p>
          </table:table-cell>
          <table:table-cell office:value-type="float" office:value="0.026231">
            <text:p>0.026231</text:p>
          </table:table-cell>
        </table:table-row>
        <table:table-row table:style-name="ro1">
          <table:table-cell office:value-type="float" office:value="39.684">
            <text:p>39.684</text:p>
          </table:table-cell>
          <table:table-cell office:value-type="float" office:value="0.10907">
            <text:p>0.10907</text:p>
          </table:table-cell>
          <table:table-cell office:value-type="float" office:value="-0.33833">
            <text:p>-0.3383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43">
            <text:p>-1.43</text:p>
          </table:table-cell>
          <table:table-cell table:style-name="ce1" office:value-type="string">
            <text:p>1.2246e-16</text:p>
          </table:table-cell>
          <table:table-cell office:value-type="float" office:value="0.026416">
            <text:p>0.026416</text:p>
          </table:table-cell>
          <table:table-cell/>
          <table:table-cell office:value-type="float" office:value="39.684">
            <text:p>39.684</text:p>
          </table:table-cell>
          <table:table-cell office:value-type="float" office:value="-0.1151">
            <text:p>-0.1151</text:p>
          </table:table-cell>
          <table:table-cell office:value-type="float" office:value="-0.67157">
            <text:p>-0.6715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628">
            <text:p>1.6628</text:p>
          </table:table-cell>
          <table:table-cell office:value-type="float" office:value="0">
            <text:p>0</text:p>
          </table:table-cell>
          <table:table-cell office:value-type="float" office:value="0.026416">
            <text:p>0.026416</text:p>
          </table:table-cell>
        </table:table-row>
        <table:table-row table:style-name="ro1">
          <table:table-cell office:value-type="float" office:value="39.818">
            <text:p>39.818</text:p>
          </table:table-cell>
          <table:table-cell office:value-type="float" office:value="0.10764">
            <text:p>0.10764</text:p>
          </table:table-cell>
          <table:table-cell office:value-type="float" office:value="-0.32196">
            <text:p>-0.32196</text:p>
          </table:table-cell>
          <table:table-cell office:value-type="float" office:value="0">
            <text:p>0</text:p>
          </table:table-cell>
          <table:table-cell office:value-type="float" office:value="-0.11055">
            <text:p>-0.11055</text:p>
          </table:table-cell>
          <table:table-cell office:value-type="float" office:value="0">
            <text:p>0</text:p>
          </table:table-cell>
          <table:table-cell office:value-type="float" office:value="-1.4533">
            <text:p>-1.4533</text:p>
          </table:table-cell>
          <table:table-cell office:value-type="float" office:value="0.11466">
            <text:p>0.11466</text:p>
          </table:table-cell>
          <table:table-cell office:value-type="float" office:value="0.026249">
            <text:p>0.026249</text:p>
          </table:table-cell>
          <table:table-cell/>
          <table:table-cell office:value-type="float" office:value="39.818">
            <text:p>39.818</text:p>
          </table:table-cell>
          <table:table-cell office:value-type="float" office:value="-0.1145">
            <text:p>-0.1145</text:p>
          </table:table-cell>
          <table:table-cell office:value-type="float" office:value="-0.6829">
            <text:p>-0.6829</text:p>
          </table:table-cell>
          <table:table-cell office:value-type="float" office:value="0">
            <text:p>0</text:p>
          </table:table-cell>
          <table:table-cell office:value-type="float" office:value="-0.11055">
            <text:p>-0.11055</text:p>
          </table:table-cell>
          <table:table-cell office:value-type="float" office:value="0">
            <text:p>0</text:p>
          </table:table-cell>
          <table:table-cell office:value-type="float" office:value="1.6521">
            <text:p>1.6521</text:p>
          </table:table-cell>
          <table:table-cell office:value-type="float" office:value="0.11466">
            <text:p>0.11466</text:p>
          </table:table-cell>
          <table:table-cell office:value-type="float" office:value="0.026249">
            <text:p>0.026249</text:p>
          </table:table-cell>
        </table:table-row>
        <table:table-row table:style-name="ro1">
          <table:table-cell office:value-type="float" office:value="39.952">
            <text:p>39.952</text:p>
          </table:table-cell>
          <table:table-cell office:value-type="float" office:value="0.10559">
            <text:p>0.10559</text:p>
          </table:table-cell>
          <table:table-cell office:value-type="float" office:value="-0.30538">
            <text:p>-0.3053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4953">
            <text:p>-1.4953</text:p>
          </table:table-cell>
          <table:table-cell table:style-name="ce1" office:value-type="string">
            <text:p>-1.0106e-15</text:p>
          </table:table-cell>
          <table:table-cell office:value-type="float" office:value="0.026684">
            <text:p>0.026684</text:p>
          </table:table-cell>
          <table:table-cell/>
          <table:table-cell office:value-type="float" office:value="39.952">
            <text:p>39.952</text:p>
          </table:table-cell>
          <table:table-cell office:value-type="float" office:value="-0.11427">
            <text:p>-0.11427</text:p>
          </table:table-cell>
          <table:table-cell office:value-type="float" office:value="-0.70047">
            <text:p>-0.7004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212">
            <text:p>1.6212</text:p>
          </table:table-cell>
          <table:table-cell table:style-name="ce1" office:value-type="string">
            <text:p>-8.3225e-16</text:p>
          </table:table-cell>
          <table:table-cell office:value-type="float" office:value="0.026684">
            <text:p>0.026684</text:p>
          </table:table-cell>
        </table:table-row>
        <table:table-row table:style-name="ro1">
          <table:table-cell office:value-type="float" office:value="40.085">
            <text:p>40.085</text:p>
          </table:table-cell>
          <table:table-cell office:value-type="float" office:value="0.10502">
            <text:p>0.10502</text:p>
          </table:table-cell>
          <table:table-cell office:value-type="float" office:value="-0.28719">
            <text:p>-0.28719</text:p>
          </table:table-cell>
          <table:table-cell office:value-type="float" office:value="0">
            <text:p>0</text:p>
          </table:table-cell>
          <table:table-cell office:value-type="float" office:value="-0.11456">
            <text:p>-0.11456</text:p>
          </table:table-cell>
          <table:table-cell office:value-type="float" office:value="0">
            <text:p>0</text:p>
          </table:table-cell>
          <table:table-cell office:value-type="float" office:value="-1.4869">
            <text:p>-1.4869</text:p>
          </table:table-cell>
          <table:table-cell office:value-type="float" office:value="0.10394">
            <text:p>0.10394</text:p>
          </table:table-cell>
          <table:table-cell office:value-type="float" office:value="0.026482">
            <text:p>0.026482</text:p>
          </table:table-cell>
          <table:table-cell/>
          <table:table-cell office:value-type="float" office:value="40.085">
            <text:p>40.085</text:p>
          </table:table-cell>
          <table:table-cell office:value-type="float" office:value="-0.11335">
            <text:p>-0.11335</text:p>
          </table:table-cell>
          <table:table-cell office:value-type="float" office:value="-0.7169">
            <text:p>-0.7169</text:p>
          </table:table-cell>
          <table:table-cell office:value-type="float" office:value="0">
            <text:p>0</text:p>
          </table:table-cell>
          <table:table-cell office:value-type="float" office:value="-0.11456">
            <text:p>-0.11456</text:p>
          </table:table-cell>
          <table:table-cell office:value-type="float" office:value="0">
            <text:p>0</text:p>
          </table:table-cell>
          <table:table-cell office:value-type="float" office:value="1.6053">
            <text:p>1.6053</text:p>
          </table:table-cell>
          <table:table-cell office:value-type="float" office:value="0.10394">
            <text:p>0.10394</text:p>
          </table:table-cell>
          <table:table-cell office:value-type="float" office:value="0.026482">
            <text:p>0.026482</text:p>
          </table:table-cell>
        </table:table-row>
        <table:table-row table:style-name="ro1">
          <table:table-cell office:value-type="float" office:value="40.219">
            <text:p>40.219</text:p>
          </table:table-cell>
          <table:table-cell office:value-type="float" office:value="0.10349">
            <text:p>0.10349</text:p>
          </table:table-cell>
          <table:table-cell office:value-type="float" office:value="-0.27066">
            <text:p>-0.2706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4983">
            <text:p>-1.4983</text:p>
          </table:table-cell>
          <table:table-cell table:style-name="ce1" office:value-type="string">
            <text:p>1.2246e-16</text:p>
          </table:table-cell>
          <table:table-cell office:value-type="float" office:value="0.026347">
            <text:p>0.026347</text:p>
          </table:table-cell>
          <table:table-cell/>
          <table:table-cell office:value-type="float" office:value="40.219">
            <text:p>40.219</text:p>
          </table:table-cell>
          <table:table-cell office:value-type="float" office:value="-0.11242">
            <text:p>-0.11242</text:p>
          </table:table-cell>
          <table:table-cell office:value-type="float" office:value="-0.73245">
            <text:p>-0.7324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016">
            <text:p>1.6016</text:p>
          </table:table-cell>
          <table:table-cell office:value-type="float" office:value="0">
            <text:p>0</text:p>
          </table:table-cell>
          <table:table-cell office:value-type="float" office:value="0.026347">
            <text:p>0.026347</text:p>
          </table:table-cell>
        </table:table-row>
        <table:table-row table:style-name="ro1">
          <table:table-cell office:value-type="float" office:value="40.352">
            <text:p>40.352</text:p>
          </table:table-cell>
          <table:table-cell office:value-type="float" office:value="0.1018">
            <text:p>0.1018</text:p>
          </table:table-cell>
          <table:table-cell office:value-type="float" office:value="-0.25499">
            <text:p>-0.25499</text:p>
          </table:table-cell>
          <table:table-cell office:value-type="float" office:value="0">
            <text:p>0</text:p>
          </table:table-cell>
          <table:table-cell office:value-type="float" office:value="-0.11707">
            <text:p>-0.11707</text:p>
          </table:table-cell>
          <table:table-cell office:value-type="float" office:value="0">
            <text:p>0</text:p>
          </table:table-cell>
          <table:table-cell office:value-type="float" office:value="-1.5201">
            <text:p>-1.5201</text:p>
          </table:table-cell>
          <table:table-cell office:value-type="float" office:value="0.11893">
            <text:p>0.11893</text:p>
          </table:table-cell>
          <table:table-cell office:value-type="float" office:value="0.026735">
            <text:p>0.026735</text:p>
          </table:table-cell>
          <table:table-cell/>
          <table:table-cell office:value-type="float" office:value="40.352">
            <text:p>40.352</text:p>
          </table:table-cell>
          <table:table-cell office:value-type="float" office:value="-0.11173">
            <text:p>-0.11173</text:p>
          </table:table-cell>
          <table:table-cell office:value-type="float" office:value="-0.74839">
            <text:p>-0.74839</text:p>
          </table:table-cell>
          <table:table-cell office:value-type="float" office:value="0">
            <text:p>0</text:p>
          </table:table-cell>
          <table:table-cell office:value-type="float" office:value="-0.11707">
            <text:p>-0.11707</text:p>
          </table:table-cell>
          <table:table-cell office:value-type="float" office:value="0">
            <text:p>0</text:p>
          </table:table-cell>
          <table:table-cell office:value-type="float" office:value="1.6014">
            <text:p>1.6014</text:p>
          </table:table-cell>
          <table:table-cell office:value-type="float" office:value="0.11893">
            <text:p>0.11893</text:p>
          </table:table-cell>
          <table:table-cell office:value-type="float" office:value="0.026735">
            <text:p>0.026735</text:p>
          </table:table-cell>
        </table:table-row>
        <table:table-row table:style-name="ro1">
          <table:table-cell office:value-type="float" office:value="40.486">
            <text:p>40.486</text:p>
          </table:table-cell>
          <table:table-cell office:value-type="float" office:value="0.10066">
            <text:p>0.10066</text:p>
          </table:table-cell>
          <table:table-cell office:value-type="float" office:value="-0.23883">
            <text:p>-0.2388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36">
            <text:p>-1.536</text:p>
          </table:table-cell>
          <table:table-cell table:style-name="ce1" office:value-type="string">
            <text:p>-1.2246e-16</text:p>
          </table:table-cell>
          <table:table-cell office:value-type="float" office:value="0.026468">
            <text:p>0.026468</text:p>
          </table:table-cell>
          <table:table-cell/>
          <table:table-cell office:value-type="float" office:value="40.486">
            <text:p>40.486</text:p>
          </table:table-cell>
          <table:table-cell office:value-type="float" office:value="-0.11111">
            <text:p>-0.11111</text:p>
          </table:table-cell>
          <table:table-cell office:value-type="float" office:value="-0.76553">
            <text:p>-0.7655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016">
            <text:p>1.6016</text:p>
          </table:table-cell>
          <table:table-cell office:value-type="float" office:value="0">
            <text:p>0</text:p>
          </table:table-cell>
          <table:table-cell office:value-type="float" office:value="0.026468">
            <text:p>0.026468</text:p>
          </table:table-cell>
        </table:table-row>
        <table:table-row table:style-name="ro1">
          <table:table-cell office:value-type="float" office:value="40.62">
            <text:p>40.62</text:p>
          </table:table-cell>
          <table:table-cell office:value-type="float" office:value="0.099676">
            <text:p>0.099676</text:p>
          </table:table-cell>
          <table:table-cell office:value-type="float" office:value="-0.22255">
            <text:p>-0.22255</text:p>
          </table:table-cell>
          <table:table-cell office:value-type="float" office:value="0">
            <text:p>0</text:p>
          </table:table-cell>
          <table:table-cell office:value-type="float" office:value="-0.11596">
            <text:p>-0.11596</text:p>
          </table:table-cell>
          <table:table-cell office:value-type="float" office:value="0">
            <text:p>0</text:p>
          </table:table-cell>
          <table:table-cell office:value-type="float" office:value="-1.5496">
            <text:p>-1.5496</text:p>
          </table:table-cell>
          <table:table-cell office:value-type="float" office:value="0.095001">
            <text:p>0.095001</text:p>
          </table:table-cell>
          <table:table-cell office:value-type="float" office:value="0.026269">
            <text:p>0.026269</text:p>
          </table:table-cell>
          <table:table-cell/>
          <table:table-cell office:value-type="float" office:value="40.62">
            <text:p>40.62</text:p>
          </table:table-cell>
          <table:table-cell office:value-type="float" office:value="-0.11078">
            <text:p>-0.11078</text:p>
          </table:table-cell>
          <table:table-cell office:value-type="float" office:value="-0.78258">
            <text:p>-0.78258</text:p>
          </table:table-cell>
          <table:table-cell office:value-type="float" office:value="0">
            <text:p>0</text:p>
          </table:table-cell>
          <table:table-cell office:value-type="float" office:value="-0.11596">
            <text:p>-0.11596</text:p>
          </table:table-cell>
          <table:table-cell office:value-type="float" office:value="0">
            <text:p>0</text:p>
          </table:table-cell>
          <table:table-cell office:value-type="float" office:value="1.6043">
            <text:p>1.6043</text:p>
          </table:table-cell>
          <table:table-cell office:value-type="float" office:value="0.095001">
            <text:p>0.095001</text:p>
          </table:table-cell>
          <table:table-cell office:value-type="float" office:value="0.026269">
            <text:p>0.026269</text:p>
          </table:table-cell>
        </table:table-row>
        <table:table-row table:style-name="ro1">
          <table:table-cell office:value-type="float" office:value="40.753">
            <text:p>40.753</text:p>
          </table:table-cell>
          <table:table-cell office:value-type="float" office:value="0.099334">
            <text:p>0.099334</text:p>
          </table:table-cell>
          <table:table-cell office:value-type="float" office:value="-0.20541">
            <text:p>-0.2054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582">
            <text:p>-1.5582</text:p>
          </table:table-cell>
          <table:table-cell table:style-name="ce1" office:value-type="string">
            <text:p>-1.2246e-16</text:p>
          </table:table-cell>
          <table:table-cell office:value-type="float" office:value="0.026559">
            <text:p>0.026559</text:p>
          </table:table-cell>
          <table:table-cell/>
          <table:table-cell office:value-type="float" office:value="40.753">
            <text:p>40.753</text:p>
          </table:table-cell>
          <table:table-cell office:value-type="float" office:value="-0.10984">
            <text:p>-0.10984</text:p>
          </table:table-cell>
          <table:table-cell office:value-type="float" office:value="-0.79423">
            <text:p>-0.7942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155">
            <text:p>1.6155</text:p>
          </table:table-cell>
          <table:table-cell office:value-type="float" office:value="0">
            <text:p>0</text:p>
          </table:table-cell>
          <table:table-cell office:value-type="float" office:value="0.026559">
            <text:p>0.026559</text:p>
          </table:table-cell>
        </table:table-row>
        <table:table-row table:style-name="ro1">
          <table:table-cell office:value-type="float" office:value="40.887">
            <text:p>40.887</text:p>
          </table:table-cell>
          <table:table-cell office:value-type="float" office:value="0.098535">
            <text:p>0.098535</text:p>
          </table:table-cell>
          <table:table-cell office:value-type="float" office:value="-0.18852">
            <text:p>-0.18852</text:p>
          </table:table-cell>
          <table:table-cell office:value-type="float" office:value="0">
            <text:p>0</text:p>
          </table:table-cell>
          <table:table-cell office:value-type="float" office:value="-0.12077">
            <text:p>-0.12077</text:p>
          </table:table-cell>
          <table:table-cell office:value-type="float" office:value="0">
            <text:p>0</text:p>
          </table:table-cell>
          <table:table-cell office:value-type="float" office:value="-1.5639">
            <text:p>-1.5639</text:p>
          </table:table-cell>
          <table:table-cell office:value-type="float" office:value="0.05488">
            <text:p>0.05488</text:p>
          </table:table-cell>
          <table:table-cell office:value-type="float" office:value="0.026334">
            <text:p>0.026334</text:p>
          </table:table-cell>
          <table:table-cell/>
          <table:table-cell office:value-type="float" office:value="40.887">
            <text:p>40.887</text:p>
          </table:table-cell>
          <table:table-cell office:value-type="float" office:value="-0.10922">
            <text:p>-0.10922</text:p>
          </table:table-cell>
          <table:table-cell office:value-type="float" office:value="-0.813">
            <text:p>-0.813</text:p>
          </table:table-cell>
          <table:table-cell office:value-type="float" office:value="0">
            <text:p>0</text:p>
          </table:table-cell>
          <table:table-cell office:value-type="float" office:value="-0.12077">
            <text:p>-0.12077</text:p>
          </table:table-cell>
          <table:table-cell office:value-type="float" office:value="0">
            <text:p>0</text:p>
          </table:table-cell>
          <table:table-cell office:value-type="float" office:value="1.6161">
            <text:p>1.6161</text:p>
          </table:table-cell>
          <table:table-cell office:value-type="float" office:value="0.05488">
            <text:p>0.05488</text:p>
          </table:table-cell>
          <table:table-cell office:value-type="float" office:value="0.026334">
            <text:p>0.026334</text:p>
          </table:table-cell>
        </table:table-row>
        <table:table-row table:style-name="ro1">
          <table:table-cell office:value-type="float" office:value="41.021">
            <text:p>41.021</text:p>
          </table:table-cell>
          <table:table-cell office:value-type="float" office:value="0.097879">
            <text:p>0.097879</text:p>
          </table:table-cell>
          <table:table-cell office:value-type="float" office:value="-0.17101">
            <text:p>-0.1710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665">
            <text:p>-1.5665</text:p>
          </table:table-cell>
          <table:table-cell table:style-name="ce1" office:value-type="string">
            <text:p>1.2246e-16</text:p>
          </table:table-cell>
          <table:table-cell office:value-type="float" office:value="0.026001">
            <text:p>0.026001</text:p>
          </table:table-cell>
          <table:table-cell/>
          <table:table-cell office:value-type="float" office:value="41.021">
            <text:p>41.021</text:p>
          </table:table-cell>
          <table:table-cell office:value-type="float" office:value="-0.10917">
            <text:p>-0.10917</text:p>
          </table:table-cell>
          <table:table-cell office:value-type="float" office:value="-0.82907">
            <text:p>-0.8290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081">
            <text:p>1.6081</text:p>
          </table:table-cell>
          <table:table-cell office:value-type="float" office:value="0">
            <text:p>0</text:p>
          </table:table-cell>
          <table:table-cell office:value-type="float" office:value="0.026001">
            <text:p>0.026001</text:p>
          </table:table-cell>
        </table:table-row>
        <table:table-row table:style-name="ro1">
          <table:table-cell office:value-type="float" office:value="41.154">
            <text:p>41.154</text:p>
          </table:table-cell>
          <table:table-cell office:value-type="float" office:value="0.097463">
            <text:p>0.097463</text:p>
          </table:table-cell>
          <table:table-cell office:value-type="float" office:value="-0.15393">
            <text:p>-0.15393</text:p>
          </table:table-cell>
          <table:table-cell office:value-type="float" office:value="0">
            <text:p>0</text:p>
          </table:table-cell>
          <table:table-cell office:value-type="float" office:value="-0.12028">
            <text:p>-0.12028</text:p>
          </table:table-cell>
          <table:table-cell office:value-type="float" office:value="0">
            <text:p>0</text:p>
          </table:table-cell>
          <table:table-cell office:value-type="float" office:value="-1.5709">
            <text:p>-1.5709</text:p>
          </table:table-cell>
          <table:table-cell office:value-type="float" office:value="0.060805">
            <text:p>0.060805</text:p>
          </table:table-cell>
          <table:table-cell office:value-type="float" office:value="0.026287">
            <text:p>0.026287</text:p>
          </table:table-cell>
          <table:table-cell/>
          <table:table-cell office:value-type="float" office:value="41.154">
            <text:p>41.154</text:p>
          </table:table-cell>
          <table:table-cell office:value-type="float" office:value="-0.1082">
            <text:p>-0.1082</text:p>
          </table:table-cell>
          <table:table-cell office:value-type="float" office:value="-0.844">
            <text:p>-0.844</text:p>
          </table:table-cell>
          <table:table-cell office:value-type="float" office:value="0">
            <text:p>0</text:p>
          </table:table-cell>
          <table:table-cell office:value-type="float" office:value="-0.12028">
            <text:p>-0.12028</text:p>
          </table:table-cell>
          <table:table-cell office:value-type="float" office:value="0">
            <text:p>0</text:p>
          </table:table-cell>
          <table:table-cell office:value-type="float" office:value="1.5968">
            <text:p>1.5968</text:p>
          </table:table-cell>
          <table:table-cell office:value-type="float" office:value="0.060805">
            <text:p>0.060805</text:p>
          </table:table-cell>
          <table:table-cell office:value-type="float" office:value="0.026287">
            <text:p>0.026287</text:p>
          </table:table-cell>
        </table:table-row>
        <table:table-row table:style-name="ro1">
          <table:table-cell office:value-type="float" office:value="41.288">
            <text:p>41.288</text:p>
          </table:table-cell>
          <table:table-cell office:value-type="float" office:value="0.097555">
            <text:p>0.097555</text:p>
          </table:table-cell>
          <table:table-cell office:value-type="float" office:value="-0.13777">
            <text:p>-0.1377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table:style-name="ce1" office:value-type="string">
            <text:p>-1.0106e-15</text:p>
          </table:table-cell>
          <table:table-cell office:value-type="float" office:value="0.025826">
            <text:p>0.025826</text:p>
          </table:table-cell>
          <table:table-cell/>
          <table:table-cell office:value-type="float" office:value="41.288">
            <text:p>41.288</text:p>
          </table:table-cell>
          <table:table-cell office:value-type="float" office:value="-0.10775">
            <text:p>-0.10775</text:p>
          </table:table-cell>
          <table:table-cell office:value-type="float" office:value="-0.86108">
            <text:p>-0.8610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965">
            <text:p>1.5965</text:p>
          </table:table-cell>
          <table:table-cell table:style-name="ce1" office:value-type="string">
            <text:p>-8.3225e-16</text:p>
          </table:table-cell>
          <table:table-cell office:value-type="float" office:value="0.025826">
            <text:p>0.025826</text:p>
          </table:table-cell>
        </table:table-row>
        <table:table-row table:style-name="ro1">
          <table:table-cell office:value-type="float" office:value="41.421">
            <text:p>41.421</text:p>
          </table:table-cell>
          <table:table-cell office:value-type="float" office:value="0.097556">
            <text:p>0.097556</text:p>
          </table:table-cell>
          <table:table-cell office:value-type="float" office:value="-0.12152">
            <text:p>-0.12152</text:p>
          </table:table-cell>
          <table:table-cell office:value-type="float" office:value="0">
            <text:p>0</text:p>
          </table:table-cell>
          <table:table-cell office:value-type="float" office:value="-0.12137">
            <text:p>-0.12137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office:value-type="float" office:value="0.058258">
            <text:p>0.058258</text:p>
          </table:table-cell>
          <table:table-cell office:value-type="float" office:value="0.025319">
            <text:p>0.025319</text:p>
          </table:table-cell>
          <table:table-cell/>
          <table:table-cell office:value-type="float" office:value="41.421">
            <text:p>41.421</text:p>
          </table:table-cell>
          <table:table-cell office:value-type="float" office:value="-0.10748">
            <text:p>-0.10748</text:p>
          </table:table-cell>
          <table:table-cell office:value-type="float" office:value="-0.87839">
            <text:p>-0.87839</text:p>
          </table:table-cell>
          <table:table-cell office:value-type="float" office:value="0">
            <text:p>0</text:p>
          </table:table-cell>
          <table:table-cell office:value-type="float" office:value="-0.12137">
            <text:p>-0.12137</text:p>
          </table:table-cell>
          <table:table-cell office:value-type="float" office:value="0">
            <text:p>0</text:p>
          </table:table-cell>
          <table:table-cell office:value-type="float" office:value="1.6042">
            <text:p>1.6042</text:p>
          </table:table-cell>
          <table:table-cell office:value-type="float" office:value="0.058258">
            <text:p>0.058258</text:p>
          </table:table-cell>
          <table:table-cell office:value-type="float" office:value="0.025319">
            <text:p>0.025319</text:p>
          </table:table-cell>
        </table:table-row>
        <table:table-row table:style-name="ro1">
          <table:table-cell office:value-type="float" office:value="41.555">
            <text:p>41.555</text:p>
          </table:table-cell>
          <table:table-cell office:value-type="float" office:value="0.0967">
            <text:p>0.0967</text:p>
          </table:table-cell>
          <table:table-cell office:value-type="float" office:value="-0.10526">
            <text:p>-0.1052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table:style-name="ce1" office:value-type="string">
            <text:p>1.2246e-16</text:p>
          </table:table-cell>
          <table:table-cell office:value-type="float" office:value="0.025363">
            <text:p>0.025363</text:p>
          </table:table-cell>
          <table:table-cell/>
          <table:table-cell office:value-type="float" office:value="41.555">
            <text:p>41.555</text:p>
          </table:table-cell>
          <table:table-cell office:value-type="float" office:value="-0.10726">
            <text:p>-0.10726</text:p>
          </table:table-cell>
          <table:table-cell office:value-type="float" office:value="-0.89419">
            <text:p>-0.8941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016">
            <text:p>1.6016</text:p>
          </table:table-cell>
          <table:table-cell office:value-type="float" office:value="0">
            <text:p>0</text:p>
          </table:table-cell>
          <table:table-cell office:value-type="float" office:value="0.025363">
            <text:p>0.025363</text:p>
          </table:table-cell>
        </table:table-row>
        <table:table-row table:style-name="ro1">
          <table:table-cell office:value-type="float" office:value="41.689">
            <text:p>41.689</text:p>
          </table:table-cell>
          <table:table-cell office:value-type="float" office:value="0.0967">
            <text:p>0.0967</text:p>
          </table:table-cell>
          <table:table-cell office:value-type="float" office:value="-0.088998">
            <text:p>-0.088998</text:p>
          </table:table-cell>
          <table:table-cell office:value-type="float" office:value="0">
            <text:p>0</text:p>
          </table:table-cell>
          <table:table-cell office:value-type="float" office:value="0.11907">
            <text:p>0.11907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office:value-type="float" office:value="-0.11877">
            <text:p>-0.11877</text:p>
          </table:table-cell>
          <table:table-cell office:value-type="float" office:value="0.024786">
            <text:p>0.024786</text:p>
          </table:table-cell>
          <table:table-cell/>
          <table:table-cell office:value-type="float" office:value="41.689">
            <text:p>41.689</text:p>
          </table:table-cell>
          <table:table-cell office:value-type="float" office:value="-0.10707">
            <text:p>-0.10707</text:p>
          </table:table-cell>
          <table:table-cell office:value-type="float" office:value="-0.90278">
            <text:p>-0.90278</text:p>
          </table:table-cell>
          <table:table-cell office:value-type="float" office:value="0">
            <text:p>0</text:p>
          </table:table-cell>
          <table:table-cell office:value-type="float" office:value="0.11907">
            <text:p>0.11907</text:p>
          </table:table-cell>
          <table:table-cell office:value-type="float" office:value="0">
            <text:p>0</text:p>
          </table:table-cell>
          <table:table-cell office:value-type="float" office:value="1.5823">
            <text:p>1.5823</text:p>
          </table:table-cell>
          <table:table-cell office:value-type="float" office:value="-0.11877">
            <text:p>-0.11877</text:p>
          </table:table-cell>
          <table:table-cell office:value-type="float" office:value="0.024786">
            <text:p>0.024786</text:p>
          </table:table-cell>
        </table:table-row>
        <table:table-row table:style-name="ro1">
          <table:table-cell office:value-type="float" office:value="41.822">
            <text:p>41.822</text:p>
          </table:table-cell>
          <table:table-cell office:value-type="float" office:value="0.0967">
            <text:p>0.0967</text:p>
          </table:table-cell>
          <table:table-cell office:value-type="float" office:value="-0.072739">
            <text:p>-0.07273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table:style-name="ce1" office:value-type="string">
            <text:p>2.2204e-16</text:p>
          </table:table-cell>
          <table:table-cell office:value-type="float" office:value="0.024323">
            <text:p>0.024323</text:p>
          </table:table-cell>
          <table:table-cell/>
          <table:table-cell office:value-type="float" office:value="41.822">
            <text:p>41.822</text:p>
          </table:table-cell>
          <table:table-cell office:value-type="float" office:value="-0.10693">
            <text:p>-0.10693</text:p>
          </table:table-cell>
          <table:table-cell office:value-type="float" office:value="-0.89676">
            <text:p>-0.8967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09">
            <text:p>1.509</text:p>
          </table:table-cell>
          <table:table-cell table:style-name="ce1" office:value-type="string">
            <text:p>4.1613e-16</text:p>
          </table:table-cell>
          <table:table-cell office:value-type="float" office:value="0.024323">
            <text:p>0.024323</text:p>
          </table:table-cell>
        </table:table-row>
        <table:table-row table:style-name="ro1">
          <table:table-cell office:value-type="float" office:value="41.956">
            <text:p>41.956</text:p>
          </table:table-cell>
          <table:table-cell office:value-type="float" office:value="0.0967">
            <text:p>0.0967</text:p>
          </table:table-cell>
          <table:table-cell office:value-type="float" office:value="-0.078729">
            <text:p>-0.078729</text:p>
          </table:table-cell>
          <table:table-cell office:value-type="float" office:value="0">
            <text:p>0</text:p>
          </table:table-cell>
          <table:table-cell office:value-type="float" office:value="0.089965">
            <text:p>0.089965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office:value-type="float" office:value="-0.052002">
            <text:p>-0.052002</text:p>
          </table:table-cell>
          <table:table-cell office:value-type="float" office:value="0.023997">
            <text:p>0.023997</text:p>
          </table:table-cell>
          <table:table-cell/>
          <table:table-cell office:value-type="float" office:value="41.956">
            <text:p>41.956</text:p>
          </table:table-cell>
          <table:table-cell office:value-type="float" office:value="-0.10649">
            <text:p>-0.10649</text:p>
          </table:table-cell>
          <table:table-cell office:value-type="float" office:value="-0.93884">
            <text:p>-0.93884</text:p>
          </table:table-cell>
          <table:table-cell office:value-type="float" office:value="0">
            <text:p>0</text:p>
          </table:table-cell>
          <table:table-cell office:value-type="float" office:value="0.089965">
            <text:p>0.089965</text:p>
          </table:table-cell>
          <table:table-cell office:value-type="float" office:value="0">
            <text:p>0</text:p>
          </table:table-cell>
          <table:table-cell office:value-type="float" office:value="1.6715">
            <text:p>1.6715</text:p>
          </table:table-cell>
          <table:table-cell office:value-type="float" office:value="-0.052002">
            <text:p>-0.052002</text:p>
          </table:table-cell>
          <table:table-cell office:value-type="float" office:value="0.023997">
            <text:p>0.023997</text:p>
          </table:table-cell>
        </table:table-row>
        <table:table-row table:style-name="ro1">
          <table:table-cell office:value-type="float" office:value="42.09">
            <text:p>42.09</text:p>
          </table:table-cell>
          <table:table-cell office:value-type="float" office:value="0.096693">
            <text:p>0.096693</text:p>
          </table:table-cell>
          <table:table-cell office:value-type="float" office:value="-0.10139">
            <text:p>-0.1013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5711">
            <text:p>-1.5711</text:p>
          </table:table-cell>
          <table:table-cell office:value-type="float" office:value="-0.86603">
            <text:p>-0.86603</text:p>
          </table:table-cell>
          <table:table-cell office:value-type="float" office:value="0.025197">
            <text:p>0.025197</text:p>
          </table:table-cell>
          <table:table-cell/>
          <table:table-cell office:value-type="float" office:value="42.09">
            <text:p>42.09</text:p>
          </table:table-cell>
          <table:table-cell office:value-type="float" office:value="-0.10656">
            <text:p>-0.10656</text:p>
          </table:table-cell>
          <table:table-cell office:value-type="float" office:value="-0.91082">
            <text:p>-0.9108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5669">
            <text:p>1.5669</text:p>
          </table:table-cell>
          <table:table-cell office:value-type="float" office:value="-0.86603">
            <text:p>-0.86603</text:p>
          </table:table-cell>
          <table:table-cell office:value-type="float" office:value="0.025197">
            <text:p>0.025197</text:p>
          </table:table-cell>
        </table:table-row>
        <table:table-row table:style-name="ro1">
          <table:table-cell office:value-type="float" office:value="42.223">
            <text:p>42.223</text:p>
          </table:table-cell>
          <table:table-cell office:value-type="float" office:value="0.096711">
            <text:p>0.096711</text:p>
          </table:table-cell>
          <table:table-cell office:value-type="float" office:value="-0.11919">
            <text:p>-0.11919</text:p>
          </table:table-cell>
          <table:table-cell office:value-type="float" office:value="0">
            <text:p>0</text:p>
          </table:table-cell>
          <table:table-cell office:value-type="float" office:value="0.13225">
            <text:p>0.13225</text:p>
          </table:table-cell>
          <table:table-cell office:value-type="float" office:value="0">
            <text:p>0</text:p>
          </table:table-cell>
          <table:table-cell office:value-type="float" office:value="-1.5693">
            <text:p>-1.5693</text:p>
          </table:table-cell>
          <table:table-cell office:value-type="float" office:value="-0.070726">
            <text:p>-0.070726</text:p>
          </table:table-cell>
          <table:table-cell office:value-type="float" office:value="0.025365">
            <text:p>0.025365</text:p>
          </table:table-cell>
          <table:table-cell/>
          <table:table-cell office:value-type="float" office:value="42.223">
            <text:p>42.223</text:p>
          </table:table-cell>
          <table:table-cell office:value-type="float" office:value="-0.1055">
            <text:p>-0.1055</text:p>
          </table:table-cell>
          <table:table-cell office:value-type="float" office:value="-0.89207">
            <text:p>-0.89207</text:p>
          </table:table-cell>
          <table:table-cell office:value-type="float" office:value="0">
            <text:p>0</text:p>
          </table:table-cell>
          <table:table-cell office:value-type="float" office:value="0.13225">
            <text:p>0.13225</text:p>
          </table:table-cell>
          <table:table-cell office:value-type="float" office:value="0">
            <text:p>0</text:p>
          </table:table-cell>
          <table:table-cell office:value-type="float" office:value="1.5253">
            <text:p>1.5253</text:p>
          </table:table-cell>
          <table:table-cell office:value-type="float" office:value="-0.070726">
            <text:p>-0.070726</text:p>
          </table:table-cell>
          <table:table-cell office:value-type="float" office:value="0.025365">
            <text:p>0.025365</text:p>
          </table:table-cell>
        </table:table-row>
        <table:table-row table:style-name="ro1">
          <table:table-cell office:value-type="float" office:value="42.357">
            <text:p>42.357</text:p>
          </table:table-cell>
          <table:table-cell office:value-type="float" office:value="0.096252">
            <text:p>0.096252</text:p>
          </table:table-cell>
          <table:table-cell office:value-type="float" office:value="-0.12613">
            <text:p>-0.1261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644">
            <text:p>-1.644</text:p>
          </table:table-cell>
          <table:table-cell table:style-name="ce1" office:value-type="string">
            <text:p>-6.6613e-16</text:p>
          </table:table-cell>
          <table:table-cell office:value-type="float" office:value="0.025085">
            <text:p>0.025085</text:p>
          </table:table-cell>
          <table:table-cell/>
          <table:table-cell office:value-type="float" office:value="42.357">
            <text:p>42.357</text:p>
          </table:table-cell>
          <table:table-cell office:value-type="float" office:value="-0.10417">
            <text:p>-0.10417</text:p>
          </table:table-cell>
          <table:table-cell office:value-type="float" office:value="-0.88092">
            <text:p>-0.8809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004">
            <text:p>1.5004</text:p>
          </table:table-cell>
          <table:table-cell table:style-name="ce1" office:value-type="string">
            <text:p>-8.3225e-16</text:p>
          </table:table-cell>
          <table:table-cell office:value-type="float" office:value="0.025085">
            <text:p>0.025085</text:p>
          </table:table-cell>
        </table:table-row>
        <table:table-row table:style-name="ro1">
          <table:table-cell office:value-type="float" office:value="42.49">
            <text:p>42.49</text:p>
          </table:table-cell>
          <table:table-cell office:value-type="float" office:value="0.095432">
            <text:p>0.095432</text:p>
          </table:table-cell>
          <table:table-cell office:value-type="float" office:value="-0.13755">
            <text:p>-0.13755</text:p>
          </table:table-cell>
          <table:table-cell office:value-type="float" office:value="0">
            <text:p>0</text:p>
          </table:table-cell>
          <table:table-cell office:value-type="float" office:value="0.12759">
            <text:p>0.12759</text:p>
          </table:table-cell>
          <table:table-cell office:value-type="float" office:value="0">
            <text:p>0</text:p>
          </table:table-cell>
          <table:table-cell office:value-type="float" office:value="-1.6569">
            <text:p>-1.6569</text:p>
          </table:table-cell>
          <table:table-cell office:value-type="float" office:value="-0.060593">
            <text:p>-0.060593</text:p>
          </table:table-cell>
          <table:table-cell office:value-type="float" office:value="0.025459">
            <text:p>0.025459</text:p>
          </table:table-cell>
          <table:table-cell/>
          <table:table-cell office:value-type="float" office:value="42.49">
            <text:p>42.49</text:p>
          </table:table-cell>
          <table:table-cell office:value-type="float" office:value="-0.10155">
            <text:p>-0.10155</text:p>
          </table:table-cell>
          <table:table-cell office:value-type="float" office:value="-0.86779">
            <text:p>-0.86779</text:p>
          </table:table-cell>
          <table:table-cell office:value-type="float" office:value="0">
            <text:p>0</text:p>
          </table:table-cell>
          <table:table-cell office:value-type="float" office:value="0.12759">
            <text:p>0.12759</text:p>
          </table:table-cell>
          <table:table-cell office:value-type="float" office:value="0">
            <text:p>0</text:p>
          </table:table-cell>
          <table:table-cell office:value-type="float" office:value="1.4441">
            <text:p>1.4441</text:p>
          </table:table-cell>
          <table:table-cell office:value-type="float" office:value="-0.060593">
            <text:p>-0.060593</text:p>
          </table:table-cell>
          <table:table-cell office:value-type="float" office:value="0.025459">
            <text:p>0.025459</text:p>
          </table:table-cell>
        </table:table-row>
        <table:table-row table:style-name="ro1">
          <table:table-cell office:value-type="float" office:value="42.624">
            <text:p>42.624</text:p>
          </table:table-cell>
          <table:table-cell office:value-type="float" office:value="0.093414">
            <text:p>0.093414</text:p>
          </table:table-cell>
          <table:table-cell office:value-type="float" office:value="-0.15461">
            <text:p>-0.1546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6674">
            <text:p>-1.6674</text:p>
          </table:table-cell>
          <table:table-cell office:value-type="float" office:value="0">
            <text:p>0</text:p>
          </table:table-cell>
          <table:table-cell office:value-type="float" office:value="0.026301">
            <text:p>0.026301</text:p>
          </table:table-cell>
          <table:table-cell/>
          <table:table-cell office:value-type="float" office:value="42.624">
            <text:p>42.624</text:p>
          </table:table-cell>
          <table:table-cell office:value-type="float" office:value="-0.097025">
            <text:p>-0.097025</text:p>
          </table:table-cell>
          <table:table-cell office:value-type="float" office:value="-0.8512">
            <text:p>-0.851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3966">
            <text:p>1.3966</text:p>
          </table:table-cell>
          <table:table-cell office:value-type="float" office:value="0">
            <text:p>0</text:p>
          </table:table-cell>
          <table:table-cell office:value-type="float" office:value="0.026301">
            <text:p>0.026301</text:p>
          </table:table-cell>
        </table:table-row>
        <table:table-row table:style-name="ro1">
          <table:table-cell office:value-type="float" office:value="42.758">
            <text:p>42.758</text:p>
          </table:table-cell>
          <table:table-cell office:value-type="float" office:value="0.091376">
            <text:p>0.091376</text:p>
          </table:table-cell>
          <table:table-cell office:value-type="float" office:value="-0.1692">
            <text:p>-0.1692</text:p>
          </table:table-cell>
          <table:table-cell office:value-type="float" office:value="0">
            <text:p>0</text:p>
          </table:table-cell>
          <table:table-cell office:value-type="float" office:value="0.12599">
            <text:p>0.12599</text:p>
          </table:table-cell>
          <table:table-cell office:value-type="float" office:value="0">
            <text:p>0</text:p>
          </table:table-cell>
          <table:table-cell office:value-type="float" office:value="-1.6637">
            <text:p>-1.6637</text:p>
          </table:table-cell>
          <table:table-cell office:value-type="float" office:value="0.053543">
            <text:p>0.053543</text:p>
          </table:table-cell>
          <table:table-cell office:value-type="float" office:value="0.025934">
            <text:p>0.025934</text:p>
          </table:table-cell>
          <table:table-cell/>
          <table:table-cell office:value-type="float" office:value="42.758">
            <text:p>42.758</text:p>
          </table:table-cell>
          <table:table-cell office:value-type="float" office:value="-0.093587">
            <text:p>-0.093587</text:p>
          </table:table-cell>
          <table:table-cell office:value-type="float" office:value="-0.83759">
            <text:p>-0.83759</text:p>
          </table:table-cell>
          <table:table-cell office:value-type="float" office:value="0">
            <text:p>0</text:p>
          </table:table-cell>
          <table:table-cell office:value-type="float" office:value="0.12599">
            <text:p>0.12599</text:p>
          </table:table-cell>
          <table:table-cell office:value-type="float" office:value="0">
            <text:p>0</text:p>
          </table:table-cell>
          <table:table-cell office:value-type="float" office:value="1.385">
            <text:p>1.385</text:p>
          </table:table-cell>
          <table:table-cell office:value-type="float" office:value="0.053543">
            <text:p>0.053543</text:p>
          </table:table-cell>
          <table:table-cell office:value-type="float" office:value="0.025934">
            <text:p>0.025934</text:p>
          </table:table-cell>
        </table:table-row>
        <table:table-row table:style-name="ro1">
          <table:table-cell office:value-type="float" office:value="42.891">
            <text:p>42.891</text:p>
          </table:table-cell>
          <table:table-cell office:value-type="float" office:value="0.089506">
            <text:p>0.089506</text:p>
          </table:table-cell>
          <table:table-cell office:value-type="float" office:value="-0.18491">
            <text:p>-0.1849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6661">
            <text:p>-1.6661</text:p>
          </table:table-cell>
          <table:table-cell table:style-name="ce1" office:value-type="string">
            <text:p>-2.2204e-16</text:p>
          </table:table-cell>
          <table:table-cell office:value-type="float" office:value="0.025985">
            <text:p>0.025985</text:p>
          </table:table-cell>
          <table:table-cell/>
          <table:table-cell office:value-type="float" office:value="42.891">
            <text:p>42.891</text:p>
          </table:table-cell>
          <table:table-cell office:value-type="float" office:value="-0.089652">
            <text:p>-0.089652</text:p>
          </table:table-cell>
          <table:table-cell office:value-type="float" office:value="-0.82248">
            <text:p>-0.8224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3769">
            <text:p>1.3769</text:p>
          </table:table-cell>
          <table:table-cell table:style-name="ce1" office:value-type="string">
            <text:p>-4.1613e-16</text:p>
          </table:table-cell>
          <table:table-cell office:value-type="float" office:value="0.025985">
            <text:p>0.025985</text:p>
          </table:table-cell>
        </table:table-row>
        <table:table-row table:style-name="ro1">
          <table:table-cell office:value-type="float" office:value="43.025">
            <text:p>43.025</text:p>
          </table:table-cell>
          <table:table-cell office:value-type="float" office:value="0.087387">
            <text:p>0.087387</text:p>
          </table:table-cell>
          <table:table-cell office:value-type="float" office:value="-0.20167">
            <text:p>-0.20167</text:p>
          </table:table-cell>
          <table:table-cell office:value-type="float" office:value="0">
            <text:p>0</text:p>
          </table:table-cell>
          <table:table-cell office:value-type="float" office:value="0.12669">
            <text:p>0.12669</text:p>
          </table:table-cell>
          <table:table-cell office:value-type="float" office:value="0">
            <text:p>0</text:p>
          </table:table-cell>
          <table:table-cell office:value-type="float" office:value="-1.6763">
            <text:p>-1.6763</text:p>
          </table:table-cell>
          <table:table-cell office:value-type="float" office:value="0.10283">
            <text:p>0.10283</text:p>
          </table:table-cell>
          <table:table-cell office:value-type="float" office:value="0.02631">
            <text:p>0.02631</text:p>
          </table:table-cell>
          <table:table-cell/>
          <table:table-cell office:value-type="float" office:value="43.025">
            <text:p>43.025</text:p>
          </table:table-cell>
          <table:table-cell office:value-type="float" office:value="-0.086012">
            <text:p>-0.086012</text:p>
          </table:table-cell>
          <table:table-cell office:value-type="float" office:value="-0.80607">
            <text:p>-0.80607</text:p>
          </table:table-cell>
          <table:table-cell office:value-type="float" office:value="0">
            <text:p>0</text:p>
          </table:table-cell>
          <table:table-cell office:value-type="float" office:value="0.12669">
            <text:p>0.12669</text:p>
          </table:table-cell>
          <table:table-cell office:value-type="float" office:value="0">
            <text:p>0</text:p>
          </table:table-cell>
          <table:table-cell office:value-type="float" office:value="1.3763">
            <text:p>1.3763</text:p>
          </table:table-cell>
          <table:table-cell office:value-type="float" office:value="0.10283">
            <text:p>0.10283</text:p>
          </table:table-cell>
          <table:table-cell office:value-type="float" office:value="0.02631">
            <text:p>0.02631</text:p>
          </table:table-cell>
        </table:table-row>
        <table:table-row table:style-name="ro1">
          <table:table-cell office:value-type="float" office:value="43.158">
            <text:p>43.158</text:p>
          </table:table-cell>
          <table:table-cell office:value-type="float" office:value="0.085517">
            <text:p>0.085517</text:p>
          </table:table-cell>
          <table:table-cell office:value-type="float" office:value="-0.21636">
            <text:p>-0.2163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6792">
            <text:p>-1.6792</text:p>
          </table:table-cell>
          <table:table-cell office:value-type="float" office:value="0">
            <text:p>0</text:p>
          </table:table-cell>
          <table:table-cell office:value-type="float" office:value="0.026145">
            <text:p>0.026145</text:p>
          </table:table-cell>
          <table:table-cell/>
          <table:table-cell office:value-type="float" office:value="43.158">
            <text:p>43.158</text:p>
          </table:table-cell>
          <table:table-cell office:value-type="float" office:value="-0.082249">
            <text:p>-0.082249</text:p>
          </table:table-cell>
          <table:table-cell office:value-type="float" office:value="-0.79096">
            <text:p>-0.7909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3697">
            <text:p>1.3697</text:p>
          </table:table-cell>
          <table:table-cell office:value-type="float" office:value="0">
            <text:p>0</text:p>
          </table:table-cell>
          <table:table-cell office:value-type="float" office:value="0.026145">
            <text:p>0.026145</text:p>
          </table:table-cell>
        </table:table-row>
        <table:table-row table:style-name="ro1">
          <table:table-cell office:value-type="float" office:value="43.292">
            <text:p>43.292</text:p>
          </table:table-cell>
          <table:table-cell office:value-type="float" office:value="0.083778">
            <text:p>0.083778</text:p>
          </table:table-cell>
          <table:table-cell office:value-type="float" office:value="-0.23202">
            <text:p>-0.23202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  <table:table-cell office:value-type="float" office:value="0">
            <text:p>0</text:p>
          </table:table-cell>
          <table:table-cell office:value-type="float" office:value="-1.6781">
            <text:p>-1.6781</text:p>
          </table:table-cell>
          <table:table-cell office:value-type="float" office:value="0.12414">
            <text:p>0.12414</text:p>
          </table:table-cell>
          <table:table-cell office:value-type="float" office:value="0.026123">
            <text:p>0.026123</text:p>
          </table:table-cell>
          <table:table-cell/>
          <table:table-cell office:value-type="float" office:value="43.292">
            <text:p>43.292</text:p>
          </table:table-cell>
          <table:table-cell office:value-type="float" office:value="-0.079202">
            <text:p>-0.079202</text:p>
          </table:table-cell>
          <table:table-cell office:value-type="float" office:value="-0.77453">
            <text:p>-0.77453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  <table:table-cell office:value-type="float" office:value="0.12414">
            <text:p>0.12414</text:p>
          </table:table-cell>
          <table:table-cell office:value-type="float" office:value="0.026123">
            <text:p>0.026123</text:p>
          </table:table-cell>
        </table:table-row>
        <table:table-row table:style-name="ro1">
          <table:table-cell office:value-type="float" office:value="43.426">
            <text:p>43.426</text:p>
          </table:table-cell>
          <table:table-cell office:value-type="float" office:value="0.081485">
            <text:p>0.081485</text:p>
          </table:table-cell>
          <table:table-cell office:value-type="float" office:value="-0.24944">
            <text:p>-0.2494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6896">
            <text:p>-1.6896</text:p>
          </table:table-cell>
          <table:table-cell table:style-name="ce1" office:value-type="string">
            <text:p>-4.4409e-16</text:p>
          </table:table-cell>
          <table:table-cell office:value-type="float" office:value="0.026317">
            <text:p>0.026317</text:p>
          </table:table-cell>
          <table:table-cell/>
          <table:table-cell office:value-type="float" office:value="43.426">
            <text:p>43.426</text:p>
          </table:table-cell>
          <table:table-cell office:value-type="float" office:value="-0.075539">
            <text:p>-0.075539</text:p>
          </table:table-cell>
          <table:table-cell office:value-type="float" office:value="-0.75829">
            <text:p>-0.7582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389">
            <text:p>1.389</text:p>
          </table:table-cell>
          <table:table-cell table:style-name="ce1" office:value-type="string">
            <text:p>-4.1613e-16</text:p>
          </table:table-cell>
          <table:table-cell office:value-type="float" office:value="0.026317">
            <text:p>0.026317</text:p>
          </table:table-cell>
        </table:table-row>
        <table:table-row table:style-name="ro1">
          <table:table-cell office:value-type="float" office:value="43.559">
            <text:p>43.559</text:p>
          </table:table-cell>
          <table:table-cell office:value-type="float" office:value="0.079115">
            <text:p>0.079115</text:p>
          </table:table-cell>
          <table:table-cell office:value-type="float" office:value="-0.26459">
            <text:p>-0.26459</text:p>
          </table:table-cell>
          <table:table-cell office:value-type="float" office:value="0">
            <text:p>0</text:p>
          </table:table-cell>
          <table:table-cell office:value-type="float" office:value="0.1263">
            <text:p>0.1263</text:p>
          </table:table-cell>
          <table:table-cell office:value-type="float" office:value="0">
            <text:p>0</text:p>
          </table:table-cell>
          <table:table-cell office:value-type="float" office:value="-1.6928">
            <text:p>-1.6928</text:p>
          </table:table-cell>
          <table:table-cell office:value-type="float" office:value="0.11643">
            <text:p>0.11643</text:p>
          </table:table-cell>
          <table:table-cell office:value-type="float" office:value="0.026243">
            <text:p>0.026243</text:p>
          </table:table-cell>
          <table:table-cell/>
          <table:table-cell office:value-type="float" office:value="43.559">
            <text:p>43.559</text:p>
          </table:table-cell>
          <table:table-cell office:value-type="float" office:value="-0.072147">
            <text:p>-0.072147</text:p>
          </table:table-cell>
          <table:table-cell office:value-type="float" office:value="-0.74221">
            <text:p>-0.74221</text:p>
          </table:table-cell>
          <table:table-cell office:value-type="float" office:value="0">
            <text:p>0</text:p>
          </table:table-cell>
          <table:table-cell office:value-type="float" office:value="0.1263">
            <text:p>0.1263</text:p>
          </table:table-cell>
          <table:table-cell office:value-type="float" office:value="0">
            <text:p>0</text:p>
          </table:table-cell>
          <table:table-cell office:value-type="float" office:value="1.396">
            <text:p>1.396</text:p>
          </table:table-cell>
          <table:table-cell office:value-type="float" office:value="0.11643">
            <text:p>0.11643</text:p>
          </table:table-cell>
          <table:table-cell office:value-type="float" office:value="0.026243">
            <text:p>0.026243</text:p>
          </table:table-cell>
        </table:table-row>
        <table:table-row table:style-name="ro1">
          <table:table-cell office:value-type="float" office:value="43.693">
            <text:p>43.693</text:p>
          </table:table-cell>
          <table:table-cell office:value-type="float" office:value="0.076797">
            <text:p>0.076797</text:p>
          </table:table-cell>
          <table:table-cell office:value-type="float" office:value="-0.2795">
            <text:p>-0.279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6958">
            <text:p>-1.6958</text:p>
          </table:table-cell>
          <table:table-cell office:value-type="float" office:value="0">
            <text:p>0</text:p>
          </table:table-cell>
          <table:table-cell office:value-type="float" office:value="0.026171">
            <text:p>0.026171</text:p>
          </table:table-cell>
          <table:table-cell/>
          <table:table-cell office:value-type="float" office:value="43.693">
            <text:p>43.693</text:p>
          </table:table-cell>
          <table:table-cell office:value-type="float" office:value="-0.068779">
            <text:p>-0.068779</text:p>
          </table:table-cell>
          <table:table-cell office:value-type="float" office:value="-0.72589">
            <text:p>-0.7258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3924">
            <text:p>1.3924</text:p>
          </table:table-cell>
          <table:table-cell office:value-type="float" office:value="0">
            <text:p>0</text:p>
          </table:table-cell>
          <table:table-cell office:value-type="float" office:value="0.026171">
            <text:p>0.026171</text:p>
          </table:table-cell>
        </table:table-row>
        <table:table-row table:style-name="ro1">
          <table:table-cell office:value-type="float" office:value="43.827">
            <text:p>43.827</text:p>
          </table:table-cell>
          <table:table-cell office:value-type="float" office:value="0.074167">
            <text:p>0.074167</text:p>
          </table:table-cell>
          <table:table-cell office:value-type="float" office:value="-0.29554">
            <text:p>-0.29554</text:p>
          </table:table-cell>
          <table:table-cell office:value-type="float" office:value="0">
            <text:p>0</text:p>
          </table:table-cell>
          <table:table-cell office:value-type="float" office:value="0.12371">
            <text:p>0.12371</text:p>
          </table:table-cell>
          <table:table-cell office:value-type="float" office:value="0">
            <text:p>0</text:p>
          </table:table-cell>
          <table:table-cell office:value-type="float" office:value="-1.7063">
            <text:p>-1.7063</text:p>
          </table:table-cell>
          <table:table-cell office:value-type="float" office:value="0.12236">
            <text:p>0.12236</text:p>
          </table:table-cell>
          <table:table-cell office:value-type="float" office:value="0.026324">
            <text:p>0.026324</text:p>
          </table:table-cell>
          <table:table-cell/>
          <table:table-cell office:value-type="float" office:value="43.827">
            <text:p>43.827</text:p>
          </table:table-cell>
          <table:table-cell office:value-type="float" office:value="-0.066241">
            <text:p>-0.066241</text:p>
          </table:table-cell>
          <table:table-cell office:value-type="float" office:value="-0.71021">
            <text:p>-0.71021</text:p>
          </table:table-cell>
          <table:table-cell office:value-type="float" office:value="0">
            <text:p>0</text:p>
          </table:table-cell>
          <table:table-cell office:value-type="float" office:value="0.12371">
            <text:p>0.12371</text:p>
          </table:table-cell>
          <table:table-cell office:value-type="float" office:value="0">
            <text:p>0</text:p>
          </table:table-cell>
          <table:table-cell office:value-type="float" office:value="1.4066">
            <text:p>1.4066</text:p>
          </table:table-cell>
          <table:table-cell office:value-type="float" office:value="0.12236">
            <text:p>0.12236</text:p>
          </table:table-cell>
          <table:table-cell office:value-type="float" office:value="0.026324">
            <text:p>0.026324</text:p>
          </table:table-cell>
        </table:table-row>
        <table:table-row table:style-name="ro1">
          <table:table-cell office:value-type="float" office:value="43.96">
            <text:p>43.96</text:p>
          </table:table-cell>
          <table:table-cell office:value-type="float" office:value="0.071712">
            <text:p>0.071712</text:p>
          </table:table-cell>
          <table:table-cell office:value-type="float" office:value="-0.3105">
            <text:p>-0.310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6582">
            <text:p>-1.6582</text:p>
          </table:table-cell>
          <table:table-cell office:value-type="float" office:value="0.86603">
            <text:p>0.86603</text:p>
          </table:table-cell>
          <table:table-cell office:value-type="float" office:value="0.026348">
            <text:p>0.026348</text:p>
          </table:table-cell>
          <table:table-cell/>
          <table:table-cell office:value-type="float" office:value="43.96">
            <text:p>43.96</text:p>
          </table:table-cell>
          <table:table-cell office:value-type="float" office:value="-0.06336">
            <text:p>-0.06336</text:p>
          </table:table-cell>
          <table:table-cell office:value-type="float" office:value="-0.69537">
            <text:p>-0.6953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4654">
            <text:p>1.4654</text:p>
          </table:table-cell>
          <table:table-cell office:value-type="float" office:value="0.86603">
            <text:p>0.86603</text:p>
          </table:table-cell>
          <table:table-cell office:value-type="float" office:value="0.026348">
            <text:p>0.026348</text:p>
          </table:table-cell>
        </table:table-row>
        <table:table-row table:style-name="ro1">
          <table:table-cell office:value-type="float" office:value="44.094">
            <text:p>44.094</text:p>
          </table:table-cell>
          <table:table-cell office:value-type="float" office:value="0.069609">
            <text:p>0.069609</text:p>
          </table:table-cell>
          <table:table-cell office:value-type="float" office:value="-0.3258">
            <text:p>-0.3258</text:p>
          </table:table-cell>
          <table:table-cell office:value-type="float" office:value="0">
            <text:p>0</text:p>
          </table:table-cell>
          <table:table-cell office:value-type="float" office:value="0.063084">
            <text:p>0.063084</text:p>
          </table:table-cell>
          <table:table-cell office:value-type="float" office:value="0">
            <text:p>0</text:p>
          </table:table-cell>
          <table:table-cell office:value-type="float" office:value="-1.5939">
            <text:p>-1.5939</text:p>
          </table:table-cell>
          <table:table-cell office:value-type="float" office:value="0.8748">
            <text:p>0.8748</text:p>
          </table:table-cell>
          <table:table-cell office:value-type="float" office:value="0.026182">
            <text:p>0.026182</text:p>
          </table:table-cell>
          <table:table-cell/>
          <table:table-cell office:value-type="float" office:value="44.094">
            <text:p>44.094</text:p>
          </table:table-cell>
          <table:table-cell office:value-type="float" office:value="-0.060892">
            <text:p>-0.060892</text:p>
          </table:table-cell>
          <table:table-cell office:value-type="float" office:value="-0.68039">
            <text:p>-0.68039</text:p>
          </table:table-cell>
          <table:table-cell office:value-type="float" office:value="0">
            <text:p>0</text:p>
          </table:table-cell>
          <table:table-cell office:value-type="float" office:value="0.063084">
            <text:p>0.063084</text:p>
          </table:table-cell>
          <table:table-cell office:value-type="float" office:value="0">
            <text:p>0</text:p>
          </table:table-cell>
          <table:table-cell office:value-type="float" office:value="1.5706">
            <text:p>1.5706</text:p>
          </table:table-cell>
          <table:table-cell office:value-type="float" office:value="0.8748">
            <text:p>0.8748</text:p>
          </table:table-cell>
          <table:table-cell office:value-type="float" office:value="0.026182">
            <text:p>0.026182</text:p>
          </table:table-cell>
        </table:table-row>
        <table:table-row table:style-name="ro1">
          <table:table-cell office:value-type="float" office:value="44.227">
            <text:p>44.227</text:p>
          </table:table-cell>
          <table:table-cell office:value-type="float" office:value="0.067407">
            <text:p>0.067407</text:p>
          </table:table-cell>
          <table:table-cell office:value-type="float" office:value="-0.33528">
            <text:p>-0.3352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6874">
            <text:p>-1.6874</text:p>
          </table:table-cell>
          <table:table-cell office:value-type="float" office:value="0.86603">
            <text:p>0.86603</text:p>
          </table:table-cell>
          <table:table-cell office:value-type="float" office:value="0.02599">
            <text:p>0.02599</text:p>
          </table:table-cell>
          <table:table-cell/>
          <table:table-cell office:value-type="float" office:value="44.227">
            <text:p>44.227</text:p>
          </table:table-cell>
          <table:table-cell office:value-type="float" office:value="-0.058975">
            <text:p>-0.058975</text:p>
          </table:table-cell>
          <table:table-cell office:value-type="float" office:value="-0.6727">
            <text:p>-0.672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3757">
            <text:p>1.3757</text:p>
          </table:table-cell>
          <table:table-cell office:value-type="float" office:value="0.86603">
            <text:p>0.86603</text:p>
          </table:table-cell>
          <table:table-cell office:value-type="float" office:value="0.02599">
            <text:p>0.02599</text:p>
          </table:table-cell>
        </table:table-row>
        <table:table-row table:style-name="ro1">
          <table:table-cell office:value-type="float" office:value="44.361">
            <text:p>44.361</text:p>
          </table:table-cell>
          <table:table-cell office:value-type="float" office:value="0.066118">
            <text:p>0.066118</text:p>
          </table:table-cell>
          <table:table-cell office:value-type="float" office:value="-0.34284">
            <text:p>-0.34284</text:p>
          </table:table-cell>
          <table:table-cell office:value-type="float" office:value="0">
            <text:p>0</text:p>
          </table:table-cell>
          <table:table-cell office:value-type="float" office:value="0.057862">
            <text:p>0.057862</text:p>
          </table:table-cell>
          <table:table-cell office:value-type="float" office:value="0">
            <text:p>0</text:p>
          </table:table-cell>
          <table:table-cell office:value-type="float" office:value="-1.4891">
            <text:p>-1.4891</text:p>
          </table:table-cell>
          <table:table-cell office:value-type="float" office:value="0.89806">
            <text:p>0.89806</text:p>
          </table:table-cell>
          <table:table-cell office:value-type="float" office:value="0.026014">
            <text:p>0.026014</text:p>
          </table:table-cell>
          <table:table-cell/>
          <table:table-cell office:value-type="float" office:value="44.361">
            <text:p>44.361</text:p>
          </table:table-cell>
          <table:table-cell office:value-type="float" office:value="-0.058612">
            <text:p>-0.058612</text:p>
          </table:table-cell>
          <table:table-cell office:value-type="float" office:value="-0.66485">
            <text:p>-0.66485</text:p>
          </table:table-cell>
          <table:table-cell office:value-type="float" office:value="0">
            <text:p>0</text:p>
          </table:table-cell>
          <table:table-cell office:value-type="float" office:value="0.057862">
            <text:p>0.057862</text:p>
          </table:table-cell>
          <table:table-cell office:value-type="float" office:value="0">
            <text:p>0</text:p>
          </table:table-cell>
          <table:table-cell office:value-type="float" office:value="1.5127">
            <text:p>1.5127</text:p>
          </table:table-cell>
          <table:table-cell office:value-type="float" office:value="0.89806">
            <text:p>0.89806</text:p>
          </table:table-cell>
          <table:table-cell office:value-type="float" office:value="0.026014">
            <text:p>0.026014</text:p>
          </table:table-cell>
        </table:table-row>
        <table:table-row table:style-name="ro1">
          <table:table-cell office:value-type="float" office:value="44.495">
            <text:p>44.495</text:p>
          </table:table-cell>
          <table:table-cell office:value-type="float" office:value="0.066611">
            <text:p>0.066611</text:p>
          </table:table-cell>
          <table:table-cell office:value-type="float" office:value="-0.35167">
            <text:p>-0.3516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3058">
            <text:p>-1.3058</text:p>
          </table:table-cell>
          <table:table-cell office:value-type="float" office:value="-0.86603">
            <text:p>-0.86603</text:p>
          </table:table-cell>
          <table:table-cell office:value-type="float" office:value="0.026193">
            <text:p>0.026193</text:p>
          </table:table-cell>
          <table:table-cell/>
          <table:table-cell office:value-type="float" office:value="44.495">
            <text:p>44.495</text:p>
          </table:table-cell>
          <table:table-cell office:value-type="float" office:value="-0.063067">
            <text:p>-0.063067</text:p>
          </table:table-cell>
          <table:table-cell office:value-type="float" office:value="-0.64846">
            <text:p>-0.6484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5491">
            <text:p>2.5491</text:p>
          </table:table-cell>
          <table:table-cell office:value-type="float" office:value="-0.86603">
            <text:p>-0.86603</text:p>
          </table:table-cell>
          <table:table-cell office:value-type="float" office:value="0.026193">
            <text:p>0.026193</text:p>
          </table:table-cell>
        </table:table-row>
        <table:table-row table:style-name="ro1">
          <table:table-cell office:value-type="float" office:value="44.628">
            <text:p>44.628</text:p>
          </table:table-cell>
          <table:table-cell office:value-type="float" office:value="0.068481">
            <text:p>0.068481</text:p>
          </table:table-cell>
          <table:table-cell office:value-type="float" office:value="-0.35665">
            <text:p>-0.35665</text:p>
          </table:table-cell>
          <table:table-cell office:value-type="float" office:value="0">
            <text:p>0</text:p>
          </table:table-cell>
          <table:table-cell office:value-type="float" office:value="0.11638">
            <text:p>0.11638</text:p>
          </table:table-cell>
          <table:table-cell office:value-type="float" office:value="0">
            <text:p>0</text:p>
          </table:table-cell>
          <table:table-cell office:value-type="float" office:value="-1.3109">
            <text:p>-1.3109</text:p>
          </table:table-cell>
          <table:table-cell office:value-type="float" office:value="0.33375">
            <text:p>0.33375</text:p>
          </table:table-cell>
          <table:table-cell office:value-type="float" office:value="0.025917">
            <text:p>0.025917</text:p>
          </table:table-cell>
          <table:table-cell/>
          <table:table-cell office:value-type="float" office:value="44.628">
            <text:p>44.628</text:p>
          </table:table-cell>
          <table:table-cell office:value-type="float" office:value="-0.062634">
            <text:p>-0.062634</text:p>
          </table:table-cell>
          <table:table-cell office:value-type="float" office:value="-0.64668">
            <text:p>-0.64668</text:p>
          </table:table-cell>
          <table:table-cell office:value-type="float" office:value="0">
            <text:p>0</text:p>
          </table:table-cell>
          <table:table-cell office:value-type="float" office:value="0.11638">
            <text:p>0.11638</text:p>
          </table:table-cell>
          <table:table-cell office:value-type="float" office:value="0">
            <text:p>0</text:p>
          </table:table-cell>
          <table:table-cell office:value-type="float" office:value="1.9455">
            <text:p>1.9455</text:p>
          </table:table-cell>
          <table:table-cell office:value-type="float" office:value="0.33375">
            <text:p>0.33375</text:p>
          </table:table-cell>
          <table:table-cell office:value-type="float" office:value="0.025917">
            <text:p>0.025917</text:p>
          </table:table-cell>
        </table:table-row>
        <table:table-row table:style-name="ro1">
          <table:table-cell office:value-type="float" office:value="44.762">
            <text:p>44.762</text:p>
          </table:table-cell>
          <table:table-cell office:value-type="float" office:value="0.069926">
            <text:p>0.069926</text:p>
          </table:table-cell>
          <table:table-cell office:value-type="float" office:value="-0.36078">
            <text:p>-0.3607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2517">
            <text:p>-1.2517</text:p>
          </table:table-cell>
          <table:table-cell office:value-type="float" office:value="0.86603">
            <text:p>0.86603</text:p>
          </table:table-cell>
          <table:table-cell office:value-type="float" office:value="0.025791">
            <text:p>0.025791</text:p>
          </table:table-cell>
          <table:table-cell/>
          <table:table-cell office:value-type="float" office:value="44.762">
            <text:p>44.762</text:p>
          </table:table-cell>
          <table:table-cell office:value-type="float" office:value="-0.063236">
            <text:p>-0.063236</text:p>
          </table:table-cell>
          <table:table-cell office:value-type="float" office:value="-0.6422">
            <text:p>-0.642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9722">
            <text:p>1.9722</text:p>
          </table:table-cell>
          <table:table-cell office:value-type="float" office:value="0.86603">
            <text:p>0.86603</text:p>
          </table:table-cell>
          <table:table-cell office:value-type="float" office:value="0.025791">
            <text:p>0.025791</text:p>
          </table:table-cell>
        </table:table-row>
        <table:table-row table:style-name="ro1">
          <table:table-cell office:value-type="float" office:value="44.895">
            <text:p>44.895</text:p>
          </table:table-cell>
          <table:table-cell office:value-type="float" office:value="0.068956">
            <text:p>0.068956</text:p>
          </table:table-cell>
          <table:table-cell office:value-type="float" office:value="-0.35738">
            <text:p>-0.35738</text:p>
          </table:table-cell>
          <table:table-cell office:value-type="float" office:value="0">
            <text:p>0</text:p>
          </table:table-cell>
          <table:table-cell office:value-type="float" office:value="-0.045897">
            <text:p>-0.045897</text:p>
          </table:table-cell>
          <table:table-cell office:value-type="float" office:value="0">
            <text:p>0</text:p>
          </table:table-cell>
          <table:table-cell office:value-type="float" office:value="-1.3155">
            <text:p>-1.3155</text:p>
          </table:table-cell>
          <table:table-cell office:value-type="float" office:value="-0.92707">
            <text:p>-0.92707</text:p>
          </table:table-cell>
          <table:table-cell office:value-type="float" office:value="0.025867">
            <text:p>0.025867</text:p>
          </table:table-cell>
          <table:table-cell/>
          <table:table-cell office:value-type="float" office:value="44.895">
            <text:p>44.895</text:p>
          </table:table-cell>
          <table:table-cell office:value-type="float" office:value="-0.061674">
            <text:p>-0.061674</text:p>
          </table:table-cell>
          <table:table-cell office:value-type="float" office:value="-0.64652">
            <text:p>-0.64652</text:p>
          </table:table-cell>
          <table:table-cell office:value-type="float" office:value="0">
            <text:p>0</text:p>
          </table:table-cell>
          <table:table-cell office:value-type="float" office:value="-0.045897">
            <text:p>-0.045897</text:p>
          </table:table-cell>
          <table:table-cell office:value-type="float" office:value="0">
            <text:p>0</text:p>
          </table:table-cell>
          <table:table-cell office:value-type="float" office:value="1.9022">
            <text:p>1.9022</text:p>
          </table:table-cell>
          <table:table-cell office:value-type="float" office:value="-0.92707">
            <text:p>-0.92707</text:p>
          </table:table-cell>
          <table:table-cell office:value-type="float" office:value="0.025867">
            <text:p>0.025867</text:p>
          </table:table-cell>
        </table:table-row>
        <table:table-row table:style-name="ro1">
          <table:table-cell office:value-type="float" office:value="45.029">
            <text:p>45.029</text:p>
          </table:table-cell>
          <table:table-cell office:value-type="float" office:value="0.06897">
            <text:p>0.06897</text:p>
          </table:table-cell>
          <table:table-cell office:value-type="float" office:value="-0.35696">
            <text:p>-0.3569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276">
            <text:p>-1.3276</text:p>
          </table:table-cell>
          <table:table-cell table:style-name="ce1" office:value-type="string">
            <text:p>1.2246e-16</text:p>
          </table:table-cell>
          <table:table-cell office:value-type="float" office:value="0.025788">
            <text:p>0.025788</text:p>
          </table:table-cell>
          <table:table-cell/>
          <table:table-cell office:value-type="float" office:value="45.029">
            <text:p>45.029</text:p>
          </table:table-cell>
          <table:table-cell office:value-type="float" office:value="-0.062384">
            <text:p>-0.062384</text:p>
          </table:table-cell>
          <table:table-cell office:value-type="float" office:value="-0.64344">
            <text:p>-0.6434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8622">
            <text:p>1.8622</text:p>
          </table:table-cell>
          <table:table-cell office:value-type="float" office:value="0">
            <text:p>0</text:p>
          </table:table-cell>
          <table:table-cell office:value-type="float" office:value="0.025788">
            <text:p>0.025788</text:p>
          </table:table-cell>
        </table:table-row>
        <table:table-row table:style-name="ro1">
          <table:table-cell office:value-type="float" office:value="45.163">
            <text:p>45.163</text:p>
          </table:table-cell>
          <table:table-cell office:value-type="float" office:value="0.069515">
            <text:p>0.069515</text:p>
          </table:table-cell>
          <table:table-cell office:value-type="float" office:value="-0.35854">
            <text:p>-0.35854</text:p>
          </table:table-cell>
          <table:table-cell office:value-type="float" office:value="0">
            <text:p>0</text:p>
          </table:table-cell>
          <table:table-cell office:value-type="float" office:value="-0.052645">
            <text:p>-0.052645</text:p>
          </table:table-cell>
          <table:table-cell office:value-type="float" office:value="0">
            <text:p>0</text:p>
          </table:table-cell>
          <table:table-cell office:value-type="float" office:value="-1.3256">
            <text:p>-1.3256</text:p>
          </table:table-cell>
          <table:table-cell office:value-type="float" office:value="-0.90629">
            <text:p>-0.90629</text:p>
          </table:table-cell>
          <table:table-cell office:value-type="float" office:value="0.025726">
            <text:p>0.025726</text:p>
          </table:table-cell>
          <table:table-cell/>
          <table:table-cell office:value-type="float" office:value="45.163">
            <text:p>45.163</text:p>
          </table:table-cell>
          <table:table-cell office:value-type="float" office:value="-0.063398">
            <text:p>-0.063398</text:p>
          </table:table-cell>
          <table:table-cell office:value-type="float" office:value="-0.63941">
            <text:p>-0.63941</text:p>
          </table:table-cell>
          <table:table-cell office:value-type="float" office:value="0">
            <text:p>0</text:p>
          </table:table-cell>
          <table:table-cell office:value-type="float" office:value="-0.052645">
            <text:p>-0.052645</text:p>
          </table:table-cell>
          <table:table-cell office:value-type="float" office:value="0">
            <text:p>0</text:p>
          </table:table-cell>
          <table:table-cell office:value-type="float" office:value="1.8245">
            <text:p>1.8245</text:p>
          </table:table-cell>
          <table:table-cell office:value-type="float" office:value="-0.90629">
            <text:p>-0.90629</text:p>
          </table:table-cell>
          <table:table-cell office:value-type="float" office:value="0.025726">
            <text:p>0.025726</text:p>
          </table:table-cell>
        </table:table-row>
        <table:table-row table:style-name="ro1">
          <table:table-cell office:value-type="float" office:value="45.296">
            <text:p>45.296</text:p>
          </table:table-cell>
          <table:table-cell office:value-type="float" office:value="0.065548">
            <text:p>0.065548</text:p>
          </table:table-cell>
          <table:table-cell office:value-type="float" office:value="-0.34711">
            <text:p>-0.3471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4069">
            <text:p>-1.4069</text:p>
          </table:table-cell>
          <table:table-cell office:value-type="float" office:value="-0.86603">
            <text:p>-0.86603</text:p>
          </table:table-cell>
          <table:table-cell office:value-type="float" office:value="0.026121">
            <text:p>0.026121</text:p>
          </table:table-cell>
          <table:table-cell/>
          <table:table-cell office:value-type="float" office:value="45.296">
            <text:p>45.296</text:p>
          </table:table-cell>
          <table:table-cell office:value-type="float" office:value="-0.061199">
            <text:p>-0.061199</text:p>
          </table:table-cell>
          <table:table-cell office:value-type="float" office:value="-0.6481">
            <text:p>-0.648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1.7357">
            <text:p>1.7357</text:p>
          </table:table-cell>
          <table:table-cell office:value-type="float" office:value="-0.86603">
            <text:p>-0.86603</text:p>
          </table:table-cell>
          <table:table-cell office:value-type="float" office:value="0.026121">
            <text:p>0.026121</text:p>
          </table:table-cell>
        </table:table-row>
        <table:table-row table:style-name="ro1">
          <table:table-cell office:value-type="float" office:value="45.43">
            <text:p>45.43</text:p>
          </table:table-cell>
          <table:table-cell office:value-type="float" office:value="0.06154">
            <text:p>0.06154</text:p>
          </table:table-cell>
          <table:table-cell office:value-type="float" office:value="-0.33355">
            <text:p>-0.33355</text:p>
          </table:table-cell>
          <table:table-cell office:value-type="float" office:value="0">
            <text:p>0</text:p>
          </table:table-cell>
          <table:table-cell office:value-type="float" office:value="-0.12401">
            <text:p>-0.12401</text:p>
          </table:table-cell>
          <table:table-cell office:value-type="float" office:value="0">
            <text:p>0</text:p>
          </table:table-cell>
          <table:table-cell office:value-type="float" office:value="-1.4257">
            <text:p>-1.4257</text:p>
          </table:table-cell>
          <table:table-cell office:value-type="float" office:value="-0.041906">
            <text:p>-0.041906</text:p>
          </table:table-cell>
          <table:table-cell office:value-type="float" office:value="0.02621">
            <text:p>0.02621</text:p>
          </table:table-cell>
          <table:table-cell/>
          <table:table-cell office:value-type="float" office:value="45.43">
            <text:p>45.43</text:p>
          </table:table-cell>
          <table:table-cell office:value-type="float" office:value="-0.057782">
            <text:p>-0.057782</text:p>
          </table:table-cell>
          <table:table-cell office:value-type="float" office:value="-0.66099">
            <text:p>-0.66099</text:p>
          </table:table-cell>
          <table:table-cell office:value-type="float" office:value="0">
            <text:p>0</text:p>
          </table:table-cell>
          <table:table-cell office:value-type="float" office:value="-0.12401">
            <text:p>-0.12401</text:p>
          </table:table-cell>
          <table:table-cell office:value-type="float" office:value="0">
            <text:p>0</text:p>
          </table:table-cell>
          <table:table-cell office:value-type="float" office:value="1.7152">
            <text:p>1.7152</text:p>
          </table:table-cell>
          <table:table-cell office:value-type="float" office:value="-0.041906">
            <text:p>-0.041906</text:p>
          </table:table-cell>
          <table:table-cell office:value-type="float" office:value="0.02621">
            <text:p>0.02621</text:p>
          </table:table-cell>
        </table:table-row>
        <table:table-row table:style-name="ro1">
          <table:table-cell office:value-type="float" office:value="45.564">
            <text:p>45.564</text:p>
          </table:table-cell>
          <table:table-cell office:value-type="float" office:value="0.059676">
            <text:p>0.059676</text:p>
          </table:table-cell>
          <table:table-cell office:value-type="float" office:value="-0.32643">
            <text:p>-0.3264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4161">
            <text:p>-1.4161</text:p>
          </table:table-cell>
          <table:table-cell table:style-name="ce1" office:value-type="string">
            <text:p>-1.2246e-16</text:p>
          </table:table-cell>
          <table:table-cell office:value-type="float" office:value="0.025959">
            <text:p>0.025959</text:p>
          </table:table-cell>
          <table:table-cell/>
          <table:table-cell office:value-type="float" office:value="45.564">
            <text:p>45.564</text:p>
          </table:table-cell>
          <table:table-cell office:value-type="float" office:value="-0.056384">
            <text:p>-0.056384</text:p>
          </table:table-cell>
          <table:table-cell office:value-type="float" office:value="-0.66588">
            <text:p>-0.6658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7259">
            <text:p>1.7259</text:p>
          </table:table-cell>
          <table:table-cell office:value-type="float" office:value="0">
            <text:p>0</text:p>
          </table:table-cell>
          <table:table-cell office:value-type="float" office:value="0.025959">
            <text:p>0.025959</text:p>
          </table:table-cell>
        </table:table-row>
        <table:table-row table:style-name="ro1">
          <table:table-cell office:value-type="float" office:value="45.697">
            <text:p>45.697</text:p>
          </table:table-cell>
          <table:table-cell office:value-type="float" office:value="0.057622">
            <text:p>0.057622</text:p>
          </table:table-cell>
          <table:table-cell office:value-type="float" office:value="-0.31509">
            <text:p>-0.31509</text:p>
          </table:table-cell>
          <table:table-cell office:value-type="float" office:value="0">
            <text:p>0</text:p>
          </table:table-cell>
          <table:table-cell office:value-type="float" office:value="-0.12709">
            <text:p>-0.12709</text:p>
          </table:table-cell>
          <table:table-cell office:value-type="float" office:value="0">
            <text:p>0</text:p>
          </table:table-cell>
          <table:table-cell office:value-type="float" office:value="-1.4731">
            <text:p>-1.4731</text:p>
          </table:table-cell>
          <table:table-cell office:value-type="float" office:value="-0.035316">
            <text:p>-0.035316</text:p>
          </table:table-cell>
          <table:table-cell office:value-type="float" office:value="0.026219">
            <text:p>0.026219</text:p>
          </table:table-cell>
          <table:table-cell/>
          <table:table-cell office:value-type="float" office:value="45.697">
            <text:p>45.697</text:p>
          </table:table-cell>
          <table:table-cell office:value-type="float" office:value="-0.055188">
            <text:p>-0.055188</text:p>
          </table:table-cell>
          <table:table-cell office:value-type="float" office:value="-0.68153">
            <text:p>-0.68153</text:p>
          </table:table-cell>
          <table:table-cell office:value-type="float" office:value="0">
            <text:p>0</text:p>
          </table:table-cell>
          <table:table-cell office:value-type="float" office:value="-0.12709">
            <text:p>-0.12709</text:p>
          </table:table-cell>
          <table:table-cell office:value-type="float" office:value="0">
            <text:p>0</text:p>
          </table:table-cell>
          <table:table-cell office:value-type="float" office:value="1.6901">
            <text:p>1.6901</text:p>
          </table:table-cell>
          <table:table-cell office:value-type="float" office:value="-0.035316">
            <text:p>-0.035316</text:p>
          </table:table-cell>
          <table:table-cell office:value-type="float" office:value="0.026219">
            <text:p>0.026219</text:p>
          </table:table-cell>
        </table:table-row>
        <table:table-row table:style-name="ro1">
          <table:table-cell office:value-type="float" office:value="45.831">
            <text:p>45.831</text:p>
          </table:table-cell>
          <table:table-cell office:value-type="float" office:value="0.05644">
            <text:p>0.05644</text:p>
          </table:table-cell>
          <table:table-cell office:value-type="float" office:value="-0.2982">
            <text:p>-0.298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4798">
            <text:p>-1.4798</text:p>
          </table:table-cell>
          <table:table-cell table:style-name="ce1" office:value-type="string">
            <text:p>-1.2246e-16</text:p>
          </table:table-cell>
          <table:table-cell office:value-type="float" office:value="0.026887">
            <text:p>0.026887</text:p>
          </table:table-cell>
          <table:table-cell/>
          <table:table-cell office:value-type="float" office:value="45.831">
            <text:p>45.831</text:p>
          </table:table-cell>
          <table:table-cell office:value-type="float" office:value="-0.053609">
            <text:p>-0.053609</text:p>
          </table:table-cell>
          <table:table-cell office:value-type="float" office:value="-0.69734">
            <text:p>-0.6973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817">
            <text:p>1.6817</text:p>
          </table:table-cell>
          <table:table-cell office:value-type="float" office:value="0">
            <text:p>0</text:p>
          </table:table-cell>
          <table:table-cell office:value-type="float" office:value="0.026887">
            <text:p>0.026887</text:p>
          </table:table-cell>
        </table:table-row>
        <table:table-row table:style-name="ro1">
          <table:table-cell office:value-type="float" office:value="45.964">
            <text:p>45.964</text:p>
          </table:table-cell>
          <table:table-cell office:value-type="float" office:value="0.055179">
            <text:p>0.055179</text:p>
          </table:table-cell>
          <table:table-cell office:value-type="float" office:value="-0.28095">
            <text:p>-0.28095</text:p>
          </table:table-cell>
          <table:table-cell office:value-type="float" office:value="0">
            <text:p>0</text:p>
          </table:table-cell>
          <table:table-cell office:value-type="float" office:value="-0.12409">
            <text:p>-0.12409</text:p>
          </table:table-cell>
          <table:table-cell office:value-type="float" office:value="0">
            <text:p>0</text:p>
          </table:table-cell>
          <table:table-cell office:value-type="float" office:value="-1.4666">
            <text:p>-1.4666</text:p>
          </table:table-cell>
          <table:table-cell office:value-type="float" office:value="-0.045817">
            <text:p>-0.045817</text:p>
          </table:table-cell>
          <table:table-cell office:value-type="float" office:value="0.0265">
            <text:p>0.0265</text:p>
          </table:table-cell>
          <table:table-cell/>
          <table:table-cell office:value-type="float" office:value="45.964">
            <text:p>45.964</text:p>
          </table:table-cell>
          <table:table-cell office:value-type="float" office:value="-0.052062">
            <text:p>-0.052062</text:p>
          </table:table-cell>
          <table:table-cell office:value-type="float" office:value="-0.7139">
            <text:p>-0.7139</text:p>
          </table:table-cell>
          <table:table-cell office:value-type="float" office:value="0">
            <text:p>0</text:p>
          </table:table-cell>
          <table:table-cell office:value-type="float" office:value="-0.12409">
            <text:p>-0.12409</text:p>
          </table:table-cell>
          <table:table-cell office:value-type="float" office:value="0">
            <text:p>0</text:p>
          </table:table-cell>
          <table:table-cell office:value-type="float" office:value="1.6606">
            <text:p>1.6606</text:p>
          </table:table-cell>
          <table:table-cell office:value-type="float" office:value="-0.045817">
            <text:p>-0.045817</text:p>
          </table:table-cell>
          <table:table-cell office:value-type="float" office:value="0.0265">
            <text:p>0.0265</text:p>
          </table:table-cell>
        </table:table-row>
        <table:table-row table:style-name="ro1">
          <table:table-cell office:value-type="float" office:value="46.098">
            <text:p>46.098</text:p>
          </table:table-cell>
          <table:table-cell office:value-type="float" office:value="0.05335">
            <text:p>0.05335</text:p>
          </table:table-cell>
          <table:table-cell office:value-type="float" office:value="-0.26508">
            <text:p>-0.2650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4602">
            <text:p>-1.4602</text:p>
          </table:table-cell>
          <table:table-cell table:style-name="ce1" office:value-type="string">
            <text:p>-1.0106e-15</text:p>
          </table:table-cell>
          <table:table-cell office:value-type="float" office:value="0.026465">
            <text:p>0.026465</text:p>
          </table:table-cell>
          <table:table-cell/>
          <table:table-cell office:value-type="float" office:value="46.098">
            <text:p>46.098</text:p>
          </table:table-cell>
          <table:table-cell office:value-type="float" office:value="-0.050588">
            <text:p>-0.050588</text:p>
          </table:table-cell>
          <table:table-cell office:value-type="float" office:value="-0.73105">
            <text:p>-0.7310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55">
            <text:p>1.655</text:p>
          </table:table-cell>
          <table:table-cell table:style-name="ce1" office:value-type="string">
            <text:p>-8.3225e-16</text:p>
          </table:table-cell>
          <table:table-cell office:value-type="float" office:value="0.026465">
            <text:p>0.026465</text:p>
          </table:table-cell>
        </table:table-row>
        <table:table-row table:style-name="ro1">
          <table:table-cell office:value-type="float" office:value="46.232">
            <text:p>46.232</text:p>
          </table:table-cell>
          <table:table-cell office:value-type="float" office:value="0.050735">
            <text:p>0.050735</text:p>
          </table:table-cell>
          <table:table-cell office:value-type="float" office:value="-0.25044">
            <text:p>-0.25044</text:p>
          </table:table-cell>
          <table:table-cell office:value-type="float" office:value="0">
            <text:p>0</text:p>
          </table:table-cell>
          <table:table-cell office:value-type="float" office:value="-0.12358">
            <text:p>-0.12358</text:p>
          </table:table-cell>
          <table:table-cell office:value-type="float" office:value="0">
            <text:p>0</text:p>
          </table:table-cell>
          <table:table-cell office:value-type="float" office:value="-1.488">
            <text:p>-1.488</text:p>
          </table:table-cell>
          <table:table-cell office:value-type="float" office:value="0.00070385">
            <text:p>0.00070385</text:p>
          </table:table-cell>
          <table:table-cell office:value-type="float" office:value="0.027121">
            <text:p>0.027121</text:p>
          </table:table-cell>
          <table:table-cell/>
          <table:table-cell office:value-type="float" office:value="46.232">
            <text:p>46.232</text:p>
          </table:table-cell>
          <table:table-cell office:value-type="float" office:value="-0.049043">
            <text:p>-0.049043</text:p>
          </table:table-cell>
          <table:table-cell office:value-type="float" office:value="-0.74698">
            <text:p>-0.74698</text:p>
          </table:table-cell>
          <table:table-cell office:value-type="float" office:value="0">
            <text:p>0</text:p>
          </table:table-cell>
          <table:table-cell office:value-type="float" office:value="-0.12358">
            <text:p>-0.12358</text:p>
          </table:table-cell>
          <table:table-cell office:value-type="float" office:value="0">
            <text:p>0</text:p>
          </table:table-cell>
          <table:table-cell office:value-type="float" office:value="1.6461">
            <text:p>1.6461</text:p>
          </table:table-cell>
          <table:table-cell office:value-type="float" office:value="0.00070385">
            <text:p>0.00070385</text:p>
          </table:table-cell>
          <table:table-cell office:value-type="float" office:value="0.027121">
            <text:p>0.027121</text:p>
          </table:table-cell>
        </table:table-row>
        <table:table-row table:style-name="ro1">
          <table:table-cell office:value-type="float" office:value="46.365">
            <text:p>46.365</text:p>
          </table:table-cell>
          <table:table-cell office:value-type="float" office:value="0.048823">
            <text:p>0.048823</text:p>
          </table:table-cell>
          <table:table-cell office:value-type="float" office:value="-0.2346">
            <text:p>-0.234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012">
            <text:p>-1.5012</text:p>
          </table:table-cell>
          <table:table-cell table:style-name="ce1" office:value-type="string">
            <text:p>-1.0106e-15</text:p>
          </table:table-cell>
          <table:table-cell office:value-type="float" office:value="0.026497">
            <text:p>0.026497</text:p>
          </table:table-cell>
          <table:table-cell/>
          <table:table-cell office:value-type="float" office:value="46.365">
            <text:p>46.365</text:p>
          </table:table-cell>
          <table:table-cell office:value-type="float" office:value="-0.047471">
            <text:p>-0.047471</text:p>
          </table:table-cell>
          <table:table-cell office:value-type="float" office:value="-0.76282">
            <text:p>-0.7628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394">
            <text:p>1.6394</text:p>
          </table:table-cell>
          <table:table-cell table:style-name="ce1" office:value-type="string">
            <text:p>-8.3225e-16</text:p>
          </table:table-cell>
          <table:table-cell office:value-type="float" office:value="0.026497">
            <text:p>0.026497</text:p>
          </table:table-cell>
        </table:table-row>
        <table:table-row table:style-name="ro1">
          <table:table-cell office:value-type="float" office:value="46.499">
            <text:p>46.499</text:p>
          </table:table-cell>
          <table:table-cell office:value-type="float" office:value="0.047598">
            <text:p>0.047598</text:p>
          </table:table-cell>
          <table:table-cell office:value-type="float" office:value="-0.21617">
            <text:p>-0.21617</text:p>
          </table:table-cell>
          <table:table-cell office:value-type="float" office:value="0">
            <text:p>0</text:p>
          </table:table-cell>
          <table:table-cell office:value-type="float" office:value="-0.12249">
            <text:p>-0.12249</text:p>
          </table:table-cell>
          <table:table-cell office:value-type="float" office:value="0">
            <text:p>0</text:p>
          </table:table-cell>
          <table:table-cell office:value-type="float" office:value="-1.4966">
            <text:p>-1.4966</text:p>
          </table:table-cell>
          <table:table-cell office:value-type="float" office:value="-0.011469">
            <text:p>-0.011469</text:p>
          </table:table-cell>
          <table:table-cell office:value-type="float" office:value="0.02637">
            <text:p>0.02637</text:p>
          </table:table-cell>
          <table:table-cell/>
          <table:table-cell office:value-type="float" office:value="46.499">
            <text:p>46.499</text:p>
          </table:table-cell>
          <table:table-cell office:value-type="float" office:value="-0.046571">
            <text:p>-0.046571</text:p>
          </table:table-cell>
          <table:table-cell office:value-type="float" office:value="-0.77943">
            <text:p>-0.77943</text:p>
          </table:table-cell>
          <table:table-cell office:value-type="float" office:value="0">
            <text:p>0</text:p>
          </table:table-cell>
          <table:table-cell office:value-type="float" office:value="-0.12249">
            <text:p>-0.12249</text:p>
          </table:table-cell>
          <table:table-cell office:value-type="float" office:value="0">
            <text:p>0</text:p>
          </table:table-cell>
          <table:table-cell office:value-type="float" office:value="1.6424">
            <text:p>1.6424</text:p>
          </table:table-cell>
          <table:table-cell office:value-type="float" office:value="-0.011469">
            <text:p>-0.011469</text:p>
          </table:table-cell>
          <table:table-cell office:value-type="float" office:value="0.02637">
            <text:p>0.02637</text:p>
          </table:table-cell>
        </table:table-row>
        <table:table-row table:style-name="ro1">
          <table:table-cell office:value-type="float" office:value="46.632">
            <text:p>46.632</text:p>
          </table:table-cell>
          <table:table-cell office:value-type="float" office:value="0.045278">
            <text:p>0.045278</text:p>
          </table:table-cell>
          <table:table-cell office:value-type="float" office:value="-0.20117">
            <text:p>-0.2011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4956">
            <text:p>-1.4956</text:p>
          </table:table-cell>
          <table:table-cell table:style-name="ce1" office:value-type="string">
            <text:p>-1.0106e-15</text:p>
          </table:table-cell>
          <table:table-cell office:value-type="float" office:value="0.026728">
            <text:p>0.026728</text:p>
          </table:table-cell>
          <table:table-cell/>
          <table:table-cell office:value-type="float" office:value="46.632">
            <text:p>46.632</text:p>
          </table:table-cell>
          <table:table-cell office:value-type="float" office:value="-0.045377">
            <text:p>-0.045377</text:p>
          </table:table-cell>
          <table:table-cell office:value-type="float" office:value="-0.79513">
            <text:p>-0.7951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318">
            <text:p>1.6318</text:p>
          </table:table-cell>
          <table:table-cell table:style-name="ce1" office:value-type="string">
            <text:p>-8.3225e-16</text:p>
          </table:table-cell>
          <table:table-cell office:value-type="float" office:value="0.026728">
            <text:p>0.026728</text:p>
          </table:table-cell>
        </table:table-row>
        <table:table-row table:style-name="ro1">
          <table:table-cell office:value-type="float" office:value="46.766">
            <text:p>46.766</text:p>
          </table:table-cell>
          <table:table-cell office:value-type="float" office:value="0.043856">
            <text:p>0.043856</text:p>
          </table:table-cell>
          <table:table-cell office:value-type="float" office:value="-0.18519">
            <text:p>-0.18519</text:p>
          </table:table-cell>
          <table:table-cell office:value-type="float" office:value="0">
            <text:p>0</text:p>
          </table:table-cell>
          <table:table-cell office:value-type="float" office:value="-0.12368">
            <text:p>-0.12368</text:p>
          </table:table-cell>
          <table:table-cell office:value-type="float" office:value="0">
            <text:p>0</text:p>
          </table:table-cell>
          <table:table-cell office:value-type="float" office:value="-1.4941">
            <text:p>-1.4941</text:p>
          </table:table-cell>
          <table:table-cell office:value-type="float" office:value="0.012725">
            <text:p>0.012725</text:p>
          </table:table-cell>
          <table:table-cell office:value-type="float" office:value="0.02627">
            <text:p>0.02627</text:p>
          </table:table-cell>
          <table:table-cell/>
          <table:table-cell office:value-type="float" office:value="46.766">
            <text:p>46.766</text:p>
          </table:table-cell>
          <table:table-cell office:value-type="float" office:value="-0.044319">
            <text:p>-0.044319</text:p>
          </table:table-cell>
          <table:table-cell office:value-type="float" office:value="-0.81181">
            <text:p>-0.81181</text:p>
          </table:table-cell>
          <table:table-cell office:value-type="float" office:value="0">
            <text:p>0</text:p>
          </table:table-cell>
          <table:table-cell office:value-type="float" office:value="-0.12368">
            <text:p>-0.12368</text:p>
          </table:table-cell>
          <table:table-cell office:value-type="float" office:value="0">
            <text:p>0</text:p>
          </table:table-cell>
          <table:table-cell office:value-type="float" office:value="1.6312">
            <text:p>1.6312</text:p>
          </table:table-cell>
          <table:table-cell office:value-type="float" office:value="0.012725">
            <text:p>0.012725</text:p>
          </table:table-cell>
          <table:table-cell office:value-type="float" office:value="0.02627">
            <text:p>0.02627</text:p>
          </table:table-cell>
        </table:table-row>
        <table:table-row table:style-name="ro1">
          <table:table-cell office:value-type="float" office:value="46.9">
            <text:p>46.9</text:p>
          </table:table-cell>
          <table:table-cell office:value-type="float" office:value="0.042216">
            <text:p>0.042216</text:p>
          </table:table-cell>
          <table:table-cell office:value-type="float" office:value="-0.16846">
            <text:p>-0.1684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4894">
            <text:p>-1.4894</text:p>
          </table:table-cell>
          <table:table-cell table:style-name="ce1" office:value-type="string">
            <text:p>-1.2246e-16</text:p>
          </table:table-cell>
          <table:table-cell office:value-type="float" office:value="0.025981">
            <text:p>0.025981</text:p>
          </table:table-cell>
          <table:table-cell/>
          <table:table-cell office:value-type="float" office:value="46.9">
            <text:p>46.9</text:p>
          </table:table-cell>
          <table:table-cell office:value-type="float" office:value="-0.04281">
            <text:p>-0.04281</text:p>
          </table:table-cell>
          <table:table-cell office:value-type="float" office:value="-0.82802">
            <text:p>-0.8280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298">
            <text:p>1.6298</text:p>
          </table:table-cell>
          <table:table-cell office:value-type="float" office:value="0">
            <text:p>0</text:p>
          </table:table-cell>
          <table:table-cell office:value-type="float" office:value="0.025981">
            <text:p>0.025981</text:p>
          </table:table-cell>
        </table:table-row>
        <table:table-row table:style-name="ro1">
          <table:table-cell office:value-type="float" office:value="47.033">
            <text:p>47.033</text:p>
          </table:table-cell>
          <table:table-cell office:value-type="float" office:value="0.040426">
            <text:p>0.040426</text:p>
          </table:table-cell>
          <table:table-cell office:value-type="float" office:value="-0.15207">
            <text:p>-0.15207</text:p>
          </table:table-cell>
          <table:table-cell office:value-type="float" office:value="0">
            <text:p>0</text:p>
          </table:table-cell>
          <table:table-cell office:value-type="float" office:value="-0.12352">
            <text:p>-0.12352</text:p>
          </table:table-cell>
          <table:table-cell office:value-type="float" office:value="0">
            <text:p>0</text:p>
          </table:table-cell>
          <table:table-cell office:value-type="float" office:value="-1.4822">
            <text:p>-1.4822</text:p>
          </table:table-cell>
          <table:table-cell office:value-type="float" office:value="0.024919">
            <text:p>0.024919</text:p>
          </table:table-cell>
          <table:table-cell office:value-type="float" office:value="0.026152">
            <text:p>0.026152</text:p>
          </table:table-cell>
          <table:table-cell/>
          <table:table-cell office:value-type="float" office:value="47.033">
            <text:p>47.033</text:p>
          </table:table-cell>
          <table:table-cell office:value-type="float" office:value="-0.04157">
            <text:p>-0.04157</text:p>
          </table:table-cell>
          <table:table-cell office:value-type="float" office:value="-0.84478">
            <text:p>-0.84478</text:p>
          </table:table-cell>
          <table:table-cell office:value-type="float" office:value="0">
            <text:p>0</text:p>
          </table:table-cell>
          <table:table-cell office:value-type="float" office:value="-0.12352">
            <text:p>-0.12352</text:p>
          </table:table-cell>
          <table:table-cell office:value-type="float" office:value="0">
            <text:p>0</text:p>
          </table:table-cell>
          <table:table-cell office:value-type="float" office:value="1.6316">
            <text:p>1.6316</text:p>
          </table:table-cell>
          <table:table-cell office:value-type="float" office:value="0.024919">
            <text:p>0.024919</text:p>
          </table:table-cell>
          <table:table-cell office:value-type="float" office:value="0.026152">
            <text:p>0.026152</text:p>
          </table:table-cell>
        </table:table-row>
        <table:table-row table:style-name="ro1">
          <table:table-cell office:value-type="float" office:value="47.167">
            <text:p>47.167</text:p>
          </table:table-cell>
          <table:table-cell office:value-type="float" office:value="0.038779">
            <text:p>0.038779</text:p>
          </table:table-cell>
          <table:table-cell office:value-type="float" office:value="-0.13617">
            <text:p>-0.1361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4796">
            <text:p>-1.4796</text:p>
          </table:table-cell>
          <table:table-cell table:style-name="ce1" office:value-type="string">
            <text:p>-1.0106e-15</text:p>
          </table:table-cell>
          <table:table-cell office:value-type="float" office:value="0.025682">
            <text:p>0.025682</text:p>
          </table:table-cell>
          <table:table-cell/>
          <table:table-cell office:value-type="float" office:value="47.167">
            <text:p>47.167</text:p>
          </table:table-cell>
          <table:table-cell office:value-type="float" office:value="-0.040353">
            <text:p>-0.040353</text:p>
          </table:table-cell>
          <table:table-cell office:value-type="float" office:value="-0.86093">
            <text:p>-0.8609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25">
            <text:p>1.625</text:p>
          </table:table-cell>
          <table:table-cell table:style-name="ce1" office:value-type="string">
            <text:p>-8.3225e-16</text:p>
          </table:table-cell>
          <table:table-cell office:value-type="float" office:value="0.025682">
            <text:p>0.025682</text:p>
          </table:table-cell>
        </table:table-row>
        <table:table-row table:style-name="ro1">
          <table:table-cell office:value-type="float" office:value="47.301">
            <text:p>47.301</text:p>
          </table:table-cell>
          <table:table-cell office:value-type="float" office:value="0.037166">
            <text:p>0.037166</text:p>
          </table:table-cell>
          <table:table-cell office:value-type="float" office:value="-0.11982">
            <text:p>-0.11982</text:p>
          </table:table-cell>
          <table:table-cell office:value-type="float" office:value="0">
            <text:p>0</text:p>
          </table:table-cell>
          <table:table-cell office:value-type="float" office:value="-0.1229">
            <text:p>-0.1229</text:p>
          </table:table-cell>
          <table:table-cell office:value-type="float" office:value="0">
            <text:p>0</text:p>
          </table:table-cell>
          <table:table-cell office:value-type="float" office:value="-1.4715">
            <text:p>-1.4715</text:p>
          </table:table-cell>
          <table:table-cell office:value-type="float" office:value="0.047606">
            <text:p>0.047606</text:p>
          </table:table-cell>
          <table:table-cell office:value-type="float" office:value="0.025236">
            <text:p>0.025236</text:p>
          </table:table-cell>
          <table:table-cell/>
          <table:table-cell office:value-type="float" office:value="47.301">
            <text:p>47.301</text:p>
          </table:table-cell>
          <table:table-cell office:value-type="float" office:value="-0.039631">
            <text:p>-0.039631</text:p>
          </table:table-cell>
          <table:table-cell office:value-type="float" office:value="-0.87779">
            <text:p>-0.87779</text:p>
          </table:table-cell>
          <table:table-cell office:value-type="float" office:value="0">
            <text:p>0</text:p>
          </table:table-cell>
          <table:table-cell office:value-type="float" office:value="-0.1229">
            <text:p>-0.1229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  <table:table-cell office:value-type="float" office:value="0.047606">
            <text:p>0.047606</text:p>
          </table:table-cell>
          <table:table-cell office:value-type="float" office:value="0.025236">
            <text:p>0.025236</text:p>
          </table:table-cell>
        </table:table-row>
        <table:table-row table:style-name="ro1">
          <table:table-cell office:value-type="float" office:value="47.434">
            <text:p>47.434</text:p>
          </table:table-cell>
          <table:table-cell office:value-type="float" office:value="0.034764">
            <text:p>0.034764</text:p>
          </table:table-cell>
          <table:table-cell office:value-type="float" office:value="-0.10512">
            <text:p>-0.1051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4968">
            <text:p>-1.4968</text:p>
          </table:table-cell>
          <table:table-cell table:style-name="ce1" office:value-type="string">
            <text:p>-1.2246e-16</text:p>
          </table:table-cell>
          <table:table-cell office:value-type="float" office:value="0.025049">
            <text:p>0.025049</text:p>
          </table:table-cell>
          <table:table-cell/>
          <table:table-cell office:value-type="float" office:value="47.434">
            <text:p>47.434</text:p>
          </table:table-cell>
          <table:table-cell office:value-type="float" office:value="-0.038871">
            <text:p>-0.038871</text:p>
          </table:table-cell>
          <table:table-cell office:value-type="float" office:value="-0.89408">
            <text:p>-0.8940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312">
            <text:p>1.6312</text:p>
          </table:table-cell>
          <table:table-cell office:value-type="float" office:value="0">
            <text:p>0</text:p>
          </table:table-cell>
          <table:table-cell office:value-type="float" office:value="0.025049">
            <text:p>0.025049</text:p>
          </table:table-cell>
        </table:table-row>
        <table:table-row table:style-name="ro1">
          <table:table-cell office:value-type="float" office:value="47.568">
            <text:p>47.568</text:p>
          </table:table-cell>
          <table:table-cell office:value-type="float" office:value="0.03395">
            <text:p>0.03395</text:p>
          </table:table-cell>
          <table:table-cell office:value-type="float" office:value="-0.095266">
            <text:p>-0.095266</text:p>
          </table:table-cell>
          <table:table-cell office:value-type="float" office:value="0">
            <text:p>0</text:p>
          </table:table-cell>
          <table:table-cell office:value-type="float" office:value="0.11894">
            <text:p>0.11894</text:p>
          </table:table-cell>
          <table:table-cell office:value-type="float" office:value="0">
            <text:p>0</text:p>
          </table:table-cell>
          <table:table-cell office:value-type="float" office:value="-1.4966">
            <text:p>-1.4966</text:p>
          </table:table-cell>
          <table:table-cell office:value-type="float" office:value="-0.020348">
            <text:p>-0.020348</text:p>
          </table:table-cell>
          <table:table-cell office:value-type="float" office:value="0.024559">
            <text:p>0.024559</text:p>
          </table:table-cell>
          <table:table-cell/>
          <table:table-cell office:value-type="float" office:value="47.568">
            <text:p>47.568</text:p>
          </table:table-cell>
          <table:table-cell office:value-type="float" office:value="-0.037629">
            <text:p>-0.037629</text:p>
          </table:table-cell>
          <table:table-cell office:value-type="float" office:value="-0.90314">
            <text:p>-0.90314</text:p>
          </table:table-cell>
          <table:table-cell office:value-type="float" office:value="0">
            <text:p>0</text:p>
          </table:table-cell>
          <table:table-cell office:value-type="float" office:value="0.11894">
            <text:p>0.11894</text:p>
          </table:table-cell>
          <table:table-cell office:value-type="float" office:value="0">
            <text:p>0</text:p>
          </table:table-cell>
          <table:table-cell office:value-type="float" office:value="1.6275">
            <text:p>1.6275</text:p>
          </table:table-cell>
          <table:table-cell office:value-type="float" office:value="-0.020348">
            <text:p>-0.020348</text:p>
          </table:table-cell>
          <table:table-cell office:value-type="float" office:value="0.024559">
            <text:p>0.024559</text:p>
          </table:table-cell>
        </table:table-row>
        <table:table-row table:style-name="ro1">
          <table:table-cell office:value-type="float" office:value="47.701">
            <text:p>47.701</text:p>
          </table:table-cell>
          <table:table-cell office:value-type="float" office:value="0.032606">
            <text:p>0.032606</text:p>
          </table:table-cell>
          <table:table-cell office:value-type="float" office:value="-0.084275">
            <text:p>-0.08427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041">
            <text:p>-1.5041</text:p>
          </table:table-cell>
          <table:table-cell table:style-name="ce1" office:value-type="string">
            <text:p>-2.2204e-16</text:p>
          </table:table-cell>
          <table:table-cell office:value-type="float" office:value="0.023993">
            <text:p>0.023993</text:p>
          </table:table-cell>
          <table:table-cell/>
          <table:table-cell office:value-type="float" office:value="47.701">
            <text:p>47.701</text:p>
          </table:table-cell>
          <table:table-cell office:value-type="float" office:value="-0.036994">
            <text:p>-0.036994</text:p>
          </table:table-cell>
          <table:table-cell office:value-type="float" office:value="-0.91374">
            <text:p>-0.9137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6223">
            <text:p>1.6223</text:p>
          </table:table-cell>
          <table:table-cell table:style-name="ce1" office:value-type="string">
            <text:p>-4.1613e-16</text:p>
          </table:table-cell>
          <table:table-cell office:value-type="float" office:value="0.023993">
            <text:p>0.023993</text:p>
          </table:table-cell>
        </table:table-row>
        <table:table-row table:style-name="ro1">
          <table:table-cell office:value-type="float" office:value="47.835">
            <text:p>47.835</text:p>
          </table:table-cell>
          <table:table-cell office:value-type="float" office:value="0.031684">
            <text:p>0.031684</text:p>
          </table:table-cell>
          <table:table-cell office:value-type="float" office:value="-0.079087">
            <text:p>-0.079087</text:p>
          </table:table-cell>
          <table:table-cell office:value-type="float" office:value="0">
            <text:p>0</text:p>
          </table:table-cell>
          <table:table-cell office:value-type="float" office:value="0.11778">
            <text:p>0.11778</text:p>
          </table:table-cell>
          <table:table-cell office:value-type="float" office:value="0">
            <text:p>0</text:p>
          </table:table-cell>
          <table:table-cell office:value-type="float" office:value="-1.5196">
            <text:p>-1.5196</text:p>
          </table:table-cell>
          <table:table-cell office:value-type="float" office:value="-0.020868">
            <text:p>-0.020868</text:p>
          </table:table-cell>
          <table:table-cell office:value-type="float" office:value="0.023553">
            <text:p>0.023553</text:p>
          </table:table-cell>
          <table:table-cell/>
          <table:table-cell office:value-type="float" office:value="47.835">
            <text:p>47.835</text:p>
          </table:table-cell>
          <table:table-cell office:value-type="float" office:value="-0.036454">
            <text:p>-0.036454</text:p>
          </table:table-cell>
          <table:table-cell office:value-type="float" office:value="-0.91895">
            <text:p>-0.91895</text:p>
          </table:table-cell>
          <table:table-cell office:value-type="float" office:value="0">
            <text:p>0</text:p>
          </table:table-cell>
          <table:table-cell office:value-type="float" office:value="0.11778">
            <text:p>0.11778</text:p>
          </table:table-cell>
          <table:table-cell office:value-type="float" office:value="0">
            <text:p>0</text:p>
          </table:table-cell>
          <table:table-cell office:value-type="float" office:value="1.6094">
            <text:p>1.6094</text:p>
          </table:table-cell>
          <table:table-cell office:value-type="float" office:value="-0.020868">
            <text:p>-0.020868</text:p>
          </table:table-cell>
          <table:table-cell office:value-type="float" office:value="0.023553">
            <text:p>0.023553</text:p>
          </table:table-cell>
        </table:table-row>
        <table:table-row table:style-name="ro1">
          <table:table-cell office:value-type="float" office:value="47.969">
            <text:p>47.969</text:p>
          </table:table-cell>
          <table:table-cell office:value-type="float" office:value="0.031786">
            <text:p>0.031786</text:p>
          </table:table-cell>
          <table:table-cell office:value-type="float" office:value="-0.093544">
            <text:p>-0.09354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379">
            <text:p>-1.5379</text:p>
          </table:table-cell>
          <table:table-cell office:value-type="float" office:value="0">
            <text:p>0</text:p>
          </table:table-cell>
          <table:table-cell office:value-type="float" office:value="0.024393">
            <text:p>0.024393</text:p>
          </table:table-cell>
          <table:table-cell/>
          <table:table-cell office:value-type="float" office:value="47.969">
            <text:p>47.969</text:p>
          </table:table-cell>
          <table:table-cell office:value-type="float" office:value="-0.036604">
            <text:p>-0.036604</text:p>
          </table:table-cell>
          <table:table-cell office:value-type="float" office:value="-0.90539">
            <text:p>-0.9053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95">
            <text:p>1.595</text:p>
          </table:table-cell>
          <table:table-cell office:value-type="float" office:value="0">
            <text:p>0</text:p>
          </table:table-cell>
          <table:table-cell office:value-type="float" office:value="0.024393">
            <text:p>0.024393</text:p>
          </table:table-cell>
        </table:table-row>
        <table:table-row table:style-name="ro1">
          <table:table-cell office:value-type="float" office:value="48.102">
            <text:p>48.102</text:p>
          </table:table-cell>
          <table:table-cell office:value-type="float" office:value="0.033742">
            <text:p>0.033742</text:p>
          </table:table-cell>
          <table:table-cell office:value-type="float" office:value="-0.11278">
            <text:p>-0.11278</text:p>
          </table:table-cell>
          <table:table-cell office:value-type="float" office:value="0">
            <text:p>0</text:p>
          </table:table-cell>
          <table:table-cell office:value-type="float" office:value="0.11882">
            <text:p>0.11882</text:p>
          </table:table-cell>
          <table:table-cell office:value-type="float" office:value="0">
            <text:p>0</text:p>
          </table:table-cell>
          <table:table-cell office:value-type="float" office:value="-1.5321">
            <text:p>-1.5321</text:p>
          </table:table-cell>
          <table:table-cell office:value-type="float" office:value="-0.031525">
            <text:p>-0.031525</text:p>
          </table:table-cell>
          <table:table-cell office:value-type="float" office:value="0.025009">
            <text:p>0.025009</text:p>
          </table:table-cell>
          <table:table-cell/>
          <table:table-cell office:value-type="float" office:value="48.102">
            <text:p>48.102</text:p>
          </table:table-cell>
          <table:table-cell office:value-type="float" office:value="-0.037498">
            <text:p>-0.037498</text:p>
          </table:table-cell>
          <table:table-cell office:value-type="float" office:value="-0.88967">
            <text:p>-0.88967</text:p>
          </table:table-cell>
          <table:table-cell office:value-type="float" office:value="0">
            <text:p>0</text:p>
          </table:table-cell>
          <table:table-cell office:value-type="float" office:value="0.11882">
            <text:p>0.11882</text:p>
          </table:table-cell>
          <table:table-cell office:value-type="float" office:value="0">
            <text:p>0</text:p>
          </table:table-cell>
          <table:table-cell office:value-type="float" office:value="1.5864">
            <text:p>1.5864</text:p>
          </table:table-cell>
          <table:table-cell office:value-type="float" office:value="-0.031525">
            <text:p>-0.031525</text:p>
          </table:table-cell>
          <table:table-cell office:value-type="float" office:value="0.025009">
            <text:p>0.025009</text:p>
          </table:table-cell>
        </table:table-row>
        <table:table-row table:style-name="ro1">
          <table:table-cell office:value-type="float" office:value="48.236">
            <text:p>48.236</text:p>
          </table:table-cell>
          <table:table-cell office:value-type="float" office:value="0.035123">
            <text:p>0.035123</text:p>
          </table:table-cell>
          <table:table-cell office:value-type="float" office:value="-0.12741">
            <text:p>-0.1274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233">
            <text:p>-1.5233</text:p>
          </table:table-cell>
          <table:table-cell table:style-name="ce1" office:value-type="string">
            <text:p>2.2204e-16</text:p>
          </table:table-cell>
          <table:table-cell office:value-type="float" office:value="0.02516">
            <text:p>0.02516</text:p>
          </table:table-cell>
          <table:table-cell/>
          <table:table-cell office:value-type="float" office:value="48.236">
            <text:p>48.236</text:p>
          </table:table-cell>
          <table:table-cell office:value-type="float" office:value="-0.036732">
            <text:p>-0.036732</text:p>
          </table:table-cell>
          <table:table-cell office:value-type="float" office:value="-0.87498">
            <text:p>-0.8749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812">
            <text:p>1.5812</text:p>
          </table:table-cell>
          <table:table-cell table:style-name="ce1" office:value-type="string">
            <text:p>4.1613e-16</text:p>
          </table:table-cell>
          <table:table-cell office:value-type="float" office:value="0.02516">
            <text:p>0.02516</text:p>
          </table:table-cell>
        </table:table-row>
        <table:table-row table:style-name="ro1">
          <table:table-cell office:value-type="float" office:value="48.37">
            <text:p>48.37</text:p>
          </table:table-cell>
          <table:table-cell office:value-type="float" office:value="0.03604">
            <text:p>0.03604</text:p>
          </table:table-cell>
          <table:table-cell office:value-type="float" office:value="-0.14219">
            <text:p>-0.14219</text:p>
          </table:table-cell>
          <table:table-cell office:value-type="float" office:value="0">
            <text:p>0</text:p>
          </table:table-cell>
          <table:table-cell office:value-type="float" office:value="0.12229">
            <text:p>0.12229</text:p>
          </table:table-cell>
          <table:table-cell office:value-type="float" office:value="0">
            <text:p>0</text:p>
          </table:table-cell>
          <table:table-cell office:value-type="float" office:value="-1.5329">
            <text:p>-1.5329</text:p>
          </table:table-cell>
          <table:table-cell office:value-type="float" office:value="0.023038">
            <text:p>0.023038</text:p>
          </table:table-cell>
          <table:table-cell office:value-type="float" office:value="0.025653">
            <text:p>0.025653</text:p>
          </table:table-cell>
          <table:table-cell/>
          <table:table-cell office:value-type="float" office:value="48.37">
            <text:p>48.37</text:p>
          </table:table-cell>
          <table:table-cell office:value-type="float" office:value="-0.036086">
            <text:p>-0.036086</text:p>
          </table:table-cell>
          <table:table-cell office:value-type="float" office:value="-0.85832">
            <text:p>-0.85832</text:p>
          </table:table-cell>
          <table:table-cell office:value-type="float" office:value="0">
            <text:p>0</text:p>
          </table:table-cell>
          <table:table-cell office:value-type="float" office:value="0.12229">
            <text:p>0.12229</text:p>
          </table:table-cell>
          <table:table-cell office:value-type="float" office:value="0">
            <text:p>0</text:p>
          </table:table-cell>
          <table:table-cell office:value-type="float" office:value="1.5809">
            <text:p>1.5809</text:p>
          </table:table-cell>
          <table:table-cell office:value-type="float" office:value="0.023038">
            <text:p>0.023038</text:p>
          </table:table-cell>
          <table:table-cell office:value-type="float" office:value="0.025653">
            <text:p>0.025653</text:p>
          </table:table-cell>
        </table:table-row>
        <table:table-row table:style-name="ro1">
          <table:table-cell office:value-type="float" office:value="48.503">
            <text:p>48.503</text:p>
          </table:table-cell>
          <table:table-cell office:value-type="float" office:value="0.038533">
            <text:p>0.038533</text:p>
          </table:table-cell>
          <table:table-cell office:value-type="float" office:value="-0.16154">
            <text:p>-0.1615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197">
            <text:p>-1.5197</text:p>
          </table:table-cell>
          <table:table-cell table:style-name="ce1" office:value-type="string">
            <text:p>-2.2204e-16</text:p>
          </table:table-cell>
          <table:table-cell office:value-type="float" office:value="0.025952">
            <text:p>0.025952</text:p>
          </table:table-cell>
          <table:table-cell/>
          <table:table-cell office:value-type="float" office:value="48.503">
            <text:p>48.503</text:p>
          </table:table-cell>
          <table:table-cell office:value-type="float" office:value="-0.036016">
            <text:p>-0.036016</text:p>
          </table:table-cell>
          <table:table-cell office:value-type="float" office:value="-0.84245">
            <text:p>-0.8424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  <table:table-cell table:style-name="ce1" office:value-type="string">
            <text:p>-4.1613e-16</text:p>
          </table:table-cell>
          <table:table-cell office:value-type="float" office:value="0.025952">
            <text:p>0.025952</text:p>
          </table:table-cell>
        </table:table-row>
        <table:table-row table:style-name="ro1">
          <table:table-cell office:value-type="float" office:value="48.637">
            <text:p>48.637</text:p>
          </table:table-cell>
          <table:table-cell office:value-type="float" office:value="0.038988">
            <text:p>0.038988</text:p>
          </table:table-cell>
          <table:table-cell office:value-type="float" office:value="-0.17541">
            <text:p>-0.17541</text:p>
          </table:table-cell>
          <table:table-cell office:value-type="float" office:value="0">
            <text:p>0</text:p>
          </table:table-cell>
          <table:table-cell office:value-type="float" office:value="0.12391">
            <text:p>0.12391</text:p>
          </table:table-cell>
          <table:table-cell office:value-type="float" office:value="0">
            <text:p>0</text:p>
          </table:table-cell>
          <table:table-cell office:value-type="float" office:value="-1.5243">
            <text:p>-1.5243</text:p>
          </table:table-cell>
          <table:table-cell office:value-type="float" office:value="0.06046">
            <text:p>0.06046</text:p>
          </table:table-cell>
          <table:table-cell office:value-type="float" office:value="0.025847">
            <text:p>0.025847</text:p>
          </table:table-cell>
          <table:table-cell/>
          <table:table-cell office:value-type="float" office:value="48.637">
            <text:p>48.637</text:p>
          </table:table-cell>
          <table:table-cell office:value-type="float" office:value="-0.036005">
            <text:p>-0.036005</text:p>
          </table:table-cell>
          <table:table-cell office:value-type="float" office:value="-0.82634">
            <text:p>-0.82634</text:p>
          </table:table-cell>
          <table:table-cell office:value-type="float" office:value="0">
            <text:p>0</text:p>
          </table:table-cell>
          <table:table-cell office:value-type="float" office:value="0.12391">
            <text:p>0.12391</text:p>
          </table:table-cell>
          <table:table-cell office:value-type="float" office:value="0">
            <text:p>0</text:p>
          </table:table-cell>
          <table:table-cell office:value-type="float" office:value="1.5816">
            <text:p>1.5816</text:p>
          </table:table-cell>
          <table:table-cell office:value-type="float" office:value="0.06046">
            <text:p>0.06046</text:p>
          </table:table-cell>
          <table:table-cell office:value-type="float" office:value="0.025847">
            <text:p>0.025847</text:p>
          </table:table-cell>
        </table:table-row>
        <table:table-row table:style-name="ro1">
          <table:table-cell office:value-type="float" office:value="48.77">
            <text:p>48.77</text:p>
          </table:table-cell>
          <table:table-cell office:value-type="float" office:value="0.040067">
            <text:p>0.040067</text:p>
          </table:table-cell>
          <table:table-cell office:value-type="float" office:value="-0.19107">
            <text:p>-0.1910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429">
            <text:p>-1.5429</text:p>
          </table:table-cell>
          <table:table-cell office:value-type="float" office:value="0">
            <text:p>0</text:p>
          </table:table-cell>
          <table:table-cell office:value-type="float" office:value="0.026175">
            <text:p>0.026175</text:p>
          </table:table-cell>
          <table:table-cell/>
          <table:table-cell office:value-type="float" office:value="48.77">
            <text:p>48.77</text:p>
          </table:table-cell>
          <table:table-cell office:value-type="float" office:value="-0.036015">
            <text:p>-0.036015</text:p>
          </table:table-cell>
          <table:table-cell office:value-type="float" office:value="-0.8106">
            <text:p>-0.810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818">
            <text:p>1.5818</text:p>
          </table:table-cell>
          <table:table-cell office:value-type="float" office:value="0">
            <text:p>0</text:p>
          </table:table-cell>
          <table:table-cell office:value-type="float" office:value="0.026175">
            <text:p>0.026175</text:p>
          </table:table-cell>
        </table:table-row>
        <table:table-row table:style-name="ro1">
          <table:table-cell office:value-type="float" office:value="48.904">
            <text:p>48.904</text:p>
          </table:table-cell>
          <table:table-cell office:value-type="float" office:value="0.042062">
            <text:p>0.042062</text:p>
          </table:table-cell>
          <table:table-cell office:value-type="float" office:value="-0.20886">
            <text:p>-0.20886</text:p>
          </table:table-cell>
          <table:table-cell office:value-type="float" office:value="0">
            <text:p>0</text:p>
          </table:table-cell>
          <table:table-cell office:value-type="float" office:value="0.1217">
            <text:p>0.1217</text:p>
          </table:table-cell>
          <table:table-cell office:value-type="float" office:value="0">
            <text:p>0</text:p>
          </table:table-cell>
          <table:table-cell office:value-type="float" office:value="-1.5465">
            <text:p>-1.5465</text:p>
          </table:table-cell>
          <table:table-cell office:value-type="float" office:value="0.049753">
            <text:p>0.049753</text:p>
          </table:table-cell>
          <table:table-cell office:value-type="float" office:value="0.02639">
            <text:p>0.02639</text:p>
          </table:table-cell>
          <table:table-cell/>
          <table:table-cell office:value-type="float" office:value="48.904">
            <text:p>48.904</text:p>
          </table:table-cell>
          <table:table-cell office:value-type="float" office:value="-0.035464">
            <text:p>-0.035464</text:p>
          </table:table-cell>
          <table:table-cell office:value-type="float" office:value="-0.79348">
            <text:p>-0.79348</text:p>
          </table:table-cell>
          <table:table-cell office:value-type="float" office:value="0">
            <text:p>0</text:p>
          </table:table-cell>
          <table:table-cell office:value-type="float" office:value="0.1217">
            <text:p>0.1217</text:p>
          </table:table-cell>
          <table:table-cell office:value-type="float" office:value="0">
            <text:p>0</text:p>
          </table:table-cell>
          <table:table-cell office:value-type="float" office:value="1.583">
            <text:p>1.583</text:p>
          </table:table-cell>
          <table:table-cell office:value-type="float" office:value="0.049753">
            <text:p>0.049753</text:p>
          </table:table-cell>
          <table:table-cell office:value-type="float" office:value="0.02639">
            <text:p>0.02639</text:p>
          </table:table-cell>
        </table:table-row>
        <table:table-row table:style-name="ro1">
          <table:table-cell office:value-type="float" office:value="49.038">
            <text:p>49.038</text:p>
          </table:table-cell>
          <table:table-cell office:value-type="float" office:value="0.043722">
            <text:p>0.043722</text:p>
          </table:table-cell>
          <table:table-cell office:value-type="float" office:value="-0.22499">
            <text:p>-0.2249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464">
            <text:p>-1.5464</text:p>
          </table:table-cell>
          <table:table-cell table:style-name="ce1" office:value-type="string">
            <text:p>-2.2204e-16</text:p>
          </table:table-cell>
          <table:table-cell office:value-type="float" office:value="0.026176">
            <text:p>0.026176</text:p>
          </table:table-cell>
          <table:table-cell/>
          <table:table-cell office:value-type="float" office:value="49.038">
            <text:p>49.038</text:p>
          </table:table-cell>
          <table:table-cell office:value-type="float" office:value="-0.035233">
            <text:p>-0.035233</text:p>
          </table:table-cell>
          <table:table-cell office:value-type="float" office:value="-0.77805">
            <text:p>-0.7780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821">
            <text:p>1.5821</text:p>
          </table:table-cell>
          <table:table-cell table:style-name="ce1" office:value-type="string">
            <text:p>-4.1613e-16</text:p>
          </table:table-cell>
          <table:table-cell office:value-type="float" office:value="0.026176">
            <text:p>0.026176</text:p>
          </table:table-cell>
        </table:table-row>
        <table:table-row table:style-name="ro1">
          <table:table-cell office:value-type="float" office:value="49.171">
            <text:p>49.171</text:p>
          </table:table-cell>
          <table:table-cell office:value-type="float" office:value="0.044975">
            <text:p>0.044975</text:p>
          </table:table-cell>
          <table:table-cell office:value-type="float" office:value="-0.24205">
            <text:p>-0.24205</text:p>
          </table:table-cell>
          <table:table-cell office:value-type="float" office:value="0">
            <text:p>0</text:p>
          </table:table-cell>
          <table:table-cell office:value-type="float" office:value="0.12313">
            <text:p>0.12313</text:p>
          </table:table-cell>
          <table:table-cell office:value-type="float" office:value="0">
            <text:p>0</text:p>
          </table:table-cell>
          <table:table-cell office:value-type="float" office:value="-1.5455">
            <text:p>-1.5455</text:p>
          </table:table-cell>
          <table:table-cell office:value-type="float" office:value="0.081086">
            <text:p>0.081086</text:p>
          </table:table-cell>
          <table:table-cell office:value-type="float" office:value="0.026487">
            <text:p>0.026487</text:p>
          </table:table-cell>
          <table:table-cell/>
          <table:table-cell office:value-type="float" office:value="49.171">
            <text:p>49.171</text:p>
          </table:table-cell>
          <table:table-cell office:value-type="float" office:value="-0.035191">
            <text:p>-0.035191</text:p>
          </table:table-cell>
          <table:table-cell office:value-type="float" office:value="-0.76213">
            <text:p>-0.76213</text:p>
          </table:table-cell>
          <table:table-cell office:value-type="float" office:value="0">
            <text:p>0</text:p>
          </table:table-cell>
          <table:table-cell office:value-type="float" office:value="0.12313">
            <text:p>0.12313</text:p>
          </table:table-cell>
          <table:table-cell office:value-type="float" office:value="0">
            <text:p>0</text:p>
          </table:table-cell>
          <table:table-cell office:value-type="float" office:value="1.5839">
            <text:p>1.5839</text:p>
          </table:table-cell>
          <table:table-cell office:value-type="float" office:value="0.081086">
            <text:p>0.081086</text:p>
          </table:table-cell>
          <table:table-cell office:value-type="float" office:value="0.026487">
            <text:p>0.026487</text:p>
          </table:table-cell>
        </table:table-row>
        <table:table-row table:style-name="ro1">
          <table:table-cell office:value-type="float" office:value="49.305">
            <text:p>49.305</text:p>
          </table:table-cell>
          <table:table-cell office:value-type="float" office:value="0.046508">
            <text:p>0.046508</text:p>
          </table:table-cell>
          <table:table-cell office:value-type="float" office:value="-0.25738">
            <text:p>-0.2573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52">
            <text:p>-1.552</text:p>
          </table:table-cell>
          <table:table-cell office:value-type="float" office:value="0">
            <text:p>0</text:p>
          </table:table-cell>
          <table:table-cell office:value-type="float" office:value="0.026586">
            <text:p>0.026586</text:p>
          </table:table-cell>
          <table:table-cell/>
          <table:table-cell office:value-type="float" office:value="49.305">
            <text:p>49.305</text:p>
          </table:table-cell>
          <table:table-cell office:value-type="float" office:value="-0.035194">
            <text:p>-0.035194</text:p>
          </table:table-cell>
          <table:table-cell office:value-type="float" office:value="-0.7459">
            <text:p>-0.745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84">
            <text:p>1.584</text:p>
          </table:table-cell>
          <table:table-cell office:value-type="float" office:value="0">
            <text:p>0</text:p>
          </table:table-cell>
          <table:table-cell office:value-type="float" office:value="0.026586">
            <text:p>0.026586</text:p>
          </table:table-cell>
        </table:table-row>
        <table:table-row table:style-name="ro1">
          <table:table-cell office:value-type="float" office:value="49.438">
            <text:p>49.438</text:p>
          </table:table-cell>
          <table:table-cell office:value-type="float" office:value="0.047383">
            <text:p>0.047383</text:p>
          </table:table-cell>
          <table:table-cell office:value-type="float" office:value="-0.27358">
            <text:p>-0.27358</text:p>
          </table:table-cell>
          <table:table-cell office:value-type="float" office:value="0">
            <text:p>0</text:p>
          </table:table-cell>
          <table:table-cell office:value-type="float" office:value="0.12343">
            <text:p>0.12343</text:p>
          </table:table-cell>
          <table:table-cell office:value-type="float" office:value="0">
            <text:p>0</text:p>
          </table:table-cell>
          <table:table-cell office:value-type="float" office:value="-1.5563">
            <text:p>-1.5563</text:p>
          </table:table-cell>
          <table:table-cell office:value-type="float" office:value="0.096311">
            <text:p>0.096311</text:p>
          </table:table-cell>
          <table:table-cell office:value-type="float" office:value="0.026321">
            <text:p>0.026321</text:p>
          </table:table-cell>
          <table:table-cell/>
          <table:table-cell office:value-type="float" office:value="49.438">
            <text:p>49.438</text:p>
          </table:table-cell>
          <table:table-cell office:value-type="float" office:value="-0.035889">
            <text:p>-0.035889</text:p>
          </table:table-cell>
          <table:table-cell office:value-type="float" office:value="-0.7287">
            <text:p>-0.7287</text:p>
          </table:table-cell>
          <table:table-cell office:value-type="float" office:value="0">
            <text:p>0</text:p>
          </table:table-cell>
          <table:table-cell office:value-type="float" office:value="0.12343">
            <text:p>0.12343</text:p>
          </table:table-cell>
          <table:table-cell office:value-type="float" office:value="0">
            <text:p>0</text:p>
          </table:table-cell>
          <table:table-cell office:value-type="float" office:value="1.5896">
            <text:p>1.5896</text:p>
          </table:table-cell>
          <table:table-cell office:value-type="float" office:value="0.096311">
            <text:p>0.096311</text:p>
          </table:table-cell>
          <table:table-cell office:value-type="float" office:value="0.026321">
            <text:p>0.026321</text:p>
          </table:table-cell>
        </table:table-row>
        <table:table-row table:style-name="ro1">
          <table:table-cell office:value-type="float" office:value="49.572">
            <text:p>49.572</text:p>
          </table:table-cell>
          <table:table-cell office:value-type="float" office:value="0.048852">
            <text:p>0.048852</text:p>
          </table:table-cell>
          <table:table-cell office:value-type="float" office:value="-0.29002">
            <text:p>-0.2900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584">
            <text:p>-1.5584</text:p>
          </table:table-cell>
          <table:table-cell table:style-name="ce1" office:value-type="string">
            <text:p>-6.6613e-16</text:p>
          </table:table-cell>
          <table:table-cell office:value-type="float" office:value="0.02653">
            <text:p>0.02653</text:p>
          </table:table-cell>
          <table:table-cell/>
          <table:table-cell office:value-type="float" office:value="49.572">
            <text:p>49.572</text:p>
          </table:table-cell>
          <table:table-cell office:value-type="float" office:value="-0.036493">
            <text:p>-0.036493</text:p>
          </table:table-cell>
          <table:table-cell office:value-type="float" office:value="-0.71293">
            <text:p>-0.7129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93">
            <text:p>1.593</text:p>
          </table:table-cell>
          <table:table-cell table:style-name="ce1" office:value-type="string">
            <text:p>-8.3225e-16</text:p>
          </table:table-cell>
          <table:table-cell office:value-type="float" office:value="0.02653">
            <text:p>0.02653</text:p>
          </table:table-cell>
        </table:table-row>
        <table:table-row table:style-name="ro1">
          <table:table-cell office:value-type="float" office:value="49.706">
            <text:p>49.706</text:p>
          </table:table-cell>
          <table:table-cell office:value-type="float" office:value="0.049418">
            <text:p>0.049418</text:p>
          </table:table-cell>
          <table:table-cell office:value-type="float" office:value="-0.30245">
            <text:p>-0.30245</text:p>
          </table:table-cell>
          <table:table-cell office:value-type="float" office:value="0">
            <text:p>0</text:p>
          </table:table-cell>
          <table:table-cell office:value-type="float" office:value="0.064244">
            <text:p>0.064244</text:p>
          </table:table-cell>
          <table:table-cell office:value-type="float" office:value="0">
            <text:p>0</text:p>
          </table:table-cell>
          <table:table-cell office:value-type="float" office:value="-1.5176">
            <text:p>-1.5176</text:p>
          </table:table-cell>
          <table:table-cell office:value-type="float" office:value="0.87411">
            <text:p>0.87411</text:p>
          </table:table-cell>
          <table:table-cell office:value-type="float" office:value="0.026725">
            <text:p>0.026725</text:p>
          </table:table-cell>
          <table:table-cell/>
          <table:table-cell office:value-type="float" office:value="49.706">
            <text:p>49.706</text:p>
          </table:table-cell>
          <table:table-cell office:value-type="float" office:value="-0.036758">
            <text:p>-0.036758</text:p>
          </table:table-cell>
          <table:table-cell office:value-type="float" office:value="-0.6994">
            <text:p>-0.6994</text:p>
          </table:table-cell>
          <table:table-cell office:value-type="float" office:value="0">
            <text:p>0</text:p>
          </table:table-cell>
          <table:table-cell office:value-type="float" office:value="0.064244">
            <text:p>0.064244</text:p>
          </table:table-cell>
          <table:table-cell office:value-type="float" office:value="0">
            <text:p>0</text:p>
          </table:table-cell>
          <table:table-cell office:value-type="float" office:value="1.6167">
            <text:p>1.6167</text:p>
          </table:table-cell>
          <table:table-cell office:value-type="float" office:value="0.87411">
            <text:p>0.87411</text:p>
          </table:table-cell>
          <table:table-cell office:value-type="float" office:value="0.026725">
            <text:p>0.026725</text:p>
          </table:table-cell>
        </table:table-row>
        <table:table-row table:style-name="ro1">
          <table:table-cell office:value-type="float" office:value="49.839">
            <text:p>49.839</text:p>
          </table:table-cell>
          <table:table-cell office:value-type="float" office:value="0.050834">
            <text:p>0.050834</text:p>
          </table:table-cell>
          <table:table-cell office:value-type="float" office:value="-0.31599">
            <text:p>-0.3159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4983">
            <text:p>-1.4983</text:p>
          </table:table-cell>
          <table:table-cell office:value-type="float" office:value="0.86603">
            <text:p>0.86603</text:p>
          </table:table-cell>
          <table:table-cell office:value-type="float" office:value="0.026312">
            <text:p>0.026312</text:p>
          </table:table-cell>
          <table:table-cell/>
          <table:table-cell office:value-type="float" office:value="49.839">
            <text:p>49.839</text:p>
          </table:table-cell>
          <table:table-cell office:value-type="float" office:value="-0.037315">
            <text:p>-0.037315</text:p>
          </table:table-cell>
          <table:table-cell office:value-type="float" office:value="-0.68453">
            <text:p>-0.6845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616">
            <text:p>1.616</text:p>
          </table:table-cell>
          <table:table-cell office:value-type="float" office:value="0.86603">
            <text:p>0.86603</text:p>
          </table:table-cell>
          <table:table-cell office:value-type="float" office:value="0.026312">
            <text:p>0.026312</text:p>
          </table:table-cell>
        </table:table-row>
        <table:table-row table:style-name="ro1">
          <table:table-cell office:value-type="float" office:value="49.973">
            <text:p>49.973</text:p>
          </table:table-cell>
          <table:table-cell office:value-type="float" office:value="0.052499">
            <text:p>0.052499</text:p>
          </table:table-cell>
          <table:table-cell office:value-type="float" office:value="-0.32958">
            <text:p>-0.32958</text:p>
          </table:table-cell>
          <table:table-cell office:value-type="float" office:value="0">
            <text:p>0</text:p>
          </table:table-cell>
          <table:table-cell office:value-type="float" office:value="0.058272">
            <text:p>0.058272</text:p>
          </table:table-cell>
          <table:table-cell office:value-type="float" office:value="0">
            <text:p>0</text:p>
          </table:table-cell>
          <table:table-cell office:value-type="float" office:value="-1.4199">
            <text:p>-1.4199</text:p>
          </table:table-cell>
          <table:table-cell office:value-type="float" office:value="0.89811">
            <text:p>0.89811</text:p>
          </table:table-cell>
          <table:table-cell office:value-type="float" office:value="0.026143">
            <text:p>0.026143</text:p>
          </table:table-cell>
          <table:table-cell/>
          <table:table-cell office:value-type="float" office:value="49.973">
            <text:p>49.973</text:p>
          </table:table-cell>
          <table:table-cell office:value-type="float" office:value="-0.037554">
            <text:p>-0.037554</text:p>
          </table:table-cell>
          <table:table-cell office:value-type="float" office:value="-0.67197">
            <text:p>-0.67197</text:p>
          </table:table-cell>
          <table:table-cell office:value-type="float" office:value="0">
            <text:p>0</text:p>
          </table:table-cell>
          <table:table-cell office:value-type="float" office:value="0.058272">
            <text:p>0.058272</text:p>
          </table:table-cell>
          <table:table-cell office:value-type="float" office:value="0">
            <text:p>0</text:p>
          </table:table-cell>
          <table:table-cell office:value-type="float" office:value="1.6813">
            <text:p>1.6813</text:p>
          </table:table-cell>
          <table:table-cell office:value-type="float" office:value="0.89811">
            <text:p>0.89811</text:p>
          </table:table-cell>
          <table:table-cell office:value-type="float" office:value="0.026143">
            <text:p>0.026143</text:p>
          </table:table-cell>
        </table:table-row>
        <table:table-row table:style-name="ro1">
          <table:table-cell office:value-type="float" office:value="50.107">
            <text:p>50.107</text:p>
          </table:table-cell>
          <table:table-cell office:value-type="float" office:value="0.053877">
            <text:p>0.053877</text:p>
          </table:table-cell>
          <table:table-cell office:value-type="float" office:value="-0.33621">
            <text:p>-0.3362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3003">
            <text:p>-1.3003</text:p>
          </table:table-cell>
          <table:table-cell office:value-type="float" office:value="0.86603">
            <text:p>0.86603</text:p>
          </table:table-cell>
          <table:table-cell office:value-type="float" office:value="0.026065">
            <text:p>0.026065</text:p>
          </table:table-cell>
          <table:table-cell/>
          <table:table-cell office:value-type="float" office:value="50.107">
            <text:p>50.107</text:p>
          </table:table-cell>
          <table:table-cell office:value-type="float" office:value="-0.038585">
            <text:p>-0.038585</text:p>
          </table:table-cell>
          <table:table-cell office:value-type="float" office:value="-0.66385">
            <text:p>-0.6638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8105">
            <text:p>1.8105</text:p>
          </table:table-cell>
          <table:table-cell office:value-type="float" office:value="0.86603">
            <text:p>0.86603</text:p>
          </table:table-cell>
          <table:table-cell office:value-type="float" office:value="0.026065">
            <text:p>0.026065</text:p>
          </table:table-cell>
        </table:table-row>
        <table:table-row table:style-name="ro1" table:number-rows-repeated="104819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2T15:12:47</dc:date>
    <dc:creator>auvlab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6824" meta:object-count="0"/>
  </office:meta>
</office:document-meta>
</file>